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#f6f9d4"/>
    </style:style>
    <style:style style:name="ce7" style:family="table-cell" style:parent-style-name="Default">
      <style:table-cell-properties fo:background-color="transparent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/>
    </style:style>
    <style:style style:name="ce5" style:family="table-cell" style:parent-style-name="Default" style:data-style-name="N100">
      <style:table-cell-properties fo:background-color="#dee6ef"/>
    </style:style>
    <style:style style:name="ce12" style:family="table-cell" style:parent-style-name="Default">
      <style:table-cell-properties fo:background-color="#e0c2cd"/>
    </style:style>
    <style:style style:name="ce13" style:family="table-cell" style:parent-style-name="Default" style:data-style-name="N122"/>
    <style:style style:name="ce15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default-cell-style-name="ce5"/>
        <table:table-column table:style-name="co1" table:number-columns-repeated="5" table:default-cell-style-name="ce2"/>
        <table:table-column table:style-name="co1" table:number-columns-repeated="14" table:default-cell-style-name="Default"/>
        <table:table-row table:style-name="ro1">
          <table:table-cell table:number-columns-repeated="9"/>
          <table:table-cell table:style-name="Default" table:number-columns-repeated="6"/>
          <table:table-cell table:number-columns-repeated="14"/>
        </table:table-row>
        <table:table-row table:style-name="ro1">
          <table:table-cell table:number-columns-repeated="9"/>
          <table:table-cell table:style-name="ce1" office:value-type="string" calcext:value-type="string">
            <text:p>Program output</text:p>
          </table:table-cell>
          <table:table-cell table:style-name="Default" table:number-columns-repeated="5"/>
          <table:table-cell/>
          <table:table-cell table:style-name="ce1" office:value-type="string" calcext:value-type="string">
            <text:p>Recreate program output</text:p>
          </table:table-cell>
          <table:table-cell table:number-columns-repeated="3"/>
          <table:table-cell table:style-name="ce1" office:value-type="string" calcext:value-type="string">
            <text:p>Checks</text:p>
          </table:table-cell>
          <table:table-cell table:number-columns-repeated="3"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Overall Differences</text:p>
          </table:table-cell>
          <table:table-cell/>
        </table:table-row>
        <table:table-row table:style-name="ro1">
          <table:table-cell table:number-columns-repeated="9"/>
          <table:table-cell table:style-name="ce1"/>
          <table:table-cell table:style-name="Default" table:number-columns-repeated="5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9"/>
          <table:table-cell table:style-name="Default" table:number-columns-repeated="6"/>
          <table:table-cell/>
          <table:table-cell office:value-type="string" calcext:value-type="string">
            <text:p>Asset 1</text:p>
          </table:table-cell>
          <table:table-cell office:value-type="string" calcext:value-type="string">
            <text:p>Asset 2</text:p>
          </table:table-cell>
          <table:table-cell office:value-type="string" calcext:value-type="string">
            <text:p>Asset 3</text:p>
          </table:table-cell>
          <table:table-cell/>
          <table:table-cell office:value-type="string" calcext:value-type="string">
            <text:p>Asset 1</text:p>
          </table:table-cell>
          <table:table-cell office:value-type="string" calcext:value-type="string">
            <text:p>Asset 2</text:p>
          </table:table-cell>
          <table:table-cell office:value-type="string" calcext:value-type="string">
            <text:p>Asset 3</text:p>
          </table:table-cell>
          <table:table-cell/>
          <table:table-cell office:value-type="string" calcext:value-type="string">
            <text:p>Smallest</text:p>
          </table:table-cell>
          <table:table-cell office:value-type="string" calcext:value-type="string">
            <text:p>Largest</text:p>
          </table:table-cell>
          <table:table-cell/>
          <table:table-cell office:value-type="string" calcext:value-type="string">
            <text:p>Smallest</text:p>
          </table:table-cell>
          <table:table-cell office:value-type="string" calcext:value-type="string">
            <text:p>Largest</text:p>
          </table:table-cell>
        </table:table-row>
        <table:table-row table:style-name="ro1">
          <table:table-cell/>
          <table:table-cell office:value-type="string" calcext:value-type="string">
            <text:p>asset means</text:p>
          </table:table-cell>
          <table:table-cell/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3"/>
          <table:table-cell table:style-name="ce2" office:value-type="string" calcext:value-type="string">
            <text:p>Allocation factor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0.77706 0.22656 -0.00363]</text:p>
          </table:table-cell>
          <table:table-cell table:number-columns-repeated="5"/>
          <table:table-cell table:formula="of:= [.$D$26]" office:value-type="float" office:value="0.777063786322037" calcext:value-type="float">
            <text:p>0.777063786322037</text:p>
          </table:table-cell>
          <table:table-cell table:formula="of:= [.$D$27]" office:value-type="float" office:value="0.22656398518304" calcext:value-type="float">
            <text:p>0.22656398518304</text:p>
          </table:table-cell>
          <table:table-cell table:formula="of:= [.$D$28]" office:value-type="float" office:value="-0.00362777150507662" calcext:value-type="float">
            <text:p>-0.003627771505077</text:p>
          </table:table-cell>
          <table:table-cell/>
          <table:table-cell table:formula="of:= VALUE(MID([.K6]; 2; 7)) - [.Q6]" office:value-type="float" office:value="-0.00000378632203701379" calcext:value-type="float">
            <text:p>-3.78632203701379E-06</text:p>
          </table:table-cell>
          <table:table-cell table:formula="of:= VALUE(MID([.K6]; 9; 9)) - [.R6]" office:value-type="float" office:value="-0.0000039851830396509" calcext:value-type="float">
            <text:p>-3.9851830396509E-06</text:p>
          </table:table-cell>
          <table:table-cell table:formula="of:= VALUE(MID([.K6]; 18; 8)) - [.S6]" office:value-type="float" office:value="-0.00000222849492337871" calcext:value-type="float">
            <text:p>-2.22849492337871E-06</text:p>
          </table:table-cell>
          <table:table-cell/>
          <table:table-cell table:formula="of:= MIN([.U6:.W13])" office:value-type="float" office:value="-0.0000039851830396509" calcext:value-type="float">
            <text:p>-3.9851830396509E-06</text:p>
          </table:table-cell>
          <table:table-cell table:formula="of:= MAX([.U6:.W13])" office:value-type="float" office:value="-0.00000222849492337871" calcext:value-type="float">
            <text:p>-2.22849492337871E-06</text:p>
          </table:table-cell>
          <table:table-cell/>
          <table:table-cell table:style-name="ce12" table:formula="of:= MIN([.Y6:.Y188])" office:value-type="float" office:value="-0.0758840012176734" calcext:value-type="float">
            <text:p>-0.075884001217673</text:p>
          </table:table-cell>
          <table:table-cell table:style-name="ce12" table:formula="of:= MAX([.Z6:.Z188])" office:value-type="float" office:value="0.295526505946327" calcext:value-type="float">
            <text:p>0.295526505946327</text:p>
          </table:table-cell>
        </table:table-row>
        <table:table-row table:style-name="ro1">
          <table:table-cell/>
          <table:table-cell office:value-type="string" calcext:value-type="string">
            <text:p>assets volatilities</text:p>
          </table:table-cell>
          <table:table-cell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string" calcext:value-type="string">
            <text:p>[0.73223 0.27140 -0.00363]</text:p>
          </table:table-cell>
          <table:table-cell table:number-columns-repeated="5"/>
          <table:table-cell table:formula="of:= VALUE(MID([.$K7]; 2; 8))" office:value-type="float" office:value="0.73223" calcext:value-type="float">
            <text:p>0.73223</text:p>
          </table:table-cell>
          <table:table-cell table:formula="of:= VALUE(MID([.$K7]; 10; 8))" office:value-type="float" office:value="0.2714" calcext:value-type="float">
            <text:p>0.2714</text:p>
          </table:table-cell>
          <table:table-cell table:formula="of:= VALUE(MID([.$K7]; 18; 8))" office:value-type="float" office:value="-0.00363" calcext:value-type="float">
            <text:p>-0.0036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sset correlation</text:p>
          </table:table-cell>
          <table:table-cell/>
          <table:table-cell table:style-name="ce4" table:formula="of:= 0.0016 / ([.D7] * [.E7])" office:value-type="float" office:value="0.0266666666666667" calcext:value-type="float">
            <text:p>0.026666666666667</text:p>
          </table:table-cell>
          <table:table-cell table:style-name="ce4" table:formula="of:= 0.0004 / ([.D7] * [.F7])" office:value-type="float" office:value="0.00333333333333333" calcext:value-type="float">
            <text:p>0.003333333333333</text:p>
          </table:table-cell>
          <table:table-cell table:style-name="ce4" table:formula="of:= 0.0025 / ([.E7] * [.F7])" office:value-type="float" office:value="0.03125" calcext:value-type="float">
            <text:p>0.03125</text:p>
          </table:table-cell>
          <table:table-cell table:number-columns-repeated="3"/>
          <table:table-cell office:value-type="string" calcext:value-type="string">
            <text:p>2:</text:p>
          </table:table-cell>
          <table:table-cell office:value-type="string" calcext:value-type="string">
            <text:p>[0.78012 0.22656 -0.00669]</text:p>
          </table:table-cell>
          <table:table-cell table:number-columns-repeated="5"/>
          <table:table-cell table:formula="of:= VALUE(MID([.$K8]; 2; 8))" office:value-type="float" office:value="0.78012" calcext:value-type="float">
            <text:p>0.78012</text:p>
          </table:table-cell>
          <table:table-cell table:formula="of:= VALUE(MID([.$K8]; 10; 8))" office:value-type="float" office:value="0.22656" calcext:value-type="float">
            <text:p>0.22656</text:p>
          </table:table-cell>
          <table:table-cell table:formula="of:= VALUE(MID([.$K8]; 18; 8))" office:value-type="float" office:value="-0.00669" calcext:value-type="float">
            <text:p>-0.0066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0.77706 0.30434 -0.08140]</text:p>
          </table:table-cell>
          <table:table-cell table:number-columns-repeated="5"/>
          <table:table-cell table:formula="of:= VALUE(MID([.$K9]; 2; 8))" office:value-type="float" office:value="0.77706" calcext:value-type="float">
            <text:p>0.77706</text:p>
          </table:table-cell>
          <table:table-cell table:formula="of:= VALUE(MID([.$K9]; 10; 8))" office:value-type="float" office:value="0.30434" calcext:value-type="float">
            <text:p>0.30434</text:p>
          </table:table-cell>
          <table:table-cell table:formula="of:= VALUE(MID([.$K9]; 18; 8))" office:value-type="float" office:value="-0.0814" calcext:value-type="float">
            <text:p>-0.08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variance matrix</text:p>
          </table:table-cell>
          <table:table-cell/>
          <table:table-cell table:formula="of:= [.D7]^2" office:value-type="float" office:value="0.09" calcext:value-type="float">
            <text:p>0.09</text:p>
          </table:table-cell>
          <table:table-cell table:formula="of:= [.D8] * ([.D7] * [.E7])" office:value-type="float" office:value="0.0016" calcext:value-type="float">
            <text:p>0.0016</text:p>
          </table:table-cell>
          <table:table-cell table:formula="of:= [.E8] * ([.D7] * [.F7])" office:value-type="float" office:value="0.0004" calcext:value-type="float">
            <text:p>0.0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:</text:p>
          </table:table-cell>
          <table:table-cell office:value-type="string" calcext:value-type="string">
            <text:p>[0.77706 0.25993 -0.03699]</text:p>
          </table:table-cell>
          <table:table-cell table:number-columns-repeated="5"/>
          <table:table-cell table:formula="of:= VALUE(MID([.$K10]; 2; 8))" office:value-type="float" office:value="0.77706" calcext:value-type="float">
            <text:p>0.77706</text:p>
          </table:table-cell>
          <table:table-cell table:formula="of:= VALUE(MID([.$K10]; 10; 8))" office:value-type="float" office:value="0.25993" calcext:value-type="float">
            <text:p>0.25993</text:p>
          </table:table-cell>
          <table:table-cell table:formula="of:= VALUE(MID([.$K10]; 18; 8))" office:value-type="float" office:value="-0.03699" calcext:value-type="float">
            <text:p>-0.0369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 [.E10]" office:value-type="float" office:value="0.0016" calcext:value-type="float">
            <text:p>0.0016</text:p>
          </table:table-cell>
          <table:table-cell table:formula="of:= [.E7]^2" office:value-type="float" office:value="0.04" calcext:value-type="float">
            <text:p>0.04</text:p>
          </table:table-cell>
          <table:table-cell table:formula="of:= [.F8] * ([.E7] * [.F7])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:</text:p>
          </table:table-cell>
          <table:table-cell office:value-type="string" calcext:value-type="string">
            <text:p>[0.77706 0.27292 -0.04999]</text:p>
          </table:table-cell>
          <table:table-cell table:number-columns-repeated="5"/>
          <table:table-cell table:formula="of:= VALUE(MID([.$K11]; 2; 8))" office:value-type="float" office:value="0.77706" calcext:value-type="float">
            <text:p>0.77706</text:p>
          </table:table-cell>
          <table:table-cell table:formula="of:= VALUE(MID([.$K11]; 10; 8))" office:value-type="float" office:value="0.27292" calcext:value-type="float">
            <text:p>0.27292</text:p>
          </table:table-cell>
          <table:table-cell table:formula="of:= VALUE(MID([.$K11]; 18; 8))" office:value-type="float" office:value="-0.04999" calcext:value-type="float">
            <text:p>-0.0499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 [.F10]" office:value-type="float" office:value="0.0004" calcext:value-type="float">
            <text:p>0.0004</text:p>
          </table:table-cell>
          <table:table-cell table:formula="of:= [.F11]" office:value-type="float" office:value="0.0025" calcext:value-type="float">
            <text:p>0.0025</text:p>
          </table:table-cell>
          <table:table-cell table:formula="of:= [.F7]^2"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6:</text:p>
          </table:table-cell>
          <table:table-cell office:value-type="string" calcext:value-type="string">
            <text:p>[0.77706 0.16555 0.05739]</text:p>
          </table:table-cell>
          <table:table-cell table:number-columns-repeated="5"/>
          <table:table-cell table:formula="of:= VALUE(MID([.$K12]; 2; 8))" office:value-type="float" office:value="0.77706" calcext:value-type="float">
            <text:p>0.77706</text:p>
          </table:table-cell>
          <table:table-cell table:formula="of:= VALUE(MID([.$K12]; 10; 8))" office:value-type="float" office:value="0.16555" calcext:value-type="float">
            <text:p>0.16555</text:p>
          </table:table-cell>
          <table:table-cell table:formula="of:= VALUE(MID([.$K12]; 17; 8))" office:value-type="float" office:value="0.05739" calcext:value-type="float">
            <text:p>0.0573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:</text:p>
          </table:table-cell>
          <table:table-cell office:value-type="string" calcext:value-type="string">
            <text:p>[0.71059 0.22656 0.06285]</text:p>
          </table:table-cell>
          <table:table-cell table:number-columns-repeated="5"/>
          <table:table-cell table:formula="of:= VALUE(MID([.$K13]; 2; 8))" office:value-type="float" office:value="0.71059" calcext:value-type="float">
            <text:p>0.71059</text:p>
          </table:table-cell>
          <table:table-cell table:formula="of:= VALUE(MID([.$K13]; 10; 8))" office:value-type="float" office:value="0.22656" calcext:value-type="float">
            <text:p>0.22656</text:p>
          </table:table-cell>
          <table:table-cell table:formula="of:= VALUE(MID([.$K13]; 17; 8))" office:value-type="float" office:value="0.06285" calcext:value-type="float">
            <text:p>0.0628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0.77395 0.22656 -0.00051]</text:p>
          </table:table-cell>
          <table:table-cell table:number-columns-repeated="5"/>
          <table:table-cell table:formula="of:= VALUE(MID([.$K14]; 2; 8))" office:value-type="float" office:value="0.77395" calcext:value-type="float">
            <text:p>0.77395</text:p>
          </table:table-cell>
          <table:table-cell table:formula="of:= VALUE(MID([.$K14]; 10; 8))" office:value-type="float" office:value="0.22656" calcext:value-type="float">
            <text:p>0.22656</text:p>
          </table:table-cell>
          <table:table-cell table:formula="of:= VALUE(MID([.$K14]; 18; 8))" office:value-type="float" office:value="-0.00051" calcext:value-type="float">
            <text:p>-0.00051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0.74905 0.22656 0.02439]</text:p>
          </table:table-cell>
          <table:table-cell table:number-columns-repeated="5"/>
          <table:table-cell table:formula="of:= VALUE(MID([.$K15]; 2; 8))" office:value-type="float" office:value="0.74905" calcext:value-type="float">
            <text:p>0.74905</text:p>
          </table:table-cell>
          <table:table-cell table:formula="of:= VALUE(MID([.$K15]; 10; 8))" office:value-type="float" office:value="0.22656" calcext:value-type="float">
            <text:p>0.22656</text:p>
          </table:table-cell>
          <table:table-cell table:formula="of:= VALUE(MID([.$K15]; 17; 8))" office:value-type="float" office:value="0.02439" calcext:value-type="float">
            <text:p>0.0243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variance matrix^-1</text:p>
          </table:table-cell>
          <table:table-cell/>
          <table:table-cell table:number-matrix-columns-spanned="4" table:number-matrix-rows-spanned="4" table:formula="of:= MINVERSE([.D10:.G13])" office:value-type="float" office:value="8.33037498221785" calcext:value-type="float">
            <text:p>8.33037498221785</text:p>
          </table:table-cell>
          <table:table-cell office:value-type="float" office:value="-6.77964363937422" calcext:value-type="float">
            <text:p>-6.77964363937422</text:p>
          </table:table-cell>
          <table:table-cell office:value-type="float" office:value="-1.55073134284363" calcext:value-type="float">
            <text:p>-1.55073134284363</text:p>
          </table:table-cell>
          <table:table-cell office:value-type="float" office:value="0.261733973960529" calcext:value-type="float">
            <text:p>0.261733973960529</text:p>
          </table:table-cell>
          <table:table-cell table:number-columns-repeated="2"/>
          <table:table-cell office:value-type="string" calcext:value-type="string">
            <text:p>10:</text:p>
          </table:table-cell>
          <table:table-cell office:value-type="string" calcext:value-type="string">
            <text:p>[0.79580 0.20782 -0.00363]</text:p>
          </table:table-cell>
          <table:table-cell table:number-columns-repeated="5"/>
          <table:table-cell table:formula="of:= VALUE(MID([.$K16]; 2; 8))" office:value-type="float" office:value="0.7958" calcext:value-type="float">
            <text:p>0.7958</text:p>
          </table:table-cell>
          <table:table-cell table:formula="of:= VALUE(MID([.$K16]; 10; 8))" office:value-type="float" office:value="0.20782" calcext:value-type="float">
            <text:p>0.20782</text:p>
          </table:table-cell>
          <table:table-cell table:formula="of:= VALUE(MID([.$K16]; 18; 8))" office:value-type="float" office:value="-0.00363" calcext:value-type="float">
            <text:p>-0.003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-6.77964363937422" calcext:value-type="float">
            <text:p>-6.77964363937422</text:p>
          </table:table-cell>
          <table:table-cell office:value-type="float" office:value="10.6457920285574" calcext:value-type="float">
            <text:p>10.6457920285574</text:p>
          </table:table-cell>
          <table:table-cell office:value-type="float" office:value="-3.86614838918316" calcext:value-type="float">
            <text:p>-3.86614838918316</text:p>
          </table:table-cell>
          <table:table-cell office:value-type="float" office:value="0.594681119653661" calcext:value-type="float">
            <text:p>0.594681119653661</text:p>
          </table:table-cell>
          <table:table-cell table:number-columns-repeated="2"/>
          <table:table-cell office:value-type="string" calcext:value-type="string">
            <text:p>11:</text:p>
          </table:table-cell>
          <table:table-cell office:value-type="string" calcext:value-type="string">
            <text:p>[0.86527 0.22656 -0.09184]</text:p>
          </table:table-cell>
          <table:table-cell table:number-columns-repeated="5"/>
          <table:table-cell table:formula="of:= VALUE(MID([.$K17]; 2; 8))" office:value-type="float" office:value="0.86527" calcext:value-type="float">
            <text:p>0.86527</text:p>
          </table:table-cell>
          <table:table-cell table:formula="of:= VALUE(MID([.$K17]; 10; 8))" office:value-type="float" office:value="0.22656" calcext:value-type="float">
            <text:p>0.22656</text:p>
          </table:table-cell>
          <table:table-cell table:formula="of:= VALUE(MID([.$K17]; 18; 8))" office:value-type="float" office:value="-0.09184" calcext:value-type="float">
            <text:p>-0.091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-1.55073134284363" calcext:value-type="float">
            <text:p>-1.55073134284363</text:p>
          </table:table-cell>
          <table:table-cell office:value-type="float" office:value="-3.86614838918316" calcext:value-type="float">
            <text:p>-3.86614838918316</text:p>
          </table:table-cell>
          <table:table-cell office:value-type="float" office:value="5.41687973202679" calcext:value-type="float">
            <text:p>5.41687973202679</text:p>
          </table:table-cell>
          <table:table-cell office:value-type="float" office:value="0.143584906385809" calcext:value-type="float">
            <text:p>0.143584906385809</text:p>
          </table:table-cell>
          <table:table-cell table:number-columns-repeated="2"/>
          <table:table-cell office:value-type="string" calcext:value-type="string">
            <text:p>Units of the assets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0.261733973960529" calcext:value-type="float">
            <text:p>0.261733973960529</text:p>
          </table:table-cell>
          <table:table-cell office:value-type="float" office:value="0.594681119653662" calcext:value-type="float">
            <text:p>0.594681119653662</text:p>
          </table:table-cell>
          <table:table-cell office:value-type="float" office:value="0.143584906385809" calcext:value-type="float">
            <text:p>0.143584906385809</text:p>
          </table:table-cell>
          <table:table-cell office:value-type="float" office:value="-0.0245649814104478" calcext:value-type="float">
            <text:p>-0.024564981410448</text:p>
          </table:table-cell>
          <table:table-cell table:number-columns-repeated="2"/>
          <table:table-cell office:value-type="string" calcext:value-type="string">
            <text:p>0:</text:p>
          </table:table-cell>
          <table:table-cell office:value-type="string" calcext:value-type="string">
            <text:p>[77.70638 22.65640 -0.36278]</text:p>
          </table:table-cell>
          <table:table-cell table:number-columns-repeated="5"/>
          <table:table-cell table:formula="of:= 10000 * [.Q6] / 100" office:value-type="float" office:value="77.7063786322037" calcext:value-type="float">
            <text:p>77.7063786322037</text:p>
          </table:table-cell>
          <table:table-cell table:formula="of:= 10000 * [.R6] / 100" office:value-type="float" office:value="22.656398518304" calcext:value-type="float">
            <text:p>22.656398518304</text:p>
          </table:table-cell>
          <table:table-cell table:formula="of:= 10000 * [.S6] / 100" office:value-type="float" office:value="-0.362777150507662" calcext:value-type="float">
            <text:p>-0.362777150507662</text:p>
          </table:table-cell>
          <table:table-cell/>
          <table:table-cell table:formula="of:= VALUE(MID([.K19]; 2; 9)) - [.Q19]" office:value-type="float" office:value="0.0000013677963011105" calcext:value-type="float">
            <text:p>1.3677963011105E-06</text:p>
          </table:table-cell>
          <table:table-cell table:formula="of:= VALUE(MID([.K19]; 11; 9)) - [.R19]" office:value-type="float" office:value="0.00000148169603519932" calcext:value-type="float">
            <text:p>1.48169603519932E-06</text:p>
          </table:table-cell>
          <table:table-cell table:formula="of:= VALUE(MID([.K19]; 20; 8)) - [.S19]" office:value-type="float" office:value="-0.00000284949233786413" calcext:value-type="float">
            <text:p>-2.84949233786413E-06</text:p>
          </table:table-cell>
          <table:table-cell/>
          <table:table-cell table:formula="of:= MIN([.U19:.W30])" office:value-type="float" office:value="-0.000459999999999461" calcext:value-type="float">
            <text:p>-0.000459999999999</text:p>
          </table:table-cell>
          <table:table-cell table:formula="of:= MAX([.U19:.W30])" office:value-type="float" office:value="0.000489999999999213" calcext:value-type="float">
            <text:p>0.00048999999999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73.22274 27.14003 -0.36278]</text:p>
          </table:table-cell>
          <table:table-cell table:number-columns-repeated="5"/>
          <table:table-cell table:formula="of:= 10000 * [.Q7] / 100" office:value-type="float" office:value="73.223" calcext:value-type="float">
            <text:p>73.223</text:p>
          </table:table-cell>
          <table:table-cell table:formula="of:= 10000 * [.R7] / 100" office:value-type="float" office:value="27.14" calcext:value-type="float">
            <text:p>27.14</text:p>
          </table:table-cell>
          <table:table-cell table:formula="of:= 10000 * [.S7] / 100" office:value-type="float" office:value="-0.363" calcext:value-type="float">
            <text:p>-0.363</text:p>
          </table:table-cell>
          <table:table-cell/>
          <table:table-cell table:formula="of:= VALUE(MID([.K20]; 2; 9)) - [.Q20]" office:value-type="float" office:value="-0.000259999999997262" calcext:value-type="float">
            <text:p>-0.000259999999997</text:p>
          </table:table-cell>
          <table:table-cell table:formula="of:= VALUE(MID([.K20]; 11; 9)) - [.R20]" office:value-type="float" office:value="0.000030000000002417" calcext:value-type="float">
            <text:p>3.0000000002417E-05</text:p>
          </table:table-cell>
          <table:table-cell table:formula="of:= VALUE(MID([.K20]; 20; 8)) - [.S20]" office:value-type="float" office:value="0.000219999999999998" calcext:value-type="float">
            <text:p>0.000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set means’</text:p>
          </table:table-cell>
          <table:table-cell/>
          <table:table-cell table:style-name="ce7" table:formula="of:= [.D5]" office:value-type="float" office:value="0.08" calcext:value-type="float">
            <text:p>0.08</text:p>
          </table:table-cell>
          <table:table-cell table:number-columns-repeated="5"/>
          <table:table-cell office:value-type="string" calcext:value-type="string">
            <text:p>2:</text:p>
          </table:table-cell>
          <table:table-cell office:value-type="string" calcext:value-type="string">
            <text:p>[78.01246 22.65640 -0.66886]</text:p>
          </table:table-cell>
          <table:table-cell table:number-columns-repeated="5"/>
          <table:table-cell table:formula="of:= 10000 * [.Q8] / 100" office:value-type="float" office:value="78.012" calcext:value-type="float">
            <text:p>78.012</text:p>
          </table:table-cell>
          <table:table-cell table:formula="of:= 10000 * [.R8] / 100" office:value-type="float" office:value="22.656" calcext:value-type="float">
            <text:p>22.656</text:p>
          </table:table-cell>
          <table:table-cell table:formula="of:= 10000 * [.S8] / 100" office:value-type="float" office:value="-0.669" calcext:value-type="float">
            <text:p>-0.669</text:p>
          </table:table-cell>
          <table:table-cell/>
          <table:table-cell table:formula="of:= VALUE(MID([.K21]; 2; 9)) - [.Q21]" office:value-type="float" office:value="0.000460000000003902" calcext:value-type="float">
            <text:p>0.000460000000004</text:p>
          </table:table-cell>
          <table:table-cell table:formula="of:= VALUE(MID([.K21]; 11; 9)) - [.R21]" office:value-type="float" office:value="0.000400000000002621" calcext:value-type="float">
            <text:p>0.000400000000003</text:p>
          </table:table-cell>
          <table:table-cell table:formula="of:= VALUE(MID([.K21]; 20; 8)) - [.S21]" office:value-type="float" office:value="0.000139999999999918" calcext:value-type="float">
            <text:p>0.0001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" table:formula="of:= [.E5]" office:value-type="float" office:value="0.02" calcext:value-type="float">
            <text:p>0.02</text:p>
          </table:table-cell>
          <table:table-cell table:number-columns-repeated="5"/>
          <table:table-cell office:value-type="string" calcext:value-type="string">
            <text:p>3:</text:p>
          </table:table-cell>
          <table:table-cell office:value-type="string" calcext:value-type="string">
            <text:p>[77.70638 30.43392 -8.14030]</text:p>
          </table:table-cell>
          <table:table-cell table:number-columns-repeated="5"/>
          <table:table-cell table:formula="of:= 10000 * [.Q9] / 100" office:value-type="float" office:value="77.706" calcext:value-type="float">
            <text:p>77.706</text:p>
          </table:table-cell>
          <table:table-cell table:formula="of:= 10000 * [.R9] / 100" office:value-type="float" office:value="30.434" calcext:value-type="float">
            <text:p>30.434</text:p>
          </table:table-cell>
          <table:table-cell table:formula="of:= 10000 * [.S9] / 100" office:value-type="float" office:value="-8.14" calcext:value-type="float">
            <text:p>-8.14</text:p>
          </table:table-cell>
          <table:table-cell/>
          <table:table-cell table:formula="of:= VALUE(MID([.K22]; 2; 9)) - [.Q22]" office:value-type="float" office:value="0.00038000000000693" calcext:value-type="float">
            <text:p>0.000380000000007</text:p>
          </table:table-cell>
          <table:table-cell table:formula="of:= VALUE(MID([.K22]; 11; 9)) - [.R22]" office:value-type="float" office:value="-0.0000800000000005241" calcext:value-type="float">
            <text:p>-8.00000000005241E-05</text:p>
          </table:table-cell>
          <table:table-cell table:formula="of:= VALUE(MID([.K22]; 20; 8)) - [.S22]" office:value-type="float" office:value="-0.000299999999999301" calcext:value-type="float">
            <text:p>-0.00029999999999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" table:formula="of:= [.F5]" office:value-type="float" office:value="0.01" calcext:value-type="float">
            <text:p>0.01</text:p>
          </table:table-cell>
          <table:table-cell table:number-columns-repeated="5"/>
          <table:table-cell office:value-type="string" calcext:value-type="string">
            <text:p>4:</text:p>
          </table:table-cell>
          <table:table-cell office:value-type="string" calcext:value-type="string">
            <text:p>[77.70638 25.99261 -3.69899]</text:p>
          </table:table-cell>
          <table:table-cell table:number-columns-repeated="5"/>
          <table:table-cell table:formula="of:= 10000 * [.Q10] / 100" office:value-type="float" office:value="77.706" calcext:value-type="float">
            <text:p>77.706</text:p>
          </table:table-cell>
          <table:table-cell table:formula="of:= 10000 * [.R10] / 100" office:value-type="float" office:value="25.993" calcext:value-type="float">
            <text:p>25.993</text:p>
          </table:table-cell>
          <table:table-cell table:formula="of:= 10000 * [.S10] / 100" office:value-type="float" office:value="-3.699" calcext:value-type="float">
            <text:p>-3.699</text:p>
          </table:table-cell>
          <table:table-cell/>
          <table:table-cell table:formula="of:= VALUE(MID([.K23]; 2; 9)) - [.Q23]" office:value-type="float" office:value="0.00038000000000693" calcext:value-type="float">
            <text:p>0.000380000000007</text:p>
          </table:table-cell>
          <table:table-cell table:formula="of:= VALUE(MID([.K23]; 11; 9)) - [.R23]" office:value-type="float" office:value="-0.000389999999999446" calcext:value-type="float">
            <text:p>-0.000389999999999</text:p>
          </table:table-cell>
          <table:table-cell table:formula="of:= VALUE(MID([.K23]; 20; 8)) - [.S23]" office:value-type="float" office:value="0.0000100000000005096" calcext:value-type="float">
            <text:p>1.00000000005096E-0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5:</text:p>
          </table:table-cell>
          <table:table-cell office:value-type="string" calcext:value-type="string">
            <text:p>[77.70638 27.29243 -4.99881]</text:p>
          </table:table-cell>
          <table:table-cell table:number-columns-repeated="5"/>
          <table:table-cell table:formula="of:= 10000 * [.Q11] / 100" office:value-type="float" office:value="77.706" calcext:value-type="float">
            <text:p>77.706</text:p>
          </table:table-cell>
          <table:table-cell table:formula="of:= 10000 * [.R11] / 100" office:value-type="float" office:value="27.292" calcext:value-type="float">
            <text:p>27.292</text:p>
          </table:table-cell>
          <table:table-cell table:formula="of:= 10000 * [.S11] / 100" office:value-type="float" office:value="-4.999" calcext:value-type="float">
            <text:p>-4.999</text:p>
          </table:table-cell>
          <table:table-cell/>
          <table:table-cell table:formula="of:= VALUE(MID([.K24]; 2; 9)) - [.Q24]" office:value-type="float" office:value="0.00038000000000693" calcext:value-type="float">
            <text:p>0.000380000000007</text:p>
          </table:table-cell>
          <table:table-cell table:formula="of:= VALUE(MID([.K24]; 11; 9)) - [.R24]" office:value-type="float" office:value="0.000430000000001485" calcext:value-type="float">
            <text:p>0.000430000000001</text:p>
          </table:table-cell>
          <table:table-cell table:formula="of:= VALUE(MID([.K24]; 20; 8)) - [.S24]" office:value-type="float" office:value="0.000189999999999912" calcext:value-type="float">
            <text:p>0.0001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77.70638 16.55492 5.73871]</text:p>
          </table:table-cell>
          <table:table-cell table:number-columns-repeated="5"/>
          <table:table-cell table:formula="of:= 10000 * [.Q12] / 100" office:value-type="float" office:value="77.706" calcext:value-type="float">
            <text:p>77.706</text:p>
          </table:table-cell>
          <table:table-cell table:formula="of:= 10000 * [.R12] / 100" office:value-type="float" office:value="16.555" calcext:value-type="float">
            <text:p>16.555</text:p>
          </table:table-cell>
          <table:table-cell table:formula="of:= 10000 * [.S12] / 100" office:value-type="float" office:value="5.739" calcext:value-type="float">
            <text:p>5.739</text:p>
          </table:table-cell>
          <table:table-cell/>
          <table:table-cell table:formula="of:= VALUE(MID([.K25]; 2; 9)) - [.Q25]" office:value-type="float" office:value="0.00038000000000693" calcext:value-type="float">
            <text:p>0.000380000000007</text:p>
          </table:table-cell>
          <table:table-cell table:formula="of:= VALUE(MID([.K25]; 11; 9)) - [.R25]" office:value-type="float" office:value="-0.0000800000000005241" calcext:value-type="float">
            <text:p>-8.00000000005241E-05</text:p>
          </table:table-cell>
          <table:table-cell table:formula="of:= VALUE(MID([.K25]; 20; 7)) - [.S25]" office:value-type="float" office:value="-0.000289999999999679" calcext:value-type="float">
            <text:p>-0.000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timal f’s</text:p>
          </table:table-cell>
          <table:table-cell/>
          <table:table-cell table:number-matrix-columns-spanned="1" table:number-matrix-rows-spanned="4" table:formula="of:= MMULT([.D16:.G19]; [.D21:.D24])" office:value-type="float" office:value="0.777063786322037" calcext:value-type="float">
            <text:p>0.777063786322037</text:p>
          </table:table-cell>
          <table:table-cell table:number-columns-repeated="5"/>
          <table:table-cell office:value-type="string" calcext:value-type="string">
            <text:p>7:</text:p>
          </table:table-cell>
          <table:table-cell office:value-type="string" calcext:value-type="string">
            <text:p>[71.05875 22.65640 6.28485]</text:p>
          </table:table-cell>
          <table:table-cell table:number-columns-repeated="5"/>
          <table:table-cell table:formula="of:= 10000 * [.Q13] / 100" office:value-type="float" office:value="71.059" calcext:value-type="float">
            <text:p>71.059</text:p>
          </table:table-cell>
          <table:table-cell table:formula="of:= 10000 * [.R13] / 100" office:value-type="float" office:value="22.656" calcext:value-type="float">
            <text:p>22.656</text:p>
          </table:table-cell>
          <table:table-cell table:formula="of:= 10000 * [.S13] / 100" office:value-type="float" office:value="6.285" calcext:value-type="float">
            <text:p>6.285</text:p>
          </table:table-cell>
          <table:table-cell/>
          <table:table-cell table:formula="of:= VALUE(MID([.K26]; 2; 9)) - [.Q26]" office:value-type="float" office:value="-0.000250000000008299" calcext:value-type="float">
            <text:p>-0.000250000000008</text:p>
          </table:table-cell>
          <table:table-cell table:formula="of:= VALUE(MID([.K26]; 11; 9)) - [.R26]" office:value-type="float" office:value="0.000400000000002621" calcext:value-type="float">
            <text:p>0.000400000000003</text:p>
          </table:table-cell>
          <table:table-cell table:formula="of:= VALUE(MID([.K26]; 20; 7)) - [.S26]" office:value-type="float" office:value="-0.000150000000000539" calcext:value-type="float">
            <text:p>-0.0001500000000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22656398518304" calcext:value-type="float">
            <text:p>0.22656398518304</text:p>
          </table:table-cell>
          <table:table-cell table:number-columns-repeated="5"/>
          <table:table-cell office:value-type="string" calcext:value-type="string">
            <text:p>8:</text:p>
          </table:table-cell>
          <table:table-cell office:value-type="string" calcext:value-type="string">
            <text:p>[77.39500 22.65640 -0.05141]</text:p>
          </table:table-cell>
          <table:table-cell table:number-columns-repeated="5"/>
          <table:table-cell table:formula="of:= 10000 * [.Q14] / 100" office:value-type="float" office:value="77.395" calcext:value-type="float">
            <text:p>77.395</text:p>
          </table:table-cell>
          <table:table-cell table:formula="of:= 10000 * [.R14] / 100" office:value-type="float" office:value="22.656" calcext:value-type="float">
            <text:p>22.656</text:p>
          </table:table-cell>
          <table:table-cell table:formula="of:= 10000 * [.S14] / 100" office:value-type="float" office:value="-0.051" calcext:value-type="float">
            <text:p>-0.051</text:p>
          </table:table-cell>
          <table:table-cell/>
          <table:table-cell table:formula="of:= VALUE(MID([.K27]; 2; 9)) - [.Q27]" office:value-type="float" office:value="0" calcext:value-type="float">
            <text:p>0</text:p>
          </table:table-cell>
          <table:table-cell table:formula="of:= VALUE(MID([.K27]; 11; 9)) - [.R27]" office:value-type="float" office:value="0.000400000000002621" calcext:value-type="float">
            <text:p>0.000400000000003</text:p>
          </table:table-cell>
          <table:table-cell table:formula="of:= VALUE(MID([.K27]; 20; 8)) - [.S27]" office:value-type="float" office:value="-0.000409999999999994" calcext:value-type="float">
            <text:p>-0.000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0.00362777150507662" calcext:value-type="float">
            <text:p>-0.003627771505077</text:p>
          </table:table-cell>
          <table:table-cell table:number-columns-repeated="5"/>
          <table:table-cell office:value-type="string" calcext:value-type="string">
            <text:p>9:</text:p>
          </table:table-cell>
          <table:table-cell office:value-type="string" calcext:value-type="string">
            <text:p>[74.90505 22.65640 2.43854]</text:p>
          </table:table-cell>
          <table:table-cell table:number-columns-repeated="5"/>
          <table:table-cell table:formula="of:= 10000 * [.Q15] / 100" office:value-type="float" office:value="74.905" calcext:value-type="float">
            <text:p>74.905</text:p>
          </table:table-cell>
          <table:table-cell table:formula="of:= 10000 * [.R15] / 100" office:value-type="float" office:value="22.656" calcext:value-type="float">
            <text:p>22.656</text:p>
          </table:table-cell>
          <table:table-cell table:formula="of:= 10000 * [.S15] / 100" office:value-type="float" office:value="2.439" calcext:value-type="float">
            <text:p>2.439</text:p>
          </table:table-cell>
          <table:table-cell/>
          <table:table-cell table:formula="of:= VALUE(MID([.K28]; 2; 9)) - [.Q28]" office:value-type="float" office:value="0.0000500000000016598" calcext:value-type="float">
            <text:p>5.00000000016598E-05</text:p>
          </table:table-cell>
          <table:table-cell table:formula="of:= VALUE(MID([.K28]; 11; 9)) - [.R28]" office:value-type="float" office:value="0.000400000000002621" calcext:value-type="float">
            <text:p>0.000400000000003</text:p>
          </table:table-cell>
          <table:table-cell table:formula="of:= VALUE(MID([.K28]; 20; 7)) - [.S28]" office:value-type="float" office:value="-0.000459999999999461" calcext:value-type="float">
            <text:p>-0.0004599999999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970320796332585" calcext:value-type="float">
            <text:p>0.009703207963326</text:p>
          </table:table-cell>
          <table:table-cell table:number-columns-repeated="5"/>
          <table:table-cell office:value-type="string" calcext:value-type="string">
            <text:p>10:</text:p>
          </table:table-cell>
          <table:table-cell office:value-type="string" calcext:value-type="string">
            <text:p>[79.58035 20.78243 -0.36278]</text:p>
          </table:table-cell>
          <table:table-cell table:number-columns-repeated="5"/>
          <table:table-cell table:formula="of:= 10000 * [.Q16] / 100" office:value-type="float" office:value="79.58" calcext:value-type="float">
            <text:p>79.58</text:p>
          </table:table-cell>
          <table:table-cell table:formula="of:= 10000 * [.R16] / 100" office:value-type="float" office:value="20.782" calcext:value-type="float">
            <text:p>20.782</text:p>
          </table:table-cell>
          <table:table-cell table:formula="of:= 10000 * [.S16] / 100" office:value-type="float" office:value="-0.363" calcext:value-type="float">
            <text:p>-0.363</text:p>
          </table:table-cell>
          <table:table-cell/>
          <table:table-cell table:formula="of:= VALUE(MID([.K29]; 2; 9)) - [.Q29]" office:value-type="float" office:value="0.000350000000011619" calcext:value-type="float">
            <text:p>0.000350000000012</text:p>
          </table:table-cell>
          <table:table-cell table:formula="of:= VALUE(MID([.K29]; 11; 9)) - [.R29]" office:value-type="float" office:value="0.000429999999997932" calcext:value-type="float">
            <text:p>0.000429999999998</text:p>
          </table:table-cell>
          <table:table-cell table:formula="of:= VALUE(MID([.K29]; 20; 8)) - [.S29]" office:value-type="float" office:value="0.000219999999999998" calcext:value-type="float">
            <text:p>0.0002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86.52749 22.65640 -9.18390]</text:p>
          </table:table-cell>
          <table:table-cell table:number-columns-repeated="5"/>
          <table:table-cell table:formula="of:= 10000 * [.Q17] / 100" office:value-type="float" office:value="86.527" calcext:value-type="float">
            <text:p>86.527</text:p>
          </table:table-cell>
          <table:table-cell table:formula="of:= 10000 * [.R17] / 100" office:value-type="float" office:value="22.656" calcext:value-type="float">
            <text:p>22.656</text:p>
          </table:table-cell>
          <table:table-cell table:formula="of:= 10000 * [.S17] / 100" office:value-type="float" office:value="-9.184" calcext:value-type="float">
            <text:p>-9.184</text:p>
          </table:table-cell>
          <table:table-cell/>
          <table:table-cell table:formula="of:= VALUE(MID([.K30]; 2; 9)) - [.Q30]" office:value-type="float" office:value="0.000489999999999213" calcext:value-type="float">
            <text:p>0.000489999999999</text:p>
          </table:table-cell>
          <table:table-cell table:formula="of:= VALUE(MID([.K30]; 11; 9)) - [.R30]" office:value-type="float" office:value="0.000400000000002621" calcext:value-type="float">
            <text:p>0.000400000000003</text:p>
          </table:table-cell>
          <table:table-cell table:formula="of:= VALUE(MID([.K30]; 20; 8)) - [.S30]" office:value-type="float" office:value="0.000100000000001543" calcext:value-type="float">
            <text:p>0.00010000000000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Pric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06.85680 114.69195 132.82839]</text:p>
          </table:table-cell>
          <table:table-cell table:number-columns-repeated="5"/>
          <table:table-cell table:formula="of:= VALUE(MID([.K32]; 2; 9))" office:value-type="float" office:value="106.8568" calcext:value-type="float">
            <text:p>106.8568</text:p>
          </table:table-cell>
          <table:table-cell table:formula="of:= VALUE(MID([.K32]; 11; 9))" office:value-type="float" office:value="114.6919" calcext:value-type="float">
            <text:p>114.6919</text:p>
          </table:table-cell>
          <table:table-cell table:formula="of:= VALUE(MID([.K32]; 21; 9))" office:value-type="float" office:value="132.8283" calcext:value-type="float">
            <text:p>132.828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Valu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8303.45479 2598.50681 -48.18704]</text:p>
          </table:table-cell>
          <table:table-cell table:number-columns-repeated="5"/>
          <table:table-cell table:formula="of:= [.Q19] * [.Q$32]" office:value-type="float" office:value="8303.45496022566" calcext:value-type="float">
            <text:p>8303.45496022566</text:p>
          </table:table-cell>
          <table:table-cell table:formula="of:= [.R19] * [.R$32]" office:value-type="float" office:value="2598.50539322147" calcext:value-type="float">
            <text:p>2598.50539322147</text:p>
          </table:table-cell>
          <table:table-cell table:formula="of:= [.S19] * [.S$32]" office:value-type="float" office:value="-48.1870721807769" calcext:value-type="float">
            <text:p>-48.1870721807769</text:p>
          </table:table-cell>
          <table:table-cell/>
          <table:table-cell table:formula="of:= VALUE(MID([.K34]; 2; 11)) - [.Q34]" office:value-type="float" office:value="-0.000170225664987811" calcext:value-type="float">
            <text:p>-0.000170225664988</text:p>
          </table:table-cell>
          <table:table-cell table:formula="of:= VALUE(MID([.K34]; 13; 11)) - [.R34]" office:value-type="float" office:value="0.00141677853298461" calcext:value-type="float">
            <text:p>0.001416778532985</text:p>
          </table:table-cell>
          <table:table-cell table:formula="of:= VALUE(MID([.K34]; 23; 10)) - [.S34]" office:value-type="float" office:value="0.0000321807768983717" calcext:value-type="float">
            <text:p>3.21807768983717E-05</text:p>
          </table:table-cell>
          <table:table-cell/>
          <table:table-cell table:formula="of:= MIN([.U34:.W45])" office:value-type="float" office:value="-0.0609536999999705" calcext:value-type="float">
            <text:p>-0.060953699999971</text:p>
          </table:table-cell>
          <table:table-cell table:formula="of:= MAX([.U34:.W45])" office:value-type="float" office:value="0.0524463999990985" calcext:value-type="float">
            <text:p>0.05244639999909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7824.34790 3112.74343 -48.18704]</text:p>
          </table:table-cell>
          <table:table-cell table:number-columns-repeated="5"/>
          <table:table-cell table:formula="of:= [.Q20] * [.Q$32]" office:value-type="float" office:value="7824.3754664" calcext:value-type="float">
            <text:p>7824.3754664</text:p>
          </table:table-cell>
          <table:table-cell table:formula="of:= [.R20] * [.R$32]" office:value-type="float" office:value="3112.738166" calcext:value-type="float">
            <text:p>3112.738166</text:p>
          </table:table-cell>
          <table:table-cell table:formula="of:= [.S20] * [.S$32]" office:value-type="float" office:value="-48.2166729" calcext:value-type="float">
            <text:p>-48.2166729</text:p>
          </table:table-cell>
          <table:table-cell/>
          <table:table-cell table:formula="of:= VALUE(MID([.K35]; 2; 11)) - [.Q35]" office:value-type="float" office:value="-0.0275664000009783" calcext:value-type="float">
            <text:p>-0.027566400000978</text:p>
          </table:table-cell>
          <table:table-cell table:formula="of:= VALUE(MID([.K35]; 13; 11)) - [.R35]" office:value-type="float" office:value="0.0052640000003521" calcext:value-type="float">
            <text:p>0.005264000000352</text:p>
          </table:table-cell>
          <table:table-cell table:formula="of:= VALUE(MID([.K35]; 23; 10)) - [.S35]" office:value-type="float" office:value="0.0296329000000028" calcext:value-type="float">
            <text:p>0.02963290000000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8336.16191 2598.50681 -88.84382]</text:p>
          </table:table-cell>
          <table:table-cell table:number-columns-repeated="5"/>
          <table:table-cell table:formula="of:= [.Q21] * [.Q$32]" office:value-type="float" office:value="8336.1126816" calcext:value-type="float">
            <text:p>8336.1126816</text:p>
          </table:table-cell>
          <table:table-cell table:formula="of:= [.R21] * [.R$32]" office:value-type="float" office:value="2598.4596864" calcext:value-type="float">
            <text:p>2598.4596864</text:p>
          </table:table-cell>
          <table:table-cell table:formula="of:= [.S21] * [.S$32]" office:value-type="float" office:value="-88.8621327" calcext:value-type="float">
            <text:p>-88.8621327</text:p>
          </table:table-cell>
          <table:table-cell/>
          <table:table-cell table:formula="of:= VALUE(MID([.K36]; 2; 11)) - [.Q36]" office:value-type="float" office:value="0.0492283999992651" calcext:value-type="float">
            <text:p>0.049228399999265</text:p>
          </table:table-cell>
          <table:table-cell table:formula="of:= VALUE(MID([.K36]; 13; 11)) - [.R36]" office:value-type="float" office:value="0.0471235999998498" calcext:value-type="float">
            <text:p>0.04712359999985</text:p>
          </table:table-cell>
          <table:table-cell table:formula="of:= VALUE(MID([.K36]; 23; 10)) - [.S36]" office:value-type="float" office:value="0.0183127000000098" calcext:value-type="float">
            <text:p>0.0183127000000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8303.45479 3490.52610 -1081.26253]</text:p>
          </table:table-cell>
          <table:table-cell table:number-columns-repeated="5"/>
          <table:table-cell table:formula="of:= [.Q22] * [.Q$32]" office:value-type="float" office:value="8303.4145008" calcext:value-type="float">
            <text:p>8303.4145008</text:p>
          </table:table-cell>
          <table:table-cell table:formula="of:= [.R22] * [.R$32]" office:value-type="float" office:value="3490.5332846" calcext:value-type="float">
            <text:p>3490.5332846</text:p>
          </table:table-cell>
          <table:table-cell table:formula="of:= [.S22] * [.S$32]" office:value-type="float" office:value="-1081.222362" calcext:value-type="float">
            <text:p>-1081.222362</text:p>
          </table:table-cell>
          <table:table-cell/>
          <table:table-cell table:formula="of:= VALUE(MID([.K37]; 2; 11)) - [.Q37]" office:value-type="float" office:value="0.0402892000001884" calcext:value-type="float">
            <text:p>0.040289200000189</text:p>
          </table:table-cell>
          <table:table-cell table:formula="of:= VALUE(MID([.K37]; 13; 11)) - [.R37]" office:value-type="float" office:value="-0.00718460000007326" calcext:value-type="float">
            <text:p>-0.007184600000073</text:p>
          </table:table-cell>
          <table:table-cell table:formula="of:= VALUE(MID([.K37]; 23; 10)) - [.S37]" office:value-type="float" office:value="-0.0396379999997407" calcext:value-type="float">
            <text:p>-0.03963799999974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8303.45479 2981.14371 -491.33071]</text:p>
          </table:table-cell>
          <table:table-cell table:number-columns-repeated="5"/>
          <table:table-cell table:formula="of:= [.Q23] * [.Q$32]" office:value-type="float" office:value="8303.4145008" calcext:value-type="float">
            <text:p>8303.4145008</text:p>
          </table:table-cell>
          <table:table-cell table:formula="of:= [.R23] * [.R$32]" office:value-type="float" office:value="2981.1865567" calcext:value-type="float">
            <text:p>2981.1865567</text:p>
          </table:table-cell>
          <table:table-cell table:formula="of:= [.S23] * [.S$32]" office:value-type="float" office:value="-491.3318817" calcext:value-type="float">
            <text:p>-491.3318817</text:p>
          </table:table-cell>
          <table:table-cell/>
          <table:table-cell table:formula="of:= VALUE(MID([.K38]; 2; 11)) - [.Q38]" office:value-type="float" office:value="0.0402892000001884" calcext:value-type="float">
            <text:p>0.040289200000189</text:p>
          </table:table-cell>
          <table:table-cell table:formula="of:= VALUE(MID([.K38]; 13; 11)) - [.R38]" office:value-type="float" office:value="-0.0428467000001547" calcext:value-type="float">
            <text:p>-0.042846700000155</text:p>
          </table:table-cell>
          <table:table-cell table:formula="of:= VALUE(MID([.K38]; 23; 10)) - [.S38]" office:value-type="float" office:value="0.00118170000013151" calcext:value-type="float">
            <text:p>0.00118170000013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8303.45479 3130.22260 -663.98367]</text:p>
          </table:table-cell>
          <table:table-cell table:number-columns-repeated="5"/>
          <table:table-cell table:formula="of:= [.Q24] * [.Q$32]" office:value-type="float" office:value="8303.4145008" calcext:value-type="float">
            <text:p>8303.4145008</text:p>
          </table:table-cell>
          <table:table-cell table:formula="of:= [.R24] * [.R$32]" office:value-type="float" office:value="3130.1713348" calcext:value-type="float">
            <text:p>3130.1713348</text:p>
          </table:table-cell>
          <table:table-cell table:formula="of:= [.S24] * [.S$32]" office:value-type="float" office:value="-664.0086717" calcext:value-type="float">
            <text:p>-664.0086717</text:p>
          </table:table-cell>
          <table:table-cell/>
          <table:table-cell table:formula="of:= VALUE(MID([.K39]; 2; 11)) - [.Q39]" office:value-type="float" office:value="0.0402892000001884" calcext:value-type="float">
            <text:p>0.040289200000189</text:p>
          </table:table-cell>
          <table:table-cell table:formula="of:= VALUE(MID([.K39]; 13; 11)) - [.R39]" office:value-type="float" office:value="0.0512652000002163" calcext:value-type="float">
            <text:p>0.051265200000216</text:p>
          </table:table-cell>
          <table:table-cell table:formula="of:= VALUE(MID([.K39]; 23; 10)) - [.S39]" office:value-type="float" office:value="0.0250717000000122" calcext:value-type="float">
            <text:p>0.02507170000001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8303.45479 1898.71567 762.26366]</text:p>
          </table:table-cell>
          <table:table-cell table:number-columns-repeated="5"/>
          <table:table-cell table:formula="of:= [.Q25] * [.Q$32]" office:value-type="float" office:value="8303.4145008" calcext:value-type="float">
            <text:p>8303.4145008</text:p>
          </table:table-cell>
          <table:table-cell table:formula="of:= [.R25] * [.R$32]" office:value-type="float" office:value="1898.7244045" calcext:value-type="float">
            <text:p>1898.7244045</text:p>
          </table:table-cell>
          <table:table-cell table:formula="of:= [.S25] * [.S$32]" office:value-type="float" office:value="762.3016137" calcext:value-type="float">
            <text:p>762.3016137</text:p>
          </table:table-cell>
          <table:table-cell/>
          <table:table-cell table:formula="of:= VALUE(MID([.K40]; 2; 11)) - [.Q40]" office:value-type="float" office:value="0.0402892000001884" calcext:value-type="float">
            <text:p>0.040289200000189</text:p>
          </table:table-cell>
          <table:table-cell table:formula="of:= VALUE(MID([.K40]; 13; 11)) - [.R40]" office:value-type="float" office:value="-0.00873449999994591" calcext:value-type="float">
            <text:p>-0.008734499999946</text:p>
          </table:table-cell>
          <table:table-cell table:formula="of:= VALUE(MID([.K40]; 23; 10)) - [.S40]" office:value-type="float" office:value="-0.0379537000001164" calcext:value-type="float">
            <text:p>-0.03795370000011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7593.11043 2598.50681 834.80601]</text:p>
          </table:table-cell>
          <table:table-cell table:number-columns-repeated="5"/>
          <table:table-cell table:formula="of:= [.Q26] * [.Q$32]" office:value-type="float" office:value="7593.1373512" calcext:value-type="float">
            <text:p>7593.1373512</text:p>
          </table:table-cell>
          <table:table-cell table:formula="of:= [.R26] * [.R$32]" office:value-type="float" office:value="2598.4596864" calcext:value-type="float">
            <text:p>2598.4596864</text:p>
          </table:table-cell>
          <table:table-cell table:formula="of:= [.S26] * [.S$32]" office:value-type="float" office:value="834.8258655" calcext:value-type="float">
            <text:p>834.8258655</text:p>
          </table:table-cell>
          <table:table-cell/>
          <table:table-cell table:formula="of:= VALUE(MID([.K41]; 2; 11)) - [.Q41]" office:value-type="float" office:value="-0.0269212000021071" calcext:value-type="float">
            <text:p>-0.026921200002107</text:p>
          </table:table-cell>
          <table:table-cell table:formula="of:= VALUE(MID([.K41]; 13; 11)) - [.R41]" office:value-type="float" office:value="0.0471235999998498" calcext:value-type="float">
            <text:p>0.04712359999985</text:p>
          </table:table-cell>
          <table:table-cell table:formula="of:= VALUE(MID([.K41]; 23; 10)) - [.S41]" office:value-type="float" office:value="-0.0198555000000624" calcext:value-type="float">
            <text:p>-0.01985550000006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8270.18270 2598.50681 -6.82863]</text:p>
          </table:table-cell>
          <table:table-cell table:number-columns-repeated="5"/>
          <table:table-cell table:formula="of:= [.Q27] * [.Q$32]" office:value-type="float" office:value="8270.182036" calcext:value-type="float">
            <text:p>8270.182036</text:p>
          </table:table-cell>
          <table:table-cell table:formula="of:= [.R27] * [.R$32]" office:value-type="float" office:value="2598.4596864" calcext:value-type="float">
            <text:p>2598.4596864</text:p>
          </table:table-cell>
          <table:table-cell table:formula="of:= [.S27] * [.S$32]" office:value-type="float" office:value="-6.7742433" calcext:value-type="float">
            <text:p>-6.7742433</text:p>
          </table:table-cell>
          <table:table-cell/>
          <table:table-cell table:formula="of:= VALUE(MID([.K42]; 2; 11)) - [.Q42]" office:value-type="float" office:value="0.000663999999233056" calcext:value-type="float">
            <text:p>0.000663999999233</text:p>
          </table:table-cell>
          <table:table-cell table:formula="of:= VALUE(MID([.K42]; 13; 11)) - [.R42]" office:value-type="float" office:value="0.0471235999998498" calcext:value-type="float">
            <text:p>0.04712359999985</text:p>
          </table:table-cell>
          <table:table-cell table:formula="of:= VALUE(MID([.K42]; 23; 9)) - [.S42]" office:value-type="float" office:value="-0.0543866999999993" calcext:value-type="float">
            <text:p>-0.05438669999999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8004.11438 2598.50681 323.90727]</text:p>
          </table:table-cell>
          <table:table-cell table:number-columns-repeated="5"/>
          <table:table-cell table:formula="of:= [.Q28] * [.Q$32]" office:value-type="float" office:value="8004.108604" calcext:value-type="float">
            <text:p>8004.108604</text:p>
          </table:table-cell>
          <table:table-cell table:formula="of:= [.R28] * [.R$32]" office:value-type="float" office:value="2598.4596864" calcext:value-type="float">
            <text:p>2598.4596864</text:p>
          </table:table-cell>
          <table:table-cell table:formula="of:= [.S28] * [.S$32]" office:value-type="float" office:value="323.9682237" calcext:value-type="float">
            <text:p>323.9682237</text:p>
          </table:table-cell>
          <table:table-cell/>
          <table:table-cell table:formula="of:= VALUE(MID([.K43]; 2; 11)) - [.Q43]" office:value-type="float" office:value="0.00577599999905942" calcext:value-type="float">
            <text:p>0.005775999999059</text:p>
          </table:table-cell>
          <table:table-cell table:formula="of:= VALUE(MID([.K43]; 13; 11)) - [.R43]" office:value-type="float" office:value="0.0471235999998498" calcext:value-type="float">
            <text:p>0.04712359999985</text:p>
          </table:table-cell>
          <table:table-cell table:formula="of:= VALUE(MID([.K43]; 23; 10)) - [.S43]" office:value-type="float" office:value="-0.0609536999999705" calcext:value-type="float">
            <text:p>-0.06095369999997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8503.70124 2383.57709 -48.18704]</text:p>
          </table:table-cell>
          <table:table-cell table:number-columns-repeated="5"/>
          <table:table-cell table:formula="of:= [.Q29] * [.Q$32]" office:value-type="float" office:value="8503.664144" calcext:value-type="float">
            <text:p>8503.664144</text:p>
          </table:table-cell>
          <table:table-cell table:formula="of:= [.R29] * [.R$32]" office:value-type="float" office:value="2383.5270658" calcext:value-type="float">
            <text:p>2383.5270658</text:p>
          </table:table-cell>
          <table:table-cell table:formula="of:= [.S29] * [.S$32]" office:value-type="float" office:value="-48.2166729" calcext:value-type="float">
            <text:p>-48.2166729</text:p>
          </table:table-cell>
          <table:table-cell/>
          <table:table-cell table:formula="of:= VALUE(MID([.K44]; 2; 11)) - [.Q44]" office:value-type="float" office:value="0.0370960000018385" calcext:value-type="float">
            <text:p>0.037096000001839</text:p>
          </table:table-cell>
          <table:table-cell table:formula="of:= VALUE(MID([.K44]; 13; 11)) - [.R44]" office:value-type="float" office:value="0.0500241999998252" calcext:value-type="float">
            <text:p>0.050024199999825</text:p>
          </table:table-cell>
          <table:table-cell table:formula="of:= VALUE(MID([.K44]; 23; 10)) - [.S44]" office:value-type="float" office:value="0.0296329000000028" calcext:value-type="float">
            <text:p>0.02963290000000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9246.05078 2598.50681 -1219.88225]</text:p>
          </table:table-cell>
          <table:table-cell table:number-columns-repeated="5"/>
          <table:table-cell table:formula="of:= [.Q30] * [.Q$32]" office:value-type="float" office:value="9245.9983336" calcext:value-type="float">
            <text:p>9245.9983336</text:p>
          </table:table-cell>
          <table:table-cell table:formula="of:= [.R30] * [.R$32]" office:value-type="float" office:value="2598.4596864" calcext:value-type="float">
            <text:p>2598.4596864</text:p>
          </table:table-cell>
          <table:table-cell table:formula="of:= [.S30] * [.S$32]" office:value-type="float" office:value="-1219.8951072" calcext:value-type="float">
            <text:p>-1219.8951072</text:p>
          </table:table-cell>
          <table:table-cell/>
          <table:table-cell table:formula="of:= VALUE(MID([.K45]; 2; 11)) - [.Q45]" office:value-type="float" office:value="0.0524463999990985" calcext:value-type="float">
            <text:p>0.052446399999099</text:p>
          </table:table-cell>
          <table:table-cell table:formula="of:= VALUE(MID([.K45]; 13; 11)) - [.R45]" office:value-type="float" office:value="0.0471235999998498" calcext:value-type="float">
            <text:p>0.04712359999985</text:p>
          </table:table-cell>
          <table:table-cell table:formula="of:= VALUE(MID([.K45]; 23; 10)) - [.S45]" office:value-type="float" office:value="0.0131072000001495" calcext:value-type="float">
            <text:p>0.0131072000001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Current portfolio value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float" office:value="10853.7745582364" calcext:value-type="float">
            <text:p>10853.7745582364</text:p>
          </table:table-cell>
          <table:table-cell table:number-columns-repeated="5"/>
          <table:table-cell table:formula="of:= SUM([.Q34:.S34])" office:value-type="float" office:value="10853.7732812664" calcext:value-type="float">
            <text:p>10853.7732812664</text:p>
          </table:table-cell>
          <table:table-cell table:number-columns-repeated="3"/>
          <table:table-cell table:formula="of:= VALUE([.K47]) - [.Q47]" office:value-type="float" office:value="0.00127697004609217" calcext:value-type="float">
            <text:p>0.001276970046092</text:p>
          </table:table-cell>
          <table:table-cell table:number-columns-repeated="3"/>
          <table:table-cell table:formula="of:= MIN([.U47:.W58])" office:value-type="float" office:value="-0.00805295099962677" calcext:value-type="float">
            <text:p>-0.008052950999627</text:p>
          </table:table-cell>
          <table:table-cell table:formula="of:= MAX([.U47:.W58])" office:value-type="float" office:value="0.116749737700957" calcext:value-type="float">
            <text:p>0.11674973770095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float" office:value="10888.9042865584" calcext:value-type="float">
            <text:p>10888.9042865584</text:p>
          </table:table-cell>
          <table:table-cell table:number-columns-repeated="5"/>
          <table:table-cell table:formula="of:= SUM([.Q35:.S35])" office:value-type="float" office:value="10888.8969595" calcext:value-type="float">
            <text:p>10888.8969595</text:p>
          </table:table-cell>
          <table:table-cell table:number-columns-repeated="3"/>
          <table:table-cell table:formula="of:= VALUE([.K48]) - [.Q48]" office:value-type="float" office:value="0.00732705839982373" calcext:value-type="float">
            <text:p>0.00732705839982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float" office:value="10845.82490129" calcext:value-type="float">
            <text:p>10845.82490129</text:p>
          </table:table-cell>
          <table:table-cell table:number-columns-repeated="5"/>
          <table:table-cell table:formula="of:= SUM([.Q36:.S36])" office:value-type="float" office:value="10845.7102353" calcext:value-type="float">
            <text:p>10845.7102353</text:p>
          </table:table-cell>
          <table:table-cell table:number-columns-repeated="3"/>
          <table:table-cell table:formula="of:= VALUE([.K49]) - [.Q49]" office:value-type="float" office:value="0.114665989998684" calcext:value-type="float">
            <text:p>0.11466598999868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float" office:value="10712.7183629542" calcext:value-type="float">
            <text:p>10712.7183629542</text:p>
          </table:table-cell>
          <table:table-cell table:number-columns-repeated="5"/>
          <table:table-cell table:formula="of:= SUM([.Q37:.S37])" office:value-type="float" office:value="10712.7254234" calcext:value-type="float">
            <text:p>10712.7254234</text:p>
          </table:table-cell>
          <table:table-cell table:number-columns-repeated="3"/>
          <table:table-cell table:formula="of:= VALUE([.K50]) - [.Q50]" office:value-type="float" office:value="-0.00706044579965237" calcext:value-type="float">
            <text:p>-0.00706044579965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float" office:value="10793.2677922499" calcext:value-type="float">
            <text:p>10793.2677922499</text:p>
          </table:table-cell>
          <table:table-cell table:number-columns-repeated="5"/>
          <table:table-cell table:formula="of:= SUM([.Q38:.S38])" office:value-type="float" office:value="10793.2691758" calcext:value-type="float">
            <text:p>10793.2691758</text:p>
          </table:table-cell>
          <table:table-cell table:number-columns-repeated="3"/>
          <table:table-cell table:formula="of:= VALUE([.K51]) - [.Q51]" office:value-type="float" office:value="-0.00138355009949009" calcext:value-type="float">
            <text:p>-0.0013835500994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float" office:value="10769.6937202172" calcext:value-type="float">
            <text:p>10769.6937202172</text:p>
          </table:table-cell>
          <table:table-cell table:number-columns-repeated="5"/>
          <table:table-cell table:formula="of:= SUM([.Q39:.S39])" office:value-type="float" office:value="10769.5771639" calcext:value-type="float">
            <text:p>10769.5771639</text:p>
          </table:table-cell>
          <table:table-cell table:number-columns-repeated="3"/>
          <table:table-cell table:formula="of:= VALUE([.K52]) - [.Q52]" office:value-type="float" office:value="0.116556317199866" calcext:value-type="float">
            <text:p>0.116556317199866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float" office:value="10964.4341172997" calcext:value-type="float">
            <text:p>10964.4341172997</text:p>
          </table:table-cell>
          <table:table-cell table:number-columns-repeated="5"/>
          <table:table-cell table:formula="of:= SUM([.Q40:.S40])" office:value-type="float" office:value="10964.440519" calcext:value-type="float">
            <text:p>10964.440519</text:p>
          </table:table-cell>
          <table:table-cell table:number-columns-repeated="3"/>
          <table:table-cell table:formula="of:= VALUE([.K53]) - [.Q53]" office:value-type="float" office:value="-0.00640170030055742" calcext:value-type="float">
            <text:p>-0.00640170030055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float" office:value="11026.4232535814" calcext:value-type="float">
            <text:p>11026.4232535814</text:p>
          </table:table-cell>
          <table:table-cell table:number-columns-repeated="5"/>
          <table:table-cell table:formula="of:= SUM([.Q41:.S41])" office:value-type="float" office:value="11026.4229031" calcext:value-type="float">
            <text:p>11026.4229031</text:p>
          </table:table-cell>
          <table:table-cell table:number-columns-repeated="3"/>
          <table:table-cell table:formula="of:= VALUE([.K54]) - [.Q54]" office:value-type="float" office:value="0.000350481399436831" calcext:value-type="float">
            <text:p>0.00035048139943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float" office:value="10861.86087624" calcext:value-type="float">
            <text:p>10861.86087624</text:p>
          </table:table-cell>
          <table:table-cell table:number-columns-repeated="5"/>
          <table:table-cell table:formula="of:= SUM([.Q42:.S42])" office:value-type="float" office:value="10861.8674791" calcext:value-type="float">
            <text:p>10861.8674791</text:p>
          </table:table-cell>
          <table:table-cell table:number-columns-repeated="3"/>
          <table:table-cell table:formula="of:= VALUE([.K55]) - [.Q55]" office:value-type="float" office:value="-0.00660286000129418" calcext:value-type="float">
            <text:p>-0.00660286000129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float" office:value="10926.528461149" calcext:value-type="float">
            <text:p>10926.528461149</text:p>
          </table:table-cell>
          <table:table-cell table:number-columns-repeated="5"/>
          <table:table-cell table:formula="of:= SUM([.Q43:.S43])" office:value-type="float" office:value="10926.5365141" calcext:value-type="float">
            <text:p>10926.5365141</text:p>
          </table:table-cell>
          <table:table-cell table:number-columns-repeated="3"/>
          <table:table-cell table:formula="of:= VALUE([.K56]) - [.Q56]" office:value-type="float" office:value="-0.00805295099962677" calcext:value-type="float">
            <text:p>-0.00805295099962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float" office:value="10839.0912866377" calcext:value-type="float">
            <text:p>10839.0912866377</text:p>
          </table:table-cell>
          <table:table-cell table:number-columns-repeated="5"/>
          <table:table-cell table:formula="of:= SUM([.Q44:.S44])" office:value-type="float" office:value="10838.9745369" calcext:value-type="float">
            <text:p>10838.9745369</text:p>
          </table:table-cell>
          <table:table-cell table:number-columns-repeated="3"/>
          <table:table-cell table:formula="of:= VALUE([.K57]) - [.Q57]" office:value-type="float" office:value="0.116749737700957" calcext:value-type="float">
            <text:p>0.11674973770095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float" office:value="10624.6753433972" calcext:value-type="float">
            <text:p>10624.6753433972</text:p>
          </table:table-cell>
          <table:table-cell table:number-columns-repeated="5"/>
          <table:table-cell table:formula="of:= SUM([.Q45:.S45])" office:value-type="float" office:value="10624.5629128" calcext:value-type="float">
            <text:p>10624.5629128</text:p>
          </table:table-cell>
          <table:table-cell table:number-columns-repeated="3"/>
          <table:table-cell table:formula="of:= VALUE([.K58]) - [.Q58]" office:value-type="float" office:value="0.112430597200728" calcext:value-type="float">
            <text:p>0.11243059720072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Allocation factor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0.77706 0.22656 -0.00363]</text:p>
          </table:table-cell>
          <table:table-cell table:number-columns-repeated="5"/>
          <table:table-cell table:formula="of:= VALUE(MID([.$K60]; 2; 8))" office:value-type="float" office:value="0.77706" calcext:value-type="float">
            <text:p>0.77706</text:p>
          </table:table-cell>
          <table:table-cell table:formula="of:= VALUE(MID([.$K60]; 10; 8))" office:value-type="float" office:value="0.22656" calcext:value-type="float">
            <text:p>0.22656</text:p>
          </table:table-cell>
          <table:table-cell table:formula="of:= VALUE(MID([.$K60]; 18; 8))" office:value-type="float" office:value="-0.00363" calcext:value-type="float">
            <text:p>-0.0036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0.73223 0.27140 -0.00363]</text:p>
          </table:table-cell>
          <table:table-cell table:number-columns-repeated="5"/>
          <table:table-cell table:formula="of:= VALUE(MID([.$K61]; 2; 8))" office:value-type="float" office:value="0.73223" calcext:value-type="float">
            <text:p>0.73223</text:p>
          </table:table-cell>
          <table:table-cell table:formula="of:= VALUE(MID([.$K61]; 10; 8))" office:value-type="float" office:value="0.2714" calcext:value-type="float">
            <text:p>0.2714</text:p>
          </table:table-cell>
          <table:table-cell table:formula="of:= VALUE(MID([.$K61]; 18; 8))" office:value-type="float" office:value="-0.00363" calcext:value-type="float">
            <text:p>-0.0036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0.78012 0.22656 -0.00669]</text:p>
          </table:table-cell>
          <table:table-cell table:number-columns-repeated="5"/>
          <table:table-cell table:formula="of:= VALUE(MID([.$K62]; 2; 8))" office:value-type="float" office:value="0.78012" calcext:value-type="float">
            <text:p>0.78012</text:p>
          </table:table-cell>
          <table:table-cell table:formula="of:= VALUE(MID([.$K62]; 10; 8))" office:value-type="float" office:value="0.22656" calcext:value-type="float">
            <text:p>0.22656</text:p>
          </table:table-cell>
          <table:table-cell table:formula="of:= VALUE(MID([.$K62]; 18; 8))" office:value-type="float" office:value="-0.00669" calcext:value-type="float">
            <text:p>-0.0066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0.77706 0.30434 -0.08140]</text:p>
          </table:table-cell>
          <table:table-cell table:number-columns-repeated="5"/>
          <table:table-cell table:formula="of:= VALUE(MID([.$K63]; 2; 8))" office:value-type="float" office:value="0.77706" calcext:value-type="float">
            <text:p>0.77706</text:p>
          </table:table-cell>
          <table:table-cell table:formula="of:= VALUE(MID([.$K63]; 10; 8))" office:value-type="float" office:value="0.30434" calcext:value-type="float">
            <text:p>0.30434</text:p>
          </table:table-cell>
          <table:table-cell table:formula="of:= VALUE(MID([.$K63]; 18; 8))" office:value-type="float" office:value="-0.0814" calcext:value-type="float">
            <text:p>-0.081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0.77706 0.25993 -0.03699]</text:p>
          </table:table-cell>
          <table:table-cell table:number-columns-repeated="5"/>
          <table:table-cell table:formula="of:= VALUE(MID([.$K64]; 2; 8))" office:value-type="float" office:value="0.77706" calcext:value-type="float">
            <text:p>0.77706</text:p>
          </table:table-cell>
          <table:table-cell table:formula="of:= VALUE(MID([.$K64]; 10; 8))" office:value-type="float" office:value="0.25993" calcext:value-type="float">
            <text:p>0.25993</text:p>
          </table:table-cell>
          <table:table-cell table:formula="of:= VALUE(MID([.$K64]; 18; 8))" office:value-type="float" office:value="-0.03699" calcext:value-type="float">
            <text:p>-0.0369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0.77706 0.27292 -0.04999]</text:p>
          </table:table-cell>
          <table:table-cell table:number-columns-repeated="5"/>
          <table:table-cell table:formula="of:= VALUE(MID([.$K65]; 2; 8))" office:value-type="float" office:value="0.77706" calcext:value-type="float">
            <text:p>0.77706</text:p>
          </table:table-cell>
          <table:table-cell table:formula="of:= VALUE(MID([.$K65]; 10; 8))" office:value-type="float" office:value="0.27292" calcext:value-type="float">
            <text:p>0.27292</text:p>
          </table:table-cell>
          <table:table-cell table:formula="of:= VALUE(MID([.$K65]; 18; 8))" office:value-type="float" office:value="-0.04999" calcext:value-type="float">
            <text:p>-0.0499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0.77706 0.16555 0.05739]</text:p>
          </table:table-cell>
          <table:table-cell table:number-columns-repeated="5"/>
          <table:table-cell table:formula="of:= VALUE(MID([.$K66]; 2; 8))" office:value-type="float" office:value="0.77706" calcext:value-type="float">
            <text:p>0.77706</text:p>
          </table:table-cell>
          <table:table-cell table:formula="of:= VALUE(MID([.$K66]; 10; 8))" office:value-type="float" office:value="0.16555" calcext:value-type="float">
            <text:p>0.16555</text:p>
          </table:table-cell>
          <table:table-cell table:formula="of:= VALUE(MID([.$K66]; 17; 8))" office:value-type="float" office:value="0.05739" calcext:value-type="float">
            <text:p>0.0573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0.71059 0.22656 0.06285]</text:p>
          </table:table-cell>
          <table:table-cell table:number-columns-repeated="5"/>
          <table:table-cell table:formula="of:= VALUE(MID([.$K67]; 2; 8))" office:value-type="float" office:value="0.71059" calcext:value-type="float">
            <text:p>0.71059</text:p>
          </table:table-cell>
          <table:table-cell table:formula="of:= VALUE(MID([.$K67]; 10; 8))" office:value-type="float" office:value="0.22656" calcext:value-type="float">
            <text:p>0.22656</text:p>
          </table:table-cell>
          <table:table-cell table:formula="of:= VALUE(MID([.$K67]; 17; 8))" office:value-type="float" office:value="0.06285" calcext:value-type="float">
            <text:p>0.0628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0.77395 0.22656 -0.00051]</text:p>
          </table:table-cell>
          <table:table-cell table:number-columns-repeated="5"/>
          <table:table-cell table:formula="of:= VALUE(MID([.$K68]; 2; 8))" office:value-type="float" office:value="0.77395" calcext:value-type="float">
            <text:p>0.77395</text:p>
          </table:table-cell>
          <table:table-cell table:formula="of:= VALUE(MID([.$K68]; 10; 8))" office:value-type="float" office:value="0.22656" calcext:value-type="float">
            <text:p>0.22656</text:p>
          </table:table-cell>
          <table:table-cell table:formula="of:= VALUE(MID([.$K68]; 18; 8))" office:value-type="float" office:value="-0.00051" calcext:value-type="float">
            <text:p>-0.00051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0.74905 0.22656 0.02439]</text:p>
          </table:table-cell>
          <table:table-cell table:number-columns-repeated="5"/>
          <table:table-cell table:formula="of:= VALUE(MID([.$K69]; 2; 8))" office:value-type="float" office:value="0.74905" calcext:value-type="float">
            <text:p>0.74905</text:p>
          </table:table-cell>
          <table:table-cell table:formula="of:= VALUE(MID([.$K69]; 10; 8))" office:value-type="float" office:value="0.22656" calcext:value-type="float">
            <text:p>0.22656</text:p>
          </table:table-cell>
          <table:table-cell table:formula="of:= VALUE(MID([.$K69]; 17; 8))" office:value-type="float" office:value="0.02439" calcext:value-type="float">
            <text:p>0.0243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0.79580 0.20782 -0.00363]</text:p>
          </table:table-cell>
          <table:table-cell table:number-columns-repeated="5"/>
          <table:table-cell table:formula="of:= VALUE(MID([.$K70]; 2; 8))" office:value-type="float" office:value="0.7958" calcext:value-type="float">
            <text:p>0.7958</text:p>
          </table:table-cell>
          <table:table-cell table:formula="of:= VALUE(MID([.$K70]; 10; 8))" office:value-type="float" office:value="0.20782" calcext:value-type="float">
            <text:p>0.20782</text:p>
          </table:table-cell>
          <table:table-cell table:formula="of:= VALUE(MID([.$K70]; 18; 8))" office:value-type="float" office:value="-0.00363" calcext:value-type="float">
            <text:p>-0.0036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0.86527 0.22656 -0.09184]</text:p>
          </table:table-cell>
          <table:table-cell table:number-columns-repeated="5"/>
          <table:table-cell table:formula="of:= VALUE(MID([.$K71]; 2; 8))" office:value-type="float" office:value="0.86527" calcext:value-type="float">
            <text:p>0.86527</text:p>
          </table:table-cell>
          <table:table-cell table:formula="of:= VALUE(MID([.$K71]; 10; 8))" office:value-type="float" office:value="0.22656" calcext:value-type="float">
            <text:p>0.22656</text:p>
          </table:table-cell>
          <table:table-cell table:formula="of:= VALUE(MID([.$K71]; 18; 8))" office:value-type="float" office:value="-0.09184" calcext:value-type="float">
            <text:p>-0.0918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Unit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78.92876 21.44069 -0.29643]</text:p>
          </table:table-cell>
          <table:table-cell table:number-columns-repeated="5"/>
          <table:table-cell table:formula="of:= [.$Q47] * [.Q60] / [.Q$32]" office:value-type="float" office:value="78.9283701733613" calcext:value-type="float">
            <text:p>78.9283701733613</text:p>
          </table:table-cell>
          <table:table-cell table:formula="of:= [.$Q47] * [.R60] / [.R$32]" office:value-type="float" office:value="21.4403185805075" calcext:value-type="float">
            <text:p>21.4403185805075</text:p>
          </table:table-cell>
          <table:table-cell table:formula="of:= [.$Q47] * [.S60] / [.S$32]" office:value-type="float" office:value="-0.29661749048205" calcext:value-type="float">
            <text:p>-0.29661749048205</text:p>
          </table:table-cell>
          <table:table-cell/>
          <table:table-cell table:formula="of:= VALUE(MID([.K73]; 2; 9)) - [.Q73]" office:value-type="float" office:value="0.000389826638709678" calcext:value-type="float">
            <text:p>0.00038982663871</text:p>
          </table:table-cell>
          <table:table-cell table:formula="of:= VALUE(MID([.K73]; 11; 9)) - [.R73]" office:value-type="float" office:value="0.000371419492523728" calcext:value-type="float">
            <text:p>0.000371419492524</text:p>
          </table:table-cell>
          <table:table-cell table:formula="of:= VALUE(MID([.K73]; 20; 8)) - [.S73]" office:value-type="float" office:value="0.000187490482049801" calcext:value-type="float">
            <text:p>0.00018749048205</text:p>
          </table:table-cell>
          <table:table-cell/>
          <table:table-cell table:formula="of:= MIN([.U73:.W84])" office:value-type="float" office:value="-0.000386191752051346" calcext:value-type="float">
            <text:p>-0.000386191752051</text:p>
          </table:table-cell>
          <table:table-cell table:formula="of:= MAX([.U73:.W84])" office:value-type="float" office:value="0.00139393320354486" calcext:value-type="float">
            <text:p>0.00139393320354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74.61531 25.76687 -0.29739]</text:p>
          </table:table-cell>
          <table:table-cell table:number-columns-repeated="5"/>
          <table:table-cell table:formula="of:= [.$Q48] * [.Q61] / [.Q$32]" office:value-type="float" office:value="74.6155323821665" calcext:value-type="float">
            <text:p>74.6155323821665</text:p>
          </table:table-cell>
          <table:table-cell table:formula="of:= [.$Q48] * [.R61] / [.R$32]" office:value-type="float" office:value="25.7668295215992" calcext:value-type="float">
            <text:p>25.7668295215992</text:p>
          </table:table-cell>
          <table:table-cell table:formula="of:= [.$Q48] * [.S61] / [.S$32]" office:value-type="float" office:value="-0.297577368399543" calcext:value-type="float">
            <text:p>-0.297577368399543</text:p>
          </table:table-cell>
          <table:table-cell/>
          <table:table-cell table:formula="of:= VALUE(MID([.K74]; 2; 9)) - [.Q74]" office:value-type="float" office:value="-0.00022238216646997" calcext:value-type="float">
            <text:p>-0.00022238216647</text:p>
          </table:table-cell>
          <table:table-cell table:formula="of:= VALUE(MID([.K74]; 11; 9)) - [.R74]" office:value-type="float" office:value="0.0000404784008303238" calcext:value-type="float">
            <text:p>4.04784008303238E-05</text:p>
          </table:table-cell>
          <table:table-cell table:formula="of:= VALUE(MID([.K74]; 20; 8)) - [.S74]" office:value-type="float" office:value="0.000187368399542864" calcext:value-type="float">
            <text:p>0.00018736839954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79.18162 21.42499 -0.54615]</text:p>
          </table:table-cell>
          <table:table-cell table:number-columns-repeated="5"/>
          <table:table-cell table:formula="of:= [.$Q49] * [.Q62] / [.Q$32]" office:value-type="float" office:value="79.1803186017384" calcext:value-type="float">
            <text:p>79.1803186017384</text:p>
          </table:table-cell>
          <table:table-cell table:formula="of:= [.$Q49] * [.R62] / [.R$32]" office:value-type="float" office:value="21.4243910067718" calcext:value-type="float">
            <text:p>21.4243910067718</text:p>
          </table:table-cell>
          <table:table-cell table:formula="of:= [.$Q49] * [.S62] / [.S$32]" office:value-type="float" office:value="-0.546252579263282" calcext:value-type="float">
            <text:p>-0.546252579263282</text:p>
          </table:table-cell>
          <table:table-cell/>
          <table:table-cell table:formula="of:= VALUE(MID([.K75]; 2; 9)) - [.Q75]" office:value-type="float" office:value="0.00130139826163145" calcext:value-type="float">
            <text:p>0.001301398261631</text:p>
          </table:table-cell>
          <table:table-cell table:formula="of:= VALUE(MID([.K75]; 11; 9)) - [.R75]" office:value-type="float" office:value="0.000598993228219769" calcext:value-type="float">
            <text:p>0.00059899322822</text:p>
          </table:table-cell>
          <table:table-cell table:formula="of:= VALUE(MID([.K75]; 20; 8)) - [.S75]" office:value-type="float" office:value="0.000102579263281943" calcext:value-type="float">
            <text:p>0.00010257926328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77.90299 28.42658 -6.56522]</text:p>
          </table:table-cell>
          <table:table-cell table:number-columns-repeated="5"/>
          <table:table-cell table:formula="of:= [.$Q50] * [.Q63] / [.Q$32]" office:value-type="float" office:value="77.9026736483518" calcext:value-type="float">
            <text:p>77.9026736483518</text:p>
          </table:table-cell>
          <table:table-cell table:formula="of:= [.$Q50] * [.R63] / [.R$32]" office:value-type="float" office:value="28.4266879819547" calcext:value-type="float">
            <text:p>28.4266879819547</text:p>
          </table:table-cell>
          <table:table-cell table:formula="of:= [.$Q50] * [.S63] / [.S$32]" office:value-type="float" office:value="-6.56498539441339" calcext:value-type="float">
            <text:p>-6.56498539441339</text:p>
          </table:table-cell>
          <table:table-cell/>
          <table:table-cell table:formula="of:= VALUE(MID([.K76]; 2; 9)) - [.Q76]" office:value-type="float" office:value="0.000316351648166346" calcext:value-type="float">
            <text:p>0.000316351648166</text:p>
          </table:table-cell>
          <table:table-cell table:formula="of:= VALUE(MID([.K76]; 11; 9)) - [.R76]" office:value-type="float" office:value="-0.000107981954744929" calcext:value-type="float">
            <text:p>-0.000107981954745</text:p>
          </table:table-cell>
          <table:table-cell table:formula="of:= VALUE(MID([.K76]; 20; 8)) - [.S76]" office:value-type="float" office:value="-0.000234605586611814" calcext:value-type="float">
            <text:p>-0.00023460558661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78.48875 24.46076 -3.00570]</text:p>
          </table:table-cell>
          <table:table-cell table:number-columns-repeated="5"/>
          <table:table-cell table:formula="of:= [.$Q51] * [.Q64] / [.Q$32]" office:value-type="float" office:value="78.4883858186578" calcext:value-type="float">
            <text:p>78.4883858186578</text:p>
          </table:table-cell>
          <table:table-cell table:formula="of:= [.$Q51] * [.R64] / [.R$32]" office:value-type="float" office:value="24.4611385535133" calcext:value-type="float">
            <text:p>24.4611385535133</text:p>
          </table:table-cell>
          <table:table-cell table:formula="of:= [.$Q51] * [.S64] / [.S$32]" office:value-type="float" office:value="-3.00570756994437" calcext:value-type="float">
            <text:p>-3.00570756994437</text:p>
          </table:table-cell>
          <table:table-cell/>
          <table:table-cell table:formula="of:= VALUE(MID([.K77]; 2; 9)) - [.Q77]" office:value-type="float" office:value="0.000364181342249026" calcext:value-type="float">
            <text:p>0.000364181342249</text:p>
          </table:table-cell>
          <table:table-cell table:formula="of:= VALUE(MID([.K77]; 11; 9)) - [.R77]" office:value-type="float" office:value="-0.000378553513314728" calcext:value-type="float">
            <text:p>-0.000378553513315</text:p>
          </table:table-cell>
          <table:table-cell table:formula="of:= VALUE(MID([.K77]; 20; 8)) - [.S77]" office:value-type="float" office:value="0.00000756994437134395" calcext:value-type="float">
            <text:p>7.56994437134395E-0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78.31732 25.62788 -4.05302]</text:p>
          </table:table-cell>
          <table:table-cell table:number-columns-repeated="5"/>
          <table:table-cell table:formula="of:= [.$Q52] * [.Q65] / [.Q$32]" office:value-type="float" office:value="78.3160980955834" calcext:value-type="float">
            <text:p>78.3160980955834</text:p>
          </table:table-cell>
          <table:table-cell table:formula="of:= [.$Q52] * [.R65] / [.R$32]" office:value-type="float" office:value="25.6272064511233" calcext:value-type="float">
            <text:p>25.6272064511233</text:p>
          </table:table-cell>
          <table:table-cell table:formula="of:= [.$Q52] * [.S65] / [.S$32]" office:value-type="float" office:value="-4.0531359839986" calcext:value-type="float">
            <text:p>-4.0531359839986</text:p>
          </table:table-cell>
          <table:table-cell/>
          <table:table-cell table:formula="of:= VALUE(MID([.K78]; 2; 9)) - [.Q78]" office:value-type="float" office:value="0.0012219044166244" calcext:value-type="float">
            <text:p>0.001221904416624</text:p>
          </table:table-cell>
          <table:table-cell table:formula="of:= VALUE(MID([.K78]; 11; 9)) - [.R78]" office:value-type="float" office:value="0.000673548876708452" calcext:value-type="float">
            <text:p>0.000673548876708</text:p>
          </table:table-cell>
          <table:table-cell table:formula="of:= VALUE(MID([.K78]; 20; 8)) - [.S78]" office:value-type="float" office:value="0.000115983998597358" calcext:value-type="float">
            <text:p>0.00011598399859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79.73347 15.82633 4.73707]</text:p>
          </table:table-cell>
          <table:table-cell table:number-columns-repeated="5"/>
          <table:table-cell table:formula="of:= [.$Q53] * [.Q66] / [.Q$32]" office:value-type="float" office:value="79.7331395820775" calcext:value-type="float">
            <text:p>79.7331395820775</text:p>
          </table:table-cell>
          <table:table-cell table:formula="of:= [.$Q53] * [.R66] / [.R$32]" office:value-type="float" office:value="15.8264282649468" calcext:value-type="float">
            <text:p>15.8264282649468</text:p>
          </table:table-cell>
          <table:table-cell table:formula="of:= [.$Q53] * [.S66] / [.S$32]" office:value-type="float" office:value="4.73731306796375" calcext:value-type="float">
            <text:p>4.73731306796375</text:p>
          </table:table-cell>
          <table:table-cell/>
          <table:table-cell table:formula="of:= VALUE(MID([.K79]; 2; 9)) - [.Q79]" office:value-type="float" office:value="0.000330417922498327" calcext:value-type="float">
            <text:p>0.000330417922498</text:p>
          </table:table-cell>
          <table:table-cell table:formula="of:= VALUE(MID([.K79]; 11; 9)) - [.R79]" office:value-type="float" office:value="-0.0000982649467822228" calcext:value-type="float">
            <text:p>-9.82649467822228E-05</text:p>
          </table:table-cell>
          <table:table-cell table:formula="of:= VALUE(MID([.K79]; 20; 7)) - [.S79]" office:value-type="float" office:value="-0.000243067963753951" calcext:value-type="float">
            <text:p>-0.00024306796375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73.32466 21.78174 5.21721]</text:p>
          </table:table-cell>
          <table:table-cell table:number-columns-repeated="5"/>
          <table:table-cell table:formula="of:= [.$Q54] * [.Q67] / [.Q$32]" office:value-type="float" office:value="73.3249156882279" calcext:value-type="float">
            <text:p>73.3249156882279</text:p>
          </table:table-cell>
          <table:table-cell table:formula="of:= [.$Q54] * [.R67] / [.R$32]" office:value-type="float" office:value="21.7813670618966" calcext:value-type="float">
            <text:p>21.7813670618966</text:p>
          </table:table-cell>
          <table:table-cell table:formula="of:= [.$Q54] * [.S67] / [.S$32]" office:value-type="float" office:value="5.21734208342526" calcext:value-type="float">
            <text:p>5.21734208342526</text:p>
          </table:table-cell>
          <table:table-cell/>
          <table:table-cell table:formula="of:= VALUE(MID([.K80]; 2; 9)) - [.Q80]" office:value-type="float" office:value="-0.000255688227895234" calcext:value-type="float">
            <text:p>-0.000255688227895</text:p>
          </table:table-cell>
          <table:table-cell table:formula="of:= VALUE(MID([.K80]; 11; 9)) - [.R80]" office:value-type="float" office:value="0.000372938103417653" calcext:value-type="float">
            <text:p>0.000372938103418</text:p>
          </table:table-cell>
          <table:table-cell table:formula="of:= VALUE(MID([.K80]; 20; 7)) - [.S80]" office:value-type="float" office:value="-0.000132083425257612" calcext:value-type="float">
            <text:p>-0.00013208342525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78.67106 21.45667 -0.04204]</text:p>
          </table:table-cell>
          <table:table-cell table:number-columns-repeated="5"/>
          <table:table-cell table:formula="of:= [.$Q55] * [.Q68] / [.Q$32]" office:value-type="float" office:value="78.6711031534675" calcext:value-type="float">
            <text:p>78.6711031534675</text:p>
          </table:table-cell>
          <table:table-cell table:formula="of:= [.$Q55] * [.R68] / [.R$32]" office:value-type="float" office:value="21.4563076909956" calcext:value-type="float">
            <text:p>21.4563076909956</text:p>
          </table:table-cell>
          <table:table-cell table:formula="of:= [.$Q55] * [.S68] / [.S$32]" office:value-type="float" office:value="-0.041704609743112" calcext:value-type="float">
            <text:p>-0.041704609743112</text:p>
          </table:table-cell>
          <table:table-cell/>
          <table:table-cell table:formula="of:= VALUE(MID([.K81]; 2; 9)) - [.Q81]" office:value-type="float" office:value="-0.000043153467501611" calcext:value-type="float">
            <text:p>-4.3153467501611E-05</text:p>
          </table:table-cell>
          <table:table-cell table:formula="of:= VALUE(MID([.K81]; 11; 9)) - [.R81]" office:value-type="float" office:value="0.000362309004419359" calcext:value-type="float">
            <text:p>0.000362309004419</text:p>
          </table:table-cell>
          <table:table-cell table:formula="of:= VALUE(MID([.K81]; 20; 8)) - [.S81]" office:value-type="float" office:value="-0.000335390256888023" calcext:value-type="float">
            <text:p>-0.00033539025688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76.59337 21.58441 2.00595]</text:p>
          </table:table-cell>
          <table:table-cell table:number-columns-repeated="5"/>
          <table:table-cell table:formula="of:= [.$Q56] * [.Q69] / [.Q$32]" office:value-type="float" office:value="76.5933677209743" calcext:value-type="float">
            <text:p>76.5933677209743</text:p>
          </table:table-cell>
          <table:table-cell table:formula="of:= [.$Q56] * [.R69] / [.R$32]" office:value-type="float" office:value="21.5840535611887" calcext:value-type="float">
            <text:p>21.5840535611887</text:p>
          </table:table-cell>
          <table:table-cell table:formula="of:= [.$Q56] * [.S69] / [.S$32]" office:value-type="float" office:value="2.00633619175205" calcext:value-type="float">
            <text:p>2.00633619175205</text:p>
          </table:table-cell>
          <table:table-cell/>
          <table:table-cell table:formula="of:= VALUE(MID([.K82]; 2; 9)) - [.Q82]" office:value-type="float" office:value="0.00000227902570770766" calcext:value-type="float">
            <text:p>2.27902570770766E-06</text:p>
          </table:table-cell>
          <table:table-cell table:formula="of:= VALUE(MID([.K82]; 11; 9)) - [.R82]" office:value-type="float" office:value="0.000356438811319748" calcext:value-type="float">
            <text:p>0.00035643881132</text:p>
          </table:table-cell>
          <table:table-cell table:formula="of:= VALUE(MID([.K82]; 20; 7)) - [.S82]" office:value-type="float" office:value="-0.000386191752051346" calcext:value-type="float">
            <text:p>-0.00038619175205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80.72286 19.64067 -0.29603]</text:p>
          </table:table-cell>
          <table:table-cell table:number-columns-repeated="5"/>
          <table:table-cell table:formula="of:= [.$Q57] * [.Q70] / [.Q$32]" office:value-type="float" office:value="80.721638084474" calcext:value-type="float">
            <text:p>80.721638084474</text:p>
          </table:table-cell>
          <table:table-cell table:formula="of:= [.$Q57] * [.R70] / [.R$32]" office:value-type="float" office:value="19.6400590474005" calcext:value-type="float">
            <text:p>19.6400590474005</text:p>
          </table:table-cell>
          <table:table-cell table:formula="of:= [.$Q57] * [.S70] / [.S$32]" office:value-type="float" office:value="-0.296213062795707" calcext:value-type="float">
            <text:p>-0.296213062795707</text:p>
          </table:table-cell>
          <table:table-cell/>
          <table:table-cell table:formula="of:= VALUE(MID([.K83]; 2; 9)) - [.Q83]" office:value-type="float" office:value="0.00122191552603113" calcext:value-type="float">
            <text:p>0.001221915526031</text:p>
          </table:table-cell>
          <table:table-cell table:formula="of:= VALUE(MID([.K83]; 11; 9)) - [.R83]" office:value-type="float" office:value="0.000610952599462422" calcext:value-type="float">
            <text:p>0.000610952599462</text:p>
          </table:table-cell>
          <table:table-cell table:formula="of:= VALUE(MID([.K83]; 20; 8)) - [.S83]" office:value-type="float" office:value="0.000183062795706845" calcext:value-type="float">
            <text:p>0.00018306279570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86.03350 20.98813 -7.34601]</text:p>
          </table:table-cell>
          <table:table-cell table:number-columns-repeated="5"/>
          <table:table-cell table:formula="of:= [.$Q58] * [.Q71] / [.Q$32]" office:value-type="float" office:value="86.0321060667965" calcext:value-type="float">
            <text:p>86.0321060667965</text:p>
          </table:table-cell>
          <table:table-cell table:formula="of:= [.$Q58] * [.R71] / [.R$32]" office:value-type="float" office:value="20.9875411735612" calcext:value-type="float">
            <text:p>20.9875411735612</text:p>
          </table:table-cell>
          <table:table-cell table:formula="of:= [.$Q58] * [.S71] / [.S$32]" office:value-type="float" office:value="-7.34602383612191" calcext:value-type="float">
            <text:p>-7.34602383612191</text:p>
          </table:table-cell>
          <table:table-cell/>
          <table:table-cell table:formula="of:= VALUE(MID([.K84]; 2; 9)) - [.Q84]" office:value-type="float" office:value="0.00139393320354486" calcext:value-type="float">
            <text:p>0.001393933203545</text:p>
          </table:table-cell>
          <table:table-cell table:formula="of:= VALUE(MID([.K84]; 11; 9)) - [.R84]" office:value-type="float" office:value="0.000588826438765011" calcext:value-type="float">
            <text:p>0.000588826438765</text:p>
          </table:table-cell>
          <table:table-cell table:formula="of:= VALUE(MID([.K84]; 20; 8)) - [.S84]" office:value-type="float" office:value="0.0000138361219113037" calcext:value-type="float">
            <text:p>1.38361219113037E-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Pric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26.64657 147.44915 151.32459]</text:p>
          </table:table-cell>
          <table:table-cell table:number-columns-repeated="5"/>
          <table:table-cell table:formula="of:= VALUE(MID([.K86]; 2; 9))" office:value-type="float" office:value="126.64657" calcext:value-type="float">
            <text:p>126.64657</text:p>
          </table:table-cell>
          <table:table-cell table:formula="of:= VALUE(MID([.K86]; 11; 9))" office:value-type="float" office:value="147.4491" calcext:value-type="float">
            <text:p>147.4491</text:p>
          </table:table-cell>
          <table:table-cell table:formula="of:= VALUE(MID([.K86]; 21; 9))" office:value-type="float" office:value="151.3245" calcext:value-type="float">
            <text:p>151.324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Valu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9996.05635 3161.41182 -44.85788]</text:p>
          </table:table-cell>
          <table:table-cell table:number-columns-repeated="5"/>
          <table:table-cell table:formula="of:= [.Q73] * [.Q$86]" office:value-type="float" office:value="9996.00735814651" calcext:value-type="float">
            <text:p>9996.00735814651</text:p>
          </table:table-cell>
          <table:table-cell table:formula="of:= [.R73] * [.R$86]" office:value-type="float" office:value="3161.3556784091" calcext:value-type="float">
            <text:p>3161.3556784091</text:p>
          </table:table-cell>
          <table:table-cell table:formula="of:= [.S73] * [.S$86]" office:value-type="float" office:value="-44.885493438451" calcext:value-type="float">
            <text:p>-44.885493438451</text:p>
          </table:table-cell>
          <table:table-cell/>
          <table:table-cell table:formula="of:= VALUE(MID([.K88]; 2; 11)) - [.Q88]" office:value-type="float" office:value="0.0489918534876779" calcext:value-type="float">
            <text:p>0.048991853487678</text:p>
          </table:table-cell>
          <table:table-cell table:formula="of:= VALUE(MID([.K88]; 13; 11)) - [.R88]" office:value-type="float" office:value="0.0561415908950949" calcext:value-type="float">
            <text:p>0.056141590895095</text:p>
          </table:table-cell>
          <table:table-cell table:formula="of:= VALUE(MID([.K88]; 23; 10)) - [.S88]" office:value-type="float" office:value="0.027613438450949" calcext:value-type="float">
            <text:p>0.027613438450949</text:p>
          </table:table-cell>
          <table:table-cell/>
          <table:table-cell table:formula="of:= MIN([.U88:.W99])" office:value-type="float" office:value="-0.0575510487832958" calcext:value-type="float">
            <text:p>-0.057551048783296</text:p>
          </table:table-cell>
          <table:table-cell table:formula="of:= MAX([.U88:.W99])" office:value-type="float" office:value="0.176936764037237" calcext:value-type="float">
            <text:p>0.17693676403723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9449.77373 3799.30265 -45.00307]</text:p>
          </table:table-cell>
          <table:table-cell table:number-columns-repeated="5"/>
          <table:table-cell table:formula="of:= [.Q74] * [.Q$86]" office:value-type="float" office:value="9449.80124492531" calcext:value-type="float">
            <text:p>9449.80124492531</text:p>
          </table:table-cell>
          <table:table-cell table:formula="of:= [.R74] * [.R$86]" office:value-type="float" office:value="3799.29582281323" calcext:value-type="float">
            <text:p>3799.29582281323</text:p>
          </table:table-cell>
          <table:table-cell table:formula="of:= [.S74] * [.S$86]" office:value-type="float" office:value="-45.0307464843766" calcext:value-type="float">
            <text:p>-45.0307464843766</text:p>
          </table:table-cell>
          <table:table-cell/>
          <table:table-cell table:formula="of:= VALUE(MID([.K89]; 2; 11)) - [.Q89]" office:value-type="float" office:value="-0.0275149253102427" calcext:value-type="float">
            <text:p>-0.027514925310243</text:p>
          </table:table-cell>
          <table:table-cell table:formula="of:= VALUE(MID([.K89]; 13; 11)) - [.R89]" office:value-type="float" office:value="0.00682718677217054" calcext:value-type="float">
            <text:p>0.006827186772171</text:p>
          </table:table-cell>
          <table:table-cell table:formula="of:= VALUE(MID([.K89]; 23; 10)) - [.S89]" office:value-type="float" office:value="0.0276764843766202" calcext:value-type="float">
            <text:p>0.0276764843766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10028.08084 3159.09630 -82.64517]</text:p>
          </table:table-cell>
          <table:table-cell table:number-columns-repeated="5"/>
          <table:table-cell table:formula="of:= [.Q75] * [.Q$86]" office:value-type="float" office:value="10027.9157624174" calcext:value-type="float">
            <text:p>10027.9157624174</text:p>
          </table:table-cell>
          <table:table-cell table:formula="of:= [.R75] * [.R$86]" office:value-type="float" office:value="3159.00717199659" calcext:value-type="float">
            <text:p>3159.00717199659</text:p>
          </table:table-cell>
          <table:table-cell table:formula="of:= [.S75] * [.S$86]" office:value-type="float" office:value="-82.6613984307265" calcext:value-type="float">
            <text:p>-82.6613984307265</text:p>
          </table:table-cell>
          <table:table-cell/>
          <table:table-cell table:formula="of:= VALUE(MID([.K90]; 2; 11)) - [.Q90]" office:value-type="float" office:value="0.165077582640151" calcext:value-type="float">
            <text:p>0.165077582640151</text:p>
          </table:table-cell>
          <table:table-cell table:formula="of:= VALUE(MID([.K90]; 13; 11)) - [.R90]" office:value-type="float" office:value="0.0891280034074953" calcext:value-type="float">
            <text:p>0.089128003407495</text:p>
          </table:table-cell>
          <table:table-cell table:formula="of:= VALUE(MID([.K90]; 24; 10)) - [.S90]" office:value-type="float" office:value="0.0162284307265139" calcext:value-type="float">
            <text:p>0.01622843072651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9866.14710 4191.47577 -993.47860]</text:p>
          </table:table-cell>
          <table:table-cell table:number-columns-repeated="5"/>
          <table:table-cell table:formula="of:= [.Q76] * [.Q$86]" office:value-type="float" office:value="9866.10641139315" calcext:value-type="float">
            <text:p>9866.10641139315</text:p>
          </table:table-cell>
          <table:table-cell table:formula="of:= [.R76] * [.R$86]" office:value-type="float" office:value="4191.48955892004" calcext:value-type="float">
            <text:p>4191.48955892004</text:p>
          </table:table-cell>
          <table:table-cell table:formula="of:= [.S76] * [.S$86]" office:value-type="float" office:value="-993.443132316909" calcext:value-type="float">
            <text:p>-993.443132316909</text:p>
          </table:table-cell>
          <table:table-cell/>
          <table:table-cell table:formula="of:= VALUE(MID([.K91]; 2; 11)) - [.Q91]" office:value-type="float" office:value="0.0406886068540189" calcext:value-type="float">
            <text:p>0.040688606854019</text:p>
          </table:table-cell>
          <table:table-cell table:formula="of:= VALUE(MID([.K91]; 13; 11)) - [.R91]" office:value-type="float" office:value="-0.0137889200432255" calcext:value-type="float">
            <text:p>-0.013788920043226</text:p>
          </table:table-cell>
          <table:table-cell table:formula="of:= VALUE(MID([.K91]; 23; 10)) - [.S91]" office:value-type="float" office:value="-0.0354676830912695" calcext:value-type="float">
            <text:p>-0.0354676830912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9940.33112 3606.71848 -454.83571]</text:p>
          </table:table-cell>
          <table:table-cell table:number-columns-repeated="5"/>
          <table:table-cell table:formula="of:= [.Q77] * [.Q$86]" office:value-type="float" office:value="9940.28484876965" calcext:value-type="float">
            <text:p>9940.28484876965</text:p>
          </table:table-cell>
          <table:table-cell table:formula="of:= [.R77] * [.R$86]" office:value-type="float" office:value="3606.77286469084" calcext:value-type="float">
            <text:p>3606.77286469084</text:p>
          </table:table-cell>
          <table:table-cell table:formula="of:= [.S77] * [.S$86]" office:value-type="float" office:value="-454.837195168047" calcext:value-type="float">
            <text:p>-454.837195168047</text:p>
          </table:table-cell>
          <table:table-cell/>
          <table:table-cell table:formula="of:= VALUE(MID([.K92]; 2; 11)) - [.Q92]" office:value-type="float" office:value="0.0462712303560693" calcext:value-type="float">
            <text:p>0.046271230356069</text:p>
          </table:table-cell>
          <table:table-cell table:formula="of:= VALUE(MID([.K92]; 13; 11)) - [.R92]" office:value-type="float" office:value="-0.0543846908399246" calcext:value-type="float">
            <text:p>-0.054384690839925</text:p>
          </table:table-cell>
          <table:table-cell table:formula="of:= VALUE(MID([.K92]; 23; 10)) - [.S92]" office:value-type="float" office:value="0.00149516804702898" calcext:value-type="float">
            <text:p>0.00149516804702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9918.61999 3778.80904 -613.32186]</text:p>
          </table:table-cell>
          <table:table-cell table:number-columns-repeated="5"/>
          <table:table-cell table:formula="of:= [.Q78] * [.Q$86]" office:value-type="float" office:value="9918.46519958917" calcext:value-type="float">
            <text:p>9918.46519958917</text:p>
          </table:table-cell>
          <table:table-cell table:formula="of:= [.R78] * [.R$86]" office:value-type="float" office:value="3778.70852673232" calcext:value-type="float">
            <text:p>3778.70852673232</text:p>
          </table:table-cell>
          <table:table-cell table:formula="of:= [.S78] * [.S$86]" office:value-type="float" office:value="-613.338776210596" calcext:value-type="float">
            <text:p>-613.338776210596</text:p>
          </table:table-cell>
          <table:table-cell/>
          <table:table-cell table:formula="of:= VALUE(MID([.K93]; 2; 11)) - [.Q93]" office:value-type="float" office:value="0.154790410833812" calcext:value-type="float">
            <text:p>0.154790410833812</text:p>
          </table:table-cell>
          <table:table-cell table:formula="of:= VALUE(MID([.K93]; 13; 11)) - [.R93]" office:value-type="float" office:value="0.100513267676888" calcext:value-type="float">
            <text:p>0.100513267676888</text:p>
          </table:table-cell>
          <table:table-cell table:formula="of:= VALUE(MID([.K93]; 23; 10)) - [.S93]" office:value-type="float" office:value="0.0169762105956579" calcext:value-type="float">
            <text:p>0.01697621059565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10097.97105 2333.57915 716.83487]</text:p>
          </table:table-cell>
          <table:table-cell table:number-columns-repeated="5"/>
          <table:table-cell table:formula="of:= [.Q79] * [.Q$86]" office:value-type="float" office:value="10097.9286434013" calcext:value-type="float">
            <text:p>10097.9286434013</text:p>
          </table:table-cell>
          <table:table-cell table:formula="of:= [.R79] * [.R$86]" office:value-type="float" office:value="2333.59260388096" calcext:value-type="float">
            <text:p>2333.59260388096</text:p>
          </table:table-cell>
          <table:table-cell table:formula="of:= [.S79] * [.S$86]" office:value-type="float" office:value="716.871531353081" calcext:value-type="float">
            <text:p>716.871531353081</text:p>
          </table:table-cell>
          <table:table-cell/>
          <table:table-cell table:formula="of:= VALUE(MID([.K94]; 2; 11)) - [.Q94]" office:value-type="float" office:value="0.0424065986517235" calcext:value-type="float">
            <text:p>0.042406598651724</text:p>
          </table:table-cell>
          <table:table-cell table:formula="of:= VALUE(MID([.K94]; 13; 11)) - [.R94]" office:value-type="float" office:value="-0.0134538809643345" calcext:value-type="float">
            <text:p>-0.013453880964335</text:p>
          </table:table-cell>
          <table:table-cell table:formula="of:= VALUE(MID([.K94]; 24; 10)) - [.S94]" office:value-type="float" office:value="-0.0366613530810582" calcext:value-type="float">
            <text:p>-0.03666135308105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9286.31659 3211.69973 789.49236]</text:p>
          </table:table-cell>
          <table:table-cell table:number-columns-repeated="5"/>
          <table:table-cell table:formula="of:= [.Q80] * [.Q$86]" office:value-type="float" office:value="9286.34906745325" calcext:value-type="float">
            <text:p>9286.34906745325</text:p>
          </table:table-cell>
          <table:table-cell table:formula="of:= [.R80] * [.R$86]" office:value-type="float" office:value="3211.6429700463" calcext:value-type="float">
            <text:p>3211.6429700463</text:p>
          </table:table-cell>
          <table:table-cell table:formula="of:= [.S80] * [.S$86]" office:value-type="float" office:value="789.511682103285" calcext:value-type="float">
            <text:p>789.511682103285</text:p>
          </table:table-cell>
          <table:table-cell/>
          <table:table-cell table:formula="of:= VALUE(MID([.K95]; 2; 11)) - [.Q95]" office:value-type="float" office:value="-0.0324774532509764" calcext:value-type="float">
            <text:p>-0.032477453250976</text:p>
          </table:table-cell>
          <table:table-cell table:formula="of:= VALUE(MID([.K95]; 13; 11)) - [.R95]" office:value-type="float" office:value="0.0567599537048409" calcext:value-type="float">
            <text:p>0.056759953704841</text:p>
          </table:table-cell>
          <table:table-cell table:formula="of:= VALUE(MID([.K95]; 23; 10)) - [.S95]" office:value-type="float" office:value="-0.0193221032853899" calcext:value-type="float">
            <text:p>-0.0193221032853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9963.41970 3163.76715 -6.36159]</text:p>
          </table:table-cell>
          <table:table-cell table:number-columns-repeated="5"/>
          <table:table-cell table:formula="of:= [.Q81] * [.Q$86]" office:value-type="float" office:value="9963.42537250284" calcext:value-type="float">
            <text:p>9963.42537250284</text:p>
          </table:table-cell>
          <table:table-cell table:formula="of:= [.R81] * [.R$86]" office:value-type="float" office:value="3163.71325836038" calcext:value-type="float">
            <text:p>3163.71325836038</text:p>
          </table:table-cell>
          <table:table-cell table:formula="of:= [.S81] * [.S$86]" office:value-type="float" office:value="-6.31092921707155" calcext:value-type="float">
            <text:p>-6.31092921707155</text:p>
          </table:table-cell>
          <table:table-cell/>
          <table:table-cell table:formula="of:= VALUE(MID([.K96]; 2; 11)) - [.Q96]" office:value-type="float" office:value="-0.0056725028425717" calcext:value-type="float">
            <text:p>-0.005672502842572</text:p>
          </table:table-cell>
          <table:table-cell table:formula="of:= VALUE(MID([.K96]; 13; 11)) - [.R96]" office:value-type="float" office:value="0.0538916396239983" calcext:value-type="float">
            <text:p>0.053891639623998</text:p>
          </table:table-cell>
          <table:table-cell table:formula="of:= VALUE(MID([.K96]; 23; 9)) - [.S96]" office:value-type="float" office:value="-0.0506607829284507" calcext:value-type="float">
            <text:p>-0.05066078292845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9700.28725 3182.60307 303.55027]</text:p>
          </table:table-cell>
          <table:table-cell table:number-columns-repeated="5"/>
          <table:table-cell table:formula="of:= [.Q82] * [.Q$86]" office:value-type="float" office:value="9700.28730661011" calcext:value-type="float">
            <text:p>9700.28730661011</text:p>
          </table:table-cell>
          <table:table-cell table:formula="of:= [.R82] * [.R$86]" office:value-type="float" office:value="3182.54927194907" calcext:value-type="float">
            <text:p>3182.54927194907</text:p>
          </table:table-cell>
          <table:table-cell table:formula="of:= [.S82] * [.S$86]" office:value-type="float" office:value="303.607821048783" calcext:value-type="float">
            <text:p>303.607821048783</text:p>
          </table:table-cell>
          <table:table-cell/>
          <table:table-cell table:formula="of:= VALUE(MID([.K97]; 2; 11)) - [.Q97]" office:value-type="float" office:value="-0.000056610109822941" calcext:value-type="float">
            <text:p>-5.6610109822941E-05</text:p>
          </table:table-cell>
          <table:table-cell table:formula="of:= VALUE(MID([.K97]; 13; 11)) - [.R97]" office:value-type="float" office:value="0.0537980509348017" calcext:value-type="float">
            <text:p>0.053798050934802</text:p>
          </table:table-cell>
          <table:table-cell table:formula="of:= VALUE(MID([.K97]; 23; 10)) - [.S97]" office:value-type="float" office:value="-0.0575510487832958" calcext:value-type="float">
            <text:p>-0.05755104878329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10223.27337 2895.99950 -44.79719]</text:p>
          </table:table-cell>
          <table:table-cell table:number-columns-repeated="5"/>
          <table:table-cell table:formula="of:= [.Q83] * [.Q$86]" office:value-type="float" office:value="10223.11858818" calcext:value-type="float">
            <text:p>10223.11858818</text:p>
          </table:table-cell>
          <table:table-cell table:formula="of:= [.R83] * [.R$86]" office:value-type="float" office:value="2895.90903048607" calcext:value-type="float">
            <text:p>2895.90903048607</text:p>
          </table:table-cell>
          <table:table-cell table:formula="of:= [.S83] * [.S$86]" office:value-type="float" office:value="-44.8242936210289" calcext:value-type="float">
            <text:p>-44.8242936210289</text:p>
          </table:table-cell>
          <table:table-cell/>
          <table:table-cell table:formula="of:= VALUE(MID([.K98]; 2; 11)) - [.Q98]" office:value-type="float" office:value="0.154781820003336" calcext:value-type="float">
            <text:p>0.154781820003336</text:p>
          </table:table-cell>
          <table:table-cell table:formula="of:= VALUE(MID([.K98]; 13; 11)) - [.R98]" office:value-type="float" office:value="0.0904695139333853" calcext:value-type="float">
            <text:p>0.090469513933385</text:p>
          </table:table-cell>
          <table:table-cell table:formula="of:= VALUE(MID([.K98]; 24; 10)) - [.S98]" office:value-type="float" office:value="0.0271036210289424" calcext:value-type="float">
            <text:p>0.02710362102894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10895.84808 3094.68140 -1111.63262]</text:p>
          </table:table-cell>
          <table:table-cell table:number-columns-repeated="5"/>
          <table:table-cell table:formula="of:= [.Q84] * [.Q$86]" office:value-type="float" office:value="10895.671143236" calcext:value-type="float">
            <text:p>10895.671143236</text:p>
          </table:table-cell>
          <table:table-cell table:formula="of:= [.R84] * [.R$86]" office:value-type="float" office:value="3094.59405725455" calcext:value-type="float">
            <text:p>3094.59405725455</text:p>
          </table:table-cell>
          <table:table-cell table:formula="of:= [.S84] * [.S$86]" office:value-type="float" office:value="-1111.63338398923" calcext:value-type="float">
            <text:p>-1111.63338398923</text:p>
          </table:table-cell>
          <table:table-cell/>
          <table:table-cell table:formula="of:= VALUE(MID([.K99]; 2; 11)) - [.Q99]" office:value-type="float" office:value="0.176936764037237" calcext:value-type="float">
            <text:p>0.176936764037237</text:p>
          </table:table-cell>
          <table:table-cell table:formula="of:= VALUE(MID([.K99]; 13; 11)) - [.R99]" office:value-type="float" office:value="0.0873427454521334" calcext:value-type="float">
            <text:p>0.087342745452133</text:p>
          </table:table-cell>
          <table:table-cell table:formula="of:= VALUE(MID([.K99]; 24; 10)) - [.S99]" office:value-type="float" office:value="0.00138398923013483" calcext:value-type="float">
            <text:p>0.00138398923013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Current portfolio value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float" office:value="13112.6102925464" calcext:value-type="float">
            <text:p>13112.6102925464</text:p>
          </table:table-cell>
          <table:table-cell table:number-columns-repeated="5"/>
          <table:table-cell table:formula="of:= SUM([.Q88:.S88])" office:value-type="float" office:value="13112.4775431172" calcext:value-type="float">
            <text:p>13112.4775431172</text:p>
          </table:table-cell>
          <table:table-cell table:number-columns-repeated="3"/>
          <table:table-cell table:formula="of:= VALUE([.K101]) - [.Q101]" office:value-type="float" office:value="0.132749429232717" calcext:value-type="float">
            <text:p>0.132749429232717</text:p>
          </table:table-cell>
          <table:table-cell table:number-columns-repeated="3"/>
          <table:table-cell table:formula="of:= MIN([.U101:.W112])" office:value-type="float" office:value="-0.00856534617923899" calcext:value-type="float">
            <text:p>-0.008565346179239</text:p>
          </table:table-cell>
          <table:table-cell table:formula="of:= MAX([.U101:.W112])" office:value-type="float" office:value="0.272347454465489" calcext:value-type="float">
            <text:p>0.27234745446548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float" office:value="13204.0733100808" calcext:value-type="float">
            <text:p>13204.0733100808</text:p>
          </table:table-cell>
          <table:table-cell table:number-columns-repeated="5"/>
          <table:table-cell table:formula="of:= SUM([.Q89:.S89])" office:value-type="float" office:value="13204.0663212542" calcext:value-type="float">
            <text:p>13204.0663212542</text:p>
          </table:table-cell>
          <table:table-cell table:number-columns-repeated="3"/>
          <table:table-cell table:formula="of:= VALUE([.K102]) - [.Q102]" office:value-type="float" office:value="0.0069888266370981" calcext:value-type="float">
            <text:p>0.00698882663709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float" office:value="13104.531966821" calcext:value-type="float">
            <text:p>13104.531966821</text:p>
          </table:table-cell>
          <table:table-cell table:number-columns-repeated="5"/>
          <table:table-cell table:formula="of:= SUM([.Q90:.S90])" office:value-type="float" office:value="13104.2615359832" calcext:value-type="float">
            <text:p>13104.2615359832</text:p>
          </table:table-cell>
          <table:table-cell table:number-columns-repeated="3"/>
          <table:table-cell table:formula="of:= VALUE([.K103]) - [.Q103]" office:value-type="float" office:value="0.270430837772437" calcext:value-type="float">
            <text:p>0.27043083777243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float" office:value="13064.1442726501" calcext:value-type="float">
            <text:p>13064.1442726501</text:p>
          </table:table-cell>
          <table:table-cell table:number-columns-repeated="5"/>
          <table:table-cell table:formula="of:= SUM([.Q91:.S91])" office:value-type="float" office:value="13064.1528379963" calcext:value-type="float">
            <text:p>13064.1528379963</text:p>
          </table:table-cell>
          <table:table-cell table:number-columns-repeated="3"/>
          <table:table-cell table:formula="of:= VALUE([.K104]) - [.Q104]" office:value-type="float" office:value="-0.00856534617923899" calcext:value-type="float">
            <text:p>-0.00856534617923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float" office:value="13092.2138938797" calcext:value-type="float">
            <text:p>13092.2138938797</text:p>
          </table:table-cell>
          <table:table-cell table:number-columns-repeated="5"/>
          <table:table-cell table:formula="of:= SUM([.Q92:.S92])" office:value-type="float" office:value="13092.2205182924" calcext:value-type="float">
            <text:p>13092.2205182924</text:p>
          </table:table-cell>
          <table:table-cell table:number-columns-repeated="3"/>
          <table:table-cell table:formula="of:= VALUE([.K105]) - [.Q105]" office:value-type="float" office:value="-0.00662441273743752" calcext:value-type="float">
            <text:p>-0.00662441273743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float" office:value="13084.1071728574" calcext:value-type="float">
            <text:p>13084.1071728574</text:p>
          </table:table-cell>
          <table:table-cell table:number-columns-repeated="5"/>
          <table:table-cell table:formula="of:= SUM([.Q93:.S93])" office:value-type="float" office:value="13083.8349501109" calcext:value-type="float">
            <text:p>13083.8349501109</text:p>
          </table:table-cell>
          <table:table-cell table:number-columns-repeated="3"/>
          <table:table-cell table:formula="of:= VALUE([.K106]) - [.Q106]" office:value-type="float" office:value="0.272222746507396" calcext:value-type="float">
            <text:p>0.272222746507396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float" office:value="13148.3850729369" calcext:value-type="float">
            <text:p>13148.3850729369</text:p>
          </table:table-cell>
          <table:table-cell table:number-columns-repeated="5"/>
          <table:table-cell table:formula="of:= SUM([.Q94:.S94])" office:value-type="float" office:value="13148.3927786354" calcext:value-type="float">
            <text:p>13148.3927786354</text:p>
          </table:table-cell>
          <table:table-cell table:number-columns-repeated="3"/>
          <table:table-cell table:formula="of:= VALUE([.K107]) - [.Q107]" office:value-type="float" office:value="-0.00770569849373715" calcext:value-type="float">
            <text:p>-0.00770569849373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float" office:value="13287.508675825" calcext:value-type="float">
            <text:p>13287.508675825</text:p>
          </table:table-cell>
          <table:table-cell table:number-columns-repeated="5"/>
          <table:table-cell table:formula="of:= SUM([.Q95:.S95])" office:value-type="float" office:value="13287.5037196028" calcext:value-type="float">
            <text:p>13287.5037196028</text:p>
          </table:table-cell>
          <table:table-cell table:number-columns-repeated="3"/>
          <table:table-cell table:formula="of:= VALUE([.K108]) - [.Q108]" office:value-type="float" office:value="0.00495622216840275" calcext:value-type="float">
            <text:p>0.004956222168403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float" office:value="13120.825264883" calcext:value-type="float">
            <text:p>13120.825264883</text:p>
          </table:table-cell>
          <table:table-cell table:number-columns-repeated="5"/>
          <table:table-cell table:formula="of:= SUM([.Q96:.S96])" office:value-type="float" office:value="13120.8277016461" calcext:value-type="float">
            <text:p>13120.8277016461</text:p>
          </table:table-cell>
          <table:table-cell table:number-columns-repeated="3"/>
          <table:table-cell table:formula="of:= VALUE([.K109]) - [.Q109]" office:value-type="float" office:value="-0.00243676314676122" calcext:value-type="float">
            <text:p>-0.00243676314676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float" office:value="13186.44059361" calcext:value-type="float">
            <text:p>13186.44059361</text:p>
          </table:table-cell>
          <table:table-cell table:number-columns-repeated="5"/>
          <table:table-cell table:formula="of:= SUM([.Q97:.S97])" office:value-type="float" office:value="13186.444399608" calcext:value-type="float">
            <text:p>13186.444399608</text:p>
          </table:table-cell>
          <table:table-cell table:number-columns-repeated="3"/>
          <table:table-cell table:formula="of:= VALUE([.K110]) - [.Q110]" office:value-type="float" office:value="-0.00380599795789749" calcext:value-type="float">
            <text:p>-0.00380599795789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float" office:value="13074.4756724995" calcext:value-type="float">
            <text:p>13074.4756724995</text:p>
          </table:table-cell>
          <table:table-cell table:number-columns-repeated="5"/>
          <table:table-cell table:formula="of:= SUM([.Q98:.S98])" office:value-type="float" office:value="13074.203325045" calcext:value-type="float">
            <text:p>13074.203325045</text:p>
          </table:table-cell>
          <table:table-cell table:number-columns-repeated="3"/>
          <table:table-cell table:formula="of:= VALUE([.K111]) - [.Q111]" office:value-type="float" office:value="0.272347454465489" calcext:value-type="float">
            <text:p>0.27234745446548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float" office:value="12878.8968600543" calcext:value-type="float">
            <text:p>12878.8968600543</text:p>
          </table:table-cell>
          <table:table-cell table:number-columns-repeated="5"/>
          <table:table-cell table:formula="of:= SUM([.Q99:.S99])" office:value-type="float" office:value="12878.6318165013" calcext:value-type="float">
            <text:p>12878.6318165013</text:p>
          </table:table-cell>
          <table:table-cell table:number-columns-repeated="3"/>
          <table:table-cell table:formula="of:= VALUE([.K112]) - [.Q112]" office:value-type="float" office:value="0.265043553019495" calcext:value-type="float">
            <text:p>0.26504355301949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Allocation factor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0.77706 0.22656 -0.00363]</text:p>
          </table:table-cell>
          <table:table-cell table:number-columns-repeated="5"/>
          <table:table-cell table:formula="of:= VALUE(MID([.$K114]; 2; 8))" office:value-type="float" office:value="0.77706" calcext:value-type="float">
            <text:p>0.77706</text:p>
          </table:table-cell>
          <table:table-cell table:formula="of:= VALUE(MID([.$K114]; 10; 8))" office:value-type="float" office:value="0.22656" calcext:value-type="float">
            <text:p>0.22656</text:p>
          </table:table-cell>
          <table:table-cell table:formula="of:= VALUE(MID([.$K114]; 18; 8))" office:value-type="float" office:value="-0.00363" calcext:value-type="float">
            <text:p>-0.0036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0.73223 0.27140 -0.00363]</text:p>
          </table:table-cell>
          <table:table-cell table:number-columns-repeated="5"/>
          <table:table-cell table:formula="of:= VALUE(MID([.$K115]; 2; 8))" office:value-type="float" office:value="0.73223" calcext:value-type="float">
            <text:p>0.73223</text:p>
          </table:table-cell>
          <table:table-cell table:formula="of:= VALUE(MID([.$K115]; 10; 8))" office:value-type="float" office:value="0.2714" calcext:value-type="float">
            <text:p>0.2714</text:p>
          </table:table-cell>
          <table:table-cell table:formula="of:= VALUE(MID([.$K115]; 18; 8))" office:value-type="float" office:value="-0.00363" calcext:value-type="float">
            <text:p>-0.0036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0.78012 0.22656 -0.00669]</text:p>
          </table:table-cell>
          <table:table-cell table:number-columns-repeated="5"/>
          <table:table-cell table:formula="of:= VALUE(MID([.$K116]; 2; 8))" office:value-type="float" office:value="0.78012" calcext:value-type="float">
            <text:p>0.78012</text:p>
          </table:table-cell>
          <table:table-cell table:formula="of:= VALUE(MID([.$K116]; 10; 8))" office:value-type="float" office:value="0.22656" calcext:value-type="float">
            <text:p>0.22656</text:p>
          </table:table-cell>
          <table:table-cell table:formula="of:= VALUE(MID([.$K116]; 18; 8))" office:value-type="float" office:value="-0.00669" calcext:value-type="float">
            <text:p>-0.0066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0.77706 0.30434 -0.08140]</text:p>
          </table:table-cell>
          <table:table-cell table:number-columns-repeated="5"/>
          <table:table-cell table:formula="of:= VALUE(MID([.$K117]; 2; 8))" office:value-type="float" office:value="0.77706" calcext:value-type="float">
            <text:p>0.77706</text:p>
          </table:table-cell>
          <table:table-cell table:formula="of:= VALUE(MID([.$K117]; 10; 8))" office:value-type="float" office:value="0.30434" calcext:value-type="float">
            <text:p>0.30434</text:p>
          </table:table-cell>
          <table:table-cell table:formula="of:= VALUE(MID([.$K117]; 18; 8))" office:value-type="float" office:value="-0.0814" calcext:value-type="float">
            <text:p>-0.081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0.77706 0.25993 -0.03699]</text:p>
          </table:table-cell>
          <table:table-cell table:number-columns-repeated="5"/>
          <table:table-cell table:formula="of:= VALUE(MID([.$K118]; 2; 8))" office:value-type="float" office:value="0.77706" calcext:value-type="float">
            <text:p>0.77706</text:p>
          </table:table-cell>
          <table:table-cell table:formula="of:= VALUE(MID([.$K118]; 10; 8))" office:value-type="float" office:value="0.25993" calcext:value-type="float">
            <text:p>0.25993</text:p>
          </table:table-cell>
          <table:table-cell table:formula="of:= VALUE(MID([.$K118]; 18; 8))" office:value-type="float" office:value="-0.03699" calcext:value-type="float">
            <text:p>-0.0369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0.77706 0.27292 -0.04999]</text:p>
          </table:table-cell>
          <table:table-cell table:number-columns-repeated="5"/>
          <table:table-cell table:formula="of:= VALUE(MID([.$K119]; 2; 8))" office:value-type="float" office:value="0.77706" calcext:value-type="float">
            <text:p>0.77706</text:p>
          </table:table-cell>
          <table:table-cell table:formula="of:= VALUE(MID([.$K119]; 10; 8))" office:value-type="float" office:value="0.27292" calcext:value-type="float">
            <text:p>0.27292</text:p>
          </table:table-cell>
          <table:table-cell table:formula="of:= VALUE(MID([.$K119]; 18; 8))" office:value-type="float" office:value="-0.04999" calcext:value-type="float">
            <text:p>-0.0499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0.77706 0.16555 0.05739]</text:p>
          </table:table-cell>
          <table:table-cell table:number-columns-repeated="5"/>
          <table:table-cell table:formula="of:= VALUE(MID([.$K120]; 2; 8))" office:value-type="float" office:value="0.77706" calcext:value-type="float">
            <text:p>0.77706</text:p>
          </table:table-cell>
          <table:table-cell table:formula="of:= VALUE(MID([.$K120]; 10; 8))" office:value-type="float" office:value="0.16555" calcext:value-type="float">
            <text:p>0.16555</text:p>
          </table:table-cell>
          <table:table-cell table:formula="of:= VALUE(MID([.$K120]; 17; 8))" office:value-type="float" office:value="0.05739" calcext:value-type="float">
            <text:p>0.0573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0.71059 0.22656 0.06285]</text:p>
          </table:table-cell>
          <table:table-cell table:number-columns-repeated="5"/>
          <table:table-cell table:formula="of:= VALUE(MID([.$K121]; 2; 8))" office:value-type="float" office:value="0.71059" calcext:value-type="float">
            <text:p>0.71059</text:p>
          </table:table-cell>
          <table:table-cell table:formula="of:= VALUE(MID([.$K121]; 10; 8))" office:value-type="float" office:value="0.22656" calcext:value-type="float">
            <text:p>0.22656</text:p>
          </table:table-cell>
          <table:table-cell table:formula="of:= VALUE(MID([.$K121]; 17; 8))" office:value-type="float" office:value="0.06285" calcext:value-type="float">
            <text:p>0.0628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0.77395 0.22656 -0.00051]</text:p>
          </table:table-cell>
          <table:table-cell table:number-columns-repeated="5"/>
          <table:table-cell table:formula="of:= VALUE(MID([.$K122]; 2; 8))" office:value-type="float" office:value="0.77395" calcext:value-type="float">
            <text:p>0.77395</text:p>
          </table:table-cell>
          <table:table-cell table:formula="of:= VALUE(MID([.$K122]; 10; 8))" office:value-type="float" office:value="0.22656" calcext:value-type="float">
            <text:p>0.22656</text:p>
          </table:table-cell>
          <table:table-cell table:formula="of:= VALUE(MID([.$K122]; 18; 8))" office:value-type="float" office:value="-0.00051" calcext:value-type="float">
            <text:p>-0.00051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0.74905 0.22656 0.02439]</text:p>
          </table:table-cell>
          <table:table-cell table:number-columns-repeated="5"/>
          <table:table-cell table:formula="of:= VALUE(MID([.$K123]; 2; 8))" office:value-type="float" office:value="0.74905" calcext:value-type="float">
            <text:p>0.74905</text:p>
          </table:table-cell>
          <table:table-cell table:formula="of:= VALUE(MID([.$K123]; 10; 8))" office:value-type="float" office:value="0.22656" calcext:value-type="float">
            <text:p>0.22656</text:p>
          </table:table-cell>
          <table:table-cell table:formula="of:= VALUE(MID([.$K123]; 17; 8))" office:value-type="float" office:value="0.02439" calcext:value-type="float">
            <text:p>0.0243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0.79580 0.20782 -0.00363]</text:p>
          </table:table-cell>
          <table:table-cell table:number-columns-repeated="5"/>
          <table:table-cell table:formula="of:= VALUE(MID([.$K124]; 2; 8))" office:value-type="float" office:value="0.7958" calcext:value-type="float">
            <text:p>0.7958</text:p>
          </table:table-cell>
          <table:table-cell table:formula="of:= VALUE(MID([.$K124]; 10; 8))" office:value-type="float" office:value="0.20782" calcext:value-type="float">
            <text:p>0.20782</text:p>
          </table:table-cell>
          <table:table-cell table:formula="of:= VALUE(MID([.$K124]; 18; 8))" office:value-type="float" office:value="-0.00363" calcext:value-type="float">
            <text:p>-0.0036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0.86527 0.22656 -0.09184]</text:p>
          </table:table-cell>
          <table:table-cell table:number-columns-repeated="5"/>
          <table:table-cell table:formula="of:= VALUE(MID([.$K125]; 2; 8))" office:value-type="float" office:value="0.86527" calcext:value-type="float">
            <text:p>0.86527</text:p>
          </table:table-cell>
          <table:table-cell table:formula="of:= VALUE(MID([.$K125]; 10; 8))" office:value-type="float" office:value="0.22656" calcext:value-type="float">
            <text:p>0.22656</text:p>
          </table:table-cell>
          <table:table-cell table:formula="of:= VALUE(MID([.$K125]; 18; 8))" office:value-type="float" office:value="-0.09184" calcext:value-type="float">
            <text:p>-0.0918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Unit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80.45487 20.14827 -0.31435]</text:p>
          </table:table-cell>
          <table:table-cell table:number-columns-repeated="5"/>
          <table:table-cell table:formula="of:= [.$Q101] * [.Q114] / [.Q$86]" office:value-type="float" office:value="80.4536735551119" calcext:value-type="float">
            <text:p>80.4536735551119</text:p>
          </table:table-cell>
          <table:table-cell table:formula="of:= [.$Q101] * [.R114] / [.R$86]" office:value-type="float" office:value="20.1477181764326" calcext:value-type="float">
            <text:p>20.1477181764326</text:p>
          </table:table-cell>
          <table:table-cell table:formula="of:= [.$Q101] * [.S114] / [.S$86]" office:value-type="float" office:value="-0.314544528358034" calcext:value-type="float">
            <text:p>-0.314544528358034</text:p>
          </table:table-cell>
          <table:table-cell/>
          <table:table-cell table:formula="of:= VALUE(MID([.K127]; 2; 9)) - [.Q127]" office:value-type="float" office:value="0.00119644488812298" calcext:value-type="float">
            <text:p>0.001196444888123</text:p>
          </table:table-cell>
          <table:table-cell table:formula="of:= VALUE(MID([.K127]; 11; 9)) - [.R127]" office:value-type="float" office:value="0.000551823567416676" calcext:value-type="float">
            <text:p>0.000551823567417</text:p>
          </table:table-cell>
          <table:table-cell table:formula="of:= VALUE(MID([.K127]; 20; 8)) - [.S127]" office:value-type="float" office:value="0.000194528358034018" calcext:value-type="float">
            <text:p>0.000194528358034</text:p>
          </table:table-cell>
          <table:table-cell/>
          <table:table-cell table:formula="of:= MIN([.U127:.W138])" office:value-type="float" office:value="-0.000399027463748425" calcext:value-type="float">
            <text:p>-0.000399027463748</text:p>
          </table:table-cell>
          <table:table-cell table:formula="of:= MAX([.U127:.W138])" office:value-type="float" office:value="0.00230919204000202" calcext:value-type="float">
            <text:p>0.00230919204000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76.34146 24.30390 -0.31655]</text:p>
          </table:table-cell>
          <table:table-cell table:number-columns-repeated="5"/>
          <table:table-cell table:formula="of:= [.$Q102] * [.Q115] / [.Q$86]" office:value-type="float" office:value="76.3416923364915" calcext:value-type="float">
            <text:p>76.3416923364915</text:p>
          </table:table-cell>
          <table:table-cell table:formula="of:= [.$Q102] * [.R115] / [.R$86]" office:value-type="float" office:value="24.3038689255369" calcext:value-type="float">
            <text:p>24.3038689255369</text:p>
          </table:table-cell>
          <table:table-cell table:formula="of:= [.$Q102] * [.S115] / [.S$86]" office:value-type="float" office:value="-0.316741576850759" calcext:value-type="float">
            <text:p>-0.316741576850759</text:p>
          </table:table-cell>
          <table:table-cell/>
          <table:table-cell table:formula="of:= VALUE(MID([.K128]; 2; 9)) - [.Q128]" office:value-type="float" office:value="-0.000232336491507112" calcext:value-type="float">
            <text:p>-0.000232336491507</text:p>
          </table:table-cell>
          <table:table-cell table:formula="of:= VALUE(MID([.K128]; 11; 9)) - [.R128]" office:value-type="float" office:value="0.0000310744631200066" calcext:value-type="float">
            <text:p>3.10744631200066E-05</text:p>
          </table:table-cell>
          <table:table-cell table:formula="of:= VALUE(MID([.K128]; 20; 8)) - [.S128]" office:value-type="float" office:value="0.000191576850758546" calcext:value-type="float">
            <text:p>0.00019157685075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80.72203 20.13586 -0.57923]</text:p>
          </table:table-cell>
          <table:table-cell table:number-columns-repeated="5"/>
          <table:table-cell table:formula="of:= [.$Q103] * [.Q116] / [.Q$86]" office:value-type="float" office:value="80.7198845531406" calcext:value-type="float">
            <text:p>80.7198845531406</text:p>
          </table:table-cell>
          <table:table-cell table:formula="of:= [.$Q103] * [.R116] / [.R$86]" office:value-type="float" office:value="20.1350940330756" calcext:value-type="float">
            <text:p>20.1350940330756</text:p>
          </table:table-cell>
          <table:table-cell table:formula="of:= [.$Q103] * [.S116] / [.S$86]" office:value-type="float" office:value="-0.57933454051213" calcext:value-type="float">
            <text:p>-0.57933454051213</text:p>
          </table:table-cell>
          <table:table-cell/>
          <table:table-cell table:formula="of:= VALUE(MID([.K129]; 2; 9)) - [.Q129]" office:value-type="float" office:value="0.00214544685944418" calcext:value-type="float">
            <text:p>0.002145446859444</text:p>
          </table:table-cell>
          <table:table-cell table:formula="of:= VALUE(MID([.K129]; 11; 9)) - [.R129]" office:value-type="float" office:value="0.000765966924447525" calcext:value-type="float">
            <text:p>0.000765966924448</text:p>
          </table:table-cell>
          <table:table-cell table:formula="of:= VALUE(MID([.K129]; 20; 8)) - [.S129]" office:value-type="float" office:value="0.000104540512129825" calcext:value-type="float">
            <text:p>0.0001045405121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80.15750 26.96476 -7.02768]</text:p>
          </table:table-cell>
          <table:table-cell table:number-columns-repeated="5"/>
          <table:table-cell table:formula="of:= [.$Q104] * [.Q117] / [.Q$86]" office:value-type="float" office:value="80.1571697069521" calcext:value-type="float">
            <text:p>80.1571697069521</text:p>
          </table:table-cell>
          <table:table-cell table:formula="of:= [.$Q104] * [.R117] / [.R$86]" office:value-type="float" office:value="26.9648595665609" calcext:value-type="float">
            <text:p>26.9648595665609</text:p>
          </table:table-cell>
          <table:table-cell table:formula="of:= [.$Q104] * [.S117] / [.S$86]" office:value-type="float" office:value="-7.02742808344252" calcext:value-type="float">
            <text:p>-7.02742808344252</text:p>
          </table:table-cell>
          <table:table-cell/>
          <table:table-cell table:formula="of:= VALUE(MID([.K130]; 2; 9)) - [.Q130]" office:value-type="float" office:value="0.000330293047895225" calcext:value-type="float">
            <text:p>0.000330293047895</text:p>
          </table:table-cell>
          <table:table-cell table:formula="of:= VALUE(MID([.K130]; 11; 9)) - [.R130]" office:value-type="float" office:value="-0.0000995665608556351" calcext:value-type="float">
            <text:p>-9.95665608556351E-05</text:p>
          </table:table-cell>
          <table:table-cell table:formula="of:= VALUE(MID([.K130]; 20; 8)) - [.S130]" office:value-type="float" office:value="-0.000251916557483689" calcext:value-type="float">
            <text:p>-0.00025191655748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80.32973 23.07920 -3.20027]</text:p>
          </table:table-cell>
          <table:table-cell table:number-columns-repeated="5"/>
          <table:table-cell table:formula="of:= [.$Q105] * [.Q118] / [.Q$86]" office:value-type="float" office:value="80.3293833851507" calcext:value-type="float">
            <text:p>80.3293833851507</text:p>
          </table:table-cell>
          <table:table-cell table:formula="of:= [.$Q105] * [.R118] / [.R$86]" office:value-type="float" office:value="23.0795635871616" calcext:value-type="float">
            <text:p>23.0795635871616</text:p>
          </table:table-cell>
          <table:table-cell table:formula="of:= [.$Q105] * [.S118] / [.S$86]" office:value-type="float" office:value="-3.20028308021264" calcext:value-type="float">
            <text:p>-3.20028308021264</text:p>
          </table:table-cell>
          <table:table-cell/>
          <table:table-cell table:formula="of:= VALUE(MID([.K131]; 2; 9)) - [.Q131]" office:value-type="float" office:value="0.000346614849320304" calcext:value-type="float">
            <text:p>0.00034661484932</text:p>
          </table:table-cell>
          <table:table-cell table:formula="of:= VALUE(MID([.K131]; 11; 9)) - [.R131]" office:value-type="float" office:value="-0.0003635871616261" calcext:value-type="float">
            <text:p>-0.000363587161626</text:p>
          </table:table-cell>
          <table:table-cell table:formula="of:= VALUE(MID([.K131]; 20; 8)) - [.S131]" office:value-type="float" office:value="0.0000130802126374618" calcext:value-type="float">
            <text:p>1.30802126374618E-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80.27999 24.21832 -4.32216]</text:p>
          </table:table-cell>
          <table:table-cell table:number-columns-repeated="5"/>
          <table:table-cell table:formula="of:= [.$Q106] * [.Q119] / [.Q$86]" office:value-type="float" office:value="80.2779324093276" calcext:value-type="float">
            <text:p>80.2779324093276</text:p>
          </table:table-cell>
          <table:table-cell table:formula="of:= [.$Q106] * [.R119] / [.R$86]" office:value-type="float" office:value="24.2174434064654" calcext:value-type="float">
            <text:p>24.2174434064654</text:p>
          </table:table-cell>
          <table:table-cell table:formula="of:= [.$Q106] * [.S119] / [.S$86]" office:value-type="float" office:value="-4.32224067587234" calcext:value-type="float">
            <text:p>-4.32224067587234</text:p>
          </table:table-cell>
          <table:table-cell/>
          <table:table-cell table:formula="of:= VALUE(MID([.K132]; 2; 9)) - [.Q132]" office:value-type="float" office:value="0.00205759067243605" calcext:value-type="float">
            <text:p>0.002057590672436</text:p>
          </table:table-cell>
          <table:table-cell table:formula="of:= VALUE(MID([.K132]; 11; 9)) - [.R132]" office:value-type="float" office:value="0.000876593534545833" calcext:value-type="float">
            <text:p>0.000876593534546</text:p>
          </table:table-cell>
          <table:table-cell table:formula="of:= VALUE(MID([.K132]; 20; 8)) - [.S132]" office:value-type="float" office:value="0.000080675872337288" calcext:value-type="float">
            <text:p>8.0675872337288E-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80.67438 14.76241 4.98629]</text:p>
          </table:table-cell>
          <table:table-cell table:number-columns-repeated="5"/>
          <table:table-cell table:formula="of:= [.$Q107] * [.Q120] / [.Q$86]" office:value-type="float" office:value="80.6740371457863" calcext:value-type="float">
            <text:p>80.6740371457863</text:p>
          </table:table-cell>
          <table:table-cell table:formula="of:= [.$Q107] * [.R120] / [.R$86]" office:value-type="float" office:value="14.7624937995762" calcext:value-type="float">
            <text:p>14.7624937995762</text:p>
          </table:table-cell>
          <table:table-cell table:formula="of:= [.$Q107] * [.S120] / [.S$86]" office:value-type="float" office:value="4.98654389451731" calcext:value-type="float">
            <text:p>4.98654389451731</text:p>
          </table:table-cell>
          <table:table-cell/>
          <table:table-cell table:formula="of:= VALUE(MID([.K133]; 2; 9)) - [.Q133]" office:value-type="float" office:value="0.000342854213741361" calcext:value-type="float">
            <text:p>0.000342854213741</text:p>
          </table:table-cell>
          <table:table-cell table:formula="of:= VALUE(MID([.K133]; 11; 9)) - [.R133]" office:value-type="float" office:value="-0.0000837995761919785" calcext:value-type="float">
            <text:p>-8.37995761919785E-05</text:p>
          </table:table-cell>
          <table:table-cell table:formula="of:= VALUE(MID([.K133]; 20; 7)) - [.S133]" office:value-type="float" office:value="-0.000253894517313391" calcext:value-type="float">
            <text:p>-0.00025389451731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74.55344 20.41701 5.51860]</text:p>
          </table:table-cell>
          <table:table-cell table:number-columns-repeated="5"/>
          <table:table-cell table:formula="of:= [.$Q108] * [.Q121] / [.Q$86]" office:value-type="float" office:value="74.5536753827015" calcext:value-type="float">
            <text:p>74.5536753827015</text:p>
          </table:table-cell>
          <table:table-cell table:formula="of:= [.$Q108] * [.R121] / [.R$86]" office:value-type="float" office:value="20.4166511881946" calcext:value-type="float">
            <text:p>20.4166511881946</text:p>
          </table:table-cell>
          <table:table-cell table:formula="of:= [.$Q108] * [.S121] / [.S$86]" office:value-type="float" office:value="5.51873364046825" calcext:value-type="float">
            <text:p>5.51873364046825</text:p>
          </table:table-cell>
          <table:table-cell/>
          <table:table-cell table:formula="of:= VALUE(MID([.K134]; 2; 9)) - [.Q134]" office:value-type="float" office:value="-0.000235382701475828" calcext:value-type="float">
            <text:p>-0.000235382701476</text:p>
          </table:table-cell>
          <table:table-cell table:formula="of:= VALUE(MID([.K134]; 11; 9)) - [.R134]" office:value-type="float" office:value="0.000358811805444503" calcext:value-type="float">
            <text:p>0.000358811805445</text:p>
          </table:table-cell>
          <table:table-cell table:formula="of:= VALUE(MID([.K134]; 20; 7)) - [.S134]" office:value-type="float" office:value="-0.000133640468251706" calcext:value-type="float">
            <text:p>-0.00013364046825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80.18269 20.16090 -0.04458]</text:p>
          </table:table-cell>
          <table:table-cell table:number-columns-repeated="5"/>
          <table:table-cell table:formula="of:= [.$Q109] * [.Q122] / [.Q$86]" office:value-type="float" office:value="80.1827053009729" calcext:value-type="float">
            <text:p>80.1827053009729</text:p>
          </table:table-cell>
          <table:table-cell table:formula="of:= [.$Q109] * [.R122] / [.R$86]" office:value-type="float" office:value="20.1605484474639" calcext:value-type="float">
            <text:p>20.1605484474639</text:p>
          </table:table-cell>
          <table:table-cell table:formula="of:= [.$Q109] * [.S122] / [.S$86]" office:value-type="float" office:value="-0.0442203485082689" calcext:value-type="float">
            <text:p>-0.044220348508269</text:p>
          </table:table-cell>
          <table:table-cell/>
          <table:table-cell table:formula="of:= VALUE(MID([.K135]; 2; 9)) - [.Q135]" office:value-type="float" office:value="-0.0000153009729046971" calcext:value-type="float">
            <text:p>-1.53009729046971E-05</text:p>
          </table:table-cell>
          <table:table-cell table:formula="of:= VALUE(MID([.K135]; 11; 9)) - [.R135]" office:value-type="float" office:value="0.000351552536084654" calcext:value-type="float">
            <text:p>0.000351552536085</text:p>
          </table:table-cell>
          <table:table-cell table:formula="of:= VALUE(MID([.K135]; 20; 8)) - [.S135]" office:value-type="float" office:value="-0.000359651491731117" calcext:value-type="float">
            <text:p>-0.00035965149173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77.99114 20.26172 2.12495]</text:p>
          </table:table-cell>
          <table:table-cell table:number-columns-repeated="5"/>
          <table:table-cell table:formula="of:= [.$Q110] * [.Q123] / [.Q$86]" office:value-type="float" office:value="77.9911068852977" calcext:value-type="float">
            <text:p>77.9911068852977</text:p>
          </table:table-cell>
          <table:table-cell table:formula="of:= [.$Q110] * [.R123] / [.R$86]" office:value-type="float" office:value="20.2613704876814" calcext:value-type="float">
            <text:p>20.2613704876814</text:p>
          </table:table-cell>
          <table:table-cell table:formula="of:= [.$Q110] * [.S123] / [.S$86]" office:value-type="float" office:value="2.12534902746375" calcext:value-type="float">
            <text:p>2.12534902746375</text:p>
          </table:table-cell>
          <table:table-cell/>
          <table:table-cell table:formula="of:= VALUE(MID([.K136]; 2; 9)) - [.Q136]" office:value-type="float" office:value="0.0000331147022762934" calcext:value-type="float">
            <text:p>3.31147022762934E-05</text:p>
          </table:table-cell>
          <table:table-cell table:formula="of:= VALUE(MID([.K136]; 11; 9)) - [.R136]" office:value-type="float" office:value="0.000349512318628342" calcext:value-type="float">
            <text:p>0.000349512318628</text:p>
          </table:table-cell>
          <table:table-cell table:formula="of:= VALUE(MID([.K136]; 20; 7)) - [.S136]" office:value-type="float" office:value="-0.000399027463748425" calcext:value-type="float">
            <text:p>-0.00039902746374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82.15551 18.42800 -0.31344]</text:p>
          </table:table-cell>
          <table:table-cell table:number-columns-repeated="5"/>
          <table:table-cell table:formula="of:= [.$Q111] * [.Q124] / [.Q$86]" office:value-type="float" office:value="82.1534369708618" calcext:value-type="float">
            <text:p>82.1534369708618</text:p>
          </table:table-cell>
          <table:table-cell table:formula="of:= [.$Q111] * [.R124] / [.R$86]" office:value-type="float" office:value="18.4272466567165" calcext:value-type="float">
            <text:p>18.4272466567165</text:p>
          </table:table-cell>
          <table:table-cell table:formula="of:= [.$Q111] * [.S124] / [.S$86]" office:value-type="float" office:value="-0.313626399359743" calcext:value-type="float">
            <text:p>-0.313626399359743</text:p>
          </table:table-cell>
          <table:table-cell/>
          <table:table-cell table:formula="of:= VALUE(MID([.K137]; 2; 9)) - [.Q137]" office:value-type="float" office:value="0.00207302913820229" calcext:value-type="float">
            <text:p>0.002073029138202</text:p>
          </table:table-cell>
          <table:table-cell table:formula="of:= VALUE(MID([.K137]; 11; 9)) - [.R137]" office:value-type="float" office:value="0.0007533432834812" calcext:value-type="float">
            <text:p>0.000753343283481</text:p>
          </table:table-cell>
          <table:table-cell table:formula="of:= VALUE(MID([.K137]; 20; 8)) - [.S137]" office:value-type="float" office:value="0.000186399359743294" calcext:value-type="float">
            <text:p>0.00018639935974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87.99122 19.78916 -7.81621]</text:p>
          </table:table-cell>
          <table:table-cell table:number-columns-repeated="5"/>
          <table:table-cell table:formula="of:= [.$Q112] * [.Q125] / [.Q$86]" office:value-type="float" office:value="87.98891080796" calcext:value-type="float">
            <text:p>87.98891080796</text:p>
          </table:table-cell>
          <table:table-cell table:formula="of:= [.$Q112] * [.R125] / [.R$86]" office:value-type="float" office:value="19.7884071475955" calcext:value-type="float">
            <text:p>19.7884071475955</text:p>
          </table:table-cell>
          <table:table-cell table:formula="of:= [.$Q112] * [.S125] / [.S$86]" office:value-type="float" office:value="-7.81614045331376" calcext:value-type="float">
            <text:p>-7.81614045331376</text:p>
          </table:table-cell>
          <table:table-cell/>
          <table:table-cell table:formula="of:= VALUE(MID([.K138]; 2; 9)) - [.Q138]" office:value-type="float" office:value="0.00230919204000202" calcext:value-type="float">
            <text:p>0.002309192040002</text:p>
          </table:table-cell>
          <table:table-cell table:formula="of:= VALUE(MID([.K138]; 11; 9)) - [.R138]" office:value-type="float" office:value="0.000752852404453108" calcext:value-type="float">
            <text:p>0.000752852404453</text:p>
          </table:table-cell>
          <table:table-cell table:formula="of:= VALUE(MID([.K138]; 20; 8)) - [.S138]" office:value-type="float" office:value="-0.0000695466862437044" calcext:value-type="float">
            <text:p>-6.95466862437044E-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Pric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88.03514 103.80394 188.24880]</text:p>
          </table:table-cell>
          <table:table-cell table:number-columns-repeated="5"/>
          <table:table-cell table:formula="of:= VALUE(MID([.K140]; 2; 9))" office:value-type="float" office:value="88.03514" calcext:value-type="float">
            <text:p>88.03514</text:p>
          </table:table-cell>
          <table:table-cell table:formula="of:= VALUE(MID([.K140]; 11; 9))" office:value-type="float" office:value="103.80394" calcext:value-type="float">
            <text:p>103.80394</text:p>
          </table:table-cell>
          <table:table-cell table:formula="of:= VALUE(MID([.K140]; 21; 9))" office:value-type="float" office:value="188.2488" calcext:value-type="float">
            <text:p>188.2488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Valu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7082.85567 2091.47003 -59.17676]</text:p>
          </table:table-cell>
          <table:table-cell table:number-columns-repeated="5"/>
          <table:table-cell table:formula="of:= [.Q127] * [.Q$140]" office:value-type="float" office:value="7082.75041493857" calcext:value-type="float">
            <text:p>7082.75041493857</text:p>
          </table:table-cell>
          <table:table-cell table:formula="of:= [.R127] * [.R$140]" office:value-type="float" office:value="2091.41252872332" calcext:value-type="float">
            <text:p>2091.41252872332</text:p>
          </table:table-cell>
          <table:table-cell table:formula="of:= [.S127] * [.S$140]" office:value-type="float" office:value="-59.2126300099659" calcext:value-type="float">
            <text:p>-59.2126300099659</text:p>
          </table:table-cell>
          <table:table-cell/>
          <table:table-cell table:formula="of:= VALUE(MID([.K142]; 2; 11)) - [.Q142]" office:value-type="float" office:value="0.105255061428579" calcext:value-type="float">
            <text:p>0.105255061428579</text:p>
          </table:table-cell>
          <table:table-cell table:formula="of:= VALUE(MID([.K142]; 13; 11)) - [.R142]" office:value-type="float" office:value="0.0575012766826148" calcext:value-type="float">
            <text:p>0.057501276682615</text:p>
          </table:table-cell>
          <table:table-cell table:formula="of:= VALUE(MID([.K142]; 23; 10)) - [.S142]" office:value-type="float" office:value="0.0358700099658691" calcext:value-type="float">
            <text:p>0.035870009965869</text:p>
          </table:table-cell>
          <table:table-cell/>
          <table:table-cell table:formula="of:= MIN([.U142:.W153])" office:value-type="float" office:value="-0.0758840012176734" calcext:value-type="float">
            <text:p>-0.075884001217673</text:p>
          </table:table-cell>
          <table:table-cell table:formula="of:= MAX([.U142:.W153])" office:value-type="float" office:value="0.202878573728412" calcext:value-type="float">
            <text:p>0.20287857372841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6720.73073 2522.84083 -59.58953]</text:p>
          </table:table-cell>
          <table:table-cell table:number-columns-repeated="5"/>
          <table:table-cell table:formula="of:= [.Q128] * [.Q$140]" office:value-type="float" office:value="6720.75157267996" calcext:value-type="float">
            <text:p>6720.75157267996</text:p>
          </table:table-cell>
          <table:table-cell table:formula="of:= [.R128] * [.R$140]" office:value-type="float" office:value="2522.83735171429" calcext:value-type="float">
            <text:p>2522.83735171429</text:p>
          </table:table-cell>
          <table:table-cell table:formula="of:= [.S128] * [.S$140]" office:value-type="float" office:value="-59.6262217522631" calcext:value-type="float">
            <text:p>-59.6262217522631</text:p>
          </table:table-cell>
          <table:table-cell/>
          <table:table-cell table:formula="of:= VALUE(MID([.K143]; 2; 11)) - [.Q143]" office:value-type="float" office:value="-0.0208426799563313" calcext:value-type="float">
            <text:p>-0.020842679956331</text:p>
          </table:table-cell>
          <table:table-cell table:formula="of:= VALUE(MID([.K143]; 13; 11)) - [.R143]" office:value-type="float" office:value="0.00347828570556885" calcext:value-type="float">
            <text:p>0.003478285705569</text:p>
          </table:table-cell>
          <table:table-cell table:formula="of:= VALUE(MID([.K143]; 23; 10)) - [.S143]" office:value-type="float" office:value="0.0366917522630672" calcext:value-type="float">
            <text:p>0.03669175226306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7106.37451 2090.18153 -109.03866]</text:p>
          </table:table-cell>
          <table:table-cell table:number-columns-repeated="5"/>
          <table:table-cell table:formula="of:= [.Q129] * [.Q$140]" office:value-type="float" office:value="7106.18633741957" calcext:value-type="float">
            <text:p>7106.18633741957</text:p>
          </table:table-cell>
          <table:table-cell table:formula="of:= [.R129] * [.R$140]" office:value-type="float" office:value="2090.10209290373" calcext:value-type="float">
            <text:p>2090.10209290373</text:p>
          </table:table-cell>
          <table:table-cell table:formula="of:= [.S129] * [.S$140]" office:value-type="float" office:value="-109.05903204996" calcext:value-type="float">
            <text:p>-109.05903204996</text:p>
          </table:table-cell>
          <table:table-cell/>
          <table:table-cell table:formula="of:= VALUE(MID([.K144]; 2; 11)) - [.Q144]" office:value-type="float" office:value="0.188172580433275" calcext:value-type="float">
            <text:p>0.188172580433275</text:p>
          </table:table-cell>
          <table:table-cell table:formula="of:= VALUE(MID([.K144]; 13; 11)) - [.R144]" office:value-type="float" office:value="0.0794370962671565" calcext:value-type="float">
            <text:p>0.079437096267157</text:p>
          </table:table-cell>
          <table:table-cell table:formula="of:= VALUE(MID([.K144]; 24; 10)) - [.S144]" office:value-type="float" office:value="0.0203720499598319" calcext:value-type="float">
            <text:p>0.02037204995983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7056.67646 2799.04870 -1322.95140]</text:p>
          </table:table-cell>
          <table:table-cell table:number-columns-repeated="5"/>
          <table:table-cell table:formula="of:= [.Q130] * [.Q$140]" office:value-type="float" office:value="7056.64765715529" calcext:value-type="float">
            <text:p>7056.64765715529</text:p>
          </table:table-cell>
          <table:table-cell table:formula="of:= [.R130] * [.R$140]" office:value-type="float" office:value="2799.05866455571" calcext:value-type="float">
            <text:p>2799.05866455571</text:p>
          </table:table-cell>
          <table:table-cell table:formula="of:= [.S130] * [.S$140]" office:value-type="float" office:value="-1322.90490379435" calcext:value-type="float">
            <text:p>-1322.90490379435</text:p>
          </table:table-cell>
          <table:table-cell/>
          <table:table-cell table:formula="of:= VALUE(MID([.K145]; 2; 11)) - [.Q145]" office:value-type="float" office:value="0.0288028447121178" calcext:value-type="float">
            <text:p>0.028802844712118</text:p>
          </table:table-cell>
          <table:table-cell table:formula="of:= VALUE(MID([.K145]; 13; 11)) - [.R145]" office:value-type="float" office:value="-0.00996455570884791" calcext:value-type="float">
            <text:p>-0.009964555708848</text:p>
          </table:table-cell>
          <table:table-cell table:formula="of:= VALUE(MID([.K145]; 23; 10)) - [.S145]" office:value-type="float" office:value="-0.0460962056465633" calcext:value-type="float">
            <text:p>-0.04609620564656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7071.83843 2395.71195 -602.44692]</text:p>
          </table:table-cell>
          <table:table-cell table:number-columns-repeated="5"/>
          <table:table-cell table:formula="of:= [.Q131] * [.Q$140]" office:value-type="float" office:value="7071.80851242541" calcext:value-type="float">
            <text:p>7071.80851242541</text:p>
          </table:table-cell>
          <table:table-cell table:formula="of:= [.R131] * [.R$140]" office:value-type="float" office:value="2395.74963382791" calcext:value-type="float">
            <text:p>2395.74963382791</text:p>
          </table:table-cell>
          <table:table-cell table:formula="of:= [.S131] * [.S$140]" office:value-type="float" office:value="-602.449449510333" calcext:value-type="float">
            <text:p>-602.449449510333</text:p>
          </table:table-cell>
          <table:table-cell/>
          <table:table-cell table:formula="of:= VALUE(MID([.K146]; 2; 11)) - [.Q146]" office:value-type="float" office:value="0.029917574585852" calcext:value-type="float">
            <text:p>0.029917574585852</text:p>
          </table:table-cell>
          <table:table-cell table:formula="of:= VALUE(MID([.K146]; 13; 11)) - [.R146]" office:value-type="float" office:value="-0.037683827910314" calcext:value-type="float">
            <text:p>-0.037683827910314</text:p>
          </table:table-cell>
          <table:table-cell table:formula="of:= VALUE(MID([.K146]; 23; 10)) - [.S146]" office:value-type="float" office:value="0.00254951033275574" calcext:value-type="float">
            <text:p>0.00254951033275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7067.45954 2513.95732 -813.64185]</text:p>
          </table:table-cell>
          <table:table-cell table:number-columns-repeated="5"/>
          <table:table-cell table:formula="of:= [.Q132] * [.Q$140]" office:value-type="float" office:value="7067.27901856569" calcext:value-type="float">
            <text:p>7067.27901856569</text:p>
          </table:table-cell>
          <table:table-cell table:formula="of:= [.R132] * [.R$140]" office:value-type="float" office:value="2513.86604231814" calcext:value-type="float">
            <text:p>2513.86604231814</text:p>
          </table:table-cell>
          <table:table-cell table:formula="of:= [.S132] * [.S$140]" office:value-type="float" office:value="-813.656620544156" calcext:value-type="float">
            <text:p>-813.656620544156</text:p>
          </table:table-cell>
          <table:table-cell/>
          <table:table-cell table:formula="of:= VALUE(MID([.K147]; 2; 11)) - [.Q147]" office:value-type="float" office:value="0.180521434310322" calcext:value-type="float">
            <text:p>0.180521434310322</text:p>
          </table:table-cell>
          <table:table-cell table:formula="of:= VALUE(MID([.K147]; 13; 11)) - [.R147]" office:value-type="float" office:value="0.0912776818645398" calcext:value-type="float">
            <text:p>0.09127768186454</text:p>
          </table:table-cell>
          <table:table-cell table:formula="of:= VALUE(MID([.K147]; 23; 10)) - [.S147]" office:value-type="float" office:value="0.0148205441564642" calcext:value-type="float">
            <text:p>0.01482054415646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7102.17963 1532.39576 938.66237]</text:p>
          </table:table-cell>
          <table:table-cell table:number-columns-repeated="5"/>
          <table:table-cell table:formula="of:= [.Q133] * [.Q$140]" office:value-type="float" office:value="7102.15015449449" calcext:value-type="float">
            <text:p>7102.15015449449</text:p>
          </table:table-cell>
          <table:table-cell table:formula="of:= [.R133] * [.R$140]" office:value-type="float" office:value="1532.40502062158" calcext:value-type="float">
            <text:p>1532.40502062158</text:p>
          </table:table-cell>
          <table:table-cell table:formula="of:= [.S133] * [.S$140]" office:value-type="float" office:value="938.710904290211" calcext:value-type="float">
            <text:p>938.710904290211</text:p>
          </table:table-cell>
          <table:table-cell/>
          <table:table-cell table:formula="of:= VALUE(MID([.K148]; 2; 11)) - [.Q148]" office:value-type="float" office:value="0.0294755055065252" calcext:value-type="float">
            <text:p>0.029475505506525</text:p>
          </table:table-cell>
          <table:table-cell table:formula="of:= VALUE(MID([.K148]; 13; 11)) - [.R148]" office:value-type="float" office:value="-0.00926062157873275" calcext:value-type="float">
            <text:p>-0.009260621578733</text:p>
          </table:table-cell>
          <table:table-cell table:formula="of:= VALUE(MID([.K148]; 23; 10)) - [.S148]" office:value-type="float" office:value="-0.0485342902107959" calcext:value-type="float">
            <text:p>-0.04853429021079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6563.32223 2119.36643 1038.86933]</text:p>
          </table:table-cell>
          <table:table-cell table:number-columns-repeated="5"/>
          <table:table-cell table:formula="of:= [.Q134] * [.Q$140]" office:value-type="float" office:value="6563.34324983068" calcext:value-type="float">
            <text:p>6563.34324983068</text:p>
          </table:table-cell>
          <table:table-cell table:formula="of:= [.R134] * [.R$140]" office:value-type="float" office:value="2119.32883494028" calcext:value-type="float">
            <text:p>2119.32883494028</text:p>
          </table:table-cell>
          <table:table-cell table:formula="of:= [.S134] * [.S$140]" office:value-type="float" office:value="1038.89498533778" calcext:value-type="float">
            <text:p>1038.89498533778</text:p>
          </table:table-cell>
          <table:table-cell/>
          <table:table-cell table:formula="of:= VALUE(MID([.K149]; 2; 11)) - [.Q149]" office:value-type="float" office:value="-0.0210198306776874" calcext:value-type="float">
            <text:p>-0.021019830677688</text:p>
          </table:table-cell>
          <table:table-cell table:formula="of:= VALUE(MID([.K149]; 13; 11)) - [.R149]" office:value-type="float" office:value="0.0375950597235715" calcext:value-type="float">
            <text:p>0.037595059723572</text:p>
          </table:table-cell>
          <table:table-cell table:formula="of:= VALUE(MID([.K149]; 23; 10)) - [.S149]" office:value-type="float" office:value="-0.0256853377798052" calcext:value-type="float">
            <text:p>-0.0256853377798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7058.89432 2092.78032 -8.39125]</text:p>
          </table:table-cell>
          <table:table-cell table:number-columns-repeated="5"/>
          <table:table-cell table:formula="of:= [.Q135] * [.Q$140]" office:value-type="float" office:value="7058.89568674989" calcext:value-type="float">
            <text:p>7058.89568674989</text:p>
          </table:table-cell>
          <table:table-cell table:formula="of:= [.R135] * [.R$140]" office:value-type="float" office:value="2092.74436140764" calcext:value-type="float">
            <text:p>2092.74436140764</text:p>
          </table:table-cell>
          <table:table-cell table:formula="of:= [.S135] * [.S$140]" office:value-type="float" office:value="-8.32442754226341" calcext:value-type="float">
            <text:p>-8.32442754226341</text:p>
          </table:table-cell>
          <table:table-cell/>
          <table:table-cell table:formula="of:= VALUE(MID([.K150]; 2; 11)) - [.Q150]" office:value-type="float" office:value="-0.00136674989062158" calcext:value-type="float">
            <text:p>-0.001366749890622</text:p>
          </table:table-cell>
          <table:table-cell table:formula="of:= VALUE(MID([.K150]; 13; 11)) - [.R150]" office:value-type="float" office:value="0.0359585923624763" calcext:value-type="float">
            <text:p>0.035958592362476</text:p>
          </table:table-cell>
          <table:table-cell table:formula="of:= VALUE(MID([.K150]; 23; 9)) - [.S150]" office:value-type="float" office:value="-0.0668224577365919" calcext:value-type="float">
            <text:p>-0.06682245773659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6865.96073 2103.24601 400.01852]</text:p>
          </table:table-cell>
          <table:table-cell table:number-columns-repeated="5"/>
          <table:table-cell table:formula="of:= [.Q136] * [.Q$140]" office:value-type="float" office:value="6865.95801340215" calcext:value-type="float">
            <text:p>6865.95801340215</text:p>
          </table:table-cell>
          <table:table-cell table:formula="of:= [.R136] * [.R$140]" office:value-type="float" office:value="2103.21008642105" calcext:value-type="float">
            <text:p>2103.21008642105</text:p>
          </table:table-cell>
          <table:table-cell table:formula="of:= [.S136] * [.S$140]" office:value-type="float" office:value="400.094404001218" calcext:value-type="float">
            <text:p>400.094404001218</text:p>
          </table:table-cell>
          <table:table-cell/>
          <table:table-cell table:formula="of:= VALUE(MID([.K151]; 2; 11)) - [.Q151]" office:value-type="float" office:value="0.00271659785084921" calcext:value-type="float">
            <text:p>0.002716597850849</text:p>
          </table:table-cell>
          <table:table-cell table:formula="of:= VALUE(MID([.K151]; 13; 11)) - [.R151]" office:value-type="float" office:value="0.0359235789519516" calcext:value-type="float">
            <text:p>0.035923578951952</text:p>
          </table:table-cell>
          <table:table-cell table:formula="of:= VALUE(MID([.K151]; 23; 10)) - [.S151]" office:value-type="float" office:value="-0.0758840012176734" calcext:value-type="float">
            <text:p>-0.07588400121767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7232.57124 1912.89928 -59.00466]</text:p>
          </table:table-cell>
          <table:table-cell table:number-columns-repeated="5"/>
          <table:table-cell table:formula="of:= [.Q137] * [.Q$140]" office:value-type="float" office:value="7232.38932521099" calcext:value-type="float">
            <text:p>7232.38932521099</text:p>
          </table:table-cell>
          <table:table-cell table:formula="of:= [.R137] * [.R$140]" office:value-type="float" office:value="1912.820806319" calcext:value-type="float">
            <text:p>1912.820806319</text:p>
          </table:table-cell>
          <table:table-cell table:formula="of:= [.S137] * [.S$140]" office:value-type="float" office:value="-59.0397933277924" calcext:value-type="float">
            <text:p>-59.0397933277924</text:p>
          </table:table-cell>
          <table:table-cell/>
          <table:table-cell table:formula="of:= VALUE(MID([.K152]; 2; 11)) - [.Q152]" office:value-type="float" office:value="0.181914789005532" calcext:value-type="float">
            <text:p>0.181914789005532</text:p>
          </table:table-cell>
          <table:table-cell table:formula="of:= VALUE(MID([.K152]; 13; 11)) - [.R152]" office:value-type="float" office:value="0.0784736809978313" calcext:value-type="float">
            <text:p>0.078473680997831</text:p>
          </table:table-cell>
          <table:table-cell table:formula="of:= VALUE(MID([.K152]; 23; 10)) - [.S152]" office:value-type="float" office:value="0.0351333277924368" calcext:value-type="float">
            <text:p>0.03513332779243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7746.31896 2054.19258 -1471.39194]</text:p>
          </table:table-cell>
          <table:table-cell table:number-columns-repeated="5"/>
          <table:table-cell table:formula="of:= [.Q138] * [.Q$140]" office:value-type="float" office:value="7746.11608142627" calcext:value-type="float">
            <text:p>7746.11608142627</text:p>
          </table:table-cell>
          <table:table-cell table:formula="of:= [.R138] * [.R$140]" office:value-type="float" office:value="2054.11462824458" calcext:value-type="float">
            <text:p>2054.11462824458</text:p>
          </table:table-cell>
          <table:table-cell table:formula="of:= [.S138] * [.S$140]" office:value-type="float" office:value="-1471.37906096777" calcext:value-type="float">
            <text:p>-1471.37906096777</text:p>
          </table:table-cell>
          <table:table-cell/>
          <table:table-cell table:formula="of:= VALUE(MID([.K153]; 2; 11)) - [.Q153]" office:value-type="float" office:value="0.202878573728412" calcext:value-type="float">
            <text:p>0.202878573728412</text:p>
          </table:table-cell>
          <table:table-cell table:formula="of:= VALUE(MID([.K153]; 13; 11)) - [.R153]" office:value-type="float" office:value="0.0779517554205995" calcext:value-type="float">
            <text:p>0.0779517554206</text:p>
          </table:table-cell>
          <table:table-cell table:formula="of:= VALUE(MID([.K153]; 24; 10)) - [.S153]" office:value-type="float" office:value="-0.0128390322295218" calcext:value-type="float">
            <text:p>-0.01283903222952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Current portfolio value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float" office:value="9115.14893567269" calcext:value-type="float">
            <text:p>9115.14893567269</text:p>
          </table:table-cell>
          <table:table-cell table:number-columns-repeated="5"/>
          <table:table-cell table:formula="of:= SUM([.Q142:.S142])" office:value-type="float" office:value="9114.95031365192" calcext:value-type="float">
            <text:p>9114.95031365192</text:p>
          </table:table-cell>
          <table:table-cell table:number-columns-repeated="3"/>
          <table:table-cell table:formula="of:= VALUE([.K155]) - [.Q155]" office:value-type="float" office:value="0.198622020767289" calcext:value-type="float">
            <text:p>0.198622020767289</text:p>
          </table:table-cell>
          <table:table-cell table:number-columns-repeated="3"/>
          <table:table-cell table:formula="of:= MIN([.U155:.W166])" office:value-type="float" office:value="-0.0372422409545834" calcext:value-type="float">
            <text:p>-0.037242240954583</text:p>
          </table:table-cell>
          <table:table-cell table:formula="of:= MAX([.U155:.W166])" office:value-type="float" office:value="0.295526505946327" calcext:value-type="float">
            <text:p>0.29552650594632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float" office:value="9183.98202658971" calcext:value-type="float">
            <text:p>9183.98202658971</text:p>
          </table:table-cell>
          <table:table-cell table:number-columns-repeated="5"/>
          <table:table-cell table:formula="of:= SUM([.Q143:.S143])" office:value-type="float" office:value="9183.96270264199" calcext:value-type="float">
            <text:p>9183.96270264199</text:p>
          </table:table-cell>
          <table:table-cell table:number-columns-repeated="3"/>
          <table:table-cell table:formula="of:= VALUE([.K156]) - [.Q156]" office:value-type="float" office:value="0.0193239477230236" calcext:value-type="float">
            <text:p>0.01932394772302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float" office:value="9087.51737088319" calcext:value-type="float">
            <text:p>9087.51737088319</text:p>
          </table:table-cell>
          <table:table-cell table:number-columns-repeated="5"/>
          <table:table-cell table:formula="of:= SUM([.Q144:.S144])" office:value-type="float" office:value="9087.22939827334" calcext:value-type="float">
            <text:p>9087.22939827334</text:p>
          </table:table-cell>
          <table:table-cell table:number-columns-repeated="3"/>
          <table:table-cell table:formula="of:= VALUE([.K157]) - [.Q157]" office:value-type="float" office:value="0.28797260985084" calcext:value-type="float">
            <text:p>0.2879726098508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float" office:value="8532.77375850667" calcext:value-type="float">
            <text:p>8532.77375850667</text:p>
          </table:table-cell>
          <table:table-cell table:number-columns-repeated="5"/>
          <table:table-cell table:formula="of:= SUM([.Q145:.S145])" office:value-type="float" office:value="8532.80141791664" calcext:value-type="float">
            <text:p>8532.80141791664</text:p>
          </table:table-cell>
          <table:table-cell table:number-columns-repeated="3"/>
          <table:table-cell table:formula="of:= VALUE([.K158]) - [.Q158]" office:value-type="float" office:value="-0.0276594099723297" calcext:value-type="float">
            <text:p>-0.02765940997233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float" office:value="8865.10346369108" calcext:value-type="float">
            <text:p>8865.10346369108</text:p>
          </table:table-cell>
          <table:table-cell table:number-columns-repeated="5"/>
          <table:table-cell table:formula="of:= SUM([.Q146:.S146])" office:value-type="float" office:value="8865.10869674299" calcext:value-type="float">
            <text:p>8865.10869674299</text:p>
          </table:table-cell>
          <table:table-cell table:number-columns-repeated="3"/>
          <table:table-cell table:formula="of:= VALUE([.K159]) - [.Q159]" office:value-type="float" office:value="-0.00523305191018153" calcext:value-type="float">
            <text:p>-0.00523305191018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float" office:value="8767.77501212688" calcext:value-type="float">
            <text:p>8767.77501212688</text:p>
          </table:table-cell>
          <table:table-cell table:number-columns-repeated="5"/>
          <table:table-cell table:formula="of:= SUM([.Q147:.S147])" office:value-type="float" office:value="8767.48844033967" calcext:value-type="float">
            <text:p>8767.48844033967</text:p>
          </table:table-cell>
          <table:table-cell table:number-columns-repeated="3"/>
          <table:table-cell table:formula="of:= VALUE([.K160]) - [.Q160]" office:value-type="float" office:value="0.286571787211869" calcext:value-type="float">
            <text:p>0.28657178721186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float" office:value="9573.23777175642" calcext:value-type="float">
            <text:p>9573.23777175642</text:p>
          </table:table-cell>
          <table:table-cell table:number-columns-repeated="5"/>
          <table:table-cell table:formula="of:= SUM([.Q148:.S148])" office:value-type="float" office:value="9573.26607940628" calcext:value-type="float">
            <text:p>9573.26607940628</text:p>
          </table:table-cell>
          <table:table-cell table:number-columns-repeated="3"/>
          <table:table-cell table:formula="of:= VALUE([.K161]) - [.Q161]" office:value-type="float" office:value="-0.0283076498635637" calcext:value-type="float">
            <text:p>-0.02830764986356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float" office:value="9721.55799220357" calcext:value-type="float">
            <text:p>9721.55799220357</text:p>
          </table:table-cell>
          <table:table-cell table:number-columns-repeated="5"/>
          <table:table-cell table:formula="of:= SUM([.Q149:.S149])" office:value-type="float" office:value="9721.56707010873" calcext:value-type="float">
            <text:p>9721.56707010873</text:p>
          </table:table-cell>
          <table:table-cell table:number-columns-repeated="3"/>
          <table:table-cell table:formula="of:= VALUE([.K162]) - [.Q162]" office:value-type="float" office:value="-0.00907790516248497" calcext:value-type="float">
            <text:p>-0.00907790516248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float" office:value="9143.28339504396" calcext:value-type="float">
            <text:p>9143.28339504396</text:p>
          </table:table-cell>
          <table:table-cell table:number-columns-repeated="5"/>
          <table:table-cell table:formula="of:= SUM([.Q150:.S150])" office:value-type="float" office:value="9143.31562061527" calcext:value-type="float">
            <text:p>9143.31562061527</text:p>
          </table:table-cell>
          <table:table-cell table:number-columns-repeated="3"/>
          <table:table-cell table:formula="of:= VALUE([.K163]) - [.Q163]" office:value-type="float" office:value="-0.0322255713053892" calcext:value-type="float">
            <text:p>-0.03222557130538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float" office:value="9369.22526158346" calcext:value-type="float">
            <text:p>9369.22526158346</text:p>
          </table:table-cell>
          <table:table-cell table:number-columns-repeated="5"/>
          <table:table-cell table:formula="of:= SUM([.Q151:.S151])" office:value-type="float" office:value="9369.26250382441" calcext:value-type="float">
            <text:p>9369.26250382441</text:p>
          </table:table-cell>
          <table:table-cell table:number-columns-repeated="3"/>
          <table:table-cell table:formula="of:= VALUE([.K164]) - [.Q164]" office:value-type="float" office:value="-0.0372422409545834" calcext:value-type="float">
            <text:p>-0.037242240954583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float" office:value="9086.46586470815" calcext:value-type="float">
            <text:p>9086.46586470815</text:p>
          </table:table-cell>
          <table:table-cell table:number-columns-repeated="5"/>
          <table:table-cell table:formula="of:= SUM([.Q152:.S152])" office:value-type="float" office:value="9086.17033820221" calcext:value-type="float">
            <text:p>9086.17033820221</text:p>
          </table:table-cell>
          <table:table-cell table:number-columns-repeated="3"/>
          <table:table-cell table:formula="of:= VALUE([.K165]) - [.Q165]" office:value-type="float" office:value="0.295526505946327" calcext:value-type="float">
            <text:p>0.29552650594632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float" office:value="8329.11959919648" calcext:value-type="float">
            <text:p>8329.11959919648</text:p>
          </table:table-cell>
          <table:table-cell table:number-columns-repeated="5"/>
          <table:table-cell table:formula="of:= SUM([.Q153:.S153])" office:value-type="float" office:value="8328.85164870308" calcext:value-type="float">
            <text:p>8328.85164870308</text:p>
          </table:table-cell>
          <table:table-cell table:number-columns-repeated="3"/>
          <table:table-cell table:formula="of:= VALUE([.K166]) - [.Q166]" office:value-type="float" office:value="0.267950493400349" calcext:value-type="float">
            <text:p>0.267950493400349</text:p>
          </table:table-cell>
          <table:table-cell table:number-columns-repeated="8"/>
        </table:table-row>
        <table:table-row table:style-name="ro1" table:number-rows-repeated="14">
          <table:table-cell table:number-columns-repeated="29"/>
        </table:table-row>
        <table:table-row table:style-name="ro1">
          <table:table-cell table:number-columns-repeated="9"/>
          <table:table-cell table:style-name="ce2"/>
          <table:table-cell table:number-columns-repeated="19"/>
        </table:table-row>
        <table:table-row table:style-name="ro1" table:number-rows-repeated="9">
          <table:table-cell table:number-columns-repeated="29"/>
        </table:table-row>
        <table:table-row table:style-name="ro1" table:number-rows-repeated="22">
          <table:table-cell table:number-columns-repeated="9"/>
          <table:table-cell table:style-name="ce2"/>
          <table:table-cell table:number-columns-repeated="19"/>
        </table:table-row>
        <table:table-row table:style-name="ro1">
          <table:table-cell table:number-columns-repeated="9"/>
          <table:table-cell table:style-name="ce2"/>
          <table:table-cell table:number-columns-repeated="19"/>
        </table:table-row>
      </table:table>
      <table:table table:name="Test 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default-cell-style-name="ce5"/>
        <table:table-column table:style-name="co1" table:number-columns-repeated="5" table:default-cell-style-name="ce2"/>
        <table:table-column table:style-name="co1" table:number-columns-repeated="14" table:default-cell-style-name="Default"/>
        <table:table-row table:style-name="ro1">
          <table:table-cell table:number-columns-repeated="9"/>
          <table:table-cell table:style-name="Default" table:number-columns-repeated="6"/>
          <table:table-cell table:number-columns-repeated="14"/>
        </table:table-row>
        <table:table-row table:style-name="ro1">
          <table:table-cell table:number-columns-repeated="9"/>
          <table:table-cell table:style-name="ce1" office:value-type="string" calcext:value-type="string">
            <text:p>Program output</text:p>
          </table:table-cell>
          <table:table-cell table:style-name="Default" table:number-columns-repeated="5"/>
          <table:table-cell/>
          <table:table-cell table:style-name="ce1" office:value-type="string" calcext:value-type="string">
            <text:p>Recreate program output</text:p>
          </table:table-cell>
          <table:table-cell table:number-columns-repeated="3"/>
          <table:table-cell table:style-name="ce1" office:value-type="string" calcext:value-type="string">
            <text:p>Checks</text:p>
          </table:table-cell>
          <table:table-cell table:number-columns-repeated="3"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Overall Differences</text:p>
          </table:table-cell>
          <table:table-cell/>
        </table:table-row>
        <table:table-row table:style-name="ro1">
          <table:table-cell table:number-columns-repeated="9"/>
          <table:table-cell table:style-name="ce1"/>
          <table:table-cell table:style-name="Default" table:number-columns-repeated="5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9"/>
          <table:table-cell table:style-name="Default" table:number-columns-repeated="6"/>
          <table:table-cell/>
          <table:table-cell office:value-type="string" calcext:value-type="string">
            <text:p>Asset 1</text:p>
          </table:table-cell>
          <table:table-cell office:value-type="string" calcext:value-type="string">
            <text:p>Asset 2</text:p>
          </table:table-cell>
          <table:table-cell office:value-type="string" calcext:value-type="string">
            <text:p>Asset 3</text:p>
          </table:table-cell>
          <table:table-cell/>
          <table:table-cell office:value-type="string" calcext:value-type="string">
            <text:p>Asset 1</text:p>
          </table:table-cell>
          <table:table-cell office:value-type="string" calcext:value-type="string">
            <text:p>Asset 2</text:p>
          </table:table-cell>
          <table:table-cell office:value-type="string" calcext:value-type="string">
            <text:p>Asset 3</text:p>
          </table:table-cell>
          <table:table-cell/>
          <table:table-cell office:value-type="string" calcext:value-type="string">
            <text:p>Smallest</text:p>
          </table:table-cell>
          <table:table-cell office:value-type="string" calcext:value-type="string">
            <text:p>Largest</text:p>
          </table:table-cell>
          <table:table-cell/>
          <table:table-cell office:value-type="string" calcext:value-type="string">
            <text:p>Smallest</text:p>
          </table:table-cell>
          <table:table-cell office:value-type="string" calcext:value-type="string">
            <text:p>Largest</text:p>
          </table:table-cell>
        </table:table-row>
        <table:table-row table:style-name="ro1">
          <table:table-cell/>
          <table:table-cell office:value-type="string" calcext:value-type="string">
            <text:p>asset means</text:p>
          </table:table-cell>
          <table:table-cell/>
          <table:table-cell table:style-name="ce4" office:value-type="float" office:value="0.035" calcext:value-type="float">
            <text:p>0.035</text:p>
          </table:table-cell>
          <table:table-cell table:style-name="ce4" office:value-type="float" office:value="0.105" calcext:value-type="float">
            <text:p>0.105</text:p>
          </table:table-cell>
          <table:table-cell table:style-name="ce4" office:value-type="float" office:value="0.005" calcext:value-type="float">
            <text:p>0.005</text:p>
          </table:table-cell>
          <table:table-cell table:number-columns-repeated="3"/>
          <table:table-cell table:style-name="ce2" office:value-type="string" calcext:value-type="string">
            <text:p>Allocation factor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22.93845 6.86470 -28.80314]</text:p>
          </table:table-cell>
          <table:table-cell table:number-columns-repeated="5"/>
          <table:table-cell table:formula="of:= [.$D$26]" office:value-type="float" office:value="22.9384513567174" calcext:value-type="float">
            <text:p>22.9384513567174</text:p>
          </table:table-cell>
          <table:table-cell table:formula="of:= [.$D$27]" office:value-type="float" office:value="6.86469887491727" calcext:value-type="float">
            <text:p>6.86469887491727</text:p>
          </table:table-cell>
          <table:table-cell table:formula="of:= [.$D$28]" office:value-type="float" office:value="-28.8031502316347" calcext:value-type="float">
            <text:p>-28.8031502316347</text:p>
          </table:table-cell>
          <table:table-cell/>
          <table:table-cell table:formula="of:= VALUE(MID([.K6]; 2; 7)) - [.Q6]" office:value-type="float" office:value="-0.000051356717413853" calcext:value-type="float">
            <text:p>-5.1356717413853E-05</text:p>
          </table:table-cell>
          <table:table-cell table:formula="of:= VALUE(MID([.K6]; 10; 9)) - [.R6]" office:value-type="float" office:value="0.00000112508272565037" calcext:value-type="float">
            <text:p>1.12508272565037E-06</text:p>
          </table:table-cell>
          <table:table-cell table:formula="of:= VALUE(MID([.K6]; 19; 8)) - [.S6]" office:value-type="float" office:value="0.0000502316346882026" calcext:value-type="float">
            <text:p>5.02316346882026E-05</text:p>
          </table:table-cell>
          <table:table-cell/>
          <table:table-cell table:formula="of:= MIN([.U6:.W13])" office:value-type="float" office:value="-0.000051356717413853" calcext:value-type="float">
            <text:p>-5.1356717413853E-05</text:p>
          </table:table-cell>
          <table:table-cell table:formula="of:= MAX([.U6:.W13])" office:value-type="float" office:value="0.0000502316346882026" calcext:value-type="float">
            <text:p>5.02316346882026E-05</text:p>
          </table:table-cell>
          <table:table-cell/>
          <table:table-cell table:style-name="ce12" table:formula="of:= MIN([.Y6:.Y188])" office:value-type="float" office:value="-25.5653719869442" calcext:value-type="float">
            <text:p>-25.5653719869442</text:p>
          </table:table-cell>
          <table:table-cell table:style-name="ce12" table:formula="of:= MAX([.Z6:.Z188])" office:value-type="float" office:value="29.1967204706743" calcext:value-type="float">
            <text:p>29.1967204706743</text:p>
          </table:table-cell>
        </table:table-row>
        <table:table-row table:style-name="ro1">
          <table:table-cell/>
          <table:table-cell office:value-type="string" calcext:value-type="string">
            <text:p>assets volatilities</text:p>
          </table:table-cell>
          <table:table-cell/>
          <table:table-cell table:style-name="ce4" table:formula="of:= 0.016^0.5" office:value-type="float" office:value="0.126491106406735" calcext:value-type="float">
            <text:p>0.126491106406735</text:p>
          </table:table-cell>
          <table:table-cell table:style-name="ce4" table:formula="of:= 0.035^0.5" office:value-type="float" office:value="0.187082869338697" calcext:value-type="float">
            <text:p>0.187082869338697</text:p>
          </table:table-cell>
          <table:table-cell table:style-name="ce4" table:formula="of:= 0.0064^0.5" office:value-type="float" office:value="0.08" calcext:value-type="float">
            <text:p>0.08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string" calcext:value-type="string">
            <text:p>[23.02761 6.77554 -28.80314]</text:p>
          </table:table-cell>
          <table:table-cell table:number-columns-repeated="5"/>
          <table:table-cell table:formula="of:= VALUE(MID([.$K7]; 2; 9))" office:value-type="float" office:value="23.02761" calcext:value-type="float">
            <text:p>23.02761</text:p>
          </table:table-cell>
          <table:table-cell table:formula="of:= VALUE(MID([.$K7]; 11; 8))" office:value-type="float" office:value="6.77554" calcext:value-type="float">
            <text:p>6.77554</text:p>
          </table:table-cell>
          <table:table-cell table:formula="of:= VALUE(MID([.$K7]; 19; 9))" office:value-type="float" office:value="-28.80314" calcext:value-type="float">
            <text:p>-28.803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sset correlation</text:p>
          </table:table-cell>
          <table:table-cell/>
          <table:table-cell table:style-name="ce4" table:formula="of:= -0.00765 / ([.D7] * [.E7])" office:value-type="float" office:value="-0.323271502433658" calcext:value-type="float">
            <text:p>-0.323271502433658</text:p>
          </table:table-cell>
          <table:table-cell table:style-name="ce4" table:formula="of:= 0.0093 / ([.D7] * [.F7])" office:value-type="float" office:value="0.919036944986435" calcext:value-type="float">
            <text:p>0.919036944986435</text:p>
          </table:table-cell>
          <table:table-cell table:style-name="ce4" table:formula="of:= -0.0018 / ([.E7] * [.F7])" office:value-type="float" office:value="-0.120267558860591" calcext:value-type="float">
            <text:p>-0.120267558860591</text:p>
          </table:table-cell>
          <table:table-cell table:number-columns-repeated="3"/>
          <table:table-cell office:value-type="string" calcext:value-type="string">
            <text:p>2:</text:p>
          </table:table-cell>
          <table:table-cell office:value-type="string" calcext:value-type="string">
            <text:p>[22.93845 6.90831 -28.84675]</text:p>
          </table:table-cell>
          <table:table-cell table:number-columns-repeated="5"/>
          <table:table-cell table:formula="of:= VALUE(MID([.$K8]; 2; 9))" office:value-type="float" office:value="22.93845" calcext:value-type="float">
            <text:p>22.93845</text:p>
          </table:table-cell>
          <table:table-cell table:formula="of:= VALUE(MID([.$K8]; 11; 8))" office:value-type="float" office:value="6.90831" calcext:value-type="float">
            <text:p>6.90831</text:p>
          </table:table-cell>
          <table:table-cell table:formula="of:= VALUE(MID([.$K8]; 19; 9))" office:value-type="float" office:value="-28.84675" calcext:value-type="float">
            <text:p>-28.846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3:</text:p>
          </table:table-cell>
          <table:table-cell office:value-type="string" calcext:value-type="string">
            <text:p>[22.93845 6.81038 -28.74883]</text:p>
          </table:table-cell>
          <table:table-cell table:number-columns-repeated="5"/>
          <table:table-cell table:formula="of:= VALUE(MID([.$K9]; 2; 9))" office:value-type="float" office:value="22.93845" calcext:value-type="float">
            <text:p>22.93845</text:p>
          </table:table-cell>
          <table:table-cell table:formula="of:= VALUE(MID([.$K9]; 11; 8))" office:value-type="float" office:value="6.81038" calcext:value-type="float">
            <text:p>6.81038</text:p>
          </table:table-cell>
          <table:table-cell table:formula="of:= VALUE(MID([.$K9]; 19; 9))" office:value-type="float" office:value="-28.74883" calcext:value-type="float">
            <text:p>-28.7488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variance matrix</text:p>
          </table:table-cell>
          <table:table-cell/>
          <table:table-cell table:style-name="ce13" table:formula="of:= [.D7]^2" office:value-type="float" office:value="0.016" calcext:value-type="float">
            <text:p>0.01600</text:p>
          </table:table-cell>
          <table:table-cell table:style-name="ce13" table:formula="of:= [.D8] * ([.D7] * [.E7])" office:value-type="float" office:value="-0.00765" calcext:value-type="float">
            <text:p>-0.00765</text:p>
          </table:table-cell>
          <table:table-cell table:style-name="ce13" table:formula="of:= [.E8] * ([.D7] * [.F7])" office:value-type="float" office:value="0.0093" calcext:value-type="float">
            <text:p>0.009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:</text:p>
          </table:table-cell>
          <table:table-cell office:value-type="string" calcext:value-type="string">
            <text:p>[22.89762 6.86470 -28.76232]</text:p>
          </table:table-cell>
          <table:table-cell table:number-columns-repeated="5"/>
          <table:table-cell table:formula="of:= VALUE(MID([.$K10]; 2; 9))" office:value-type="float" office:value="22.89762" calcext:value-type="float">
            <text:p>22.89762</text:p>
          </table:table-cell>
          <table:table-cell table:formula="of:= VALUE(MID([.$K10]; 11; 8))" office:value-type="float" office:value="6.8647" calcext:value-type="float">
            <text:p>6.8647</text:p>
          </table:table-cell>
          <table:table-cell table:formula="of:= VALUE(MID([.$K10]; 19; 9))" office:value-type="float" office:value="-28.76232" calcext:value-type="float">
            <text:p>-28.7623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3" table:formula="of:= [.E10]" office:value-type="float" office:value="-0.00765" calcext:value-type="float">
            <text:p>-0.00765</text:p>
          </table:table-cell>
          <table:table-cell table:style-name="ce13" table:formula="of:= [.E7]^2" office:value-type="float" office:value="0.035" calcext:value-type="float">
            <text:p>0.03500</text:p>
          </table:table-cell>
          <table:table-cell table:style-name="ce13" table:formula="of:= [.F8] * ([.E7] * [.F7])" office:value-type="float" office:value="-0.0018" calcext:value-type="float">
            <text:p>-0.00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:</text:p>
          </table:table-cell>
          <table:table-cell office:value-type="string" calcext:value-type="string">
            <text:p>[22.99438 6.80876 -28.80314]</text:p>
          </table:table-cell>
          <table:table-cell table:number-columns-repeated="5"/>
          <table:table-cell table:formula="of:= VALUE(MID([.$K11]; 2; 9))" office:value-type="float" office:value="22.99438" calcext:value-type="float">
            <text:p>22.99438</text:p>
          </table:table-cell>
          <table:table-cell table:formula="of:= VALUE(MID([.$K11]; 11; 8))" office:value-type="float" office:value="6.80876" calcext:value-type="float">
            <text:p>6.80876</text:p>
          </table:table-cell>
          <table:table-cell table:formula="of:= VALUE(MID([.$K11]; 19; 9))" office:value-type="float" office:value="-28.80314" calcext:value-type="float">
            <text:p>-28.8031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3" table:formula="of:= [.F10]" office:value-type="float" office:value="0.0093" calcext:value-type="float">
            <text:p>0.00930</text:p>
          </table:table-cell>
          <table:table-cell table:style-name="ce13" table:formula="of:= [.F11]" office:value-type="float" office:value="-0.0018" calcext:value-type="float">
            <text:p>-0.00180</text:p>
          </table:table-cell>
          <table:table-cell table:style-name="ce13" table:formula="of:= [.F7]^2" office:value-type="float" office:value="0.0064" calcext:value-type="float">
            <text:p>0.006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6:</text:p>
          </table:table-cell>
          <table:table-cell office:value-type="string" calcext:value-type="string">
            <text:p>[22.86892 6.86470 -28.73362]</text:p>
          </table:table-cell>
          <table:table-cell table:number-columns-repeated="5"/>
          <table:table-cell table:formula="of:= VALUE(MID([.$K12]; 2; 9))" office:value-type="float" office:value="22.86892" calcext:value-type="float">
            <text:p>22.86892</text:p>
          </table:table-cell>
          <table:table-cell table:formula="of:= VALUE(MID([.$K12]; 11; 8))" office:value-type="float" office:value="6.8647" calcext:value-type="float">
            <text:p>6.8647</text:p>
          </table:table-cell>
          <table:table-cell table:formula="of:= VALUE(MID([.$K12]; 19; 9))" office:value-type="float" office:value="-28.73362" calcext:value-type="float">
            <text:p>-28.7336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:</text:p>
          </table:table-cell>
          <table:table-cell office:value-type="string" calcext:value-type="string">
            <text:p>[23.00628 6.86470 -28.87097]</text:p>
          </table:table-cell>
          <table:table-cell table:number-columns-repeated="5"/>
          <table:table-cell table:formula="of:= VALUE(MID([.$K13]; 2; 9))" office:value-type="float" office:value="23.00628" calcext:value-type="float">
            <text:p>23.00628</text:p>
          </table:table-cell>
          <table:table-cell table:formula="of:= VALUE(MID([.$K13]; 11; 8))" office:value-type="float" office:value="6.8647" calcext:value-type="float">
            <text:p>6.8647</text:p>
          </table:table-cell>
          <table:table-cell table:formula="of:= VALUE(MID([.$K13]; 19; 9))" office:value-type="float" office:value="-28.87097" calcext:value-type="float">
            <text:p>-28.87097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22.93845 6.88242 -28.82087]</text:p>
          </table:table-cell>
          <table:table-cell table:number-columns-repeated="5"/>
          <table:table-cell table:formula="of:= VALUE(MID([.$K14]; 2; 9))" office:value-type="float" office:value="22.93845" calcext:value-type="float">
            <text:p>22.93845</text:p>
          </table:table-cell>
          <table:table-cell table:formula="of:= VALUE(MID([.$K14]; 11; 8))" office:value-type="float" office:value="6.88242" calcext:value-type="float">
            <text:p>6.88242</text:p>
          </table:table-cell>
          <table:table-cell table:formula="of:= VALUE(MID([.$K14]; 19; 9))" office:value-type="float" office:value="-28.82087" calcext:value-type="float">
            <text:p>-28.82087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23.01378 6.86470 -28.87848]</text:p>
          </table:table-cell>
          <table:table-cell table:number-columns-repeated="5"/>
          <table:table-cell table:formula="of:= VALUE(MID([.$K15]; 2; 9))" office:value-type="float" office:value="23.01378" calcext:value-type="float">
            <text:p>23.01378</text:p>
          </table:table-cell>
          <table:table-cell table:formula="of:= VALUE(MID([.$K15]; 11; 8))" office:value-type="float" office:value="6.8647" calcext:value-type="float">
            <text:p>6.8647</text:p>
          </table:table-cell>
          <table:table-cell table:formula="of:= VALUE(MID([.$K15]; 19; 9))" office:value-type="float" office:value="-28.87848" calcext:value-type="float">
            <text:p>-28.8784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variance matrix^-1</text:p>
          </table:table-cell>
          <table:table-cell/>
          <table:table-cell table:number-matrix-columns-spanned="4" table:number-matrix-rows-spanned="4" table:formula="of:= MINVERSE([.D10:.G13])" office:value-type="float" office:value="476.505625413634" calcext:value-type="float">
            <text:p>476.505625413634</text:p>
          </table:table-cell>
          <table:table-cell office:value-type="float" office:value="92.6538716082065" calcext:value-type="float">
            <text:p>92.6538716082065</text:p>
          </table:table-cell>
          <table:table-cell office:value-type="float" office:value="-569.15949702184" calcext:value-type="float">
            <text:p>-569.15949702184</text:p>
          </table:table-cell>
          <table:table-cell office:value-type="float" office:value="-0.622104566512243" calcext:value-type="float">
            <text:p>-0.622104566512243</text:p>
          </table:table-cell>
          <table:table-cell table:number-columns-repeated="2"/>
          <table:table-cell office:value-type="string" calcext:value-type="string">
            <text:p>10:</text:p>
          </table:table-cell>
          <table:table-cell office:value-type="string" calcext:value-type="string">
            <text:p>[22.93845 6.79155 -28.73000]</text:p>
          </table:table-cell>
          <table:table-cell table:number-columns-repeated="5"/>
          <table:table-cell table:formula="of:= VALUE(MID([.$K16]; 2; 9))" office:value-type="float" office:value="22.93845" calcext:value-type="float">
            <text:p>22.93845</text:p>
          </table:table-cell>
          <table:table-cell table:formula="of:= VALUE(MID([.$K16]; 11; 8))" office:value-type="float" office:value="6.79155" calcext:value-type="float">
            <text:p>6.79155</text:p>
          </table:table-cell>
          <table:table-cell table:formula="of:= VALUE(MID([.$K16]; 19; 9))" office:value-type="float" office:value="-28.73" calcext:value-type="float">
            <text:p>-28.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2.6538716082065" calcext:value-type="float">
            <text:p>92.6538716082065</text:p>
          </table:table-cell>
          <table:table-cell office:value-type="float" office:value="40.2382528127068" calcext:value-type="float">
            <text:p>40.2382528127068</text:p>
          </table:table-cell>
          <table:table-cell office:value-type="float" office:value="-132.892124420913" calcext:value-type="float">
            <text:p>-132.892124420913</text:p>
          </table:table-cell>
          <table:table-cell office:value-type="float" office:value="0.0612574454003972" calcext:value-type="float">
            <text:p>0.061257445400397</text:p>
          </table:table-cell>
          <table:table-cell table:number-columns-repeated="2"/>
          <table:table-cell office:value-type="string" calcext:value-type="string">
            <text:p>11:</text:p>
          </table:table-cell>
          <table:table-cell office:value-type="string" calcext:value-type="string">
            <text:p>[22.93845 6.77748 -28.71593]</text:p>
          </table:table-cell>
          <table:table-cell table:number-columns-repeated="5"/>
          <table:table-cell table:formula="of:= VALUE(MID([.$K17]; 2; 9))" office:value-type="float" office:value="22.93845" calcext:value-type="float">
            <text:p>22.93845</text:p>
          </table:table-cell>
          <table:table-cell table:formula="of:= VALUE(MID([.$K17]; 11; 8))" office:value-type="float" office:value="6.77748" calcext:value-type="float">
            <text:p>6.77748</text:p>
          </table:table-cell>
          <table:table-cell table:formula="of:= VALUE(MID([.$K17]; 19; 9))" office:value-type="float" office:value="-28.71593" calcext:value-type="float">
            <text:p>-28.715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-569.15949702184" calcext:value-type="float">
            <text:p>-569.15949702184</text:p>
          </table:table-cell>
          <table:table-cell office:value-type="float" office:value="-132.892124420913" calcext:value-type="float">
            <text:p>-132.892124420913</text:p>
          </table:table-cell>
          <table:table-cell office:value-type="float" office:value="702.051621442753" calcext:value-type="float">
            <text:p>702.051621442753</text:p>
          </table:table-cell>
          <table:table-cell office:value-type="float" office:value="1.56084712111185" calcext:value-type="float">
            <text:p>1.56084712111185</text:p>
          </table:table-cell>
          <table:table-cell table:number-columns-repeated="2"/>
          <table:table-cell office:value-type="string" calcext:value-type="string">
            <text:p>Units of the assets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-0.622104566512244" calcext:value-type="float">
            <text:p>-0.622104566512244</text:p>
          </table:table-cell>
          <table:table-cell office:value-type="float" office:value="0.0612574454003971" calcext:value-type="float">
            <text:p>0.061257445400397</text:p>
          </table:table-cell>
          <table:table-cell office:value-type="float" office:value="1.56084712111185" calcext:value-type="float">
            <text:p>1.56084712111185</text:p>
          </table:table-cell>
          <table:table-cell office:value-type="float" office:value="-0.00409358570483124" calcext:value-type="float">
            <text:p>-0.004093585704831</text:p>
          </table:table-cell>
          <table:table-cell table:number-columns-repeated="2"/>
          <table:table-cell office:value-type="string" calcext:value-type="string">
            <text:p>0:</text:p>
          </table:table-cell>
          <table:table-cell office:value-type="string" calcext:value-type="string">
            <text:p>[2293.84448 686.46979 -2880.31445]</text:p>
          </table:table-cell>
          <table:table-cell table:number-columns-repeated="5"/>
          <table:table-cell table:formula="of:= 10000 * [.Q6] / 100" office:value-type="float" office:value="2293.84513567174" calcext:value-type="float">
            <text:p>2293.84513567174</text:p>
          </table:table-cell>
          <table:table-cell table:formula="of:= 10000 * [.R6] / 100" office:value-type="float" office:value="686.469887491727" calcext:value-type="float">
            <text:p>686.469887491727</text:p>
          </table:table-cell>
          <table:table-cell table:formula="of:= 10000 * [.S6] / 100" office:value-type="float" office:value="-2880.31502316347" calcext:value-type="float">
            <text:p>-2880.31502316347</text:p>
          </table:table-cell>
          <table:table-cell/>
          <table:table-cell table:formula="of:= VALUE(MID([.K19]; 2; 9)) - [.Q19]" office:value-type="float" office:value="-0.000735671741495025" calcext:value-type="float">
            <text:p>-0.000735671741495</text:p>
          </table:table-cell>
          <table:table-cell table:formula="of:= VALUE(MID([.K19]; 12; 9)) - [.R19]" office:value-type="float" office:value="-0.000187491727388078" calcext:value-type="float">
            <text:p>-0.000187491727388</text:p>
          </table:table-cell>
          <table:table-cell table:formula="of:= VALUE(MID([.K19]; 22; 10)) - [.S19]" office:value-type="float" office:value="0.00102316346919906" calcext:value-type="float">
            <text:p>0.001023163469199</text:p>
          </table:table-cell>
          <table:table-cell/>
          <table:table-cell table:formula="of:= MIN([.U19:.W30])" office:value-type="float" office:value="-0.000735671741495025" calcext:value-type="float">
            <text:p>-0.000735671741495</text:p>
          </table:table-cell>
          <table:table-cell table:formula="of:= MAX([.U19:.W30])" office:value-type="float" office:value="0.00102316346919906" calcext:value-type="float">
            <text:p>0.00102316346919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2302.76050 677.55383 -2880.31445]</text:p>
          </table:table-cell>
          <table:table-cell table:number-columns-repeated="5"/>
          <table:table-cell table:formula="of:= 10000 * [.Q7] / 100" office:value-type="float" office:value="2302.761" calcext:value-type="float">
            <text:p>2302.761</text:p>
          </table:table-cell>
          <table:table-cell table:formula="of:= 10000 * [.R7] / 100" office:value-type="float" office:value="677.554" calcext:value-type="float">
            <text:p>677.554</text:p>
          </table:table-cell>
          <table:table-cell table:formula="of:= 10000 * [.S7] / 100" office:value-type="float" office:value="-2880.314" calcext:value-type="float">
            <text:p>-2880.314</text:p>
          </table:table-cell>
          <table:table-cell/>
          <table:table-cell table:formula="of:= VALUE(MID([.K20]; 2; 9)) - [.Q20]" office:value-type="float" office:value="-0.000500000000101863" calcext:value-type="float">
            <text:p>-0.000500000000102</text:p>
          </table:table-cell>
          <table:table-cell table:formula="of:= VALUE(MID([.K20]; 12; 9)) - [.R20]" office:value-type="float" office:value="-0.000200000000063483" calcext:value-type="float">
            <text:p>-0.000200000000063</text:p>
          </table:table-cell>
          <table:table-cell table:formula="of:= VALUE(MID([.K20]; 22; 10)) - [.S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set means’</text:p>
          </table:table-cell>
          <table:table-cell/>
          <table:table-cell table:style-name="ce7" table:formula="of:= [.D5]" office:value-type="float" office:value="0.035" calcext:value-type="float">
            <text:p>0.035</text:p>
          </table:table-cell>
          <table:table-cell table:number-columns-repeated="5"/>
          <table:table-cell office:value-type="string" calcext:value-type="string">
            <text:p>2:</text:p>
          </table:table-cell>
          <table:table-cell office:value-type="string" calcext:value-type="string">
            <text:p>[2293.84448 690.83081 -2884.67529]</text:p>
          </table:table-cell>
          <table:table-cell table:number-columns-repeated="5"/>
          <table:table-cell table:formula="of:= 10000 * [.Q8] / 100" office:value-type="float" office:value="2293.845" calcext:value-type="float">
            <text:p>2293.845</text:p>
          </table:table-cell>
          <table:table-cell table:formula="of:= 10000 * [.R8] / 100" office:value-type="float" office:value="690.831" calcext:value-type="float">
            <text:p>690.831</text:p>
          </table:table-cell>
          <table:table-cell table:formula="of:= 10000 * [.S8] / 100" office:value-type="float" office:value="-2884.675" calcext:value-type="float">
            <text:p>-2884.675</text:p>
          </table:table-cell>
          <table:table-cell/>
          <table:table-cell table:formula="of:= VALUE(MID([.K21]; 2; 9)) - [.Q21]" office:value-type="float" office:value="-0.000599999999849388" calcext:value-type="float">
            <text:p>-0.000599999999849</text:p>
          </table:table-cell>
          <table:table-cell table:formula="of:= VALUE(MID([.K21]; 12; 9)) - [.R21]" office:value-type="float" office:value="-0.000200000000063483" calcext:value-type="float">
            <text:p>-0.000200000000063</text:p>
          </table:table-cell>
          <table:table-cell table:formula="of:= VALUE(MID([.K21]; 22; 10)) - [.S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" table:formula="of:= [.E5]" office:value-type="float" office:value="0.105" calcext:value-type="float">
            <text:p>0.105</text:p>
          </table:table-cell>
          <table:table-cell table:number-columns-repeated="5"/>
          <table:table-cell office:value-type="string" calcext:value-type="string">
            <text:p>3:</text:p>
          </table:table-cell>
          <table:table-cell office:value-type="string" calcext:value-type="string">
            <text:p>[2293.84448 681.03821 -2874.88281]</text:p>
          </table:table-cell>
          <table:table-cell table:number-columns-repeated="5"/>
          <table:table-cell table:formula="of:= 10000 * [.Q9] / 100" office:value-type="float" office:value="2293.845" calcext:value-type="float">
            <text:p>2293.845</text:p>
          </table:table-cell>
          <table:table-cell table:formula="of:= 10000 * [.R9] / 100" office:value-type="float" office:value="681.038" calcext:value-type="float">
            <text:p>681.038</text:p>
          </table:table-cell>
          <table:table-cell table:formula="of:= 10000 * [.S9] / 100" office:value-type="float" office:value="-2874.883" calcext:value-type="float">
            <text:p>-2874.883</text:p>
          </table:table-cell>
          <table:table-cell/>
          <table:table-cell table:formula="of:= VALUE(MID([.K22]; 2; 9)) - [.Q22]" office:value-type="float" office:value="-0.000599999999849388" calcext:value-type="float">
            <text:p>-0.000599999999849</text:p>
          </table:table-cell>
          <table:table-cell table:formula="of:= VALUE(MID([.K22]; 12; 9)) - [.R22]" office:value-type="float" office:value="0.000199999999949796" calcext:value-type="float">
            <text:p>0.00019999999995</text:p>
          </table:table-cell>
          <table:table-cell table:formula="of:= VALUE(MID([.K22]; 22; 10)) - [.S22]" office:value-type="float" office:value="0.000999999999748979" calcext:value-type="float">
            <text:p>0.00099999999974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" table:formula="of:= [.F5]" office:value-type="float" office:value="0.005" calcext:value-type="float">
            <text:p>0.005</text:p>
          </table:table-cell>
          <table:table-cell table:number-columns-repeated="5"/>
          <table:table-cell office:value-type="string" calcext:value-type="string">
            <text:p>4:</text:p>
          </table:table-cell>
          <table:table-cell office:value-type="string" calcext:value-type="string">
            <text:p>[2289.76245 686.46979 -2876.23218]</text:p>
          </table:table-cell>
          <table:table-cell table:number-columns-repeated="5"/>
          <table:table-cell table:formula="of:= 10000 * [.Q10] / 100" office:value-type="float" office:value="2289.762" calcext:value-type="float">
            <text:p>2289.762</text:p>
          </table:table-cell>
          <table:table-cell table:formula="of:= 10000 * [.R10] / 100" office:value-type="float" office:value="686.47" calcext:value-type="float">
            <text:p>686.47</text:p>
          </table:table-cell>
          <table:table-cell table:formula="of:= 10000 * [.S10] / 100" office:value-type="float" office:value="-2876.232" calcext:value-type="float">
            <text:p>-2876.232</text:p>
          </table:table-cell>
          <table:table-cell/>
          <table:table-cell table:formula="of:= VALUE(MID([.K23]; 2; 9)) - [.Q23]" office:value-type="float" office:value="0.000399999999899592" calcext:value-type="float">
            <text:p>0.0003999999999</text:p>
          </table:table-cell>
          <table:table-cell table:formula="of:= VALUE(MID([.K23]; 12; 9)) - [.R23]" office:value-type="float" office:value="-0.000300000000038381" calcext:value-type="float">
            <text:p>-0.000300000000038</text:p>
          </table:table-cell>
          <table:table-cell table:formula="of:= VALUE(MID([.K23]; 22; 10)) - [.S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5:</text:p>
          </table:table-cell>
          <table:table-cell office:value-type="string" calcext:value-type="string">
            <text:p>[2299.43823 680.87634 -2880.31445]</text:p>
          </table:table-cell>
          <table:table-cell table:number-columns-repeated="5"/>
          <table:table-cell table:formula="of:= 10000 * [.Q11] / 100" office:value-type="float" office:value="2299.438" calcext:value-type="float">
            <text:p>2299.438</text:p>
          </table:table-cell>
          <table:table-cell table:formula="of:= 10000 * [.R11] / 100" office:value-type="float" office:value="680.876" calcext:value-type="float">
            <text:p>680.876</text:p>
          </table:table-cell>
          <table:table-cell table:formula="of:= 10000 * [.S11] / 100" office:value-type="float" office:value="-2880.314" calcext:value-type="float">
            <text:p>-2880.314</text:p>
          </table:table-cell>
          <table:table-cell/>
          <table:table-cell table:formula="of:= VALUE(MID([.K24]; 2; 9)) - [.Q24]" office:value-type="float" office:value="0.000199999999949796" calcext:value-type="float">
            <text:p>0.00019999999995</text:p>
          </table:table-cell>
          <table:table-cell table:formula="of:= VALUE(MID([.K24]; 12; 9)) - [.R24]" office:value-type="float" office:value="0.000299999999924694" calcext:value-type="float">
            <text:p>0.000299999999925</text:p>
          </table:table-cell>
          <table:table-cell table:formula="of:= VALUE(MID([.K24]; 22; 10)) - [.S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2286.89209 686.46979 -2873.36182]</text:p>
          </table:table-cell>
          <table:table-cell table:number-columns-repeated="5"/>
          <table:table-cell table:formula="of:= 10000 * [.Q12] / 100" office:value-type="float" office:value="2286.892" calcext:value-type="float">
            <text:p>2286.892</text:p>
          </table:table-cell>
          <table:table-cell table:formula="of:= 10000 * [.R12] / 100" office:value-type="float" office:value="686.47" calcext:value-type="float">
            <text:p>686.47</text:p>
          </table:table-cell>
          <table:table-cell table:formula="of:= 10000 * [.S12] / 100" office:value-type="float" office:value="-2873.362" calcext:value-type="float">
            <text:p>-2873.362</text:p>
          </table:table-cell>
          <table:table-cell/>
          <table:table-cell table:formula="of:= VALUE(MID([.K25]; 2; 9)) - [.Q25]" office:value-type="float" office:value="0" calcext:value-type="float">
            <text:p>0</text:p>
          </table:table-cell>
          <table:table-cell table:formula="of:= VALUE(MID([.K25]; 12; 9)) - [.R25]" office:value-type="float" office:value="-0.000300000000038381" calcext:value-type="float">
            <text:p>-0.000300000000038</text:p>
          </table:table-cell>
          <table:table-cell table:formula="of:= VALUE(MID([.K25]; 22; 10)) - [.S25]" office:value-type="float" office:value="0.00100000000020373" calcext:value-type="float">
            <text:p>0.0010000000002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timal f’s</text:p>
          </table:table-cell>
          <table:table-cell/>
          <table:table-cell table:number-matrix-columns-spanned="1" table:number-matrix-rows-spanned="4" table:formula="of:= MMULT([.D16:.G19]; [.D21:.D24])" office:value-type="float" office:value="22.9384513567174" calcext:value-type="float">
            <text:p>22.9384513567174</text:p>
          </table:table-cell>
          <table:table-cell table:number-columns-repeated="5"/>
          <table:table-cell office:value-type="string" calcext:value-type="string">
            <text:p>7:</text:p>
          </table:table-cell>
          <table:table-cell office:value-type="string" calcext:value-type="string">
            <text:p>[2300.62744 686.46979 -2887.09741]</text:p>
          </table:table-cell>
          <table:table-cell table:number-columns-repeated="5"/>
          <table:table-cell table:formula="of:= 10000 * [.Q13] / 100" office:value-type="float" office:value="2300.628" calcext:value-type="float">
            <text:p>2300.628</text:p>
          </table:table-cell>
          <table:table-cell table:formula="of:= 10000 * [.R13] / 100" office:value-type="float" office:value="686.47" calcext:value-type="float">
            <text:p>686.47</text:p>
          </table:table-cell>
          <table:table-cell table:formula="of:= 10000 * [.S13] / 100" office:value-type="float" office:value="-2887.097" calcext:value-type="float">
            <text:p>-2887.097</text:p>
          </table:table-cell>
          <table:table-cell/>
          <table:table-cell table:formula="of:= VALUE(MID([.K26]; 2; 9)) - [.Q26]" office:value-type="float" office:value="-0.000599999999849388" calcext:value-type="float">
            <text:p>-0.000599999999849</text:p>
          </table:table-cell>
          <table:table-cell table:formula="of:= VALUE(MID([.K26]; 12; 9)) - [.R26]" office:value-type="float" office:value="-0.000300000000038381" calcext:value-type="float">
            <text:p>-0.000300000000038</text:p>
          </table:table-cell>
          <table:table-cell table:formula="of:= VALUE(MID([.K26]; 22; 10)) - [.S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.86469887491727" calcext:value-type="float">
            <text:p>6.86469887491727</text:p>
          </table:table-cell>
          <table:table-cell table:number-columns-repeated="5"/>
          <table:table-cell office:value-type="string" calcext:value-type="string">
            <text:p>8:</text:p>
          </table:table-cell>
          <table:table-cell office:value-type="string" calcext:value-type="string">
            <text:p>[2293.84448 688.24188 -2882.08667]</text:p>
          </table:table-cell>
          <table:table-cell table:number-columns-repeated="5"/>
          <table:table-cell table:formula="of:= 10000 * [.Q14] / 100" office:value-type="float" office:value="2293.845" calcext:value-type="float">
            <text:p>2293.845</text:p>
          </table:table-cell>
          <table:table-cell table:formula="of:= 10000 * [.R14] / 100" office:value-type="float" office:value="688.242" calcext:value-type="float">
            <text:p>688.242</text:p>
          </table:table-cell>
          <table:table-cell table:formula="of:= 10000 * [.S14] / 100" office:value-type="float" office:value="-2882.087" calcext:value-type="float">
            <text:p>-2882.087</text:p>
          </table:table-cell>
          <table:table-cell/>
          <table:table-cell table:formula="of:= VALUE(MID([.K27]; 2; 9)) - [.Q27]" office:value-type="float" office:value="-0.000599999999849388" calcext:value-type="float">
            <text:p>-0.000599999999849</text:p>
          </table:table-cell>
          <table:table-cell table:formula="of:= VALUE(MID([.K27]; 12; 9)) - [.R27]" office:value-type="float" office:value="-0.000199999999949796" calcext:value-type="float">
            <text:p>-0.00019999999995</text:p>
          </table:table-cell>
          <table:table-cell table:formula="of:= VALUE(MID([.K27]; 22; 10)) - [.S27]" office:value-type="float" office:value="0.00100000000020373" calcext:value-type="float">
            <text:p>0.0010000000002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28.8031502316347" calcext:value-type="float">
            <text:p>-28.8031502316347</text:p>
          </table:table-cell>
          <table:table-cell table:number-columns-repeated="5"/>
          <table:table-cell office:value-type="string" calcext:value-type="string">
            <text:p>9:</text:p>
          </table:table-cell>
          <table:table-cell office:value-type="string" calcext:value-type="string">
            <text:p>[2301.37793 686.46979 -2887.84790]</text:p>
          </table:table-cell>
          <table:table-cell table:number-columns-repeated="5"/>
          <table:table-cell table:formula="of:= 10000 * [.Q15] / 100" office:value-type="float" office:value="2301.378" calcext:value-type="float">
            <text:p>2301.378</text:p>
          </table:table-cell>
          <table:table-cell table:formula="of:= 10000 * [.R15] / 100" office:value-type="float" office:value="686.47" calcext:value-type="float">
            <text:p>686.47</text:p>
          </table:table-cell>
          <table:table-cell table:formula="of:= 10000 * [.S15] / 100" office:value-type="float" office:value="-2887.848" calcext:value-type="float">
            <text:p>-2887.848</text:p>
          </table:table-cell>
          <table:table-cell/>
          <table:table-cell table:formula="of:= VALUE(MID([.K28]; 2; 9)) - [.Q28]" office:value-type="float" office:value="-0.000100000000202272" calcext:value-type="float">
            <text:p>-0.000100000000202</text:p>
          </table:table-cell>
          <table:table-cell table:formula="of:= VALUE(MID([.K28]; 12; 9)) - [.R28]" office:value-type="float" office:value="-0.000300000000038381" calcext:value-type="float">
            <text:p>-0.000300000000038</text:p>
          </table:table-cell>
          <table:table-cell table:formula="of:= VALUE(MID([.K28]; 22; 10)) - [.S28]" office:value-type="float" office:value="0.000999999999748979" calcext:value-type="float">
            <text:p>0.0009999999997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0.0116309781601588" calcext:value-type="float">
            <text:p>-0.011630978160159</text:p>
          </table:table-cell>
          <table:table-cell table:number-columns-repeated="5"/>
          <table:table-cell office:value-type="string" calcext:value-type="string">
            <text:p>10:</text:p>
          </table:table-cell>
          <table:table-cell office:value-type="string" calcext:value-type="string">
            <text:p>[2293.84448 679.15509 -2872.99976]</text:p>
          </table:table-cell>
          <table:table-cell table:number-columns-repeated="5"/>
          <table:table-cell table:formula="of:= 10000 * [.Q16] / 100" office:value-type="float" office:value="2293.845" calcext:value-type="float">
            <text:p>2293.845</text:p>
          </table:table-cell>
          <table:table-cell table:formula="of:= 10000 * [.R16] / 100" office:value-type="float" office:value="679.155" calcext:value-type="float">
            <text:p>679.155</text:p>
          </table:table-cell>
          <table:table-cell table:formula="of:= 10000 * [.S16] / 100" office:value-type="float" office:value="-2873" calcext:value-type="float">
            <text:p>-2873</text:p>
          </table:table-cell>
          <table:table-cell/>
          <table:table-cell table:formula="of:= VALUE(MID([.K29]; 2; 9)) - [.Q29]" office:value-type="float" office:value="-0.000599999999849388" calcext:value-type="float">
            <text:p>-0.000599999999849</text:p>
          </table:table-cell>
          <table:table-cell table:formula="of:= VALUE(MID([.K29]; 12; 9)) - [.R29]" office:value-type="float" office:value="0" calcext:value-type="float">
            <text:p>0</text:p>
          </table:table-cell>
          <table:table-cell table:formula="of:= VALUE(MID([.K29]; 22; 10)) - [.S29]" office:value-type="float" office:value="0.00100000000020373" calcext:value-type="float">
            <text:p>0.00100000000020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2293.84448 677.74786 -2871.59253]</text:p>
          </table:table-cell>
          <table:table-cell table:number-columns-repeated="5"/>
          <table:table-cell table:formula="of:= 10000 * [.Q17] / 100" office:value-type="float" office:value="2293.845" calcext:value-type="float">
            <text:p>2293.845</text:p>
          </table:table-cell>
          <table:table-cell table:formula="of:= 10000 * [.R17] / 100" office:value-type="float" office:value="677.748" calcext:value-type="float">
            <text:p>677.748</text:p>
          </table:table-cell>
          <table:table-cell table:formula="of:= 10000 * [.S17] / 100" office:value-type="float" office:value="-2871.593" calcext:value-type="float">
            <text:p>-2871.593</text:p>
          </table:table-cell>
          <table:table-cell/>
          <table:table-cell table:formula="of:= VALUE(MID([.K30]; 2; 9)) - [.Q30]" office:value-type="float" office:value="-0.000599999999849388" calcext:value-type="float">
            <text:p>-0.000599999999849</text:p>
          </table:table-cell>
          <table:table-cell table:formula="of:= VALUE(MID([.K30]; 12; 9)) - [.R30]" office:value-type="float" office:value="-0.000200000000063483" calcext:value-type="float">
            <text:p>-0.000200000000063</text:p>
          </table:table-cell>
          <table:table-cell table:formula="of:= VALUE(MID([.K30]; 22; 10)) - [.S30]" office:value-type="float" office:value="0.000999999999748979" calcext:value-type="float">
            <text:p>0.00099999999974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Pric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05.67105 129.68972 105.01660]</text:p>
          </table:table-cell>
          <table:table-cell table:number-columns-repeated="5"/>
          <table:table-cell table:formula="of:= VALUE(MID([.K32]; 2; 9))" office:value-type="float" office:value="105.67105" calcext:value-type="float">
            <text:p>105.67105</text:p>
          </table:table-cell>
          <table:table-cell table:formula="of:= VALUE(MID([.K32]; 11; 9))" office:value-type="float" office:value="129.6897" calcext:value-type="float">
            <text:p>129.6897</text:p>
          </table:table-cell>
          <table:table-cell table:formula="of:= VALUE(MID([.K32]; 21; 9))" office:value-type="float" office:value="105.0166" calcext:value-type="float">
            <text:p>105.0166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Valu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242392.96546 89028.07743 -302480.83141]</text:p>
          </table:table-cell>
          <table:table-cell table:number-columns-repeated="5"/>
          <table:table-cell table:formula="of:= [.Q19] * [.Q$32]" office:value-type="float" office:value="242393.024023825" calcext:value-type="float">
            <text:p>242393.024023825</text:p>
          </table:table-cell>
          <table:table-cell table:formula="of:= [.R19] * [.R$32]" office:value-type="float" office:value="89028.0737678359" calcext:value-type="float">
            <text:p>89028.0737678359</text:p>
          </table:table-cell>
          <table:table-cell table:formula="of:= [.S19] * [.S$32]" office:value-type="float" office:value="-302480.890661549" calcext:value-type="float">
            <text:p>-302480.890661549</text:p>
          </table:table-cell>
          <table:table-cell/>
          <table:table-cell table:formula="of:= VALUE(MID([.K34]; 2; 12)) - [.Q34]" office:value-type="float" office:value="-0.0585638253542129" calcext:value-type="float">
            <text:p>-0.058563825354213</text:p>
          </table:table-cell>
          <table:table-cell table:formula="of:= VALUE(MID([.K34]; 14; 12)) - [.R34]" office:value-type="float" office:value="0.003662164133857" calcext:value-type="float">
            <text:p>0.003662164133857</text:p>
          </table:table-cell>
          <table:table-cell table:formula="of:= VALUE(MID([.K34]; 26; 12)) - [.S34]" office:value-type="float" office:value="0.0596615487593226" calcext:value-type="float">
            <text:p>0.059661548759323</text:p>
          </table:table-cell>
          <table:table-cell/>
          <table:table-cell table:formula="of:= MIN([.U34:.W45])" office:value-type="float" office:value="-0.0585638253542129" calcext:value-type="float">
            <text:p>-0.058563825354213</text:p>
          </table:table-cell>
          <table:table-cell table:formula="of:= MAX([.U34:.W45])" office:value-type="float" office:value="0.0609327999991365" calcext:value-type="float">
            <text:p>0.06093279999913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243335.13023 87871.76974 -302480.83141]</text:p>
          </table:table-cell>
          <table:table-cell table:number-columns-repeated="5"/>
          <table:table-cell table:formula="of:= [.Q20] * [.Q$32]" office:value-type="float" office:value="243335.17276905" calcext:value-type="float">
            <text:p>243335.17276905</text:p>
          </table:table-cell>
          <table:table-cell table:formula="of:= [.R20] * [.R$32]" office:value-type="float" office:value="87871.7749938" calcext:value-type="float">
            <text:p>87871.7749938</text:p>
          </table:table-cell>
          <table:table-cell table:formula="of:= [.S20] * [.S$32]" office:value-type="float" office:value="-302480.7832124" calcext:value-type="float">
            <text:p>-302480.7832124</text:p>
          </table:table-cell>
          <table:table-cell/>
          <table:table-cell table:formula="of:= VALUE(MID([.K35]; 2; 11)) - [.Q35]" office:value-type="float" office:value="-0.0425690499541815" calcext:value-type="float">
            <text:p>-0.042569049954182</text:p>
          </table:table-cell>
          <table:table-cell table:formula="of:= VALUE(MID([.K35]; 14; 12)) - [.R35]" office:value-type="float" office:value="-0.00525380000181031" calcext:value-type="float">
            <text:p>-0.00525380000181</text:p>
          </table:table-cell>
          <table:table-cell table:formula="of:= VALUE(MID([.K35]; 26; 12)) - [.S35]" office:value-type="float" office:value="-0.047787600022275" calcext:value-type="float">
            <text:p>-0.04778760002227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242392.96546 89593.65729 -302938.79199]</text:p>
          </table:table-cell>
          <table:table-cell table:number-columns-repeated="5"/>
          <table:table-cell table:formula="of:= [.Q21] * [.Q$32]" office:value-type="float" office:value="242393.00968725" calcext:value-type="float">
            <text:p>242393.00968725</text:p>
          </table:table-cell>
          <table:table-cell table:formula="of:= [.R21] * [.R$32]" office:value-type="float" office:value="89593.6651407" calcext:value-type="float">
            <text:p>89593.6651407</text:p>
          </table:table-cell>
          <table:table-cell table:formula="of:= [.S21] * [.S$32]" office:value-type="float" office:value="-302938.760605" calcext:value-type="float">
            <text:p>-302938.760605</text:p>
          </table:table-cell>
          <table:table-cell/>
          <table:table-cell table:formula="of:= VALUE(MID([.K36]; 2; 11)) - [.Q36]" office:value-type="float" office:value="-0.0442872499697842" calcext:value-type="float">
            <text:p>-0.044287249969784</text:p>
          </table:table-cell>
          <table:table-cell table:formula="of:= VALUE(MID([.K36]; 14; 12)) - [.R36]" office:value-type="float" office:value="-0.00785069998528343" calcext:value-type="float">
            <text:p>-0.007850699985283</text:p>
          </table:table-cell>
          <table:table-cell table:formula="of:= VALUE(MID([.K36]; 26; 12)) - [.S36]" office:value-type="float" office:value="-0.0303950000088662" calcext:value-type="float">
            <text:p>-0.03039500000886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242392.96546 88323.65737 -301910.41898]</text:p>
          </table:table-cell>
          <table:table-cell table:number-columns-repeated="5"/>
          <table:table-cell table:formula="of:= [.Q22] * [.Q$32]" office:value-type="float" office:value="242393.00968725" calcext:value-type="float">
            <text:p>242393.00968725</text:p>
          </table:table-cell>
          <table:table-cell table:formula="of:= [.R22] * [.R$32]" office:value-type="float" office:value="88323.6139086" calcext:value-type="float">
            <text:p>88323.6139086</text:p>
          </table:table-cell>
          <table:table-cell table:formula="of:= [.S22] * [.S$32]" office:value-type="float" office:value="-301910.4380578" calcext:value-type="float">
            <text:p>-301910.4380578</text:p>
          </table:table-cell>
          <table:table-cell/>
          <table:table-cell table:formula="of:= VALUE(MID([.K37]; 2; 11)) - [.Q37]" office:value-type="float" office:value="-0.0442872499697842" calcext:value-type="float">
            <text:p>-0.044287249969784</text:p>
          </table:table-cell>
          <table:table-cell table:formula="of:= VALUE(MID([.K37]; 14; 12)) - [.R37]" office:value-type="float" office:value="0.0434614000114379" calcext:value-type="float">
            <text:p>0.043461400011438</text:p>
          </table:table-cell>
          <table:table-cell table:formula="of:= VALUE(MID([.K37]; 26; 12)) - [.S37]" office:value-type="float" office:value="0.0200577999930829" calcext:value-type="float">
            <text:p>0.02005779999308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241961.61291 89028.07743 -302052.12473]</text:p>
          </table:table-cell>
          <table:table-cell table:number-columns-repeated="5"/>
          <table:table-cell table:formula="of:= [.Q23] * [.Q$32]" office:value-type="float" office:value="241961.5547901" calcext:value-type="float">
            <text:p>241961.5547901</text:p>
          </table:table-cell>
          <table:table-cell table:formula="of:= [.R23] * [.R$32]" office:value-type="float" office:value="89028.088359" calcext:value-type="float">
            <text:p>89028.088359</text:p>
          </table:table-cell>
          <table:table-cell table:formula="of:= [.S23] * [.S$32]" office:value-type="float" office:value="-302052.1054512" calcext:value-type="float">
            <text:p>-302052.1054512</text:p>
          </table:table-cell>
          <table:table-cell/>
          <table:table-cell table:formula="of:= VALUE(MID([.K38]; 2; 11)) - [.Q38]" office:value-type="float" office:value="0.0581099000119139" calcext:value-type="float">
            <text:p>0.058109900011914</text:p>
          </table:table-cell>
          <table:table-cell table:formula="of:= VALUE(MID([.K38]; 14; 12)) - [.R38]" office:value-type="float" office:value="-0.0109289999963949" calcext:value-type="float">
            <text:p>-0.010928999996395</text:p>
          </table:table-cell>
          <table:table-cell table:formula="of:= VALUE(MID([.K38]; 26; 12)) - [.S38]" office:value-type="float" office:value="-0.0185488000279292" calcext:value-type="float">
            <text:p>-0.01854880002792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242984.06292 88302.66511 -302480.83141]</text:p>
          </table:table-cell>
          <table:table-cell table:number-columns-repeated="5"/>
          <table:table-cell table:formula="of:= [.Q24] * [.Q$32]" office:value-type="float" office:value="242984.0278699" calcext:value-type="float">
            <text:p>242984.0278699</text:p>
          </table:table-cell>
          <table:table-cell table:formula="of:= [.R24] * [.R$32]" office:value-type="float" office:value="88302.6041772" calcext:value-type="float">
            <text:p>88302.6041772</text:p>
          </table:table-cell>
          <table:table-cell table:formula="of:= [.S24] * [.S$32]" office:value-type="float" office:value="-302480.7832124" calcext:value-type="float">
            <text:p>-302480.7832124</text:p>
          </table:table-cell>
          <table:table-cell/>
          <table:table-cell table:formula="of:= VALUE(MID([.K39]; 2; 11)) - [.Q39]" office:value-type="float" office:value="0.0350300999998581" calcext:value-type="float">
            <text:p>0.035030099999858</text:p>
          </table:table-cell>
          <table:table-cell table:formula="of:= VALUE(MID([.K39]; 14; 12)) - [.R39]" office:value-type="float" office:value="0.0609327999991365" calcext:value-type="float">
            <text:p>0.060932799999137</text:p>
          </table:table-cell>
          <table:table-cell table:formula="of:= VALUE(MID([.K39]; 26; 12)) - [.S39]" office:value-type="float" office:value="-0.047787600022275" calcext:value-type="float">
            <text:p>-0.04778760002227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241658.29880 89028.07743 -301750.68914]</text:p>
          </table:table-cell>
          <table:table-cell table:number-columns-repeated="5"/>
          <table:table-cell table:formula="of:= [.Q25] * [.Q$32]" office:value-type="float" office:value="241658.2788766" calcext:value-type="float">
            <text:p>241658.2788766</text:p>
          </table:table-cell>
          <table:table-cell table:formula="of:= [.R25] * [.R$32]" office:value-type="float" office:value="89028.088359" calcext:value-type="float">
            <text:p>89028.088359</text:p>
          </table:table-cell>
          <table:table-cell table:formula="of:= [.S25] * [.S$32]" office:value-type="float" office:value="-301750.7078092" calcext:value-type="float">
            <text:p>-301750.7078092</text:p>
          </table:table-cell>
          <table:table-cell/>
          <table:table-cell table:formula="of:= VALUE(MID([.K40]; 2; 11)) - [.Q40]" office:value-type="float" office:value="0.0199234000174329" calcext:value-type="float">
            <text:p>0.019923400017433</text:p>
          </table:table-cell>
          <table:table-cell table:formula="of:= VALUE(MID([.K40]; 14; 12)) - [.R40]" office:value-type="float" office:value="-0.0109289999963949" calcext:value-type="float">
            <text:p>-0.010928999996395</text:p>
          </table:table-cell>
          <table:table-cell table:formula="of:= VALUE(MID([.K40]; 26; 12)) - [.S40]" office:value-type="float" office:value="0.0188091999734752" calcext:value-type="float">
            <text:p>0.01880919997347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243109.72788 89028.07743 -303193.15470]</text:p>
          </table:table-cell>
          <table:table-cell table:number-columns-repeated="5"/>
          <table:table-cell table:formula="of:= [.Q26] * [.Q$32]" office:value-type="float" office:value="243109.7764194" calcext:value-type="float">
            <text:p>243109.7764194</text:p>
          </table:table-cell>
          <table:table-cell table:formula="of:= [.R26] * [.R$32]" office:value-type="float" office:value="89028.088359" calcext:value-type="float">
            <text:p>89028.088359</text:p>
          </table:table-cell>
          <table:table-cell table:formula="of:= [.S26] * [.S$32]" office:value-type="float" office:value="-303193.1108102" calcext:value-type="float">
            <text:p>-303193.1108102</text:p>
          </table:table-cell>
          <table:table-cell/>
          <table:table-cell table:formula="of:= VALUE(MID([.K41]; 2; 11)) - [.Q41]" office:value-type="float" office:value="-0.0486193999531679" calcext:value-type="float">
            <text:p>-0.048619399953168</text:p>
          </table:table-cell>
          <table:table-cell table:formula="of:= VALUE(MID([.K41]; 14; 12)) - [.R41]" office:value-type="float" office:value="-0.0109289999963949" calcext:value-type="float">
            <text:p>-0.010928999996395</text:p>
          </table:table-cell>
          <table:table-cell table:formula="of:= VALUE(MID([.K41]; 26; 12)) - [.S41]" office:value-type="float" office:value="-0.0431897999951616" calcext:value-type="float">
            <text:p>-0.04318979999516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242392.96546 89257.89991 -302666.94359]</text:p>
          </table:table-cell>
          <table:table-cell table:number-columns-repeated="5"/>
          <table:table-cell table:formula="of:= [.Q27] * [.Q$32]" office:value-type="float" office:value="242393.00968725" calcext:value-type="float">
            <text:p>242393.00968725</text:p>
          </table:table-cell>
          <table:table-cell table:formula="of:= [.R27] * [.R$32]" office:value-type="float" office:value="89257.8985074" calcext:value-type="float">
            <text:p>89257.8985074</text:p>
          </table:table-cell>
          <table:table-cell table:formula="of:= [.S27] * [.S$32]" office:value-type="float" office:value="-302666.9776442" calcext:value-type="float">
            <text:p>-302666.9776442</text:p>
          </table:table-cell>
          <table:table-cell/>
          <table:table-cell table:formula="of:= VALUE(MID([.K42]; 2; 11)) - [.Q42]" office:value-type="float" office:value="-0.0442872499697842" calcext:value-type="float">
            <text:p>-0.044287249969784</text:p>
          </table:table-cell>
          <table:table-cell table:formula="of:= VALUE(MID([.K42]; 14; 12)) - [.R42]" office:value-type="float" office:value="0.00140259999898262" calcext:value-type="float">
            <text:p>0.001402599998983</text:p>
          </table:table-cell>
          <table:table-cell table:formula="of:= VALUE(MID([.K42]; 26; 12)) - [.S42]" office:value-type="float" office:value="0.0346441999427043" calcext:value-type="float">
            <text:p>0.03464419994270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243189.03277 89028.07743 -303271.96843]</text:p>
          </table:table-cell>
          <table:table-cell table:number-columns-repeated="5"/>
          <table:table-cell table:formula="of:= [.Q28] * [.Q$32]" office:value-type="float" office:value="243189.0297069" calcext:value-type="float">
            <text:p>243189.0297069</text:p>
          </table:table-cell>
          <table:table-cell table:formula="of:= [.R28] * [.R$32]" office:value-type="float" office:value="89028.088359" calcext:value-type="float">
            <text:p>89028.088359</text:p>
          </table:table-cell>
          <table:table-cell table:formula="of:= [.S28] * [.S$32]" office:value-type="float" office:value="-303271.9782768" calcext:value-type="float">
            <text:p>-303271.9782768</text:p>
          </table:table-cell>
          <table:table-cell/>
          <table:table-cell table:formula="of:= VALUE(MID([.K43]; 2; 11)) - [.Q43]" office:value-type="float" office:value="0.00299310000264086" calcext:value-type="float">
            <text:p>0.002993100002641</text:p>
          </table:table-cell>
          <table:table-cell table:formula="of:= VALUE(MID([.K43]; 14; 12)) - [.R43]" office:value-type="float" office:value="-0.0109289999963949" calcext:value-type="float">
            <text:p>-0.010928999996395</text:p>
          </table:table-cell>
          <table:table-cell table:formula="of:= VALUE(MID([.K43]; 26; 12)) - [.S43]" office:value-type="float" office:value="0.0102768000215292" calcext:value-type="float">
            <text:p>0.01027680002152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242392.96546 88079.43636 -301712.66677]</text:p>
          </table:table-cell>
          <table:table-cell table:number-columns-repeated="5"/>
          <table:table-cell table:formula="of:= [.Q29] * [.Q$32]" office:value-type="float" office:value="242393.00968725" calcext:value-type="float">
            <text:p>242393.00968725</text:p>
          </table:table-cell>
          <table:table-cell table:formula="of:= [.R29] * [.R$32]" office:value-type="float" office:value="88079.4082035" calcext:value-type="float">
            <text:p>88079.4082035</text:p>
          </table:table-cell>
          <table:table-cell table:formula="of:= [.S29] * [.S$32]" office:value-type="float" office:value="-301712.6918" calcext:value-type="float">
            <text:p>-301712.6918</text:p>
          </table:table-cell>
          <table:table-cell/>
          <table:table-cell table:formula="of:= VALUE(MID([.K44]; 2; 11)) - [.Q44]" office:value-type="float" office:value="-0.0442872499697842" calcext:value-type="float">
            <text:p>-0.044287249969784</text:p>
          </table:table-cell>
          <table:table-cell table:formula="of:= VALUE(MID([.K44]; 14; 12)) - [.R44]" office:value-type="float" office:value="0.0281565000186674" calcext:value-type="float">
            <text:p>0.028156500018668</text:p>
          </table:table-cell>
          <table:table-cell table:formula="of:= VALUE(MID([.K44]; 26; 12)) - [.S44]" office:value-type="float" office:value="0.0257999999448657" calcext:value-type="float">
            <text:p>0.02579999994486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242392.96546 87896.93353 -301564.88462]</text:p>
          </table:table-cell>
          <table:table-cell table:number-columns-repeated="5"/>
          <table:table-cell table:formula="of:= [.Q30] * [.Q$32]" office:value-type="float" office:value="242393.00968725" calcext:value-type="float">
            <text:p>242393.00968725</text:p>
          </table:table-cell>
          <table:table-cell table:formula="of:= [.R30] * [.R$32]" office:value-type="float" office:value="87896.9347956" calcext:value-type="float">
            <text:p>87896.9347956</text:p>
          </table:table-cell>
          <table:table-cell table:formula="of:= [.S30] * [.S$32]" office:value-type="float" office:value="-301564.9334438" calcext:value-type="float">
            <text:p>-301564.9334438</text:p>
          </table:table-cell>
          <table:table-cell/>
          <table:table-cell table:formula="of:= VALUE(MID([.K45]; 2; 11)) - [.Q45]" office:value-type="float" office:value="-0.0442872499697842" calcext:value-type="float">
            <text:p>-0.044287249969784</text:p>
          </table:table-cell>
          <table:table-cell table:formula="of:= VALUE(MID([.K45]; 14; 12)) - [.R45]" office:value-type="float" office:value="-0.00126560000353493" calcext:value-type="float">
            <text:p>-0.001265600003535</text:p>
          </table:table-cell>
          <table:table-cell table:formula="of:= VALUE(MID([.K45]; 26; 12)) - [.S45]" office:value-type="float" office:value="0.0494437999441288" calcext:value-type="float">
            <text:p>0.04944379994412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Current portfolio value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float" office:value="28940.2114747429" calcext:value-type="float">
            <text:p>28940.2114747429</text:p>
          </table:table-cell>
          <table:table-cell table:number-columns-repeated="5"/>
          <table:table-cell table:formula="of:= SUM([.Q34:.S34])" office:value-type="float" office:value="28940.2071301125" calcext:value-type="float">
            <text:p>28940.2071301125</text:p>
          </table:table-cell>
          <table:table-cell table:number-columns-repeated="3"/>
          <table:table-cell table:formula="of:= VALUE([.K47]) - [.Q47]" office:value-type="float" office:value="0.00434463044803124" calcext:value-type="float">
            <text:p>0.004344630448031</text:p>
          </table:table-cell>
          <table:table-cell table:number-columns-repeated="3"/>
          <table:table-cell table:formula="of:= MIN([.U47:.W58])" office:value-type="float" office:value="-0.103356457148038" calcext:value-type="float">
            <text:p>-0.103356457148038</text:p>
          </table:table-cell>
          <table:table-cell table:formula="of:= MAX([.U47:.W58])" office:value-type="float" office:value="0.0477848752889258" calcext:value-type="float">
            <text:p>0.04778487528892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float" office:value="28726.0685565229" calcext:value-type="float">
            <text:p>28726.0685565229</text:p>
          </table:table-cell>
          <table:table-cell table:number-columns-repeated="5"/>
          <table:table-cell table:formula="of:= SUM([.Q35:.S35])" office:value-type="float" office:value="28726.16455045" calcext:value-type="float">
            <text:p>28726.16455045</text:p>
          </table:table-cell>
          <table:table-cell table:number-columns-repeated="3"/>
          <table:table-cell table:formula="of:= VALUE([.K48]) - [.Q48]" office:value-type="float" office:value="-0.0959939270906034" calcext:value-type="float">
            <text:p>-0.095993927090603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float" office:value="29047.8307638223" calcext:value-type="float">
            <text:p>29047.8307638223</text:p>
          </table:table-cell>
          <table:table-cell table:number-columns-repeated="5"/>
          <table:table-cell table:formula="of:= SUM([.Q36:.S36])" office:value-type="float" office:value="29047.9142229499" calcext:value-type="float">
            <text:p>29047.9142229499</text:p>
          </table:table-cell>
          <table:table-cell table:number-columns-repeated="3"/>
          <table:table-cell table:formula="of:= VALUE([.K49]) - [.Q49]" office:value-type="float" office:value="-0.0834591276397987" calcext:value-type="float">
            <text:p>-0.08345912763979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float" office:value="28806.2038477455" calcext:value-type="float">
            <text:p>28806.2038477455</text:p>
          </table:table-cell>
          <table:table-cell table:number-columns-repeated="5"/>
          <table:table-cell table:formula="of:= SUM([.Q37:.S37])" office:value-type="float" office:value="28806.18553805" calcext:value-type="float">
            <text:p>28806.18553805</text:p>
          </table:table-cell>
          <table:table-cell table:number-columns-repeated="3"/>
          <table:table-cell table:formula="of:= VALUE([.K50]) - [.Q50]" office:value-type="float" office:value="0.0183096955370274" calcext:value-type="float">
            <text:p>0.01830969553702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float" office:value="28937.5656104609" calcext:value-type="float">
            <text:p>28937.5656104609</text:p>
          </table:table-cell>
          <table:table-cell table:number-columns-repeated="5"/>
          <table:table-cell table:formula="of:= SUM([.Q38:.S38])" office:value-type="float" office:value="28937.5376979" calcext:value-type="float">
            <text:p>28937.5376979</text:p>
          </table:table-cell>
          <table:table-cell table:number-columns-repeated="3"/>
          <table:table-cell table:formula="of:= VALUE([.K51]) - [.Q51]" office:value-type="float" office:value="0.0279125609013136" calcext:value-type="float">
            <text:p>0.02791256090131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float" office:value="28805.8966195753" calcext:value-type="float">
            <text:p>28805.8966195753</text:p>
          </table:table-cell>
          <table:table-cell table:number-columns-repeated="5"/>
          <table:table-cell table:formula="of:= SUM([.Q39:.S39])" office:value-type="float" office:value="28805.8488347" calcext:value-type="float">
            <text:p>28805.8488347</text:p>
          </table:table-cell>
          <table:table-cell table:number-columns-repeated="3"/>
          <table:table-cell table:formula="of:= VALUE([.K52]) - [.Q52]" office:value-type="float" office:value="0.0477848752889258" calcext:value-type="float">
            <text:p>0.047784875288926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float" office:value="28935.6870900093" calcext:value-type="float">
            <text:p>28935.6870900093</text:p>
          </table:table-cell>
          <table:table-cell table:number-columns-repeated="5"/>
          <table:table-cell table:formula="of:= SUM([.Q40:.S40])" office:value-type="float" office:value="28935.6594264" calcext:value-type="float">
            <text:p>28935.6594264</text:p>
          </table:table-cell>
          <table:table-cell table:number-columns-repeated="3"/>
          <table:table-cell table:formula="of:= VALUE([.K53]) - [.Q53]" office:value-type="float" office:value="0.0276636093294655" calcext:value-type="float">
            <text:p>0.027663609329466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float" office:value="28944.6506117428" calcext:value-type="float">
            <text:p>28944.6506117428</text:p>
          </table:table-cell>
          <table:table-cell table:number-columns-repeated="5"/>
          <table:table-cell table:formula="of:= SUM([.Q41:.S41])" office:value-type="float" office:value="28944.7539681999" calcext:value-type="float">
            <text:p>28944.7539681999</text:p>
          </table:table-cell>
          <table:table-cell table:number-columns-repeated="3"/>
          <table:table-cell table:formula="of:= VALUE([.K54]) - [.Q54]" office:value-type="float" office:value="-0.103356457148038" calcext:value-type="float">
            <text:p>-0.10335645714803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float" office:value="28983.9217682508" calcext:value-type="float">
            <text:p>28983.9217682508</text:p>
          </table:table-cell>
          <table:table-cell table:number-columns-repeated="5"/>
          <table:table-cell table:formula="of:= SUM([.Q42:.S42])" office:value-type="float" office:value="28983.93055045" calcext:value-type="float">
            <text:p>28983.93055045</text:p>
          </table:table-cell>
          <table:table-cell table:number-columns-repeated="3"/>
          <table:table-cell table:formula="of:= VALUE([.K55]) - [.Q55]" office:value-type="float" office:value="-0.00878219919468393" calcext:value-type="float">
            <text:p>-0.00878219919468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float" office:value="28945.1417720616" calcext:value-type="float">
            <text:p>28945.1417720616</text:p>
          </table:table-cell>
          <table:table-cell table:number-columns-repeated="5"/>
          <table:table-cell table:formula="of:= SUM([.Q43:.S43])" office:value-type="float" office:value="28945.1397891" calcext:value-type="float">
            <text:p>28945.1397891</text:p>
          </table:table-cell>
          <table:table-cell table:number-columns-repeated="3"/>
          <table:table-cell table:formula="of:= VALUE([.K56]) - [.Q56]" office:value-type="float" office:value="0.00198296162125189" calcext:value-type="float">
            <text:p>0.00198296162125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float" office:value="28759.7350421316" calcext:value-type="float">
            <text:p>28759.7350421316</text:p>
          </table:table-cell>
          <table:table-cell table:number-columns-repeated="5"/>
          <table:table-cell table:formula="of:= SUM([.Q44:.S44])" office:value-type="float" office:value="28759.72609075" calcext:value-type="float">
            <text:p>28759.72609075</text:p>
          </table:table-cell>
          <table:table-cell table:number-columns-repeated="3"/>
          <table:table-cell table:formula="of:= VALUE([.K57]) - [.Q57]" office:value-type="float" office:value="0.00895138164196396" calcext:value-type="float">
            <text:p>0.00895138164196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float" office:value="28725.0143666678" calcext:value-type="float">
            <text:p>28725.0143666678</text:p>
          </table:table-cell>
          <table:table-cell table:number-columns-repeated="5"/>
          <table:table-cell table:formula="of:= SUM([.Q45:.S45])" office:value-type="float" office:value="28725.01103905" calcext:value-type="float">
            <text:p>28725.01103905</text:p>
          </table:table-cell>
          <table:table-cell table:number-columns-repeated="3"/>
          <table:table-cell table:formula="of:= VALUE([.K58]) - [.Q58]" office:value-type="float" office:value="0.00332761779645807" calcext:value-type="float">
            <text:p>0.00332761779645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Allocation factor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22.93845 6.86470 -28.80314]</text:p>
          </table:table-cell>
          <table:table-cell table:number-columns-repeated="5"/>
          <table:table-cell table:formula="of:= VALUE(MID([.$K60]; 2; 9))" office:value-type="float" office:value="22.93845" calcext:value-type="float">
            <text:p>22.93845</text:p>
          </table:table-cell>
          <table:table-cell table:formula="of:= VALUE(MID([.$K60]; 11; 8))" office:value-type="float" office:value="6.8647" calcext:value-type="float">
            <text:p>6.8647</text:p>
          </table:table-cell>
          <table:table-cell table:formula="of:= VALUE(MID([.$K60]; 19; 9))" office:value-type="float" office:value="-28.80314" calcext:value-type="float">
            <text:p>-28.8031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23.02761 6.77554 -28.80314]</text:p>
          </table:table-cell>
          <table:table-cell table:number-columns-repeated="5"/>
          <table:table-cell table:formula="of:= VALUE(MID([.$K61]; 2; 9))" office:value-type="float" office:value="23.02761" calcext:value-type="float">
            <text:p>23.02761</text:p>
          </table:table-cell>
          <table:table-cell table:formula="of:= VALUE(MID([.$K61]; 11; 8))" office:value-type="float" office:value="6.77554" calcext:value-type="float">
            <text:p>6.77554</text:p>
          </table:table-cell>
          <table:table-cell table:formula="of:= VALUE(MID([.$K61]; 19; 9))" office:value-type="float" office:value="-28.80314" calcext:value-type="float">
            <text:p>-28.8031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22.93845 6.90831 -28.84675]</text:p>
          </table:table-cell>
          <table:table-cell table:number-columns-repeated="5"/>
          <table:table-cell table:formula="of:= VALUE(MID([.$K62]; 2; 9))" office:value-type="float" office:value="22.93845" calcext:value-type="float">
            <text:p>22.93845</text:p>
          </table:table-cell>
          <table:table-cell table:formula="of:= VALUE(MID([.$K62]; 11; 8))" office:value-type="float" office:value="6.90831" calcext:value-type="float">
            <text:p>6.90831</text:p>
          </table:table-cell>
          <table:table-cell table:formula="of:= VALUE(MID([.$K62]; 19; 9))" office:value-type="float" office:value="-28.84675" calcext:value-type="float">
            <text:p>-28.8467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22.93845 6.81038 -28.74883]</text:p>
          </table:table-cell>
          <table:table-cell table:number-columns-repeated="5"/>
          <table:table-cell table:formula="of:= VALUE(MID([.$K63]; 2; 9))" office:value-type="float" office:value="22.93845" calcext:value-type="float">
            <text:p>22.93845</text:p>
          </table:table-cell>
          <table:table-cell table:formula="of:= VALUE(MID([.$K63]; 11; 8))" office:value-type="float" office:value="6.81038" calcext:value-type="float">
            <text:p>6.81038</text:p>
          </table:table-cell>
          <table:table-cell table:formula="of:= VALUE(MID([.$K63]; 19; 9))" office:value-type="float" office:value="-28.74883" calcext:value-type="float">
            <text:p>-28.7488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22.89762 6.86470 -28.76232]</text:p>
          </table:table-cell>
          <table:table-cell table:number-columns-repeated="5"/>
          <table:table-cell table:formula="of:= VALUE(MID([.$K64]; 2; 9))" office:value-type="float" office:value="22.89762" calcext:value-type="float">
            <text:p>22.89762</text:p>
          </table:table-cell>
          <table:table-cell table:formula="of:= VALUE(MID([.$K64]; 11; 8))" office:value-type="float" office:value="6.8647" calcext:value-type="float">
            <text:p>6.8647</text:p>
          </table:table-cell>
          <table:table-cell table:formula="of:= VALUE(MID([.$K64]; 19; 9))" office:value-type="float" office:value="-28.76232" calcext:value-type="float">
            <text:p>-28.76232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22.99438 6.80876 -28.80314]</text:p>
          </table:table-cell>
          <table:table-cell table:number-columns-repeated="5"/>
          <table:table-cell table:formula="of:= VALUE(MID([.$K65]; 2; 9))" office:value-type="float" office:value="22.99438" calcext:value-type="float">
            <text:p>22.99438</text:p>
          </table:table-cell>
          <table:table-cell table:formula="of:= VALUE(MID([.$K65]; 11; 8))" office:value-type="float" office:value="6.80876" calcext:value-type="float">
            <text:p>6.80876</text:p>
          </table:table-cell>
          <table:table-cell table:formula="of:= VALUE(MID([.$K65]; 19; 9))" office:value-type="float" office:value="-28.80314" calcext:value-type="float">
            <text:p>-28.8031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22.86892 6.86470 -28.73362]</text:p>
          </table:table-cell>
          <table:table-cell table:number-columns-repeated="5"/>
          <table:table-cell table:formula="of:= VALUE(MID([.$K66]; 2; 9))" office:value-type="float" office:value="22.86892" calcext:value-type="float">
            <text:p>22.86892</text:p>
          </table:table-cell>
          <table:table-cell table:formula="of:= VALUE(MID([.$K66]; 11; 8))" office:value-type="float" office:value="6.8647" calcext:value-type="float">
            <text:p>6.8647</text:p>
          </table:table-cell>
          <table:table-cell table:formula="of:= VALUE(MID([.$K66]; 19; 9))" office:value-type="float" office:value="-28.73362" calcext:value-type="float">
            <text:p>-28.73362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23.00628 6.86470 -28.87097]</text:p>
          </table:table-cell>
          <table:table-cell table:number-columns-repeated="5"/>
          <table:table-cell table:formula="of:= VALUE(MID([.$K67]; 2; 9))" office:value-type="float" office:value="23.00628" calcext:value-type="float">
            <text:p>23.00628</text:p>
          </table:table-cell>
          <table:table-cell table:formula="of:= VALUE(MID([.$K67]; 11; 8))" office:value-type="float" office:value="6.8647" calcext:value-type="float">
            <text:p>6.8647</text:p>
          </table:table-cell>
          <table:table-cell table:formula="of:= VALUE(MID([.$K67]; 19; 9))" office:value-type="float" office:value="-28.87097" calcext:value-type="float">
            <text:p>-28.87097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22.93845 6.88242 -28.82087]</text:p>
          </table:table-cell>
          <table:table-cell table:number-columns-repeated="5"/>
          <table:table-cell table:formula="of:= VALUE(MID([.$K68]; 2; 9))" office:value-type="float" office:value="22.93845" calcext:value-type="float">
            <text:p>22.93845</text:p>
          </table:table-cell>
          <table:table-cell table:formula="of:= VALUE(MID([.$K68]; 11; 8))" office:value-type="float" office:value="6.88242" calcext:value-type="float">
            <text:p>6.88242</text:p>
          </table:table-cell>
          <table:table-cell table:formula="of:= VALUE(MID([.$K68]; 19; 9))" office:value-type="float" office:value="-28.82087" calcext:value-type="float">
            <text:p>-28.82087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23.01378 6.86470 -28.87848]</text:p>
          </table:table-cell>
          <table:table-cell table:number-columns-repeated="5"/>
          <table:table-cell table:formula="of:= VALUE(MID([.$K69]; 2; 9))" office:value-type="float" office:value="23.01378" calcext:value-type="float">
            <text:p>23.01378</text:p>
          </table:table-cell>
          <table:table-cell table:formula="of:= VALUE(MID([.$K69]; 11; 8))" office:value-type="float" office:value="6.8647" calcext:value-type="float">
            <text:p>6.8647</text:p>
          </table:table-cell>
          <table:table-cell table:formula="of:= VALUE(MID([.$K69]; 19; 9))" office:value-type="float" office:value="-28.87848" calcext:value-type="float">
            <text:p>-28.87848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22.93845 6.79155 -28.73000]</text:p>
          </table:table-cell>
          <table:table-cell table:number-columns-repeated="5"/>
          <table:table-cell table:formula="of:= VALUE(MID([.$K70]; 2; 9))" office:value-type="float" office:value="22.93845" calcext:value-type="float">
            <text:p>22.93845</text:p>
          </table:table-cell>
          <table:table-cell table:formula="of:= VALUE(MID([.$K70]; 11; 8))" office:value-type="float" office:value="6.79155" calcext:value-type="float">
            <text:p>6.79155</text:p>
          </table:table-cell>
          <table:table-cell table:formula="of:= VALUE(MID([.$K70]; 19; 9))" office:value-type="float" office:value="-28.73" calcext:value-type="float">
            <text:p>-28.7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22.93845 6.77748 -28.71593]</text:p>
          </table:table-cell>
          <table:table-cell table:number-columns-repeated="5"/>
          <table:table-cell table:formula="of:= VALUE(MID([.$K71]; 2; 9))" office:value-type="float" office:value="22.93845" calcext:value-type="float">
            <text:p>22.93845</text:p>
          </table:table-cell>
          <table:table-cell table:formula="of:= VALUE(MID([.$K71]; 11; 8))" office:value-type="float" office:value="6.77748" calcext:value-type="float">
            <text:p>6.77748</text:p>
          </table:table-cell>
          <table:table-cell table:formula="of:= VALUE(MID([.$K71]; 19; 9))" office:value-type="float" office:value="-28.71593" calcext:value-type="float">
            <text:p>-28.7159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Unit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6282.16953 1531.85467 -7937.49836]</text:p>
          </table:table-cell>
          <table:table-cell table:number-columns-repeated="5"/>
          <table:table-cell table:formula="of:= [.$Q47] * [.Q60] / [.Q$32]" office:value-type="float" office:value="6282.1699438373" calcext:value-type="float">
            <text:p>6282.1699438373</text:p>
          </table:table-cell>
          <table:table-cell table:formula="of:= [.$Q47] * [.R60] / [.R$32]" office:value-type="float" office:value="1531.85518885527" calcext:value-type="float">
            <text:p>1531.85518885527</text:p>
          </table:table-cell>
          <table:table-cell table:formula="of:= [.$Q47] * [.S60] / [.S$32]" office:value-type="float" office:value="-7937.4959539504" calcext:value-type="float">
            <text:p>-7937.4959539504</text:p>
          </table:table-cell>
          <table:table-cell/>
          <table:table-cell table:formula="of:= VALUE(MID([.K73]; 2; 9)) - [.Q73]" office:value-type="float" office:value="-0.000443837295279081" calcext:value-type="float">
            <text:p>-0.000443837295279</text:p>
          </table:table-cell>
          <table:table-cell table:formula="of:= VALUE(MID([.K73]; 12; 10)) - [.R73]" office:value-type="float" office:value="-0.00058885526755148" calcext:value-type="float">
            <text:p>-0.000588855267551</text:p>
          </table:table-cell>
          <table:table-cell table:formula="of:= VALUE(MID([.K73]; 23; 10)) - [.S73]" office:value-type="float" office:value="-0.00204604960345023" calcext:value-type="float">
            <text:p>-0.00204604960345</text:p>
          </table:table-cell>
          <table:table-cell/>
          <table:table-cell table:formula="of:= MIN([.U73:.W84])" office:value-type="float" office:value="-0.0241146226808269" calcext:value-type="float">
            <text:p>-0.024114622680827</text:p>
          </table:table-cell>
          <table:table-cell table:formula="of:= MAX([.U73:.W84])" office:value-type="float" office:value="0.0283809157945143" calcext:value-type="float">
            <text:p>0.02838091579451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6259.92202 1500.77104 -7878.76489]</text:p>
          </table:table-cell>
          <table:table-cell table:number-columns-repeated="5"/>
          <table:table-cell table:formula="of:= [.$Q48] * [.Q61] / [.Q$32]" office:value-type="float" office:value="6259.94455495226" calcext:value-type="float">
            <text:p>6259.94455495226</text:p>
          </table:table-cell>
          <table:table-cell table:formula="of:= [.$Q48] * [.R61] / [.R$32]" office:value-type="float" office:value="1500.7766766224" calcext:value-type="float">
            <text:p>1500.7766766224</text:p>
          </table:table-cell>
          <table:table-cell table:formula="of:= [.$Q48] * [.S61] / [.S$32]" office:value-type="float" office:value="-7878.79001233756" calcext:value-type="float">
            <text:p>-7878.79001233756</text:p>
          </table:table-cell>
          <table:table-cell/>
          <table:table-cell table:formula="of:= VALUE(MID([.K74]; 2; 9)) - [.Q74]" office:value-type="float" office:value="-0.0225549522574511" calcext:value-type="float">
            <text:p>-0.022554952257451</text:p>
          </table:table-cell>
          <table:table-cell table:formula="of:= VALUE(MID([.K74]; 12; 10)) - [.R74]" office:value-type="float" office:value="-0.00567662239927813" calcext:value-type="float">
            <text:p>-0.005676622399278</text:p>
          </table:table-cell>
          <table:table-cell table:formula="of:= VALUE(MID([.K74]; 23; 10)) - [.S74]" office:value-type="float" office:value="0.026012337555585" calcext:value-type="float">
            <text:p>0.02601233755558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6305.53089 1547.31880 -7979.07787]</text:p>
          </table:table-cell>
          <table:table-cell table:number-columns-repeated="5"/>
          <table:table-cell table:formula="of:= [.$Q49] * [.Q62] / [.Q$32]" office:value-type="float" office:value="6305.5503660409" calcext:value-type="float">
            <text:p>6305.5503660409</text:p>
          </table:table-cell>
          <table:table-cell table:formula="of:= [.$Q49] * [.R62] / [.R$32]" office:value-type="float" office:value="1547.32408437638" calcext:value-type="float">
            <text:p>1547.32408437638</text:p>
          </table:table-cell>
          <table:table-cell table:formula="of:= [.$Q49] * [.S62] / [.S$32]" office:value-type="float" office:value="-7979.09968148732" calcext:value-type="float">
            <text:p>-7979.09968148732</text:p>
          </table:table-cell>
          <table:table-cell/>
          <table:table-cell table:formula="of:= VALUE(MID([.K75]; 2; 9)) - [.Q75]" office:value-type="float" office:value="-0.0195660408980984" calcext:value-type="float">
            <text:p>-0.019566040898099</text:p>
          </table:table-cell>
          <table:table-cell table:formula="of:= VALUE(MID([.K75]; 12; 10)) - [.R75]" office:value-type="float" office:value="-0.00528437637922252" calcext:value-type="float">
            <text:p>-0.005284376379223</text:p>
          </table:table-cell>
          <table:table-cell table:formula="of:= VALUE(MID([.K75]; 23; 10)) - [.S75]" office:value-type="float" office:value="0.0226814873194598" calcext:value-type="float">
            <text:p>0.0226814873194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6253.07995 1512.69705 -7885.84494]</text:p>
          </table:table-cell>
          <table:table-cell table:number-columns-repeated="5"/>
          <table:table-cell table:formula="of:= [.$Q50] * [.Q63] / [.Q$32]" office:value-type="float" office:value="6253.07732491806" calcext:value-type="float">
            <text:p>6253.07732491806</text:p>
          </table:table-cell>
          <table:table-cell table:formula="of:= [.$Q50] * [.R63] / [.R$32]" office:value-type="float" office:value="1512.69584141705" calcext:value-type="float">
            <text:p>1512.69584141705</text:p>
          </table:table-cell>
          <table:table-cell table:formula="of:= [.$Q50] * [.S63] / [.S$32]" office:value-type="float" office:value="-7885.84024794039" calcext:value-type="float">
            <text:p>-7885.84024794039</text:p>
          </table:table-cell>
          <table:table-cell/>
          <table:table-cell table:formula="of:= VALUE(MID([.K76]; 2; 9)) - [.Q76]" office:value-type="float" office:value="0.00257508194408729" calcext:value-type="float">
            <text:p>0.002575081944087</text:p>
          </table:table-cell>
          <table:table-cell table:formula="of:= VALUE(MID([.K76]; 12; 10)) - [.R76]" office:value-type="float" office:value="0.00115858295043836" calcext:value-type="float">
            <text:p>0.001158582950438</text:p>
          </table:table-cell>
          <table:table-cell table:formula="of:= VALUE(MID([.K76]; 23; 10)) - [.S76]" office:value-type="float" office:value="-0.00375205960790481" calcext:value-type="float">
            <text:p>-0.0037520596079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6270.41651 1531.71462 -7925.52433]</text:p>
          </table:table-cell>
          <table:table-cell table:number-columns-repeated="5"/>
          <table:table-cell table:formula="of:= [.$Q51] * [.Q64] / [.Q$32]" office:value-type="float" office:value="6270.40936890652" calcext:value-type="float">
            <text:p>6270.40936890652</text:p>
          </table:table-cell>
          <table:table-cell table:formula="of:= [.$Q51] * [.R64] / [.R$32]" office:value-type="float" office:value="1531.71389119394" calcext:value-type="float">
            <text:p>1531.71389119394</text:p>
          </table:table-cell>
          <table:table-cell table:formula="of:= [.$Q51] * [.S64] / [.S$32]" office:value-type="float" office:value="-7925.51576873621" calcext:value-type="float">
            <text:p>-7925.51576873621</text:p>
          </table:table-cell>
          <table:table-cell/>
          <table:table-cell table:formula="of:= VALUE(MID([.K77]; 2; 9)) - [.Q77]" office:value-type="float" office:value="0.00713109348362195" calcext:value-type="float">
            <text:p>0.007131093483622</text:p>
          </table:table-cell>
          <table:table-cell table:formula="of:= VALUE(MID([.K77]; 12; 10)) - [.R77]" office:value-type="float" office:value="0.000708806064494638" calcext:value-type="float">
            <text:p>0.000708806064495</text:p>
          </table:table-cell>
          <table:table-cell table:formula="of:= VALUE(MID([.K77]; 23; 10)) - [.S77]" office:value-type="float" office:value="-0.00823126379054884" calcext:value-type="float">
            <text:p>-0.00823126379054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6268.26110 1512.32123 -7900.65951]</text:p>
          </table:table-cell>
          <table:table-cell table:number-columns-repeated="5"/>
          <table:table-cell table:formula="of:= [.$Q52] * [.Q65] / [.Q$32]" office:value-type="float" office:value="6268.2507113126" calcext:value-type="float">
            <text:p>6268.2507113126</text:p>
          </table:table-cell>
          <table:table-cell table:formula="of:= [.$Q52] * [.R65] / [.R$32]" office:value-type="float" office:value="1512.318336088" calcext:value-type="float">
            <text:p>1512.318336088</text:p>
          </table:table-cell>
          <table:table-cell table:formula="of:= [.$Q52] * [.S65] / [.S$32]" office:value-type="float" office:value="-7900.64520089873" calcext:value-type="float">
            <text:p>-7900.64520089873</text:p>
          </table:table-cell>
          <table:table-cell/>
          <table:table-cell table:formula="of:= VALUE(MID([.K78]; 2; 9)) - [.Q78]" office:value-type="float" office:value="0.010388687401246" calcext:value-type="float">
            <text:p>0.010388687401246</text:p>
          </table:table-cell>
          <table:table-cell table:formula="of:= VALUE(MID([.K78]; 12; 10)) - [.R78]" office:value-type="float" office:value="0.00286391199870195" calcext:value-type="float">
            <text:p>0.002863911998702</text:p>
          </table:table-cell>
          <table:table-cell table:formula="of:= VALUE(MID([.K78]; 23; 10)) - [.S78]" office:value-type="float" office:value="-0.0137991012734346" calcext:value-type="float">
            <text:p>-0.01379910127343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6262.14958 1531.61519 -7917.10098]</text:p>
          </table:table-cell>
          <table:table-cell table:number-columns-repeated="5"/>
          <table:table-cell table:formula="of:= [.$Q53] * [.Q66] / [.Q$32]" office:value-type="float" office:value="6262.14351584078" calcext:value-type="float">
            <text:p>6262.14351584078</text:p>
          </table:table-cell>
          <table:table-cell table:formula="of:= [.$Q53] * [.R66] / [.R$32]" office:value-type="float" office:value="1531.6144710367" calcext:value-type="float">
            <text:p>1531.6144710367</text:p>
          </table:table-cell>
          <table:table-cell table:formula="of:= [.$Q53] * [.S66] / [.S$32]" office:value-type="float" office:value="-7917.09351100297" calcext:value-type="float">
            <text:p>-7917.09351100297</text:p>
          </table:table-cell>
          <table:table-cell/>
          <table:table-cell table:formula="of:= VALUE(MID([.K79]; 2; 9)) - [.Q79]" office:value-type="float" office:value="0.00598415922104323" calcext:value-type="float">
            <text:p>0.005984159221043</text:p>
          </table:table-cell>
          <table:table-cell table:formula="of:= VALUE(MID([.K79]; 12; 10)) - [.R79]" office:value-type="float" office:value="0.000628963303142882" calcext:value-type="float">
            <text:p>0.000628963303143</text:p>
          </table:table-cell>
          <table:table-cell table:formula="of:= VALUE(MID([.K79]; 23; 10)) - [.S79]" office:value-type="float" office:value="-0.00648899702810013" calcext:value-type="float">
            <text:p>-0.006488997028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6301.71242 1532.08964 -7957.41094]</text:p>
          </table:table-cell>
          <table:table-cell table:number-columns-repeated="5"/>
          <table:table-cell table:formula="of:= [.$Q54] * [.Q67] / [.Q$32]" office:value-type="float" office:value="6301.73651462268" calcext:value-type="float">
            <text:p>6301.73651462268</text:p>
          </table:table-cell>
          <table:table-cell table:formula="of:= [.$Q54] * [.R67] / [.R$32]" office:value-type="float" office:value="1532.09586085481" calcext:value-type="float">
            <text:p>1532.09586085481</text:p>
          </table:table-cell>
          <table:table-cell table:formula="of:= [.$Q54] * [.S67] / [.S$32]" office:value-type="float" office:value="-7957.4383809158" calcext:value-type="float">
            <text:p>-7957.4383809158</text:p>
          </table:table-cell>
          <table:table-cell/>
          <table:table-cell table:formula="of:= VALUE(MID([.K80]; 2; 9)) - [.Q80]" office:value-type="float" office:value="-0.0241146226808269" calcext:value-type="float">
            <text:p>-0.024114622680827</text:p>
          </table:table-cell>
          <table:table-cell table:formula="of:= VALUE(MID([.K80]; 12; 10)) - [.R80]" office:value-type="float" office:value="-0.00626085481098926" calcext:value-type="float">
            <text:p>-0.006260854810989</text:p>
          </table:table-cell>
          <table:table-cell table:formula="of:= VALUE(MID([.K80]; 23; 10)) - [.S80]" office:value-type="float" office:value="0.0283809157945143" calcext:value-type="float">
            <text:p>0.02838091579451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6291.65790 1538.12867 -7954.37781]</text:p>
          </table:table-cell>
          <table:table-cell table:number-columns-repeated="5"/>
          <table:table-cell table:formula="of:= [.$Q55] * [.Q68] / [.Q$32]" office:value-type="float" office:value="6291.66116675258" calcext:value-type="float">
            <text:p>6291.66116675258</text:p>
          </table:table-cell>
          <table:table-cell table:formula="of:= [.$Q55] * [.R68] / [.R$32]" office:value-type="float" office:value="1538.12973041828" calcext:value-type="float">
            <text:p>1538.12973041828</text:p>
          </table:table-cell>
          <table:table-cell table:formula="of:= [.$Q55] * [.S68] / [.S$32]" office:value-type="float" office:value="-7954.38144525292" calcext:value-type="float">
            <text:p>-7954.38144525292</text:p>
          </table:table-cell>
          <table:table-cell/>
          <table:table-cell table:formula="of:= VALUE(MID([.K81]; 2; 9)) - [.Q81]" office:value-type="float" office:value="-0.00326675257474562" calcext:value-type="float">
            <text:p>-0.003266752574746</text:p>
          </table:table-cell>
          <table:table-cell table:formula="of:= VALUE(MID([.K81]; 12; 10)) - [.R81]" office:value-type="float" office:value="-0.00113041828353744" calcext:value-type="float">
            <text:p>-0.001130418283537</text:p>
          </table:table-cell>
          <table:table-cell table:formula="of:= VALUE(MID([.K81]; 23; 10)) - [.S81]" office:value-type="float" office:value="0.00444525291914033" calcext:value-type="float">
            <text:p>0.0044452529191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6303.87469 1532.11564 -7959.61412]</text:p>
          </table:table-cell>
          <table:table-cell table:number-columns-repeated="5"/>
          <table:table-cell table:formula="of:= [.$Q56] * [.Q69] / [.Q$32]" office:value-type="float" office:value="6303.87489454863" calcext:value-type="float">
            <text:p>6303.87489454863</text:p>
          </table:table-cell>
          <table:table-cell table:formula="of:= [.$Q56] * [.R69] / [.R$32]" office:value-type="float" office:value="1532.11628302197" calcext:value-type="float">
            <text:p>1532.11628302197</text:p>
          </table:table-cell>
          <table:table-cell table:formula="of:= [.$Q56] * [.S69] / [.S$32]" office:value-type="float" office:value="-7959.61438950345" calcext:value-type="float">
            <text:p>-7959.61438950345</text:p>
          </table:table-cell>
          <table:table-cell/>
          <table:table-cell table:formula="of:= VALUE(MID([.K82]; 2; 9)) - [.Q82]" office:value-type="float" office:value="-0.000294548633064551" calcext:value-type="float">
            <text:p>-0.000294548633065</text:p>
          </table:table-cell>
          <table:table-cell table:formula="of:= VALUE(MID([.K82]; 12; 10)) - [.R82]" office:value-type="float" office:value="-0.000683021972008646" calcext:value-type="float">
            <text:p>-0.000683021972009</text:p>
          </table:table-cell>
          <table:table-cell table:formula="of:= VALUE(MID([.K82]; 23; 10)) - [.S82]" office:value-type="float" office:value="0.000389503450605844" calcext:value-type="float">
            <text:p>0.00038950345060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6242.99278 1506.08075 -7867.96676]</text:p>
          </table:table-cell>
          <table:table-cell table:number-columns-repeated="5"/>
          <table:table-cell table:formula="of:= [.$Q57] * [.Q70] / [.Q$32]" office:value-type="float" office:value="6242.99218136248" calcext:value-type="float">
            <text:p>6242.99218136248</text:p>
          </table:table-cell>
          <table:table-cell table:formula="of:= [.$Q57] * [.R70] / [.R$32]" office:value-type="float" office:value="1506.08041912066" calcext:value-type="float">
            <text:p>1506.08041912066</text:p>
          </table:table-cell>
          <table:table-cell table:formula="of:= [.$Q57] * [.S70] / [.S$32]" office:value-type="float" office:value="-7867.96497493964" calcext:value-type="float">
            <text:p>-7867.96497493964</text:p>
          </table:table-cell>
          <table:table-cell/>
          <table:table-cell table:formula="of:= VALUE(MID([.K83]; 2; 9)) - [.Q83]" office:value-type="float" office:value="0.000518637521963683" calcext:value-type="float">
            <text:p>0.000518637521964</text:p>
          </table:table-cell>
          <table:table-cell table:formula="of:= VALUE(MID([.K83]; 12; 10)) - [.R83]" office:value-type="float" office:value="0.000280879338333762" calcext:value-type="float">
            <text:p>0.000280879338334</text:p>
          </table:table-cell>
          <table:table-cell table:formula="of:= VALUE(MID([.K83]; 23; 10)) - [.S83]" office:value-type="float" office:value="-0.00102506035909755" calcext:value-type="float">
            <text:p>-0.00102506035909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6235.45582 1501.14571 -7854.61882]</text:p>
          </table:table-cell>
          <table:table-cell table:number-columns-repeated="5"/>
          <table:table-cell table:formula="of:= [.$Q58] * [.Q71] / [.Q$32]" office:value-type="float" office:value="6235.45644212579" calcext:value-type="float">
            <text:p>6235.45644212579</text:p>
          </table:table-cell>
          <table:table-cell table:formula="of:= [.$Q58] * [.R71] / [.R$32]" office:value-type="float" office:value="1501.14610348347" calcext:value-type="float">
            <text:p>1501.14610348347</text:p>
          </table:table-cell>
          <table:table-cell table:formula="of:= [.$Q58] * [.S71] / [.S$32]" office:value-type="float" office:value="-7854.61923397432" calcext:value-type="float">
            <text:p>-7854.61923397432</text:p>
          </table:table-cell>
          <table:table-cell/>
          <table:table-cell table:formula="of:= VALUE(MID([.K84]; 2; 9)) - [.Q84]" office:value-type="float" office:value="-0.000642125791273429" calcext:value-type="float">
            <text:p>-0.000642125791273</text:p>
          </table:table-cell>
          <table:table-cell table:formula="of:= VALUE(MID([.K84]; 12; 10)) - [.R84]" office:value-type="float" office:value="-0.000403483473519373" calcext:value-type="float">
            <text:p>-0.000403483473519</text:p>
          </table:table-cell>
          <table:table-cell table:formula="of:= VALUE(MID([.K84]; 23; 10)) - [.S84]" office:value-type="float" office:value="0.00123397431616468" calcext:value-type="float">
            <text:p>0.00123397431616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Pric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10.96177 135.42307 107.92296]</text:p>
          </table:table-cell>
          <table:table-cell table:number-columns-repeated="5"/>
          <table:table-cell table:formula="of:= VALUE(MID([.K86]; 2; 9))" office:value-type="float" office:value="110.96177" calcext:value-type="float">
            <text:p>110.96177</text:p>
          </table:table-cell>
          <table:table-cell table:formula="of:= VALUE(MID([.K86]; 11; 9))" office:value-type="float" office:value="135.423" calcext:value-type="float">
            <text:p>135.423</text:p>
          </table:table-cell>
          <table:table-cell table:formula="of:= VALUE(MID([.K86]; 21; 9))" office:value-type="float" office:value="107.9229" calcext:value-type="float">
            <text:p>107.922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Valu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697080.63390 207448.46701 -856638.33844]</text:p>
          </table:table-cell>
          <table:table-cell table:number-columns-repeated="5"/>
          <table:table-cell table:formula="of:= [.Q73] * [.Q$86]" office:value-type="float" office:value="697080.696408987" calcext:value-type="float">
            <text:p>697080.696408987</text:p>
          </table:table-cell>
          <table:table-cell table:formula="of:= [.R73] * [.R$86]" office:value-type="float" office:value="207448.425240347" calcext:value-type="float">
            <text:p>207448.425240347</text:p>
          </table:table-cell>
          <table:table-cell table:formula="of:= [.S73] * [.S$86]" office:value-type="float" office:value="-856637.582088593" calcext:value-type="float">
            <text:p>-856637.582088593</text:p>
          </table:table-cell>
          <table:table-cell/>
          <table:table-cell table:formula="of:= VALUE(MID([.K88]; 2; 12)) - [.Q88]" office:value-type="float" office:value="-0.0625089869135991" calcext:value-type="float">
            <text:p>-0.062508986913599</text:p>
          </table:table-cell>
          <table:table-cell table:formula="of:= VALUE(MID([.K88]; 14; 12)) - [.R88]" office:value-type="float" office:value="0.0417596531042364" calcext:value-type="float">
            <text:p>0.041759653104236</text:p>
          </table:table-cell>
          <table:table-cell table:formula="of:= VALUE(MID([.K88]; 27; 12)) - [.S88]" office:value-type="float" office:value="-0.755911406828091" calcext:value-type="float">
            <text:p>-0.755911406828091</text:p>
          </table:table-cell>
          <table:table-cell/>
          <table:table-cell table:formula="of:= MIN([.U88:.W99])" office:value-type="float" office:value="-2.69060616358183" calcext:value-type="float">
            <text:p>-2.69060616358183</text:p>
          </table:table-cell>
          <table:table-cell table:formula="of:= MAX([.U88:.W99])" office:value-type="float" office:value="2.46363973710686" calcext:value-type="float">
            <text:p>2.4636397371068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694612.01082 203239.02566 -850299.64828]</text:p>
          </table:table-cell>
          <table:table-cell table:number-columns-repeated="5"/>
          <table:table-cell table:formula="of:= [.Q74] * [.Q$86]" office:value-type="float" office:value="694614.527919365" calcext:value-type="float">
            <text:p>694614.527919365</text:p>
          </table:table-cell>
          <table:table-cell table:formula="of:= [.R74] * [.R$86]" office:value-type="float" office:value="203239.679878235" calcext:value-type="float">
            <text:p>203239.679878235</text:p>
          </table:table-cell>
          <table:table-cell table:formula="of:= [.S74] * [.S$86]" office:value-type="float" office:value="-850301.866622505" calcext:value-type="float">
            <text:p>-850301.866622505</text:p>
          </table:table-cell>
          <table:table-cell/>
          <table:table-cell table:formula="of:= VALUE(MID([.K89]; 2; 12)) - [.Q89]" office:value-type="float" office:value="-2.5170993647771" calcext:value-type="float">
            <text:p>-2.5170993647771</text:p>
          </table:table-cell>
          <table:table-cell table:formula="of:= VALUE(MID([.K89]; 14; 12)) - [.R89]" office:value-type="float" office:value="-0.65427823518985" calcext:value-type="float">
            <text:p>-0.65427823518985</text:p>
          </table:table-cell>
          <table:table-cell table:formula="of:= VALUE(MID([.K89]; 27; 12)) - [.S89]" office:value-type="float" office:value="2.2186225047335" calcext:value-type="float">
            <text:p>2.218622504733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699672.85139 209542.66701 -861125.72233]</text:p>
          </table:table-cell>
          <table:table-cell table:number-columns-repeated="5"/>
          <table:table-cell table:formula="of:= [.Q75] * [.Q$86]" office:value-type="float" office:value="699675.029440046" calcext:value-type="float">
            <text:p>699675.029440046</text:p>
          </table:table-cell>
          <table:table-cell table:formula="of:= [.R75] * [.R$86]" office:value-type="float" office:value="209543.269478502" calcext:value-type="float">
            <text:p>209543.269478502</text:p>
          </table:table-cell>
          <table:table-cell table:formula="of:= [.S75] * [.S$86]" office:value-type="float" office:value="-861127.577015188" calcext:value-type="float">
            <text:p>-861127.577015188</text:p>
          </table:table-cell>
          <table:table-cell/>
          <table:table-cell table:formula="of:= VALUE(MID([.K90]; 2; 12)) - [.Q90]" office:value-type="float" office:value="-2.17805004608817" calcext:value-type="float">
            <text:p>-2.17805004608817</text:p>
          </table:table-cell>
          <table:table-cell table:formula="of:= VALUE(MID([.K90]; 14; 12)) - [.R90]" office:value-type="float" office:value="-0.602478502434678" calcext:value-type="float">
            <text:p>-0.602478502434678</text:p>
          </table:table-cell>
          <table:table-cell table:formula="of:= VALUE(MID([.K90]; 27; 12)) - [.S90]" office:value-type="float" office:value="1.85501518787351" calcext:value-type="float">
            <text:p>1.8550151878735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693852.80256 204854.08249 -851063.74855]</text:p>
          </table:table-cell>
          <table:table-cell table:number-columns-repeated="5"/>
          <table:table-cell table:formula="of:= [.Q76] * [.Q$86]" office:value-type="float" office:value="693852.527919773" calcext:value-type="float">
            <text:p>693852.527919773</text:p>
          </table:table-cell>
          <table:table-cell table:formula="of:= [.R76] * [.R$86]" office:value-type="float" office:value="204853.808932221" calcext:value-type="float">
            <text:p>204853.808932221</text:p>
          </table:table-cell>
          <table:table-cell table:formula="of:= [.S76] * [.S$86]" office:value-type="float" office:value="-851062.748494446" calcext:value-type="float">
            <text:p>-851062.748494446</text:p>
          </table:table-cell>
          <table:table-cell/>
          <table:table-cell table:formula="of:= VALUE(MID([.K91]; 2; 12)) - [.Q91]" office:value-type="float" office:value="0.274640227435157" calcext:value-type="float">
            <text:p>0.274640227435157</text:p>
          </table:table-cell>
          <table:table-cell table:formula="of:= VALUE(MID([.K91]; 14; 12)) - [.R91]" office:value-type="float" office:value="0.273467778926715" calcext:value-type="float">
            <text:p>0.273467778926715</text:p>
          </table:table-cell>
          <table:table-cell table:formula="of:= VALUE(MID([.K91]; 27; 12)) - [.S91]" office:value-type="float" office:value="-0.999505553860217" calcext:value-type="float">
            <text:p>-0.99950555386021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695776.49746 207429.50100 -855346.06581]</text:p>
          </table:table-cell>
          <table:table-cell table:number-columns-repeated="5"/>
          <table:table-cell table:formula="of:= [.Q77] * [.Q$86]" office:value-type="float" office:value="695775.72219845" calcext:value-type="float">
            <text:p>695775.72219845</text:p>
          </table:table-cell>
          <table:table-cell table:formula="of:= [.R77] * [.R$86]" office:value-type="float" office:value="207429.290287156" calcext:value-type="float">
            <text:p>207429.290287156</text:p>
          </table:table-cell>
          <table:table-cell table:formula="of:= [.S77] * [.S$86]" office:value-type="float" office:value="-855344.645757741" calcext:value-type="float">
            <text:p>-855344.645757741</text:p>
          </table:table-cell>
          <table:table-cell/>
          <table:table-cell table:formula="of:= VALUE(MID([.K92]; 2; 12)) - [.Q92]" office:value-type="float" office:value="0.775261549977586" calcext:value-type="float">
            <text:p>0.775261549977586</text:p>
          </table:table-cell>
          <table:table-cell table:formula="of:= VALUE(MID([.K92]; 14; 12)) - [.R92]" office:value-type="float" office:value="0.210712843661895" calcext:value-type="float">
            <text:p>0.210712843661895</text:p>
          </table:table-cell>
          <table:table-cell table:formula="of:= VALUE(MID([.K92]; 27; 12)) - [.S92]" office:value-type="float" office:value="-1.41924225888215" calcext:value-type="float">
            <text:p>-1.4192422588821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695537.32943 204803.18898 -852662.58123]</text:p>
          </table:table-cell>
          <table:table-cell table:number-columns-repeated="5"/>
          <table:table-cell table:formula="of:= [.Q78] * [.Q$86]" office:value-type="float" office:value="695536.193731005" calcext:value-type="float">
            <text:p>695536.193731005</text:p>
          </table:table-cell>
          <table:table-cell table:formula="of:= [.R78] * [.R$86]" office:value-type="float" office:value="204802.686028045" calcext:value-type="float">
            <text:p>204802.686028045</text:p>
          </table:table-cell>
          <table:table-cell table:formula="of:= [.S78] * [.S$86]" office:value-type="float" office:value="-852660.541952073" calcext:value-type="float">
            <text:p>-852660.541952073</text:p>
          </table:table-cell>
          <table:table-cell/>
          <table:table-cell table:formula="of:= VALUE(MID([.K93]; 2; 12)) - [.Q93]" office:value-type="float" office:value="1.1356989950873" calcext:value-type="float">
            <text:p>1.1356989950873</text:p>
          </table:table-cell>
          <table:table-cell table:formula="of:= VALUE(MID([.K93]; 14; 12)) - [.R93]" office:value-type="float" office:value="0.502871954580769" calcext:value-type="float">
            <text:p>0.502871954580769</text:p>
          </table:table-cell>
          <table:table-cell table:formula="of:= VALUE(MID([.K93]; 27; 12)) - [.S93]" office:value-type="float" office:value="-2.03904792689718" calcext:value-type="float">
            <text:p>-2.0390479268971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694859.18490 207416.03543 -854436.99291]</text:p>
          </table:table-cell>
          <table:table-cell table:number-columns-repeated="5"/>
          <table:table-cell table:formula="of:= [.Q79] * [.Q$86]" office:value-type="float" office:value="694858.528511716" calcext:value-type="float">
            <text:p>694858.528511716</text:p>
          </table:table-cell>
          <table:table-cell table:formula="of:= [.R79] * [.R$86]" office:value-type="float" office:value="207415.826511203" calcext:value-type="float">
            <text:p>207415.826511203</text:p>
          </table:table-cell>
          <table:table-cell table:formula="of:= [.S79] * [.S$86]" office:value-type="float" office:value="-854435.691278623" calcext:value-type="float">
            <text:p>-854435.691278623</text:p>
          </table:table-cell>
          <table:table-cell/>
          <table:table-cell table:formula="of:= VALUE(MID([.K94]; 2; 12)) - [.Q94]" office:value-type="float" office:value="0.656388284056447" calcext:value-type="float">
            <text:p>0.656388284056447</text:p>
          </table:table-cell>
          <table:table-cell table:formula="of:= VALUE(MID([.K94]; 14; 12)) - [.R94]" office:value-type="float" office:value="0.208888797380496" calcext:value-type="float">
            <text:p>0.208888797380496</text:p>
          </table:table-cell>
          <table:table-cell table:formula="of:= VALUE(MID([.K94]; 27; 12)) - [.S94]" office:value-type="float" office:value="-1.30072137725074" calcext:value-type="float">
            <text:p>-1.3007213772507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699249.14713 207480.28752 -858787.36325]</text:p>
          </table:table-cell>
          <table:table-cell table:number-columns-repeated="5"/>
          <table:table-cell table:formula="of:= [.Q80] * [.Q$86]" office:value-type="float" office:value="699251.837736164" calcext:value-type="float">
            <text:p>699251.837736164</text:p>
          </table:table-cell>
          <table:table-cell table:formula="of:= [.R80] * [.R$86]" office:value-type="float" office:value="207481.017764541" calcext:value-type="float">
            <text:p>207481.017764541</text:p>
          </table:table-cell>
          <table:table-cell table:formula="of:= [.S80] * [.S$86]" office:value-type="float" office:value="-858789.826639737" calcext:value-type="float">
            <text:p>-858789.826639737</text:p>
          </table:table-cell>
          <table:table-cell/>
          <table:table-cell table:formula="of:= VALUE(MID([.K95]; 2; 12)) - [.Q95]" office:value-type="float" office:value="-2.69060616358183" calcext:value-type="float">
            <text:p>-2.69060616358183</text:p>
          </table:table-cell>
          <table:table-cell table:formula="of:= VALUE(MID([.K95]; 14; 12)) - [.R95]" office:value-type="float" office:value="-0.730264541081851" calcext:value-type="float">
            <text:p>-0.730264541081851</text:p>
          </table:table-cell>
          <table:table-cell table:formula="of:= VALUE(MID([.K95]; 27; 12)) - [.S95]" office:value-type="float" office:value="2.46363973710686" calcext:value-type="float">
            <text:p>2.4636397371068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698133.48036 208298.11136 -858460.01934]</text:p>
          </table:table-cell>
          <table:table-cell table:number-columns-repeated="5"/>
          <table:table-cell table:formula="of:= [.Q81] * [.Q$86]" office:value-type="float" office:value="698133.859303131" calcext:value-type="float">
            <text:p>698133.859303131</text:p>
          </table:table-cell>
          <table:table-cell table:formula="of:= [.R81] * [.R$86]" office:value-type="float" office:value="208298.142482435" calcext:value-type="float">
            <text:p>208298.142482435</text:p>
          </table:table-cell>
          <table:table-cell table:formula="of:= [.S81] * [.S$86]" office:value-type="float" office:value="-858459.913277886" calcext:value-type="float">
            <text:p>-858459.913277886</text:p>
          </table:table-cell>
          <table:table-cell/>
          <table:table-cell table:formula="of:= VALUE(MID([.K96]; 2; 12)) - [.Q96]" office:value-type="float" office:value="-0.378943130839616" calcext:value-type="float">
            <text:p>-0.378943130839616</text:p>
          </table:table-cell>
          <table:table-cell table:formula="of:= VALUE(MID([.K96]; 14; 12)) - [.R96]" office:value-type="float" office:value="-0.031182435224764" calcext:value-type="float">
            <text:p>-0.031182435224764</text:p>
          </table:table-cell>
          <table:table-cell table:formula="of:= VALUE(MID([.K96]; 27; 12)) - [.S96]" office:value-type="float" office:value="-0.105722113628872" calcext:value-type="float">
            <text:p>-0.10572211362887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699489.07703 207483.80824 -859025.13691]</text:p>
          </table:table-cell>
          <table:table-cell table:number-columns-repeated="5"/>
          <table:table-cell table:formula="of:= [.Q82] * [.Q$86]" office:value-type="float" office:value="699489.11615768" calcext:value-type="float">
            <text:p>699489.11615768</text:p>
          </table:table-cell>
          <table:table-cell table:formula="of:= [.R82] * [.R$86]" office:value-type="float" office:value="207483.783395685" calcext:value-type="float">
            <text:p>207483.783395685</text:p>
          </table:table-cell>
          <table:table-cell table:formula="of:= [.S82] * [.S$86]" office:value-type="float" office:value="-859024.667796942" calcext:value-type="float">
            <text:p>-859024.667796942</text:p>
          </table:table-cell>
          <table:table-cell/>
          <table:table-cell table:formula="of:= VALUE(MID([.K97]; 2; 12)) - [.Q97]" office:value-type="float" office:value="-0.0391276796581224" calcext:value-type="float">
            <text:p>-0.039127679658122</text:p>
          </table:table-cell>
          <table:table-cell table:formula="of:= VALUE(MID([.K97]; 14; 12)) - [.R97]" office:value-type="float" office:value="0.024804315471556" calcext:value-type="float">
            <text:p>0.024804315471556</text:p>
          </table:table-cell>
          <table:table-cell table:formula="of:= VALUE(MID([.K97]; 27; 12)) - [.S97]" office:value-type="float" office:value="-0.468203058117069" calcext:value-type="float">
            <text:p>-0.46820305811706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692733.51204 203958.08304 -849134.28250]</text:p>
          </table:table-cell>
          <table:table-cell table:number-columns-repeated="5"/>
          <table:table-cell table:formula="of:= [.Q83] * [.Q$86]" office:value-type="float" office:value="692733.462540142" calcext:value-type="float">
            <text:p>692733.462540142</text:p>
          </table:table-cell>
          <table:table-cell table:formula="of:= [.R83] * [.R$86]" office:value-type="float" office:value="203957.928598577" calcext:value-type="float">
            <text:p>203957.928598577</text:p>
          </table:table-cell>
          <table:table-cell table:formula="of:= [.S83] * [.S$86]" office:value-type="float" office:value="-849133.597193914" calcext:value-type="float">
            <text:p>-849133.597193914</text:p>
          </table:table-cell>
          <table:table-cell/>
          <table:table-cell table:formula="of:= VALUE(MID([.K98]; 2; 12)) - [.Q98]" office:value-type="float" office:value="0.0494998584035784" calcext:value-type="float">
            <text:p>0.049499858403578</text:p>
          </table:table-cell>
          <table:table-cell table:formula="of:= VALUE(MID([.K98]; 14; 12)) - [.R98]" office:value-type="float" office:value="0.154401422652882" calcext:value-type="float">
            <text:p>0.154401422652882</text:p>
          </table:table-cell>
          <table:table-cell table:formula="of:= VALUE(MID([.K98]; 27; 12)) - [.S98]" office:value-type="float" office:value="-0.684806086588651" calcext:value-type="float">
            <text:p>-0.68480608658865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691897.19781 203289.76480 -847693.73320]</text:p>
          </table:table-cell>
          <table:table-cell table:number-columns-repeated="5"/>
          <table:table-cell table:formula="of:= [.Q84] * [.Q$86]" office:value-type="float" office:value="691897.28357618" calcext:value-type="float">
            <text:p>691897.28357618</text:p>
          </table:table-cell>
          <table:table-cell table:formula="of:= [.R84] * [.R$86]" office:value-type="float" office:value="203289.708772042" calcext:value-type="float">
            <text:p>203289.708772042</text:p>
          </table:table-cell>
          <table:table-cell table:formula="of:= [.S84] * [.S$86]" office:value-type="float" office:value="-847693.286126287" calcext:value-type="float">
            <text:p>-847693.286126287</text:p>
          </table:table-cell>
          <table:table-cell/>
          <table:table-cell table:formula="of:= VALUE(MID([.K99]; 2; 12)) - [.Q99]" office:value-type="float" office:value="-0.0857661803020164" calcext:value-type="float">
            <text:p>-0.085766180302017</text:p>
          </table:table-cell>
          <table:table-cell table:formula="of:= VALUE(MID([.K99]; 14; 12)) - [.R99]" office:value-type="float" office:value="0.0560279575583991" calcext:value-type="float">
            <text:p>0.056027957558399</text:p>
          </table:table-cell>
          <table:table-cell table:formula="of:= VALUE(MID([.K99]; 27; 12)) - [.S99]" office:value-type="float" office:value="-0.446873713284731" calcext:value-type="float">
            <text:p>-0.44687371328473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Current portfolio value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float" office:value="47890.7624708173" calcext:value-type="float">
            <text:p>47890.7624708173</text:p>
          </table:table-cell>
          <table:table-cell table:number-columns-repeated="5"/>
          <table:table-cell table:formula="of:= SUM([.Q88:.S88])" office:value-type="float" office:value="47891.5395607407" calcext:value-type="float">
            <text:p>47891.5395607407</text:p>
          </table:table-cell>
          <table:table-cell table:number-columns-repeated="3"/>
          <table:table-cell table:formula="of:= VALUE([.K101]) - [.Q101]" office:value-type="float" office:value="-0.777089923394669" calcext:value-type="float">
            <text:p>-0.777089923394669</text:p>
          </table:table-cell>
          <table:table-cell table:number-columns-repeated="3"/>
          <table:table-cell table:formula="of:= MIN([.U101:.W112])" office:value-type="float" office:value="-0.957463672406448" calcext:value-type="float">
            <text:p>-0.957463672406448</text:p>
          </table:table-cell>
          <table:table-cell table:formula="of:= MAX([.U101:.W112])" office:value-type="float" office:value="-0.400633155615651" calcext:value-type="float">
            <text:p>-0.40063315561565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float" office:value="47551.3882006265" calcext:value-type="float">
            <text:p>47551.3882006265</text:p>
          </table:table-cell>
          <table:table-cell table:number-columns-repeated="5"/>
          <table:table-cell table:formula="of:= SUM([.Q89:.S89])" office:value-type="float" office:value="47552.3411750952" calcext:value-type="float">
            <text:p>47552.3411750952</text:p>
          </table:table-cell>
          <table:table-cell table:number-columns-repeated="3"/>
          <table:table-cell table:formula="of:= VALUE([.K102]) - [.Q102]" office:value-type="float" office:value="-0.952974468680623" calcext:value-type="float">
            <text:p>-0.952974468680623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float" office:value="48089.7960657032" calcext:value-type="float">
            <text:p>48089.7960657032</text:p>
          </table:table-cell>
          <table:table-cell table:number-columns-repeated="5"/>
          <table:table-cell table:formula="of:= SUM([.Q90:.S90])" office:value-type="float" office:value="48090.7219033607" calcext:value-type="float">
            <text:p>48090.7219033607</text:p>
          </table:table-cell>
          <table:table-cell table:number-columns-repeated="3"/>
          <table:table-cell table:formula="of:= VALUE([.K103]) - [.Q103]" office:value-type="float" office:value="-0.92583765747986" calcext:value-type="float">
            <text:p>-0.92583765747986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float" office:value="47643.1364919149" calcext:value-type="float">
            <text:p>47643.1364919149</text:p>
          </table:table-cell>
          <table:table-cell table:number-columns-repeated="5"/>
          <table:table-cell table:formula="of:= SUM([.Q91:.S91])" office:value-type="float" office:value="47643.5883575475" calcext:value-type="float">
            <text:p>47643.5883575475</text:p>
          </table:table-cell>
          <table:table-cell table:number-columns-repeated="3"/>
          <table:table-cell table:formula="of:= VALUE([.K104]) - [.Q104]" office:value-type="float" office:value="-0.451865632632689" calcext:value-type="float">
            <text:p>-0.45186563263268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float" office:value="47859.9326376779" calcext:value-type="float">
            <text:p>47859.9326376779</text:p>
          </table:table-cell>
          <table:table-cell table:number-columns-repeated="5"/>
          <table:table-cell table:formula="of:= SUM([.Q92:.S92])" office:value-type="float" office:value="47860.3667278653" calcext:value-type="float">
            <text:p>47860.3667278653</text:p>
          </table:table-cell>
          <table:table-cell table:number-columns-repeated="3"/>
          <table:table-cell table:formula="of:= VALUE([.K105]) - [.Q105]" office:value-type="float" office:value="-0.434090187402035" calcext:value-type="float">
            <text:p>-0.43409018740203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float" office:value="47677.9371738216" calcext:value-type="float">
            <text:p>47677.9371738216</text:p>
          </table:table-cell>
          <table:table-cell table:number-columns-repeated="5"/>
          <table:table-cell table:formula="of:= SUM([.Q93:.S93])" office:value-type="float" office:value="47678.3378069772" calcext:value-type="float">
            <text:p>47678.3378069772</text:p>
          </table:table-cell>
          <table:table-cell table:number-columns-repeated="3"/>
          <table:table-cell table:formula="of:= VALUE([.K106]) - [.Q106]" office:value-type="float" office:value="-0.400633155615651" calcext:value-type="float">
            <text:p>-0.40063315561565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float" office:value="47838.227417286" calcext:value-type="float">
            <text:p>47838.227417286</text:p>
          </table:table-cell>
          <table:table-cell table:number-columns-repeated="5"/>
          <table:table-cell table:formula="of:= SUM([.Q94:.S94])" office:value-type="float" office:value="47838.6637442958" calcext:value-type="float">
            <text:p>47838.6637442958</text:p>
          </table:table-cell>
          <table:table-cell table:number-columns-repeated="3"/>
          <table:table-cell table:formula="of:= VALUE([.K107]) - [.Q107]" office:value-type="float" office:value="-0.436327009832894" calcext:value-type="float">
            <text:p>-0.43632700983289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float" office:value="47942.0713972952" calcext:value-type="float">
            <text:p>47942.0713972952</text:p>
          </table:table-cell>
          <table:table-cell table:number-columns-repeated="5"/>
          <table:table-cell table:formula="of:= SUM([.Q95:.S95])" office:value-type="float" office:value="47943.0288609676" calcext:value-type="float">
            <text:p>47943.0288609676</text:p>
          </table:table-cell>
          <table:table-cell table:number-columns-repeated="3"/>
          <table:table-cell table:formula="of:= VALUE([.K108]) - [.Q108]" office:value-type="float" office:value="-0.957463672406448" calcext:value-type="float">
            <text:p>-0.95746367240644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float" office:value="47971.5723840867" calcext:value-type="float">
            <text:p>47971.5723840867</text:p>
          </table:table-cell>
          <table:table-cell table:number-columns-repeated="5"/>
          <table:table-cell table:formula="of:= SUM([.Q96:.S96])" office:value-type="float" office:value="47972.0885076798" calcext:value-type="float">
            <text:p>47972.0885076798</text:p>
          </table:table-cell>
          <table:table-cell table:number-columns-repeated="3"/>
          <table:table-cell table:formula="of:= VALUE([.K109]) - [.Q109]" office:value-type="float" office:value="-0.516123593057273" calcext:value-type="float">
            <text:p>-0.516123593057273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float" office:value="47947.7483523318" calcext:value-type="float">
            <text:p>47947.7483523318</text:p>
          </table:table-cell>
          <table:table-cell table:number-columns-repeated="5"/>
          <table:table-cell table:formula="of:= SUM([.Q97:.S97])" office:value-type="float" office:value="47948.2317564223" calcext:value-type="float">
            <text:p>47948.2317564223</text:p>
          </table:table-cell>
          <table:table-cell table:number-columns-repeated="3"/>
          <table:table-cell table:formula="of:= VALUE([.K110]) - [.Q110]" office:value-type="float" office:value="-0.483404090518889" calcext:value-type="float">
            <text:p>-0.48340409051888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float" office:value="47557.3125828669" calcext:value-type="float">
            <text:p>47557.3125828669</text:p>
          </table:table-cell>
          <table:table-cell table:number-columns-repeated="5"/>
          <table:table-cell table:formula="of:= SUM([.Q98:.S98])" office:value-type="float" office:value="47557.7939448055" calcext:value-type="float">
            <text:p>47557.7939448055</text:p>
          </table:table-cell>
          <table:table-cell table:number-columns-repeated="3"/>
          <table:table-cell table:formula="of:= VALUE([.K111]) - [.Q111]" office:value-type="float" office:value="-0.481361938611371" calcext:value-type="float">
            <text:p>-0.48136193861137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float" office:value="47493.229404325" calcext:value-type="float">
            <text:p>47493.229404325</text:p>
          </table:table-cell>
          <table:table-cell table:number-columns-repeated="5"/>
          <table:table-cell table:formula="of:= SUM([.Q99:.S99])" office:value-type="float" office:value="47493.706221936" calcext:value-type="float">
            <text:p>47493.706221936</text:p>
          </table:table-cell>
          <table:table-cell table:number-columns-repeated="3"/>
          <table:table-cell table:formula="of:= VALUE([.K112]) - [.Q112]" office:value-type="float" office:value="-0.476817611037404" calcext:value-type="float">
            <text:p>-0.47681761103740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Allocation factor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22.93845 6.86470 -28.80314]</text:p>
          </table:table-cell>
          <table:table-cell table:number-columns-repeated="5"/>
          <table:table-cell table:formula="of:= VALUE(MID([.$K114]; 2; 9))" office:value-type="float" office:value="22.93845" calcext:value-type="float">
            <text:p>22.93845</text:p>
          </table:table-cell>
          <table:table-cell table:formula="of:= VALUE(MID([.$K114]; 11; 8))" office:value-type="float" office:value="6.8647" calcext:value-type="float">
            <text:p>6.8647</text:p>
          </table:table-cell>
          <table:table-cell table:formula="of:= VALUE(MID([.$K114]; 19; 9))" office:value-type="float" office:value="-28.80314" calcext:value-type="float">
            <text:p>-28.8031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23.02761 6.77554 -28.80314]</text:p>
          </table:table-cell>
          <table:table-cell table:number-columns-repeated="5"/>
          <table:table-cell table:formula="of:= VALUE(MID([.$K115]; 2; 9))" office:value-type="float" office:value="23.02761" calcext:value-type="float">
            <text:p>23.02761</text:p>
          </table:table-cell>
          <table:table-cell table:formula="of:= VALUE(MID([.$K115]; 11; 8))" office:value-type="float" office:value="6.77554" calcext:value-type="float">
            <text:p>6.77554</text:p>
          </table:table-cell>
          <table:table-cell table:formula="of:= VALUE(MID([.$K115]; 19; 9))" office:value-type="float" office:value="-28.80314" calcext:value-type="float">
            <text:p>-28.8031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22.93845 6.90831 -28.84675]</text:p>
          </table:table-cell>
          <table:table-cell table:number-columns-repeated="5"/>
          <table:table-cell table:formula="of:= VALUE(MID([.$K116]; 2; 9))" office:value-type="float" office:value="22.93845" calcext:value-type="float">
            <text:p>22.93845</text:p>
          </table:table-cell>
          <table:table-cell table:formula="of:= VALUE(MID([.$K116]; 11; 8))" office:value-type="float" office:value="6.90831" calcext:value-type="float">
            <text:p>6.90831</text:p>
          </table:table-cell>
          <table:table-cell table:formula="of:= VALUE(MID([.$K116]; 19; 9))" office:value-type="float" office:value="-28.84675" calcext:value-type="float">
            <text:p>-28.8467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22.93845 6.81038 -28.74883]</text:p>
          </table:table-cell>
          <table:table-cell table:number-columns-repeated="5"/>
          <table:table-cell table:formula="of:= VALUE(MID([.$K117]; 2; 9))" office:value-type="float" office:value="22.93845" calcext:value-type="float">
            <text:p>22.93845</text:p>
          </table:table-cell>
          <table:table-cell table:formula="of:= VALUE(MID([.$K117]; 11; 8))" office:value-type="float" office:value="6.81038" calcext:value-type="float">
            <text:p>6.81038</text:p>
          </table:table-cell>
          <table:table-cell table:formula="of:= VALUE(MID([.$K117]; 19; 9))" office:value-type="float" office:value="-28.74883" calcext:value-type="float">
            <text:p>-28.7488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22.89762 6.86470 -28.76232]</text:p>
          </table:table-cell>
          <table:table-cell table:number-columns-repeated="5"/>
          <table:table-cell table:formula="of:= VALUE(MID([.$K118]; 2; 9))" office:value-type="float" office:value="22.89762" calcext:value-type="float">
            <text:p>22.89762</text:p>
          </table:table-cell>
          <table:table-cell table:formula="of:= VALUE(MID([.$K118]; 11; 8))" office:value-type="float" office:value="6.8647" calcext:value-type="float">
            <text:p>6.8647</text:p>
          </table:table-cell>
          <table:table-cell table:formula="of:= VALUE(MID([.$K118]; 19; 9))" office:value-type="float" office:value="-28.76232" calcext:value-type="float">
            <text:p>-28.76232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22.99438 6.80876 -28.80314]</text:p>
          </table:table-cell>
          <table:table-cell table:number-columns-repeated="5"/>
          <table:table-cell table:formula="of:= VALUE(MID([.$K119]; 2; 9))" office:value-type="float" office:value="22.99438" calcext:value-type="float">
            <text:p>22.99438</text:p>
          </table:table-cell>
          <table:table-cell table:formula="of:= VALUE(MID([.$K119]; 11; 8))" office:value-type="float" office:value="6.80876" calcext:value-type="float">
            <text:p>6.80876</text:p>
          </table:table-cell>
          <table:table-cell table:formula="of:= VALUE(MID([.$K119]; 19; 9))" office:value-type="float" office:value="-28.80314" calcext:value-type="float">
            <text:p>-28.8031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22.86892 6.86470 -28.73362]</text:p>
          </table:table-cell>
          <table:table-cell table:number-columns-repeated="5"/>
          <table:table-cell table:formula="of:= VALUE(MID([.$K120]; 2; 9))" office:value-type="float" office:value="22.86892" calcext:value-type="float">
            <text:p>22.86892</text:p>
          </table:table-cell>
          <table:table-cell table:formula="of:= VALUE(MID([.$K120]; 11; 8))" office:value-type="float" office:value="6.8647" calcext:value-type="float">
            <text:p>6.8647</text:p>
          </table:table-cell>
          <table:table-cell table:formula="of:= VALUE(MID([.$K120]; 19; 9))" office:value-type="float" office:value="-28.73362" calcext:value-type="float">
            <text:p>-28.73362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23.00628 6.86470 -28.87097]</text:p>
          </table:table-cell>
          <table:table-cell table:number-columns-repeated="5"/>
          <table:table-cell table:formula="of:= VALUE(MID([.$K121]; 2; 9))" office:value-type="float" office:value="23.00628" calcext:value-type="float">
            <text:p>23.00628</text:p>
          </table:table-cell>
          <table:table-cell table:formula="of:= VALUE(MID([.$K121]; 11; 8))" office:value-type="float" office:value="6.8647" calcext:value-type="float">
            <text:p>6.8647</text:p>
          </table:table-cell>
          <table:table-cell table:formula="of:= VALUE(MID([.$K121]; 19; 9))" office:value-type="float" office:value="-28.87097" calcext:value-type="float">
            <text:p>-28.87097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22.93845 6.88242 -28.82087]</text:p>
          </table:table-cell>
          <table:table-cell table:number-columns-repeated="5"/>
          <table:table-cell table:formula="of:= VALUE(MID([.$K122]; 2; 9))" office:value-type="float" office:value="22.93845" calcext:value-type="float">
            <text:p>22.93845</text:p>
          </table:table-cell>
          <table:table-cell table:formula="of:= VALUE(MID([.$K122]; 11; 8))" office:value-type="float" office:value="6.88242" calcext:value-type="float">
            <text:p>6.88242</text:p>
          </table:table-cell>
          <table:table-cell table:formula="of:= VALUE(MID([.$K122]; 19; 9))" office:value-type="float" office:value="-28.82087" calcext:value-type="float">
            <text:p>-28.82087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23.01378 6.86470 -28.87848]</text:p>
          </table:table-cell>
          <table:table-cell table:number-columns-repeated="5"/>
          <table:table-cell table:formula="of:= VALUE(MID([.$K123]; 2; 9))" office:value-type="float" office:value="23.01378" calcext:value-type="float">
            <text:p>23.01378</text:p>
          </table:table-cell>
          <table:table-cell table:formula="of:= VALUE(MID([.$K123]; 11; 8))" office:value-type="float" office:value="6.8647" calcext:value-type="float">
            <text:p>6.8647</text:p>
          </table:table-cell>
          <table:table-cell table:formula="of:= VALUE(MID([.$K123]; 19; 9))" office:value-type="float" office:value="-28.87848" calcext:value-type="float">
            <text:p>-28.87848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22.93845 6.79155 -28.73000]</text:p>
          </table:table-cell>
          <table:table-cell table:number-columns-repeated="5"/>
          <table:table-cell table:formula="of:= VALUE(MID([.$K124]; 2; 9))" office:value-type="float" office:value="22.93845" calcext:value-type="float">
            <text:p>22.93845</text:p>
          </table:table-cell>
          <table:table-cell table:formula="of:= VALUE(MID([.$K124]; 11; 8))" office:value-type="float" office:value="6.79155" calcext:value-type="float">
            <text:p>6.79155</text:p>
          </table:table-cell>
          <table:table-cell table:formula="of:= VALUE(MID([.$K124]; 19; 9))" office:value-type="float" office:value="-28.73" calcext:value-type="float">
            <text:p>-28.7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22.93845 6.77748 -28.71593]</text:p>
          </table:table-cell>
          <table:table-cell table:number-columns-repeated="5"/>
          <table:table-cell table:formula="of:= VALUE(MID([.$K125]; 2; 9))" office:value-type="float" office:value="22.93845" calcext:value-type="float">
            <text:p>22.93845</text:p>
          </table:table-cell>
          <table:table-cell table:formula="of:= VALUE(MID([.$K125]; 11; 8))" office:value-type="float" office:value="6.77748" calcext:value-type="float">
            <text:p>6.77748</text:p>
          </table:table-cell>
          <table:table-cell table:formula="of:= VALUE(MID([.$K125]; 19; 9))" office:value-type="float" office:value="-28.71593" calcext:value-type="float">
            <text:p>-28.7159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Unit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9900.16379 2427.61895 -12781.38142]</text:p>
          </table:table-cell>
          <table:table-cell table:number-columns-repeated="5"/>
          <table:table-cell table:formula="of:= [.$Q101] * [.Q114] / [.Q$86]" office:value-type="float" office:value="9900.32590176844" calcext:value-type="float">
            <text:p>9900.32590176844</text:p>
          </table:table-cell>
          <table:table-cell table:formula="of:= [.$Q101] * [.R114] / [.R$86]" office:value-type="float" office:value="2427.66037986617" calcext:value-type="float">
            <text:p>2427.66037986617</text:p>
          </table:table-cell>
          <table:table-cell table:formula="of:= [.$Q101] * [.S114] / [.S$86]" office:value-type="float" office:value="-12781.5942564882" calcext:value-type="float">
            <text:p>-12781.5942564882</text:p>
          </table:table-cell>
          <table:table-cell/>
          <table:table-cell table:formula="of:= VALUE(MID([.K127]; 2; 9)) - [.Q127]" office:value-type="float" office:value="-0.162201768442174" calcext:value-type="float">
            <text:p>-0.162201768442174</text:p>
          </table:table-cell>
          <table:table-cell table:formula="of:= VALUE(MID([.K127]; 12; 10)) - [.R127]" office:value-type="float" office:value="-0.0414798661722671" calcext:value-type="float">
            <text:p>-0.041479866172267</text:p>
          </table:table-cell>
          <table:table-cell table:formula="of:= VALUE(MID([.K127]; 23; 10)) - [.S127]" office:value-type="float" office:value="0.214256488223327" calcext:value-type="float">
            <text:p>0.214256488223327</text:p>
          </table:table-cell>
          <table:table-cell/>
          <table:table-cell table:formula="of:= MIN([.U127:.W138])" office:value-type="float" office:value="-0.200442510449648" calcext:value-type="float">
            <text:p>-0.200442510449648</text:p>
          </table:table-cell>
          <table:table-cell table:formula="of:= MAX([.U127:.W138])" office:value-type="float" office:value="0.268440471205395" calcext:value-type="float">
            <text:p>0.26844047120539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9868.21510 2379.10905 -12690.80713]</text:p>
          </table:table-cell>
          <table:table-cell table:number-columns-repeated="5"/>
          <table:table-cell table:formula="of:= [.$Q102] * [.Q115] / [.Q$86]" office:value-type="float" office:value="9868.41474470922" calcext:value-type="float">
            <text:p>9868.41474470922</text:p>
          </table:table-cell>
          <table:table-cell table:formula="of:= [.$Q102] * [.R115] / [.R$86]" office:value-type="float" office:value="2379.15856040336" calcext:value-type="float">
            <text:p>2379.15856040336</text:p>
          </table:table-cell>
          <table:table-cell table:formula="of:= [.$Q102] * [.S115] / [.S$86]" office:value-type="float" office:value="-12691.0668652717" calcext:value-type="float">
            <text:p>-12691.0668652717</text:p>
          </table:table-cell>
          <table:table-cell/>
          <table:table-cell table:formula="of:= VALUE(MID([.K128]; 2; 9)) - [.Q128]" office:value-type="float" office:value="-0.199644709222412" calcext:value-type="float">
            <text:p>-0.199644709222412</text:p>
          </table:table-cell>
          <table:table-cell table:formula="of:= VALUE(MID([.K128]; 12; 10)) - [.R128]" office:value-type="float" office:value="-0.0495604033612835" calcext:value-type="float">
            <text:p>-0.049560403361284</text:p>
          </table:table-cell>
          <table:table-cell table:formula="of:= VALUE(MID([.K128]; 23; 10)) - [.S128]" office:value-type="float" office:value="0.266865271698407" calcext:value-type="float">
            <text:p>0.26686527169840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9941.30879 2453.19423 -12853.93291]</text:p>
          </table:table-cell>
          <table:table-cell table:number-columns-repeated="5"/>
          <table:table-cell table:formula="of:= [.$Q103] * [.Q116] / [.Q$86]" office:value-type="float" office:value="9941.50165272367" calcext:value-type="float">
            <text:p>9941.50165272367</text:p>
          </table:table-cell>
          <table:table-cell table:formula="of:= [.$Q103] * [.R116] / [.R$86]" office:value-type="float" office:value="2453.24365161166" calcext:value-type="float">
            <text:p>2453.24365161166</text:p>
          </table:table-cell>
          <table:table-cell table:formula="of:= [.$Q103] * [.S116] / [.S$86]" office:value-type="float" office:value="-12854.1860167376" calcext:value-type="float">
            <text:p>-12854.1860167376</text:p>
          </table:table-cell>
          <table:table-cell/>
          <table:table-cell table:formula="of:= VALUE(MID([.K129]; 2; 9)) - [.Q129]" office:value-type="float" office:value="-0.192952723669805" calcext:value-type="float">
            <text:p>-0.192952723669805</text:p>
          </table:table-cell>
          <table:table-cell table:formula="of:= VALUE(MID([.K129]; 12; 10)) - [.R129]" office:value-type="float" office:value="-0.0494516116586965" calcext:value-type="float">
            <text:p>-0.049451611658697</text:p>
          </table:table-cell>
          <table:table-cell table:formula="of:= VALUE(MID([.K129]; 23; 10)) - [.S129]" office:value-type="float" office:value="0.256016737594109" calcext:value-type="float">
            <text:p>0.25601673759410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9848.97359 2395.95786 -12691.31560]</text:p>
          </table:table-cell>
          <table:table-cell table:number-columns-repeated="5"/>
          <table:table-cell table:formula="of:= [.$Q104] * [.Q117] / [.Q$86]" office:value-type="float" office:value="9849.06846168898" calcext:value-type="float">
            <text:p>9849.06846168898</text:p>
          </table:table-cell>
          <table:table-cell table:formula="of:= [.$Q104] * [.R117] / [.R$86]" office:value-type="float" office:value="2395.98104663517" calcext:value-type="float">
            <text:p>2395.98104663517</text:p>
          </table:table-cell>
          <table:table-cell table:formula="of:= [.$Q104] * [.S117] / [.S$86]" office:value-type="float" office:value="-12691.4438203673" calcext:value-type="float">
            <text:p>-12691.4438203673</text:p>
          </table:table-cell>
          <table:table-cell/>
          <table:table-cell table:formula="of:= VALUE(MID([.K130]; 2; 9)) - [.Q130]" office:value-type="float" office:value="-0.0949616889774916" calcext:value-type="float">
            <text:p>-0.094961688977492</text:p>
          </table:table-cell>
          <table:table-cell table:formula="of:= VALUE(MID([.K130]; 12; 10)) - [.R130]" office:value-type="float" office:value="-0.0232466351694711" calcext:value-type="float">
            <text:p>-0.023246635169471</text:p>
          </table:table-cell>
          <table:table-cell table:formula="of:= VALUE(MID([.K130]; 23; 10)) - [.S130]" office:value-type="float" office:value="0.133820367254884" calcext:value-type="float">
            <text:p>0.13382036725488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9876.18362 2426.05616 -12755.05070]</text:p>
          </table:table-cell>
          <table:table-cell table:number-columns-repeated="5"/>
          <table:table-cell table:formula="of:= [.$Q105] * [.Q118] / [.Q$86]" office:value-type="float" office:value="9876.27081286918" calcext:value-type="float">
            <text:p>9876.27081286918</text:p>
          </table:table-cell>
          <table:table-cell table:formula="of:= [.$Q105] * [.R118] / [.R$86]" office:value-type="float" office:value="2426.08020407742" calcext:value-type="float">
            <text:p>2426.08020407742</text:p>
          </table:table-cell>
          <table:table-cell table:formula="of:= [.$Q105] * [.S118] / [.S$86]" office:value-type="float" office:value="-12755.1722863657" calcext:value-type="float">
            <text:p>-12755.1722863657</text:p>
          </table:table-cell>
          <table:table-cell/>
          <table:table-cell table:formula="of:= VALUE(MID([.K131]; 2; 9)) - [.Q131]" office:value-type="float" office:value="-0.087212869180803" calcext:value-type="float">
            <text:p>-0.087212869180803</text:p>
          </table:table-cell>
          <table:table-cell table:formula="of:= VALUE(MID([.K131]; 12; 10)) - [.R131]" office:value-type="float" office:value="-0.0241040774235444" calcext:value-type="float">
            <text:p>-0.024104077423544</text:p>
          </table:table-cell>
          <table:table-cell table:formula="of:= VALUE(MID([.K131]; 23; 10)) - [.S131]" office:value-type="float" office:value="0.122286365680338" calcext:value-type="float">
            <text:p>0.12228636568033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9880.20177 2397.13786 -12724.58130]</text:p>
          </table:table-cell>
          <table:table-cell table:number-columns-repeated="5"/>
          <table:table-cell table:formula="of:= [.$Q106] * [.Q119] / [.Q$86]" office:value-type="float" office:value="9880.28414923447" calcext:value-type="float">
            <text:p>9880.28414923447</text:p>
          </table:table-cell>
          <table:table-cell table:formula="of:= [.$Q106] * [.R119] / [.R$86]" office:value-type="float" office:value="2397.15823255011" calcext:value-type="float">
            <text:p>2397.15823255011</text:p>
          </table:table-cell>
          <table:table-cell table:formula="of:= [.$Q106] * [.S119] / [.S$86]" office:value-type="float" office:value="-12724.6936361204" calcext:value-type="float">
            <text:p>-12724.6936361204</text:p>
          </table:table-cell>
          <table:table-cell/>
          <table:table-cell table:formula="of:= VALUE(MID([.K132]; 2; 9)) - [.Q132]" office:value-type="float" office:value="-0.0824492344690952" calcext:value-type="float">
            <text:p>-0.082449234469095</text:p>
          </table:table-cell>
          <table:table-cell table:formula="of:= VALUE(MID([.K132]; 12; 10)) - [.R132]" office:value-type="float" office:value="-0.0204325501149469" calcext:value-type="float">
            <text:p>-0.020432550114947</text:p>
          </table:table-cell>
          <table:table-cell table:formula="of:= VALUE(MID([.K132]; 23; 10)) - [.S132]" office:value-type="float" office:value="0.113636120395313" calcext:value-type="float">
            <text:p>0.11363612039531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9859.32978 2424.95591 -12736.54281]</text:p>
          </table:table-cell>
          <table:table-cell table:number-columns-repeated="5"/>
          <table:table-cell table:formula="of:= [.$Q107] * [.Q120] / [.Q$86]" office:value-type="float" office:value="9859.41891585905" calcext:value-type="float">
            <text:p>9859.41891585905</text:p>
          </table:table-cell>
          <table:table-cell table:formula="of:= [.$Q107] * [.R120] / [.R$86]" office:value-type="float" office:value="2424.9800625113" calcext:value-type="float">
            <text:p>2424.9800625113</text:p>
          </table:table-cell>
          <table:table-cell table:formula="of:= [.$Q107] * [.S120] / [.S$86]" office:value-type="float" office:value="-12736.6665029977" calcext:value-type="float">
            <text:p>-12736.6665029977</text:p>
          </table:table-cell>
          <table:table-cell/>
          <table:table-cell table:formula="of:= VALUE(MID([.K133]; 2; 9)) - [.Q133]" office:value-type="float" office:value="-0.089215859054093" calcext:value-type="float">
            <text:p>-0.089215859054093</text:p>
          </table:table-cell>
          <table:table-cell table:formula="of:= VALUE(MID([.K133]; 12; 10)) - [.R133]" office:value-type="float" office:value="-0.0241625112985275" calcext:value-type="float">
            <text:p>-0.024162511298528</text:p>
          </table:table-cell>
          <table:table-cell table:formula="of:= VALUE(MID([.K133]; 23; 10)) - [.S133]" office:value-type="float" office:value="0.126502997727584" calcext:value-type="float">
            <text:p>0.12650299772758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9940.07678 2430.21984 -12825.20646]</text:p>
          </table:table-cell>
          <table:table-cell table:number-columns-repeated="5"/>
          <table:table-cell table:formula="of:= [.$Q108] * [.Q121] / [.Q$86]" office:value-type="float" office:value="9940.27714251045" calcext:value-type="float">
            <text:p>9940.27714251045</text:p>
          </table:table-cell>
          <table:table-cell table:formula="of:= [.$Q108] * [.R121] / [.R$86]" office:value-type="float" office:value="2430.27041360688" calcext:value-type="float">
            <text:p>2430.27041360688</text:p>
          </table:table-cell>
          <table:table-cell table:formula="of:= [.$Q108] * [.S121] / [.S$86]" office:value-type="float" office:value="-12825.4684404712" calcext:value-type="float">
            <text:p>-12825.4684404712</text:p>
          </table:table-cell>
          <table:table-cell/>
          <table:table-cell table:formula="of:= VALUE(MID([.K134]; 2; 9)) - [.Q134]" office:value-type="float" office:value="-0.200442510449648" calcext:value-type="float">
            <text:p>-0.200442510449648</text:p>
          </table:table-cell>
          <table:table-cell table:formula="of:= VALUE(MID([.K134]; 12; 10)) - [.R134]" office:value-type="float" office:value="-0.0506136068788692" calcext:value-type="float">
            <text:p>-0.050613606878869</text:p>
          </table:table-cell>
          <table:table-cell table:formula="of:= VALUE(MID([.K134]; 23; 10)) - [.S134]" office:value-type="float" office:value="0.268440471205395" calcext:value-type="float">
            <text:p>0.26844047120539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9916.86913 2437.99255 -12810.82550]</text:p>
          </table:table-cell>
          <table:table-cell table:number-columns-repeated="5"/>
          <table:table-cell table:formula="of:= [.$Q109] * [.Q122] / [.Q$86]" office:value-type="float" office:value="9916.97729433288" calcext:value-type="float">
            <text:p>9916.97729433288</text:p>
          </table:table-cell>
          <table:table-cell table:formula="of:= [.$Q109] * [.R122] / [.R$86]" office:value-type="float" office:value="2438.02058281847" calcext:value-type="float">
            <text:p>2438.02058281847</text:p>
          </table:table-cell>
          <table:table-cell table:formula="of:= [.$Q109] * [.S122] / [.S$86]" office:value-type="float" office:value="-12810.9727083717" calcext:value-type="float">
            <text:p>-12810.9727083717</text:p>
          </table:table-cell>
          <table:table-cell/>
          <table:table-cell table:formula="of:= VALUE(MID([.K135]; 2; 9)) - [.Q135]" office:value-type="float" office:value="-0.108194332875428" calcext:value-type="float">
            <text:p>-0.108194332875428</text:p>
          </table:table-cell>
          <table:table-cell table:formula="of:= VALUE(MID([.K135]; 12; 10)) - [.R135]" office:value-type="float" office:value="-0.0280828184672828" calcext:value-type="float">
            <text:p>-0.028082818467283</text:p>
          </table:table-cell>
          <table:table-cell table:formula="of:= VALUE(MID([.K135]; 23; 10)) - [.S135]" office:value-type="float" office:value="0.152708371739209" calcext:value-type="float">
            <text:p>0.15270837173920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9944.49616 2430.50761 -12830.05877]</text:p>
          </table:table-cell>
          <table:table-cell table:number-columns-repeated="5"/>
          <table:table-cell table:formula="of:= [.$Q110] * [.Q123] / [.Q$86]" office:value-type="float" office:value="9944.59674743217" calcext:value-type="float">
            <text:p>9944.59674743217</text:p>
          </table:table-cell>
          <table:table-cell table:formula="of:= [.$Q110] * [.R123] / [.R$86]" office:value-type="float" office:value="2430.53415253179" calcext:value-type="float">
            <text:p>2430.53415253179</text:p>
          </table:table-cell>
          <table:table-cell table:formula="of:= [.$Q110] * [.S123] / [.S$86]" office:value-type="float" office:value="-12830.1968517637" calcext:value-type="float">
            <text:p>-12830.1968517637</text:p>
          </table:table-cell>
          <table:table-cell/>
          <table:table-cell table:formula="of:= VALUE(MID([.K136]; 2; 9)) - [.Q136]" office:value-type="float" office:value="-0.100647432172991" calcext:value-type="float">
            <text:p>-0.100647432172991</text:p>
          </table:table-cell>
          <table:table-cell table:formula="of:= VALUE(MID([.K136]; 12; 10)) - [.R136]" office:value-type="float" office:value="-0.0265525317877291" calcext:value-type="float">
            <text:p>-0.026552531787729</text:p>
          </table:table-cell>
          <table:table-cell table:formula="of:= VALUE(MID([.K136]; 23; 10)) - [.S136]" office:value-type="float" office:value="0.146851763684026" calcext:value-type="float">
            <text:p>0.14685176368402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9831.23174 2385.02856 -12660.15540]</text:p>
          </table:table-cell>
          <table:table-cell table:number-columns-repeated="5"/>
          <table:table-cell table:formula="of:= [.$Q111] * [.Q124] / [.Q$86]" office:value-type="float" office:value="9831.33270596913" calcext:value-type="float">
            <text:p>9831.33270596913</text:p>
          </table:table-cell>
          <table:table-cell table:formula="of:= [.$Q111] * [.R124] / [.R$86]" office:value-type="float" office:value="2385.05376092572" calcext:value-type="float">
            <text:p>2385.05376092572</text:p>
          </table:table-cell>
          <table:table-cell table:formula="of:= [.$Q111] * [.S124] / [.S$86]" office:value-type="float" office:value="-12660.2919309457" calcext:value-type="float">
            <text:p>-12660.2919309457</text:p>
          </table:table-cell>
          <table:table-cell/>
          <table:table-cell table:formula="of:= VALUE(MID([.K137]; 2; 9)) - [.Q137]" office:value-type="float" office:value="-0.101005969127073" calcext:value-type="float">
            <text:p>-0.101005969127073</text:p>
          </table:table-cell>
          <table:table-cell table:formula="of:= VALUE(MID([.K137]; 12; 10)) - [.R137]" office:value-type="float" office:value="-0.025260925720886" calcext:value-type="float">
            <text:p>-0.025260925720886</text:p>
          </table:table-cell>
          <table:table-cell table:formula="of:= VALUE(MID([.K137]; 23; 10)) - [.S137]" office:value-type="float" office:value="0.141930945725107" calcext:value-type="float">
            <text:p>0.14193094572510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9817.98422 2376.87968 -12636.90313]</text:p>
          </table:table-cell>
          <table:table-cell table:number-columns-repeated="5"/>
          <table:table-cell table:formula="of:= [.$Q112] * [.Q125] / [.Q$86]" office:value-type="float" office:value="9818.08424186608" calcext:value-type="float">
            <text:p>9818.08424186608</text:p>
          </table:table-cell>
          <table:table-cell table:formula="of:= [.$Q112] * [.R125] / [.R$86]" office:value-type="float" office:value="2376.90528230099" calcext:value-type="float">
            <text:p>2376.90528230099</text:p>
          </table:table-cell>
          <table:table-cell table:formula="of:= [.$Q112] * [.S125] / [.S$86]" office:value-type="float" office:value="-12637.0394356497" calcext:value-type="float">
            <text:p>-12637.0394356497</text:p>
          </table:table-cell>
          <table:table-cell/>
          <table:table-cell table:formula="of:= VALUE(MID([.K138]; 2; 9)) - [.Q138]" office:value-type="float" office:value="-0.100041866082393" calcext:value-type="float">
            <text:p>-0.100041866082393</text:p>
          </table:table-cell>
          <table:table-cell table:formula="of:= VALUE(MID([.K138]; 12; 10)) - [.R138]" office:value-type="float" office:value="-0.025682300990411" calcext:value-type="float">
            <text:p>-0.025682300990411</text:p>
          </table:table-cell>
          <table:table-cell table:formula="of:= VALUE(MID([.K138]; 23; 10)) - [.S138]" office:value-type="float" office:value="0.139435649705774" calcext:value-type="float">
            <text:p>0.13943564970577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Pric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27.77510 163.30129 115.94699]</text:p>
          </table:table-cell>
          <table:table-cell table:number-columns-repeated="5"/>
          <table:table-cell table:formula="of:= VALUE(MID([.K140]; 2; 9))" office:value-type="float" office:value="127.7751" calcext:value-type="float">
            <text:p>127.7751</text:p>
          </table:table-cell>
          <table:table-cell table:formula="of:= VALUE(MID([.K140]; 11; 9))" office:value-type="float" office:value="163.3012" calcext:value-type="float">
            <text:p>163.3012</text:p>
          </table:table-cell>
          <table:table-cell table:formula="of:= VALUE(MID([.K140]; 21; 9))" office:value-type="float" office:value="115.9469" calcext:value-type="float">
            <text:p>115.946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Valu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264994.45385 396433.30766 -1481962.73330]</text:p>
          </table:table-cell>
          <table:table-cell table:number-columns-repeated="5"/>
          <table:table-cell table:formula="of:= [.Q127] * [.Q$140]" office:value-type="float" office:value="1265015.13213105" calcext:value-type="float">
            <text:p>1265015.13213105</text:p>
          </table:table-cell>
          <table:table-cell table:formula="of:= [.R127] * [.R$140]" office:value-type="float" office:value="396439.853224602" calcext:value-type="float">
            <text:p>396439.853224602</text:p>
          </table:table-cell>
          <table:table-cell table:formula="of:= [.S127] * [.S$140]" office:value-type="float" office:value="-1481986.23109761" calcext:value-type="float">
            <text:p>-1481986.23109761</text:p>
          </table:table-cell>
          <table:table-cell/>
          <table:table-cell table:formula="of:= VALUE(MID([.K142]; 2; 13)) - [.Q142]" office:value-type="float" office:value="-20.6782810527366" calcext:value-type="float">
            <text:p>-20.6782810527366</text:p>
          </table:table-cell>
          <table:table-cell table:formula="of:= VALUE(MID([.K142]; 15; 13)) - [.R142]" office:value-type="float" office:value="-6.54556460177992" calcext:value-type="float">
            <text:p>-6.54556460177992</text:p>
          </table:table-cell>
          <table:table-cell table:formula="of:= VALUE(MID([.K142]; 28; 12)) - [.S142]" office:value-type="float" office:value="23.5010976144113" calcext:value-type="float">
            <text:p>23.5010976144113</text:p>
          </table:table-cell>
          <table:table-cell/>
          <table:table-cell table:formula="of:= MIN([.U142:.W153])" office:value-type="float" office:value="-25.5653719869442" calcext:value-type="float">
            <text:p>-25.5653719869442</text:p>
          </table:table-cell>
          <table:table-cell table:formula="of:= MAX([.U142:.W153])" office:value-type="float" office:value="29.1967204706743" calcext:value-type="float">
            <text:p>29.196720470674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1260912.20610 388511.57889 -1471460.91635]</text:p>
          </table:table-cell>
          <table:table-cell table:number-columns-repeated="5"/>
          <table:table-cell table:formula="of:= [.Q128] * [.Q$140]" office:value-type="float" office:value="1260937.6808467" calcext:value-type="float">
            <text:p>1260937.6808467</text:p>
          </table:table-cell>
          <table:table-cell table:formula="of:= [.R128] * [.R$140]" office:value-type="float" office:value="388519.447904141" calcext:value-type="float">
            <text:p>388519.447904141</text:p>
          </table:table-cell>
          <table:table-cell table:formula="of:= [.S128] * [.S$140]" office:value-type="float" office:value="-1471489.86072097" calcext:value-type="float">
            <text:p>-1471489.86072097</text:p>
          </table:table-cell>
          <table:table-cell/>
          <table:table-cell table:formula="of:= VALUE(MID([.K143]; 2; 13)) - [.Q143]" office:value-type="float" office:value="-25.474746695254" calcext:value-type="float">
            <text:p>-25.474746695254</text:p>
          </table:table-cell>
          <table:table-cell table:formula="of:= VALUE(MID([.K143]; 15; 13)) - [.R143]" office:value-type="float" office:value="-7.86901414132444" calcext:value-type="float">
            <text:p>-7.86901414132444</text:p>
          </table:table-cell>
          <table:table-cell table:formula="of:= VALUE(MID([.K143]; 28; 12)) - [.S143]" office:value-type="float" office:value="28.9507209709845" calcext:value-type="float">
            <text:p>28.950720970984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1270251.75987 400609.78412 -1490374.85964]</text:p>
          </table:table-cell>
          <table:table-cell table:number-columns-repeated="5"/>
          <table:table-cell table:formula="of:= [.Q129] * [.Q$140]" office:value-type="float" office:value="1270276.36782693" calcext:value-type="float">
            <text:p>1270276.36782693</text:p>
          </table:table-cell>
          <table:table-cell table:formula="of:= [.R129] * [.R$140]" office:value-type="float" office:value="400617.632200566" calcext:value-type="float">
            <text:p>400617.632200566</text:p>
          </table:table-cell>
          <table:table-cell table:formula="of:= [.S129] * [.S$140]" office:value-type="float" office:value="-1490403.02066407" calcext:value-type="float">
            <text:p>-1490403.02066407</text:p>
          </table:table-cell>
          <table:table-cell/>
          <table:table-cell table:formula="of:= VALUE(MID([.K144]; 2; 13)) - [.Q144]" office:value-type="float" office:value="-24.6079569321591" calcext:value-type="float">
            <text:p>-24.6079569321591</text:p>
          </table:table-cell>
          <table:table-cell table:formula="of:= VALUE(MID([.K144]; 15; 13)) - [.R144]" office:value-type="float" office:value="-7.84808056574548" calcext:value-type="float">
            <text:p>-7.84808056574548</text:p>
          </table:table-cell>
          <table:table-cell table:formula="of:= VALUE(MID([.K144]; 28; 12)) - [.S144]" office:value-type="float" office:value="28.1706640720367" calcext:value-type="float">
            <text:p>28.170664072036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1258453.62063 391263.01151 -1471519.87162]</text:p>
          </table:table-cell>
          <table:table-cell table:number-columns-repeated="5"/>
          <table:table-cell table:formula="of:= [.Q130] * [.Q$140]" office:value-type="float" office:value="1258465.70759916" calcext:value-type="float">
            <text:p>1258465.70759916</text:p>
          </table:table-cell>
          <table:table-cell table:formula="of:= [.R130] * [.R$140]" office:value-type="float" office:value="391266.580092779" calcext:value-type="float">
            <text:p>391266.580092779</text:p>
          </table:table-cell>
          <table:table-cell table:formula="of:= [.S130] * [.S$140]" office:value-type="float" office:value="-1471533.56749574" calcext:value-type="float">
            <text:p>-1471533.56749574</text:p>
          </table:table-cell>
          <table:table-cell/>
          <table:table-cell table:formula="of:= VALUE(MID([.K145]; 2; 13)) - [.Q145]" office:value-type="float" office:value="-12.0869691551197" calcext:value-type="float">
            <text:p>-12.0869691551197</text:p>
          </table:table-cell>
          <table:table-cell table:formula="of:= VALUE(MID([.K145]; 15; 13)) - [.R145]" office:value-type="float" office:value="-3.5685827791458" calcext:value-type="float">
            <text:p>-3.5685827791458</text:p>
          </table:table-cell>
          <table:table-cell table:formula="of:= VALUE(MID([.K145]; 28; 12)) - [.S145]" office:value-type="float" office:value="13.697495739907" calcext:value-type="float">
            <text:p>13.69749573990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1261930.38475 396178.10244 -1478909.76471]</text:p>
          </table:table-cell>
          <table:table-cell table:number-columns-repeated="5"/>
          <table:table-cell table:formula="of:= [.Q131] * [.Q$140]" office:value-type="float" office:value="1261941.49074144" calcext:value-type="float">
            <text:p>1261941.49074144</text:p>
          </table:table-cell>
          <table:table-cell table:formula="of:= [.R131] * [.R$140]" office:value-type="float" office:value="396181.808622088" calcext:value-type="float">
            <text:p>396181.808622088</text:p>
          </table:table-cell>
          <table:table-cell table:formula="of:= [.S131] * [.S$140]" office:value-type="float" office:value="-1478922.68557001" calcext:value-type="float">
            <text:p>-1478922.68557001</text:p>
          </table:table-cell>
          <table:table-cell/>
          <table:table-cell table:formula="of:= VALUE(MID([.K146]; 2; 13)) - [.Q146]" office:value-type="float" office:value="-11.1059914408252" calcext:value-type="float">
            <text:p>-11.1059914408252</text:p>
          </table:table-cell>
          <table:table-cell table:formula="of:= VALUE(MID([.K146]; 15; 13)) - [.R146]" office:value-type="float" office:value="-3.70618208812084" calcext:value-type="float">
            <text:p>-3.70618208812084</text:p>
          </table:table-cell>
          <table:table-cell table:formula="of:= VALUE(MID([.K146]; 28; 12)) - [.S146]" office:value-type="float" office:value="12.9255700127687" calcext:value-type="float">
            <text:p>12.925570012768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1262443.80509 391455.70701 -1475376.92964]</text:p>
          </table:table-cell>
          <table:table-cell table:number-columns-repeated="5"/>
          <table:table-cell table:formula="of:= [.Q132] * [.Q$140]" office:value-type="float" office:value="1262454.29519685" calcext:value-type="float">
            <text:p>1262454.29519685</text:p>
          </table:table-cell>
          <table:table-cell table:formula="of:= [.R132] * [.R$140]" office:value-type="float" office:value="391458.815965313" calcext:value-type="float">
            <text:p>391458.815965313</text:p>
          </table:table-cell>
          <table:table-cell table:formula="of:= [.S132] * [.S$140]" office:value-type="float" office:value="-1475388.78055789" calcext:value-type="float">
            <text:p>-1475388.78055789</text:p>
          </table:table-cell>
          <table:table-cell/>
          <table:table-cell table:formula="of:= VALUE(MID([.K147]; 2; 13)) - [.Q147]" office:value-type="float" office:value="-10.4901068492327" calcext:value-type="float">
            <text:p>-10.4901068492327</text:p>
          </table:table-cell>
          <table:table-cell table:formula="of:= VALUE(MID([.K147]; 15; 13)) - [.R147]" office:value-type="float" office:value="-3.1089553128113" calcext:value-type="float">
            <text:p>-3.1089553128113</text:p>
          </table:table-cell>
          <table:table-cell table:formula="of:= VALUE(MID([.K147]; 28; 12)) - [.S147]" office:value-type="float" office:value="11.860557887936" calcext:value-type="float">
            <text:p>11.86055788793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1259776.88388 395998.42954 -1476763.83066]</text:p>
          </table:table-cell>
          <table:table-cell table:number-columns-repeated="5"/>
          <table:table-cell table:formula="of:= [.Q133] * [.Q$140]" office:value-type="float" office:value="1259788.23791578" calcext:value-type="float">
            <text:p>1259788.23791578</text:p>
          </table:table-cell>
          <table:table-cell table:formula="of:= [.R133] * [.R$140]" office:value-type="float" office:value="396002.15418417" calcext:value-type="float">
            <text:p>396002.15418417</text:p>
          </table:table-cell>
          <table:table-cell table:formula="of:= [.S133] * [.S$140]" office:value-type="float" office:value="-1476776.99735643" calcext:value-type="float">
            <text:p>-1476776.99735643</text:p>
          </table:table-cell>
          <table:table-cell/>
          <table:table-cell table:formula="of:= VALUE(MID([.K148]; 2; 13)) - [.Q148]" office:value-type="float" office:value="-11.3540357821621" calcext:value-type="float">
            <text:p>-11.3540357821621</text:p>
          </table:table-cell>
          <table:table-cell table:formula="of:= VALUE(MID([.K148]; 15; 13)) - [.R148]" office:value-type="float" office:value="-3.72464417002629" calcext:value-type="float">
            <text:p>-3.72464417002629</text:p>
          </table:table-cell>
          <table:table-cell table:formula="of:= VALUE(MID([.K148]; 28; 12)) - [.S148]" office:value-type="float" office:value="13.1673564272933" calcext:value-type="float">
            <text:p>13.167356427293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1270094.34054 396858.03607 -1487044.11419]</text:p>
          </table:table-cell>
          <table:table-cell table:number-columns-repeated="5"/>
          <table:table-cell table:formula="of:= [.Q134] * [.Q$140]" office:value-type="float" office:value="1270119.90591199" calcext:value-type="float">
            <text:p>1270119.90591199</text:p>
          </table:table-cell>
          <table:table-cell table:formula="of:= [.R134] * [.R$140]" office:value-type="float" office:value="396866.0748665" calcext:value-type="float">
            <text:p>396866.0748665</text:p>
          </table:table-cell>
          <table:table-cell table:formula="of:= [.S134] * [.S$140]" office:value-type="float" office:value="-1487073.30672047" calcext:value-type="float">
            <text:p>-1487073.30672047</text:p>
          </table:table-cell>
          <table:table-cell/>
          <table:table-cell table:formula="of:= VALUE(MID([.K149]; 2; 13)) - [.Q149]" office:value-type="float" office:value="-25.5653719869442" calcext:value-type="float">
            <text:p>-25.5653719869442</text:p>
          </table:table-cell>
          <table:table-cell table:formula="of:= VALUE(MID([.K149]; 15; 13)) - [.R149]" office:value-type="float" office:value="-8.03879649966257" calcext:value-type="float">
            <text:p>-8.03879649966257</text:p>
          </table:table-cell>
          <table:table-cell table:formula="of:= VALUE(MID([.K149]; 28; 12)) - [.S149]" office:value-type="float" office:value="29.1967204706743" calcext:value-type="float">
            <text:p>29.196720470674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1267128.98015 398127.33073 -1485376.68576]</text:p>
          </table:table-cell>
          <table:table-cell table:number-columns-repeated="5"/>
          <table:table-cell table:formula="of:= [.Q135] * [.Q$140]" office:value-type="float" office:value="1267142.76548111" calcext:value-type="float">
            <text:p>1267142.76548111</text:p>
          </table:table-cell>
          <table:table-cell table:formula="of:= [.R135] * [.R$140]" office:value-type="float" office:value="398131.686798955" calcext:value-type="float">
            <text:p>398131.686798955</text:p>
          </table:table-cell>
          <table:table-cell table:formula="of:= [.S135] * [.S$140]" office:value-type="float" office:value="-1485392.57152031" calcext:value-type="float">
            <text:p>-1485392.57152031</text:p>
          </table:table-cell>
          <table:table-cell/>
          <table:table-cell table:formula="of:= VALUE(MID([.K150]; 2; 13)) - [.Q150]" office:value-type="float" office:value="-13.7853311125655" calcext:value-type="float">
            <text:p>-13.7853311125655</text:p>
          </table:table-cell>
          <table:table-cell table:formula="of:= VALUE(MID([.K150]; 15; 13)) - [.R150]" office:value-type="float" office:value="-4.35606895503588" calcext:value-type="float">
            <text:p>-4.35606895503588</text:p>
          </table:table-cell>
          <table:table-cell table:formula="of:= VALUE(MID([.K150]; 28; 12)) - [.S150]" office:value-type="float" office:value="15.8915203071665" calcext:value-type="float">
            <text:p>15.891520307166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1270659.02700 396905.02915 -1487606.72487]</text:p>
          </table:table-cell>
          <table:table-cell table:number-columns-repeated="5"/>
          <table:table-cell table:formula="of:= [.Q136] * [.Q$140]" office:value-type="float" office:value="1270671.84386282" calcext:value-type="float">
            <text:p>1270671.84386282</text:p>
          </table:table-cell>
          <table:table-cell table:formula="of:= [.R136] * [.R$140]" office:value-type="float" office:value="396909.143749424" calcext:value-type="float">
            <text:p>396909.143749424</text:p>
          </table:table-cell>
          <table:table-cell table:formula="of:= [.S136] * [.S$140]" office:value-type="float" office:value="-1487621.55135176" calcext:value-type="float">
            <text:p>-1487621.55135176</text:p>
          </table:table-cell>
          <table:table-cell/>
          <table:table-cell table:formula="of:= VALUE(MID([.K151]; 2; 13)) - [.Q151]" office:value-type="float" office:value="-12.8168628206477" calcext:value-type="float">
            <text:p>-12.8168628206477</text:p>
          </table:table-cell>
          <table:table-cell table:formula="of:= VALUE(MID([.K151]; 15; 13)) - [.R151]" office:value-type="float" office:value="-4.11459942394868" calcext:value-type="float">
            <text:p>-4.11459942394868</text:p>
          </table:table-cell>
          <table:table-cell table:formula="of:= VALUE(MID([.K151]; 28; 12)) - [.S151]" office:value-type="float" office:value="14.8313517586794" calcext:value-type="float">
            <text:p>14.831351758679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1256186.65382 389478.24185 -1467906.94062]</text:p>
          </table:table-cell>
          <table:table-cell table:number-columns-repeated="5"/>
          <table:table-cell table:formula="of:= [.Q137] * [.Q$140]" office:value-type="float" office:value="1256199.51963848" calcext:value-type="float">
            <text:p>1256199.51963848</text:p>
          </table:table-cell>
          <table:table-cell table:formula="of:= [.R137] * [.R$140]" office:value-type="float" office:value="389482.141223683" calcext:value-type="float">
            <text:p>389482.141223683</text:p>
          </table:table-cell>
          <table:table-cell table:formula="of:= [.S137] * [.S$140]" office:value-type="float" office:value="-1467921.60248817" calcext:value-type="float">
            <text:p>-1467921.60248817</text:p>
          </table:table-cell>
          <table:table-cell/>
          <table:table-cell table:formula="of:= VALUE(MID([.K152]; 2; 13)) - [.Q152]" office:value-type="float" office:value="-12.8658184758388" calcext:value-type="float">
            <text:p>-12.8658184758388</text:p>
          </table:table-cell>
          <table:table-cell table:formula="of:= VALUE(MID([.K152]; 15; 13)) - [.R152]" office:value-type="float" office:value="-3.89937368332176" calcext:value-type="float">
            <text:p>-3.89937368332176</text:p>
          </table:table-cell>
          <table:table-cell table:formula="of:= VALUE(MID([.K152]; 28; 12)) - [.S152]" office:value-type="float" office:value="14.6624881708995" calcext:value-type="float">
            <text:p>14.662488170899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1254493.95024 388147.51957 -1465210.90954]</text:p>
          </table:table-cell>
          <table:table-cell table:number-columns-repeated="5"/>
          <table:table-cell table:formula="of:= [.Q138] * [.Q$140]" office:value-type="float" office:value="1254506.69581286" calcext:value-type="float">
            <text:p>1254506.69581286</text:p>
          </table:table-cell>
          <table:table-cell table:formula="of:= [.R138] * [.R$140]" office:value-type="float" office:value="388151.484886091" calcext:value-type="float">
            <text:p>388151.484886091</text:p>
          </table:table-cell>
          <table:table-cell table:formula="of:= [.S138] * [.S$140]" office:value-type="float" office:value="-1465225.54774133" calcext:value-type="float">
            <text:p>-1465225.54774133</text:p>
          </table:table-cell>
          <table:table-cell/>
          <table:table-cell table:formula="of:= VALUE(MID([.K153]; 2; 13)) - [.Q153]" office:value-type="float" office:value="-12.7455728629138" calcext:value-type="float">
            <text:p>-12.7455728629138</text:p>
          </table:table-cell>
          <table:table-cell table:formula="of:= VALUE(MID([.K153]; 15; 13)) - [.R153]" office:value-type="float" office:value="-3.96531609049998" calcext:value-type="float">
            <text:p>-3.96531609049998</text:p>
          </table:table-cell>
          <table:table-cell table:formula="of:= VALUE(MID([.K153]; 28; 12)) - [.S153]" office:value-type="float" office:value="14.647741332883" calcext:value-type="float">
            <text:p>14.64774133288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Current portfolio value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float" office:value="179465.028210451" calcext:value-type="float">
            <text:p>179465.028210451</text:p>
          </table:table-cell>
          <table:table-cell table:number-columns-repeated="5"/>
          <table:table-cell table:formula="of:= SUM([.Q142:.S142])" office:value-type="float" office:value="179468.75425804" calcext:value-type="float">
            <text:p>179468.75425804</text:p>
          </table:table-cell>
          <table:table-cell table:number-columns-repeated="3"/>
          <table:table-cell table:formula="of:= VALUE([.K155]) - [.Q155]" office:value-type="float" office:value="-3.72604758909438" calcext:value-type="float">
            <text:p>-3.72604758909438</text:p>
          </table:table-cell>
          <table:table-cell table:number-columns-repeated="3"/>
          <table:table-cell table:formula="of:= MIN([.U155:.W166])" office:value-type="float" office:value="-4.41163391570444" calcext:value-type="float">
            <text:p>-4.41163391570444</text:p>
          </table:table-cell>
          <table:table-cell table:formula="of:= MAX([.U155:.W166])" office:value-type="float" office:value="-1.7481463450531" calcext:value-type="float">
            <text:p>-1.748146345053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float" office:value="177962.868640438" calcext:value-type="float">
            <text:p>177962.868640438</text:p>
          </table:table-cell>
          <table:table-cell table:number-columns-repeated="5"/>
          <table:table-cell table:formula="of:= SUM([.Q143:.S143])" office:value-type="float" office:value="177967.268029866" calcext:value-type="float">
            <text:p>177967.268029866</text:p>
          </table:table-cell>
          <table:table-cell table:number-columns-repeated="3"/>
          <table:table-cell table:formula="of:= VALUE([.K156]) - [.Q156]" office:value-type="float" office:value="-4.39938942779554" calcext:value-type="float">
            <text:p>-4.3993894277955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float" office:value="180486.684352116" calcext:value-type="float">
            <text:p>180486.684352116</text:p>
          </table:table-cell>
          <table:table-cell table:number-columns-repeated="5"/>
          <table:table-cell table:formula="of:= SUM([.Q144:.S144])" office:value-type="float" office:value="180490.979363426" calcext:value-type="float">
            <text:p>180490.979363426</text:p>
          </table:table-cell>
          <table:table-cell table:number-columns-repeated="3"/>
          <table:table-cell table:formula="of:= VALUE([.K157]) - [.Q157]" office:value-type="float" office:value="-4.29501130964491" calcext:value-type="float">
            <text:p>-4.2950113096449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float" office:value="178196.760513863" calcext:value-type="float">
            <text:p>178196.760513863</text:p>
          </table:table-cell>
          <table:table-cell table:number-columns-repeated="5"/>
          <table:table-cell table:formula="of:= SUM([.Q145:.S145])" office:value-type="float" office:value="178198.720196194" calcext:value-type="float">
            <text:p>178198.720196194</text:p>
          </table:table-cell>
          <table:table-cell table:number-columns-repeated="3"/>
          <table:table-cell table:formula="of:= VALUE([.K158]) - [.Q158]" office:value-type="float" office:value="-1.95968233124586" calcext:value-type="float">
            <text:p>-1.95968233124586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float" office:value="179198.722481341" calcext:value-type="float">
            <text:p>179198.722481341</text:p>
          </table:table-cell>
          <table:table-cell table:number-columns-repeated="5"/>
          <table:table-cell table:formula="of:= SUM([.Q146:.S146])" office:value-type="float" office:value="179200.613793516" calcext:value-type="float">
            <text:p>179200.613793516</text:p>
          </table:table-cell>
          <table:table-cell table:number-columns-repeated="3"/>
          <table:table-cell table:formula="of:= VALUE([.K159]) - [.Q159]" office:value-type="float" office:value="-1.89131217505201" calcext:value-type="float">
            <text:p>-1.8913121750520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float" office:value="178522.582457929" calcext:value-type="float">
            <text:p>178522.582457929</text:p>
          </table:table-cell>
          <table:table-cell table:number-columns-repeated="5"/>
          <table:table-cell table:formula="of:= SUM([.Q147:.S147])" office:value-type="float" office:value="178524.330604274" calcext:value-type="float">
            <text:p>178524.330604274</text:p>
          </table:table-cell>
          <table:table-cell table:number-columns-repeated="3"/>
          <table:table-cell table:formula="of:= VALUE([.K160]) - [.Q160]" office:value-type="float" office:value="-1.7481463450531" calcext:value-type="float">
            <text:p>-1.748146345053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float" office:value="179011.482757518" calcext:value-type="float">
            <text:p>179011.482757518</text:p>
          </table:table-cell>
          <table:table-cell table:number-columns-repeated="5"/>
          <table:table-cell table:formula="of:= SUM([.Q148:.S148])" office:value-type="float" office:value="179013.394743525" calcext:value-type="float">
            <text:p>179013.394743525</text:p>
          </table:table-cell>
          <table:table-cell table:number-columns-repeated="3"/>
          <table:table-cell table:formula="of:= VALUE([.K161]) - [.Q161]" office:value-type="float" office:value="-1.9119860069477" calcext:value-type="float">
            <text:p>-1.911986006947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float" office:value="179908.2624241" calcext:value-type="float">
            <text:p>179908.2624241</text:p>
          </table:table-cell>
          <table:table-cell table:number-columns-repeated="5"/>
          <table:table-cell table:formula="of:= SUM([.Q149:.S149])" office:value-type="float" office:value="179912.674058016" calcext:value-type="float">
            <text:p>179912.674058016</text:p>
          </table:table-cell>
          <table:table-cell table:number-columns-repeated="3"/>
          <table:table-cell table:formula="of:= VALUE([.K162]) - [.Q162]" office:value-type="float" office:value="-4.41163391570444" calcext:value-type="float">
            <text:p>-4.4116339157044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float" office:value="179879.625125021" calcext:value-type="float">
            <text:p>179879.625125021</text:p>
          </table:table-cell>
          <table:table-cell table:number-columns-repeated="5"/>
          <table:table-cell table:formula="of:= SUM([.Q150:.S150])" office:value-type="float" office:value="179881.880759761" calcext:value-type="float">
            <text:p>179881.880759761</text:p>
          </table:table-cell>
          <table:table-cell table:number-columns-repeated="3"/>
          <table:table-cell table:formula="of:= VALUE([.K163]) - [.Q163]" office:value-type="float" office:value="-2.25563473950024" calcext:value-type="float">
            <text:p>-2.2556347395002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float" office:value="179957.33127842" calcext:value-type="float">
            <text:p>179957.33127842</text:p>
          </table:table-cell>
          <table:table-cell table:number-columns-repeated="5"/>
          <table:table-cell table:formula="of:= SUM([.Q151:.S151])" office:value-type="float" office:value="179959.436260486" calcext:value-type="float">
            <text:p>179959.436260486</text:p>
          </table:table-cell>
          <table:table-cell table:number-columns-repeated="3"/>
          <table:table-cell table:formula="of:= VALUE([.K164]) - [.Q164]" office:value-type="float" office:value="-2.10498206602642" calcext:value-type="float">
            <text:p>-2.1049820660264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float" office:value="177757.955053574" calcext:value-type="float">
            <text:p>177757.955053574</text:p>
          </table:table-cell>
          <table:table-cell table:number-columns-repeated="5"/>
          <table:table-cell table:formula="of:= SUM([.Q152:.S152])" office:value-type="float" office:value="177760.058373988" calcext:value-type="float">
            <text:p>177760.058373988</text:p>
          </table:table-cell>
          <table:table-cell table:number-columns-repeated="3"/>
          <table:table-cell table:formula="of:= VALUE([.K165]) - [.Q165]" office:value-type="float" office:value="-2.10332041414222" calcext:value-type="float">
            <text:p>-2.1033204141422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float" office:value="177430.560261448" calcext:value-type="float">
            <text:p>177430.560261448</text:p>
          </table:table-cell>
          <table:table-cell table:number-columns-repeated="5"/>
          <table:table-cell table:formula="of:= SUM([.Q153:.S153])" office:value-type="float" office:value="177432.632957621" calcext:value-type="float">
            <text:p>177432.632957621</text:p>
          </table:table-cell>
          <table:table-cell table:number-columns-repeated="3"/>
          <table:table-cell table:formula="of:= VALUE([.K166]) - [.Q166]" office:value-type="float" office:value="-2.07269617254497" calcext:value-type="float">
            <text:p>-2.07269617254497</text:p>
          </table:table-cell>
          <table:table-cell table:number-columns-repeated="8"/>
        </table:table-row>
        <table:table-row table:style-name="ro1" table:number-rows-repeated="14">
          <table:table-cell table:number-columns-repeated="29"/>
        </table:table-row>
        <table:table-row table:style-name="ro1">
          <table:table-cell table:number-columns-repeated="9"/>
          <table:table-cell table:style-name="ce2"/>
          <table:table-cell table:number-columns-repeated="19"/>
        </table:table-row>
        <table:table-row table:style-name="ro1" table:number-rows-repeated="9">
          <table:table-cell table:number-columns-repeated="29"/>
        </table:table-row>
        <table:table-row table:style-name="ro1" table:number-rows-repeated="22">
          <table:table-cell table:number-columns-repeated="9"/>
          <table:table-cell table:style-name="ce2"/>
          <table:table-cell table:number-columns-repeated="19"/>
        </table:table-row>
        <table:table-row table:style-name="ro1">
          <table:table-cell table:number-columns-repeated="9"/>
          <table:table-cell table:style-name="ce2"/>
          <table:table-cell table:number-columns-repeated="19"/>
        </table:table-row>
      </table:table>
      <table:table table:name="Test 3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default-cell-style-name="ce5"/>
        <table:table-column table:style-name="co1" table:number-columns-repeated="5" table:default-cell-style-name="ce2"/>
        <table:table-column table:style-name="co1" table:number-columns-repeated="14" table:default-cell-style-name="Default"/>
        <table:table-row table:style-name="ro1">
          <table:table-cell table:number-columns-repeated="9"/>
          <table:table-cell table:style-name="Default" table:number-columns-repeated="6"/>
          <table:table-cell table:number-columns-repeated="14"/>
        </table:table-row>
        <table:table-row table:style-name="ro1">
          <table:table-cell table:number-columns-repeated="9"/>
          <table:table-cell table:style-name="ce1" office:value-type="string" calcext:value-type="string">
            <text:p>Program output</text:p>
          </table:table-cell>
          <table:table-cell table:style-name="Default" table:number-columns-repeated="5"/>
          <table:table-cell/>
          <table:table-cell table:style-name="ce1" office:value-type="string" calcext:value-type="string">
            <text:p>Recreate program output</text:p>
          </table:table-cell>
          <table:table-cell table:number-columns-repeated="3"/>
          <table:table-cell table:style-name="ce1" office:value-type="string" calcext:value-type="string">
            <text:p>Checks</text:p>
          </table:table-cell>
          <table:table-cell table:number-columns-repeated="3"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Overall Differences</text:p>
          </table:table-cell>
          <table:table-cell/>
        </table:table-row>
        <table:table-row table:style-name="ro1">
          <table:table-cell table:number-columns-repeated="9"/>
          <table:table-cell table:style-name="ce1"/>
          <table:table-cell table:style-name="Default" table:number-columns-repeated="5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9"/>
          <table:table-cell table:style-name="Default" table:number-columns-repeated="6"/>
          <table:table-cell/>
          <table:table-cell office:value-type="string" calcext:value-type="string">
            <text:p>Asset 1</text:p>
          </table:table-cell>
          <table:table-cell office:value-type="string" calcext:value-type="string">
            <text:p>Asset 2</text:p>
          </table:table-cell>
          <table:table-cell office:value-type="string" calcext:value-type="string">
            <text:p>Asset 3</text:p>
          </table:table-cell>
          <table:table-cell/>
          <table:table-cell office:value-type="string" calcext:value-type="string">
            <text:p>Asset 1</text:p>
          </table:table-cell>
          <table:table-cell office:value-type="string" calcext:value-type="string">
            <text:p>Asset 2</text:p>
          </table:table-cell>
          <table:table-cell office:value-type="string" calcext:value-type="string">
            <text:p>Asset 3</text:p>
          </table:table-cell>
          <table:table-cell/>
          <table:table-cell office:value-type="string" calcext:value-type="string">
            <text:p>Smallest</text:p>
          </table:table-cell>
          <table:table-cell office:value-type="string" calcext:value-type="string">
            <text:p>Largest</text:p>
          </table:table-cell>
          <table:table-cell/>
          <table:table-cell office:value-type="string" calcext:value-type="string">
            <text:p>Smallest</text:p>
          </table:table-cell>
          <table:table-cell office:value-type="string" calcext:value-type="string">
            <text:p>Largest</text:p>
          </table:table-cell>
        </table:table-row>
        <table:table-row table:style-name="ro1">
          <table:table-cell/>
          <table:table-cell office:value-type="string" calcext:value-type="string">
            <text:p>asset means</text:p>
          </table:table-cell>
          <table:table-cell/>
          <table:table-cell table:style-name="ce4" office:value-type="float" office:value="0.0042" calcext:value-type="float">
            <text:p>0.0042</text:p>
          </table:table-cell>
          <table:table-cell table:style-name="ce4" office:value-type="float" office:value="0.0012" calcext:value-type="float">
            <text:p>0.0012</text:p>
          </table:table-cell>
          <table:table-cell table:style-name="ce4" office:value-type="float" office:value="0.0048" calcext:value-type="float">
            <text:p>0.0048</text:p>
          </table:table-cell>
          <table:table-cell table:number-columns-repeated="3"/>
          <table:table-cell table:style-name="ce2" office:value-type="string" calcext:value-type="string">
            <text:p>Allocation factor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2.88484 -14.54522 12.66038]</text:p>
          </table:table-cell>
          <table:table-cell table:number-columns-repeated="5"/>
          <table:table-cell table:formula="of:= [.$D$26]" office:value-type="float" office:value="2.88484121325937" calcext:value-type="float">
            <text:p>2.88484121325937</text:p>
          </table:table-cell>
          <table:table-cell table:formula="of:= [.$D$27]" office:value-type="float" office:value="-14.5452190091985" calcext:value-type="float">
            <text:p>-14.5452190091985</text:p>
          </table:table-cell>
          <table:table-cell table:formula="of:= [.$D$28]" office:value-type="float" office:value="12.6603777959392" calcext:value-type="float">
            <text:p>12.6603777959392</text:p>
          </table:table-cell>
          <table:table-cell/>
          <table:table-cell table:formula="of:= VALUE(MID([.K6]; 2; 7)) - [.Q6]" office:value-type="float" office:value="-0.00000121325937074701" calcext:value-type="float">
            <text:p>-1.21325937074701E-06</text:p>
          </table:table-cell>
          <table:table-cell table:formula="of:= VALUE(MID([.K6]; 10; 9)) - [.R6]" office:value-type="float" office:value="-0.00000099080145332664" calcext:value-type="float">
            <text:p>-9.9080145332664E-07</text:p>
          </table:table-cell>
          <table:table-cell table:formula="of:= VALUE(MID([.K6]; 19; 8)) - [.S6]" office:value-type="float" office:value="-0.0000777959391768945" calcext:value-type="float">
            <text:p>-7.77959391768945E-05</text:p>
          </table:table-cell>
          <table:table-cell/>
          <table:table-cell table:formula="of:= MIN([.U6:.W13])" office:value-type="float" office:value="-0.0000777959391768945" calcext:value-type="float">
            <text:p>-7.77959391768945E-05</text:p>
          </table:table-cell>
          <table:table-cell table:formula="of:= MAX([.U6:.W13])" office:value-type="float" office:value="-0.00000099080145332664" calcext:value-type="float">
            <text:p>-9.9080145332664E-07</text:p>
          </table:table-cell>
          <table:table-cell/>
          <table:table-cell table:style-name="ce12" table:formula="of:= MIN([.Y6:.Y188])" office:value-type="float" office:value="-1.96948891007924" calcext:value-type="float">
            <text:p>-1.96948891007924</text:p>
          </table:table-cell>
          <table:table-cell table:style-name="ce12" table:formula="of:= MAX([.Z6:.Z188])" office:value-type="float" office:value="1.82473448896781" calcext:value-type="float">
            <text:p>1.82473448896781</text:p>
          </table:table-cell>
        </table:table-row>
        <table:table-row table:style-name="ro1">
          <table:table-cell/>
          <table:table-cell office:value-type="string" calcext:value-type="string">
            <text:p>assets volatilities</text:p>
          </table:table-cell>
          <table:table-cell/>
          <table:table-cell table:style-name="ce4" table:formula="of:= 0.00132^0.5" office:value-type="float" office:value="0.0363318042491699" calcext:value-type="float">
            <text:p>0.03633180424917</text:p>
          </table:table-cell>
          <table:table-cell table:style-name="ce4" table:formula="of:= 0.00033^0.5" office:value-type="float" office:value="0.018165902124585" calcext:value-type="float">
            <text:p>0.018165902124585</text:p>
          </table:table-cell>
          <table:table-cell table:style-name="ce4" table:formula="of:= 0.00094^0.5" office:value-type="float" office:value="0.0306594194335118" calcext:value-type="float">
            <text:p>0.030659419433512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string" calcext:value-type="string">
            <text:p>[2.86830 -14.54522 12.67692]</text:p>
          </table:table-cell>
          <table:table-cell table:number-columns-repeated="5"/>
          <table:table-cell table:formula="of:= VALUE(MID([.$K7]; 2; 8))" office:value-type="float" office:value="2.8683" calcext:value-type="float">
            <text:p>2.8683</text:p>
          </table:table-cell>
          <table:table-cell table:formula="of:= VALUE(MID([.$K7]; 10; 9))" office:value-type="float" office:value="-14.54522" calcext:value-type="float">
            <text:p>-14.54522</text:p>
          </table:table-cell>
          <table:table-cell table:formula="of:= VALUE(MID([.$K7]; 19; 9))" office:value-type="float" office:value="12.67692" calcext:value-type="float">
            <text:p>12.6769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sset correlation</text:p>
          </table:table-cell>
          <table:table-cell/>
          <table:table-cell table:style-name="ce4" table:formula="of:= -0.000316 / ([.D7] * [.E7])" office:value-type="float" office:value="-0.478787878787879" calcext:value-type="float">
            <text:p>-0.478787878787879</text:p>
          </table:table-cell>
          <table:table-cell table:style-name="ce4" table:formula="of:= -0.000406 / ([.D7] * [.F7])" office:value-type="float" office:value="-0.36448120748882" calcext:value-type="float">
            <text:p>-0.36448120748882</text:p>
          </table:table-cell>
          <table:table-cell table:style-name="ce4" table:formula="of:= 0.000472 / ([.E7] * [.F7])" office:value-type="float" office:value="0.847463694259719" calcext:value-type="float">
            <text:p>0.847463694259719</text:p>
          </table:table-cell>
          <table:table-cell table:number-columns-repeated="3"/>
          <table:table-cell office:value-type="string" calcext:value-type="string">
            <text:p>2:</text:p>
          </table:table-cell>
          <table:table-cell office:value-type="string" calcext:value-type="string">
            <text:p>[2.88484 -14.64052 12.75568]</text:p>
          </table:table-cell>
          <table:table-cell table:number-columns-repeated="5"/>
          <table:table-cell table:formula="of:= VALUE(MID([.$K8]; 2; 8))" office:value-type="float" office:value="2.88484" calcext:value-type="float">
            <text:p>2.88484</text:p>
          </table:table-cell>
          <table:table-cell table:formula="of:= VALUE(MID([.$K8]; 10; 9))" office:value-type="float" office:value="-14.64052" calcext:value-type="float">
            <text:p>-14.64052</text:p>
          </table:table-cell>
          <table:table-cell table:formula="of:= VALUE(MID([.$K8]; 19; 9))" office:value-type="float" office:value="12.75568" calcext:value-type="float">
            <text:p>12.75568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2.88484 -14.63862 12.75378]</text:p>
          </table:table-cell>
          <table:table-cell table:number-columns-repeated="5"/>
          <table:table-cell table:formula="of:= VALUE(MID([.$K9]; 2; 8))" office:value-type="float" office:value="2.88484" calcext:value-type="float">
            <text:p>2.88484</text:p>
          </table:table-cell>
          <table:table-cell table:formula="of:= VALUE(MID([.$K9]; 10; 9))" office:value-type="float" office:value="-14.63862" calcext:value-type="float">
            <text:p>-14.63862</text:p>
          </table:table-cell>
          <table:table-cell table:formula="of:= VALUE(MID([.$K9]; 19; 9))" office:value-type="float" office:value="12.75378" calcext:value-type="float">
            <text:p>12.753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variance matrix</text:p>
          </table:table-cell>
          <table:table-cell/>
          <table:table-cell table:style-name="ce15" table:formula="of:= [.D7]^2" office:value-type="float" office:value="0.00132" calcext:value-type="float">
            <text:p>0.001320</text:p>
          </table:table-cell>
          <table:table-cell table:style-name="ce15" table:formula="of:= [.D8] * ([.D7] * [.E7])" office:value-type="float" office:value="-0.000316" calcext:value-type="float">
            <text:p>-0.000316</text:p>
          </table:table-cell>
          <table:table-cell table:style-name="ce15" table:formula="of:= [.E8] * ([.D7] * [.F7])" office:value-type="float" office:value="-0.000406" calcext:value-type="float">
            <text:p>-0.0004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:</text:p>
          </table:table-cell>
          <table:table-cell office:value-type="string" calcext:value-type="string">
            <text:p>[2.94759 -14.54522 12.59763]</text:p>
          </table:table-cell>
          <table:table-cell table:number-columns-repeated="5"/>
          <table:table-cell table:formula="of:= VALUE(MID([.$K10]; 2; 8))" office:value-type="float" office:value="2.94759" calcext:value-type="float">
            <text:p>2.94759</text:p>
          </table:table-cell>
          <table:table-cell table:formula="of:= VALUE(MID([.$K10]; 10; 9))" office:value-type="float" office:value="-14.54522" calcext:value-type="float">
            <text:p>-14.54522</text:p>
          </table:table-cell>
          <table:table-cell table:formula="of:= VALUE(MID([.$K10]; 19; 9))" office:value-type="float" office:value="12.59763" calcext:value-type="float">
            <text:p>12.5976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5" table:formula="of:= [.E10]" office:value-type="float" office:value="-0.000316" calcext:value-type="float">
            <text:p>-0.000316</text:p>
          </table:table-cell>
          <table:table-cell table:style-name="ce15" table:formula="of:= [.E7]^2" office:value-type="float" office:value="0.00033" calcext:value-type="float">
            <text:p>0.000330</text:p>
          </table:table-cell>
          <table:table-cell table:style-name="ce15" table:formula="of:= [.F8] * ([.E7] * [.F7])" office:value-type="float" office:value="0.000472" calcext:value-type="float">
            <text:p>0.0004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:</text:p>
          </table:table-cell>
          <table:table-cell office:value-type="string" calcext:value-type="string">
            <text:p>[2.89307 -14.55345 12.66038]</text:p>
          </table:table-cell>
          <table:table-cell table:number-columns-repeated="5"/>
          <table:table-cell table:formula="of:= VALUE(MID([.$K11]; 2; 8))" office:value-type="float" office:value="2.89307" calcext:value-type="float">
            <text:p>2.89307</text:p>
          </table:table-cell>
          <table:table-cell table:formula="of:= VALUE(MID([.$K11]; 10; 9))" office:value-type="float" office:value="-14.55345" calcext:value-type="float">
            <text:p>-14.55345</text:p>
          </table:table-cell>
          <table:table-cell table:formula="of:= VALUE(MID([.$K11]; 19; 9))" office:value-type="float" office:value="12.66038" calcext:value-type="float">
            <text:p>12.6603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5" table:formula="of:= [.F10]" office:value-type="float" office:value="-0.000406" calcext:value-type="float">
            <text:p>-0.000406</text:p>
          </table:table-cell>
          <table:table-cell table:style-name="ce15" table:formula="of:= [.F11]" office:value-type="float" office:value="0.000472" calcext:value-type="float">
            <text:p>0.000472</text:p>
          </table:table-cell>
          <table:table-cell table:style-name="ce15" table:formula="of:= [.F7]^2" office:value-type="float" office:value="0.00094" calcext:value-type="float">
            <text:p>0.0009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6:</text:p>
          </table:table-cell>
          <table:table-cell office:value-type="string" calcext:value-type="string">
            <text:p>[2.88484 -14.49346 12.60861]</text:p>
          </table:table-cell>
          <table:table-cell table:number-columns-repeated="5"/>
          <table:table-cell table:formula="of:= VALUE(MID([.$K12]; 2; 8))" office:value-type="float" office:value="2.88484" calcext:value-type="float">
            <text:p>2.88484</text:p>
          </table:table-cell>
          <table:table-cell table:formula="of:= VALUE(MID([.$K12]; 10; 9))" office:value-type="float" office:value="-14.49346" calcext:value-type="float">
            <text:p>-14.49346</text:p>
          </table:table-cell>
          <table:table-cell table:formula="of:= VALUE(MID([.$K12]; 19; 9))" office:value-type="float" office:value="12.60861" calcext:value-type="float">
            <text:p>12.6086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:</text:p>
          </table:table-cell>
          <table:table-cell office:value-type="string" calcext:value-type="string">
            <text:p>[2.81895 -14.54522 12.72627]</text:p>
          </table:table-cell>
          <table:table-cell table:number-columns-repeated="5"/>
          <table:table-cell table:formula="of:= VALUE(MID([.$K13]; 2; 8))" office:value-type="float" office:value="2.81895" calcext:value-type="float">
            <text:p>2.81895</text:p>
          </table:table-cell>
          <table:table-cell table:formula="of:= VALUE(MID([.$K13]; 10; 9))" office:value-type="float" office:value="-14.54522" calcext:value-type="float">
            <text:p>-14.54522</text:p>
          </table:table-cell>
          <table:table-cell table:formula="of:= VALUE(MID([.$K13]; 19; 9))" office:value-type="float" office:value="12.72627" calcext:value-type="float">
            <text:p>12.72627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2.88311 -14.54522 12.66211]</text:p>
          </table:table-cell>
          <table:table-cell table:number-columns-repeated="5"/>
          <table:table-cell table:formula="of:= VALUE(MID([.$K14]; 2; 8))" office:value-type="float" office:value="2.88311" calcext:value-type="float">
            <text:p>2.88311</text:p>
          </table:table-cell>
          <table:table-cell table:formula="of:= VALUE(MID([.$K14]; 10; 9))" office:value-type="float" office:value="-14.54522" calcext:value-type="float">
            <text:p>-14.54522</text:p>
          </table:table-cell>
          <table:table-cell table:formula="of:= VALUE(MID([.$K14]; 19; 9))" office:value-type="float" office:value="12.66211" calcext:value-type="float">
            <text:p>12.66211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2.88484 -14.58709 12.70225]</text:p>
          </table:table-cell>
          <table:table-cell table:number-columns-repeated="5"/>
          <table:table-cell table:formula="of:= VALUE(MID([.$K15]; 2; 8))" office:value-type="float" office:value="2.88484" calcext:value-type="float">
            <text:p>2.88484</text:p>
          </table:table-cell>
          <table:table-cell table:formula="of:= VALUE(MID([.$K15]; 10; 9))" office:value-type="float" office:value="-14.58709" calcext:value-type="float">
            <text:p>-14.58709</text:p>
          </table:table-cell>
          <table:table-cell table:formula="of:= VALUE(MID([.$K15]; 19; 9))" office:value-type="float" office:value="12.70225" calcext:value-type="float">
            <text:p>12.702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variance matrix^-1</text:p>
          </table:table-cell>
          <table:table-cell/>
          <table:table-cell table:number-matrix-columns-spanned="4" table:number-matrix-rows-spanned="4" table:formula="of:= MINVERSE([.D10:.G13])" office:value-type="float" office:value="472.389828838385" calcext:value-type="float">
            <text:p>472.389828838385</text:p>
          </table:table-cell>
          <table:table-cell office:value-type="float" office:value="-808.569093533185" calcext:value-type="float">
            <text:p>-808.569093533185</text:p>
          </table:table-cell>
          <table:table-cell office:value-type="float" office:value="336.179264694801" calcext:value-type="float">
            <text:p>336.179264694801</text:p>
          </table:table-cell>
          <table:table-cell office:value-type="float" office:value="0.257426373842935" calcext:value-type="float">
            <text:p>0.257426373842935</text:p>
          </table:table-cell>
          <table:table-cell table:number-columns-repeated="2"/>
          <table:table-cell office:value-type="string" calcext:value-type="string">
            <text:p>10:</text:p>
          </table:table-cell>
          <table:table-cell office:value-type="string" calcext:value-type="string">
            <text:p>[2.94476 -14.54522 12.60046]</text:p>
          </table:table-cell>
          <table:table-cell table:number-columns-repeated="5"/>
          <table:table-cell table:formula="of:= VALUE(MID([.$K16]; 2; 8))" office:value-type="float" office:value="2.94476" calcext:value-type="float">
            <text:p>2.94476</text:p>
          </table:table-cell>
          <table:table-cell table:formula="of:= VALUE(MID([.$K16]; 10; 9))" office:value-type="float" office:value="-14.54522" calcext:value-type="float">
            <text:p>-14.54522</text:p>
          </table:table-cell>
          <table:table-cell table:formula="of:= VALUE(MID([.$K16]; 19; 9))" office:value-type="float" office:value="12.60046" calcext:value-type="float">
            <text:p>12.600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-808.569093533185" calcext:value-type="float">
            <text:p>-808.569093533185</text:p>
          </table:table-cell>
          <table:table-cell office:value-type="float" office:value="4451.47716009668" calcext:value-type="float">
            <text:p>4451.47716009668</text:p>
          </table:table-cell>
          <table:table-cell office:value-type="float" office:value="-3642.90806656349" calcext:value-type="float">
            <text:p>-3642.90806656349</text:p>
          </table:table-cell>
          <table:table-cell office:value-type="float" office:value="0.994957311029578" calcext:value-type="float">
            <text:p>0.994957311029578</text:p>
          </table:table-cell>
          <table:table-cell table:number-columns-repeated="2"/>
          <table:table-cell office:value-type="string" calcext:value-type="string">
            <text:p>11:</text:p>
          </table:table-cell>
          <table:table-cell office:value-type="string" calcext:value-type="string">
            <text:p>[2.97888 -14.63926 12.66038]</text:p>
          </table:table-cell>
          <table:table-cell table:number-columns-repeated="5"/>
          <table:table-cell table:formula="of:= VALUE(MID([.$K17]; 2; 8))" office:value-type="float" office:value="2.97888" calcext:value-type="float">
            <text:p>2.97888</text:p>
          </table:table-cell>
          <table:table-cell table:formula="of:= VALUE(MID([.$K17]; 10; 9))" office:value-type="float" office:value="-14.63926" calcext:value-type="float">
            <text:p>-14.63926</text:p>
          </table:table-cell>
          <table:table-cell table:formula="of:= VALUE(MID([.$K17]; 19; 9))" office:value-type="float" office:value="12.66038" calcext:value-type="float">
            <text:p>12.660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36.179264694801" calcext:value-type="float">
            <text:p>336.179264694801</text:p>
          </table:table-cell>
          <table:table-cell office:value-type="float" office:value="-3642.90806656349" calcext:value-type="float">
            <text:p>-3642.90806656349</text:p>
          </table:table-cell>
          <table:table-cell office:value-type="float" office:value="3306.72880186869" calcext:value-type="float">
            <text:p>3306.72880186869</text:p>
          </table:table-cell>
          <table:table-cell office:value-type="float" office:value="-0.252383684872512" calcext:value-type="float">
            <text:p>-0.252383684872512</text:p>
          </table:table-cell>
          <table:table-cell table:number-columns-repeated="2"/>
          <table:table-cell office:value-type="string" calcext:value-type="string">
            <text:p>Units of the assets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0.257426373842935" calcext:value-type="float">
            <text:p>0.257426373842935</text:p>
          </table:table-cell>
          <table:table-cell office:value-type="float" office:value="0.994957311029578" calcext:value-type="float">
            <text:p>0.994957311029578</text:p>
          </table:table-cell>
          <table:table-cell office:value-type="float" office:value="-0.252383684872513" calcext:value-type="float">
            <text:p>-0.252383684872513</text:p>
          </table:table-cell>
          <table:table-cell office:value-type="float" office:value="-0.000127864079245567" calcext:value-type="float">
            <text:p>-0.000127864079246</text:p>
          </table:table-cell>
          <table:table-cell table:number-columns-repeated="2"/>
          <table:table-cell office:value-type="string" calcext:value-type="string">
            <text:p>0:</text:p>
          </table:table-cell>
          <table:table-cell office:value-type="string" calcext:value-type="string">
            <text:p>[288.48413 -1454.52222 1266.03796]</text:p>
          </table:table-cell>
          <table:table-cell table:number-columns-repeated="5"/>
          <table:table-cell table:formula="of:= 10000 * [.Q6] / 100" office:value-type="float" office:value="288.484121325937" calcext:value-type="float">
            <text:p>288.484121325937</text:p>
          </table:table-cell>
          <table:table-cell table:formula="of:= 10000 * [.R6] / 100" office:value-type="float" office:value="-1454.52190091985" calcext:value-type="float">
            <text:p>-1454.52190091985</text:p>
          </table:table-cell>
          <table:table-cell table:formula="of:= 10000 * [.S6] / 100" office:value-type="float" office:value="1266.03777959392" calcext:value-type="float">
            <text:p>1266.03777959392</text:p>
          </table:table-cell>
          <table:table-cell/>
          <table:table-cell table:formula="of:= VALUE(MID([.K19]; 2; 9)) - [.Q19]" office:value-type="float" office:value="0.00000867406288307393" calcext:value-type="float">
            <text:p>8.67406288307393E-06</text:p>
          </table:table-cell>
          <table:table-cell table:formula="of:= VALUE(MID([.K19]; 12; 9)) - [.R19]" office:value-type="float" office:value="-0.0000990801452189771" calcext:value-type="float">
            <text:p>-9.90801452189771E-05</text:p>
          </table:table-cell>
          <table:table-cell table:formula="of:= VALUE(MID([.K19]; 23; 10)) - [.S19]" office:value-type="float" office:value="0.000120406082487534" calcext:value-type="float">
            <text:p>0.000120406082488</text:p>
          </table:table-cell>
          <table:table-cell/>
          <table:table-cell table:formula="of:= MIN([.U19:.W30])" office:value-type="float" office:value="-0.00049999999987449" calcext:value-type="float">
            <text:p>-0.000499999999874</text:p>
          </table:table-cell>
          <table:table-cell table:formula="of:= MAX([.U19:.W30])" office:value-type="float" office:value="0.00100000000020373" calcext:value-type="float">
            <text:p>0.00100000000020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286.82968 -1454.52222 1267.69250]</text:p>
          </table:table-cell>
          <table:table-cell table:number-columns-repeated="5"/>
          <table:table-cell table:formula="of:= 10000 * [.Q7] / 100" office:value-type="float" office:value="286.83" calcext:value-type="float">
            <text:p>286.83</text:p>
          </table:table-cell>
          <table:table-cell table:formula="of:= 10000 * [.R7] / 100" office:value-type="float" office:value="-1454.522" calcext:value-type="float">
            <text:p>-1454.522</text:p>
          </table:table-cell>
          <table:table-cell table:formula="of:= 10000 * [.S7] / 100" office:value-type="float" office:value="1267.692" calcext:value-type="float">
            <text:p>1267.692</text:p>
          </table:table-cell>
          <table:table-cell/>
          <table:table-cell table:formula="of:= VALUE(MID([.K20]; 2; 9)) - [.Q20]" office:value-type="float" office:value="-0.000319999999987886" calcext:value-type="float">
            <text:p>-0.000319999999988</text:p>
          </table:table-cell>
          <table:table-cell table:formula="of:= VALUE(MID([.K20]; 12; 9)) - [.R20]" office:value-type="float" office:value="0" calcext:value-type="float">
            <text:p>0</text:p>
          </table:table-cell>
          <table:table-cell table:formula="of:= VALUE(MID([.K20]; 23; 10)) - [.S20]" office:value-type="float" office:value="0.000500000000101863" calcext:value-type="float">
            <text:p>0.0005000000001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set means’</text:p>
          </table:table-cell>
          <table:table-cell/>
          <table:table-cell table:style-name="ce7" table:formula="of:= [.D5]" office:value-type="float" office:value="0.0042" calcext:value-type="float">
            <text:p>0.0042</text:p>
          </table:table-cell>
          <table:table-cell table:number-columns-repeated="5"/>
          <table:table-cell office:value-type="string" calcext:value-type="string">
            <text:p>2:</text:p>
          </table:table-cell>
          <table:table-cell office:value-type="string" calcext:value-type="string">
            <text:p>[288.48413 -1464.05176 1275.56750]</text:p>
          </table:table-cell>
          <table:table-cell table:number-columns-repeated="5"/>
          <table:table-cell table:formula="of:= 10000 * [.Q8] / 100" office:value-type="float" office:value="288.484" calcext:value-type="float">
            <text:p>288.484</text:p>
          </table:table-cell>
          <table:table-cell table:formula="of:= 10000 * [.R8] / 100" office:value-type="float" office:value="-1464.052" calcext:value-type="float">
            <text:p>-1464.052</text:p>
          </table:table-cell>
          <table:table-cell table:formula="of:= 10000 * [.S8] / 100" office:value-type="float" office:value="1275.568" calcext:value-type="float">
            <text:p>1275.568</text:p>
          </table:table-cell>
          <table:table-cell/>
          <table:table-cell table:formula="of:= VALUE(MID([.K21]; 2; 9)) - [.Q21]" office:value-type="float" office:value="0.000129999999955999" calcext:value-type="float">
            <text:p>0.000129999999956</text:p>
          </table:table-cell>
          <table:table-cell table:formula="of:= VALUE(MID([.K21]; 12; 9)) - [.R21]" office:value-type="float" office:value="0.00100000000020373" calcext:value-type="float">
            <text:p>0.001000000000204</text:p>
          </table:table-cell>
          <table:table-cell table:formula="of:= VALUE(MID([.K21]; 23; 10)) - [.S21]" office:value-type="float" office:value="-0.00049999999987449" calcext:value-type="float">
            <text:p>-0.00049999999987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" table:formula="of:= [.E5]" office:value-type="float" office:value="0.0012" calcext:value-type="float">
            <text:p>0.0012</text:p>
          </table:table-cell>
          <table:table-cell table:number-columns-repeated="5"/>
          <table:table-cell office:value-type="string" calcext:value-type="string">
            <text:p>3:</text:p>
          </table:table-cell>
          <table:table-cell office:value-type="string" calcext:value-type="string">
            <text:p>[288.48413 -1463.86218 1275.37805]</text:p>
          </table:table-cell>
          <table:table-cell table:number-columns-repeated="5"/>
          <table:table-cell table:formula="of:= 10000 * [.Q9] / 100" office:value-type="float" office:value="288.484" calcext:value-type="float">
            <text:p>288.484</text:p>
          </table:table-cell>
          <table:table-cell table:formula="of:= 10000 * [.R9] / 100" office:value-type="float" office:value="-1463.862" calcext:value-type="float">
            <text:p>-1463.862</text:p>
          </table:table-cell>
          <table:table-cell table:formula="of:= 10000 * [.S9] / 100" office:value-type="float" office:value="1275.378" calcext:value-type="float">
            <text:p>1275.378</text:p>
          </table:table-cell>
          <table:table-cell/>
          <table:table-cell table:formula="of:= VALUE(MID([.K22]; 2; 9)) - [.Q22]" office:value-type="float" office:value="0.000129999999955999" calcext:value-type="float">
            <text:p>0.000129999999956</text:p>
          </table:table-cell>
          <table:table-cell table:formula="of:= VALUE(MID([.K22]; 12; 9)) - [.R22]" office:value-type="float" office:value="0" calcext:value-type="float">
            <text:p>0</text:p>
          </table:table-cell>
          <table:table-cell table:formula="of:= VALUE(MID([.K22]; 23; 10)) - [.S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" table:formula="of:= [.F5]" office:value-type="float" office:value="0.0048" calcext:value-type="float">
            <text:p>0.0048</text:p>
          </table:table-cell>
          <table:table-cell table:number-columns-repeated="5"/>
          <table:table-cell office:value-type="string" calcext:value-type="string">
            <text:p>4:</text:p>
          </table:table-cell>
          <table:table-cell office:value-type="string" calcext:value-type="string">
            <text:p>[294.75925 -1454.52222 1259.76294]</text:p>
          </table:table-cell>
          <table:table-cell table:number-columns-repeated="5"/>
          <table:table-cell table:formula="of:= 10000 * [.Q10] / 100" office:value-type="float" office:value="294.759" calcext:value-type="float">
            <text:p>294.759</text:p>
          </table:table-cell>
          <table:table-cell table:formula="of:= 10000 * [.R10] / 100" office:value-type="float" office:value="-1454.522" calcext:value-type="float">
            <text:p>-1454.522</text:p>
          </table:table-cell>
          <table:table-cell table:formula="of:= 10000 * [.S10] / 100" office:value-type="float" office:value="1259.763" calcext:value-type="float">
            <text:p>1259.763</text:p>
          </table:table-cell>
          <table:table-cell/>
          <table:table-cell table:formula="of:= VALUE(MID([.K23]; 2; 9)) - [.Q23]" office:value-type="float" office:value="0.000250000000050932" calcext:value-type="float">
            <text:p>0.000250000000051</text:p>
          </table:table-cell>
          <table:table-cell table:formula="of:= VALUE(MID([.K23]; 12; 9)) - [.R23]" office:value-type="float" office:value="0" calcext:value-type="float">
            <text:p>0</text:p>
          </table:table-cell>
          <table:table-cell table:formula="of:= VALUE(MID([.K23]; 23; 10)) - [.S23]" office:value-type="float" office:value="-0.0000999999999748979" calcext:value-type="float">
            <text:p>-9.99999999748979E-0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5:</text:p>
          </table:table-cell>
          <table:table-cell office:value-type="string" calcext:value-type="string">
            <text:p>[289.30704 -1455.34497 1266.03796]</text:p>
          </table:table-cell>
          <table:table-cell table:number-columns-repeated="5"/>
          <table:table-cell table:formula="of:= 10000 * [.Q11] / 100" office:value-type="float" office:value="289.307" calcext:value-type="float">
            <text:p>289.307</text:p>
          </table:table-cell>
          <table:table-cell table:formula="of:= 10000 * [.R11] / 100" office:value-type="float" office:value="-1455.345" calcext:value-type="float">
            <text:p>-1455.345</text:p>
          </table:table-cell>
          <table:table-cell table:formula="of:= 10000 * [.S11] / 100" office:value-type="float" office:value="1266.038" calcext:value-type="float">
            <text:p>1266.038</text:p>
          </table:table-cell>
          <table:table-cell/>
          <table:table-cell table:formula="of:= VALUE(MID([.K24]; 2; 9)) - [.Q24]" office:value-type="float" office:value="0.0000400000000126965" calcext:value-type="float">
            <text:p>4.00000000126965E-05</text:p>
          </table:table-cell>
          <table:table-cell table:formula="of:= VALUE(MID([.K24]; 12; 9)) - [.R24]" office:value-type="float" office:value="0.000999999999976353" calcext:value-type="float">
            <text:p>0.000999999999976</text:p>
          </table:table-cell>
          <table:table-cell table:formula="of:= VALUE(MID([.K24]; 23; 10)) - [.S24]" office:value-type="float" office:value="-0.0000999999999748979" calcext:value-type="float">
            <text:p>-9.99999999748979E-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288.48413 -1449.34558 1260.86145]</text:p>
          </table:table-cell>
          <table:table-cell table:number-columns-repeated="5"/>
          <table:table-cell table:formula="of:= 10000 * [.Q12] / 100" office:value-type="float" office:value="288.484" calcext:value-type="float">
            <text:p>288.484</text:p>
          </table:table-cell>
          <table:table-cell table:formula="of:= 10000 * [.R12] / 100" office:value-type="float" office:value="-1449.346" calcext:value-type="float">
            <text:p>-1449.346</text:p>
          </table:table-cell>
          <table:table-cell table:formula="of:= 10000 * [.S12] / 100" office:value-type="float" office:value="1260.861" calcext:value-type="float">
            <text:p>1260.861</text:p>
          </table:table-cell>
          <table:table-cell/>
          <table:table-cell table:formula="of:= VALUE(MID([.K25]; 2; 9)) - [.Q25]" office:value-type="float" office:value="0.000129999999955999" calcext:value-type="float">
            <text:p>0.000129999999956</text:p>
          </table:table-cell>
          <table:table-cell table:formula="of:= VALUE(MID([.K25]; 12; 9)) - [.R25]" office:value-type="float" office:value="0.000999999999976353" calcext:value-type="float">
            <text:p>0.000999999999976</text:p>
          </table:table-cell>
          <table:table-cell table:formula="of:= VALUE(MID([.K25]; 23; 10)) - [.S25]" office:value-type="float" office:value="0.000399999999899592" calcext:value-type="float">
            <text:p>0.00039999999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timal f’s</text:p>
          </table:table-cell>
          <table:table-cell/>
          <table:table-cell table:number-matrix-columns-spanned="1" table:number-matrix-rows-spanned="4" table:formula="of:= MMULT([.D16:.G19]; [.D21:.D24])" office:value-type="float" office:value="2.88484121325937" calcext:value-type="float">
            <text:p>2.88484121325937</text:p>
          </table:table-cell>
          <table:table-cell table:number-columns-repeated="5"/>
          <table:table-cell office:value-type="string" calcext:value-type="string">
            <text:p>7:</text:p>
          </table:table-cell>
          <table:table-cell office:value-type="string" calcext:value-type="string">
            <text:p>[281.89514 -1454.52222 1272.62695]</text:p>
          </table:table-cell>
          <table:table-cell table:number-columns-repeated="5"/>
          <table:table-cell table:formula="of:= 10000 * [.Q13] / 100" office:value-type="float" office:value="281.895" calcext:value-type="float">
            <text:p>281.895</text:p>
          </table:table-cell>
          <table:table-cell table:formula="of:= 10000 * [.R13] / 100" office:value-type="float" office:value="-1454.522" calcext:value-type="float">
            <text:p>-1454.522</text:p>
          </table:table-cell>
          <table:table-cell table:formula="of:= 10000 * [.S13] / 100" office:value-type="float" office:value="1272.627" calcext:value-type="float">
            <text:p>1272.627</text:p>
          </table:table-cell>
          <table:table-cell/>
          <table:table-cell table:formula="of:= VALUE(MID([.K26]; 2; 9)) - [.Q26]" office:value-type="float" office:value="0.000140000000044438" calcext:value-type="float">
            <text:p>0.000140000000044</text:p>
          </table:table-cell>
          <table:table-cell table:formula="of:= VALUE(MID([.K26]; 12; 9)) - [.R26]" office:value-type="float" office:value="0" calcext:value-type="float">
            <text:p>0</text:p>
          </table:table-cell>
          <table:table-cell table:formula="of:= VALUE(MID([.K26]; 23; 10)) - [.S26]" office:value-type="float" office:value="-0.0000999999999748979" calcext:value-type="float">
            <text:p>-9.99999999748979E-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14.5452190091985" calcext:value-type="float">
            <text:p>-14.5452190091985</text:p>
          </table:table-cell>
          <table:table-cell table:number-columns-repeated="5"/>
          <table:table-cell office:value-type="string" calcext:value-type="string">
            <text:p>8:</text:p>
          </table:table-cell>
          <table:table-cell office:value-type="string" calcext:value-type="string">
            <text:p>[288.31122 -1454.52222 1266.21082]</text:p>
          </table:table-cell>
          <table:table-cell table:number-columns-repeated="5"/>
          <table:table-cell table:formula="of:= 10000 * [.Q14] / 100" office:value-type="float" office:value="288.311" calcext:value-type="float">
            <text:p>288.311</text:p>
          </table:table-cell>
          <table:table-cell table:formula="of:= 10000 * [.R14] / 100" office:value-type="float" office:value="-1454.522" calcext:value-type="float">
            <text:p>-1454.522</text:p>
          </table:table-cell>
          <table:table-cell table:formula="of:= 10000 * [.S14] / 100" office:value-type="float" office:value="1266.211" calcext:value-type="float">
            <text:p>1266.211</text:p>
          </table:table-cell>
          <table:table-cell/>
          <table:table-cell table:formula="of:= VALUE(MID([.K27]; 2; 9)) - [.Q27]" office:value-type="float" office:value="0.000220000000012988" calcext:value-type="float">
            <text:p>0.000220000000013</text:p>
          </table:table-cell>
          <table:table-cell table:formula="of:= VALUE(MID([.K27]; 12; 9)) - [.R27]" office:value-type="float" office:value="0" calcext:value-type="float">
            <text:p>0</text:p>
          </table:table-cell>
          <table:table-cell table:formula="of:= VALUE(MID([.K27]; 23; 10)) - [.S27]" office:value-type="float" office:value="-0.000199999999949796" calcext:value-type="float">
            <text:p>-0.000199999999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.6603777959392" calcext:value-type="float">
            <text:p>12.6603777959392</text:p>
          </table:table-cell>
          <table:table-cell table:number-columns-repeated="5"/>
          <table:table-cell office:value-type="string" calcext:value-type="string">
            <text:p>9:</text:p>
          </table:table-cell>
          <table:table-cell office:value-type="string" calcext:value-type="string">
            <text:p>[288.48413 -1458.70886 1270.22473]</text:p>
          </table:table-cell>
          <table:table-cell table:number-columns-repeated="5"/>
          <table:table-cell table:formula="of:= 10000 * [.Q15] / 100" office:value-type="float" office:value="288.484" calcext:value-type="float">
            <text:p>288.484</text:p>
          </table:table-cell>
          <table:table-cell table:formula="of:= 10000 * [.R15] / 100" office:value-type="float" office:value="-1458.709" calcext:value-type="float">
            <text:p>-1458.709</text:p>
          </table:table-cell>
          <table:table-cell table:formula="of:= 10000 * [.S15] / 100" office:value-type="float" office:value="1270.225" calcext:value-type="float">
            <text:p>1270.225</text:p>
          </table:table-cell>
          <table:table-cell/>
          <table:table-cell table:formula="of:= VALUE(MID([.K28]; 2; 9)) - [.Q28]" office:value-type="float" office:value="0.000129999999955999" calcext:value-type="float">
            <text:p>0.000129999999956</text:p>
          </table:table-cell>
          <table:table-cell table:formula="of:= VALUE(MID([.K28]; 12; 9)) - [.R28]" office:value-type="float" office:value="0.000999999999748979" calcext:value-type="float">
            <text:p>0.000999999999749</text:p>
          </table:table-cell>
          <table:table-cell table:formula="of:= VALUE(MID([.K28]; 23; 10)) - [.S28]" office:value-type="float" office:value="-0.000299999999924694" calcext:value-type="float">
            <text:p>-0.0002999999999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935833776742192" calcext:value-type="float">
            <text:p>0.000935833776742</text:p>
          </table:table-cell>
          <table:table-cell table:number-columns-repeated="5"/>
          <table:table-cell office:value-type="string" calcext:value-type="string">
            <text:p>10:</text:p>
          </table:table-cell>
          <table:table-cell office:value-type="string" calcext:value-type="string">
            <text:p>[294.47626 -1454.52222 1260.04578]</text:p>
          </table:table-cell>
          <table:table-cell table:number-columns-repeated="5"/>
          <table:table-cell table:formula="of:= 10000 * [.Q16] / 100" office:value-type="float" office:value="294.476" calcext:value-type="float">
            <text:p>294.476</text:p>
          </table:table-cell>
          <table:table-cell table:formula="of:= 10000 * [.R16] / 100" office:value-type="float" office:value="-1454.522" calcext:value-type="float">
            <text:p>-1454.522</text:p>
          </table:table-cell>
          <table:table-cell table:formula="of:= 10000 * [.S16] / 100" office:value-type="float" office:value="1260.046" calcext:value-type="float">
            <text:p>1260.046</text:p>
          </table:table-cell>
          <table:table-cell/>
          <table:table-cell table:formula="of:= VALUE(MID([.K29]; 2; 9)) - [.Q29]" office:value-type="float" office:value="0.000260000000025684" calcext:value-type="float">
            <text:p>0.000260000000026</text:p>
          </table:table-cell>
          <table:table-cell table:formula="of:= VALUE(MID([.K29]; 12; 9)) - [.R29]" office:value-type="float" office:value="0" calcext:value-type="float">
            <text:p>0</text:p>
          </table:table-cell>
          <table:table-cell table:formula="of:= VALUE(MID([.K29]; 23; 10)) - [.S29]" office:value-type="float" office:value="-0.000300000000152068" calcext:value-type="float">
            <text:p>-0.00030000000015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297.88794 -1463.92590 1266.03796]</text:p>
          </table:table-cell>
          <table:table-cell table:number-columns-repeated="5"/>
          <table:table-cell table:formula="of:= 10000 * [.Q17] / 100" office:value-type="float" office:value="297.888" calcext:value-type="float">
            <text:p>297.888</text:p>
          </table:table-cell>
          <table:table-cell table:formula="of:= 10000 * [.R17] / 100" office:value-type="float" office:value="-1463.926" calcext:value-type="float">
            <text:p>-1463.926</text:p>
          </table:table-cell>
          <table:table-cell table:formula="of:= 10000 * [.S17] / 100" office:value-type="float" office:value="1266.038" calcext:value-type="float">
            <text:p>1266.038</text:p>
          </table:table-cell>
          <table:table-cell/>
          <table:table-cell table:formula="of:= VALUE(MID([.K30]; 2; 9)) - [.Q30]" office:value-type="float" office:value="-0.0000600000000190448" calcext:value-type="float">
            <text:p>-6.00000000190448E-05</text:p>
          </table:table-cell>
          <table:table-cell table:formula="of:= VALUE(MID([.K30]; 12; 9)) - [.R30]" office:value-type="float" office:value="0.00100000000020373" calcext:value-type="float">
            <text:p>0.001000000000204</text:p>
          </table:table-cell>
          <table:table-cell table:formula="of:= VALUE(MID([.K30]; 23; 10)) - [.S30]" office:value-type="float" office:value="-0.0000999999999748979" calcext:value-type="float">
            <text:p>-9.99999999748979E-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Pric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99.86118 99.24186 97.94321]</text:p>
          </table:table-cell>
          <table:table-cell table:number-columns-repeated="5"/>
          <table:table-cell table:formula="of:= VALUE(MID([.K32]; 2; 9))" office:value-type="float" office:value="99.86118" calcext:value-type="float">
            <text:p>99.86118</text:p>
          </table:table-cell>
          <table:table-cell table:formula="of:= VALUE(MID([.K32]; 11; 9))" office:value-type="float" office:value="99.24186" calcext:value-type="float">
            <text:p>99.24186</text:p>
          </table:table-cell>
          <table:table-cell table:formula="of:= VALUE(MID([.K32]; 19; 9))" office:value-type="float" office:value="97.94321" calcext:value-type="float">
            <text:p>97.94321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Valu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28808.36560 -144349.49386 123999.81972]</text:p>
          </table:table-cell>
          <table:table-cell table:number-columns-repeated="5"/>
          <table:table-cell table:formula="of:= [.Q19] * [.Q$32]" office:value-type="float" office:value="28808.3647668712" calcext:value-type="float">
            <text:p>28808.3647668712</text:p>
          </table:table-cell>
          <table:table-cell table:formula="of:= [.R19] * [.R$32]" office:value-type="float" office:value="-144349.458858022" calcext:value-type="float">
            <text:p>-144349.458858022</text:p>
          </table:table-cell>
          <table:table-cell table:formula="of:= [.S19] * [.S$32]" office:value-type="float" office:value="123999.804114701" calcext:value-type="float">
            <text:p>123999.804114701</text:p>
          </table:table-cell>
          <table:table-cell/>
          <table:table-cell table:formula="of:= VALUE(MID([.K34]; 2; 12)) - [.Q34]" office:value-type="float" office:value="0.000833128753583878" calcext:value-type="float">
            <text:p>0.000833128753584</text:p>
          </table:table-cell>
          <table:table-cell table:formula="of:= VALUE(MID([.K34]; 14; 12)) - [.R34]" office:value-type="float" office:value="-0.034941977908602" calcext:value-type="float">
            <text:p>-0.034941977908602</text:p>
          </table:table-cell>
          <table:table-cell table:formula="of:= VALUE(MID([.K34]; 27; 12)) - [.S34]" office:value-type="float" office:value="0.0155852992174914" calcext:value-type="float">
            <text:p>0.015585299217491</text:p>
          </table:table-cell>
          <table:table-cell/>
          <table:table-cell table:formula="of:= MIN([.U34:.W45])" office:value-type="float" office:value="-0.0509932799905073" calcext:value-type="float">
            <text:p>-0.050993279990507</text:p>
          </table:table-cell>
          <table:table-cell table:formula="of:= MAX([.U34:.W45])" office:value-type="float" office:value="0.0469286800071131" calcext:value-type="float">
            <text:p>0.04692868000711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28643.15032 -144349.49386 124161.87078]</text:p>
          </table:table-cell>
          <table:table-cell table:number-columns-repeated="5"/>
          <table:table-cell table:formula="of:= [.Q20] * [.Q$32]" office:value-type="float" office:value="28643.1822594" calcext:value-type="float">
            <text:p>28643.1822594</text:p>
          </table:table-cell>
          <table:table-cell table:formula="of:= [.R20] * [.R$32]" office:value-type="float" office:value="-144349.46869092" calcext:value-type="float">
            <text:p>-144349.46869092</text:p>
          </table:table-cell>
          <table:table-cell table:formula="of:= [.S20] * [.S$32]" office:value-type="float" office:value="124161.82377132" calcext:value-type="float">
            <text:p>124161.82377132</text:p>
          </table:table-cell>
          <table:table-cell/>
          <table:table-cell table:formula="of:= VALUE(MID([.K35]; 2; 11)) - [.Q35]" office:value-type="float" office:value="-0.0319393999998283" calcext:value-type="float">
            <text:p>-0.031939399999828</text:p>
          </table:table-cell>
          <table:table-cell table:formula="of:= VALUE(MID([.K35]; 14; 12)) - [.R35]" office:value-type="float" office:value="-0.0251090799865779" calcext:value-type="float">
            <text:p>-0.025109079986578</text:p>
          </table:table-cell>
          <table:table-cell table:formula="of:= VALUE(MID([.K35]; 27; 12)) - [.S35]" office:value-type="float" office:value="0.0469286800071131" calcext:value-type="float">
            <text:p>0.04692868000711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28808.36560 -145295.22326 124933.17354]</text:p>
          </table:table-cell>
          <table:table-cell table:number-columns-repeated="5"/>
          <table:table-cell table:formula="of:= [.Q21] * [.Q$32]" office:value-type="float" office:value="28808.35265112" calcext:value-type="float">
            <text:p>28808.35265112</text:p>
          </table:table-cell>
          <table:table-cell table:formula="of:= [.R21] * [.R$32]" office:value-type="float" office:value="-145295.24361672" calcext:value-type="float">
            <text:p>-145295.24361672</text:p>
          </table:table-cell>
          <table:table-cell table:formula="of:= [.S21] * [.S$32]" office:value-type="float" office:value="124933.22449328" calcext:value-type="float">
            <text:p>124933.22449328</text:p>
          </table:table-cell>
          <table:table-cell/>
          <table:table-cell table:formula="of:= VALUE(MID([.K36]; 2; 11)) - [.Q36]" office:value-type="float" office:value="0.0129488799975661" calcext:value-type="float">
            <text:p>0.012948879997566</text:p>
          </table:table-cell>
          <table:table-cell table:formula="of:= VALUE(MID([.K36]; 14; 12)) - [.R36]" office:value-type="float" office:value="0.0204167200135998" calcext:value-type="float">
            <text:p>0.0204167200136</text:p>
          </table:table-cell>
          <table:table-cell table:formula="of:= VALUE(MID([.K36]; 27; 12)) - [.S36]" office:value-type="float" office:value="-0.0509932799905073" calcext:value-type="float">
            <text:p>-0.05099327999050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28808.36560 -145276.40946 124914.61790]</text:p>
          </table:table-cell>
          <table:table-cell table:number-columns-repeated="5"/>
          <table:table-cell table:formula="of:= [.Q22] * [.Q$32]" office:value-type="float" office:value="28808.35265112" calcext:value-type="float">
            <text:p>28808.35265112</text:p>
          </table:table-cell>
          <table:table-cell table:formula="of:= [.R22] * [.R$32]" office:value-type="float" office:value="-145276.38766332" calcext:value-type="float">
            <text:p>-145276.38766332</text:p>
          </table:table-cell>
          <table:table-cell table:formula="of:= [.S22] * [.S$32]" office:value-type="float" office:value="124914.61528338" calcext:value-type="float">
            <text:p>124914.61528338</text:p>
          </table:table-cell>
          <table:table-cell/>
          <table:table-cell table:formula="of:= VALUE(MID([.K37]; 2; 11)) - [.Q37]" office:value-type="float" office:value="0.0129488799975661" calcext:value-type="float">
            <text:p>0.012948879997566</text:p>
          </table:table-cell>
          <table:table-cell table:formula="of:= VALUE(MID([.K37]; 14; 12)) - [.R37]" office:value-type="float" office:value="-0.0217366800061427" calcext:value-type="float">
            <text:p>-0.021736680006143</text:p>
          </table:table-cell>
          <table:table-cell table:formula="of:= VALUE(MID([.K37]; 27; 12)) - [.S37]" office:value-type="float" office:value="0.00261662001139484" calcext:value-type="float">
            <text:p>0.00261662001139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29435.00608 -144349.49386 123385.22370]</text:p>
          </table:table-cell>
          <table:table-cell table:number-columns-repeated="5"/>
          <table:table-cell table:formula="of:= [.Q23] * [.Q$32]" office:value-type="float" office:value="29434.98155562" calcext:value-type="float">
            <text:p>29434.98155562</text:p>
          </table:table-cell>
          <table:table-cell table:formula="of:= [.R23] * [.R$32]" office:value-type="float" office:value="-144349.46869092" calcext:value-type="float">
            <text:p>-144349.46869092</text:p>
          </table:table-cell>
          <table:table-cell table:formula="of:= [.S23] * [.S$32]" office:value-type="float" office:value="123385.23205923" calcext:value-type="float">
            <text:p>123385.23205923</text:p>
          </table:table-cell>
          <table:table-cell/>
          <table:table-cell table:formula="of:= VALUE(MID([.K38]; 2; 11)) - [.Q38]" office:value-type="float" office:value="0.0245243800018216" calcext:value-type="float">
            <text:p>0.024524380001822</text:p>
          </table:table-cell>
          <table:table-cell table:formula="of:= VALUE(MID([.K38]; 14; 12)) - [.R38]" office:value-type="float" office:value="-0.0251090799865779" calcext:value-type="float">
            <text:p>-0.025109079986578</text:p>
          </table:table-cell>
          <table:table-cell table:formula="of:= VALUE(MID([.K38]; 27; 12)) - [.S38]" office:value-type="float" office:value="-0.00835922997794114" calcext:value-type="float">
            <text:p>-0.00835922997794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28890.54201 -144431.14549 123999.81972]</text:p>
          </table:table-cell>
          <table:table-cell table:number-columns-repeated="5"/>
          <table:table-cell table:formula="of:= [.Q24] * [.Q$32]" office:value-type="float" office:value="28890.53840226" calcext:value-type="float">
            <text:p>28890.53840226</text:p>
          </table:table-cell>
          <table:table-cell table:formula="of:= [.R24] * [.R$32]" office:value-type="float" office:value="-144431.1447417" calcext:value-type="float">
            <text:p>-144431.1447417</text:p>
          </table:table-cell>
          <table:table-cell table:formula="of:= [.S24] * [.S$32]" office:value-type="float" office:value="123999.82570198" calcext:value-type="float">
            <text:p>123999.82570198</text:p>
          </table:table-cell>
          <table:table-cell/>
          <table:table-cell table:formula="of:= VALUE(MID([.K39]; 2; 11)) - [.Q39]" office:value-type="float" office:value="0.00360774000364472" calcext:value-type="float">
            <text:p>0.003607740003645</text:p>
          </table:table-cell>
          <table:table-cell table:formula="of:= VALUE(MID([.K39]; 14; 12)) - [.R39]" office:value-type="float" office:value="-0.000658300006762147" calcext:value-type="float">
            <text:p>-0.000658300006762</text:p>
          </table:table-cell>
          <table:table-cell table:formula="of:= VALUE(MID([.K39]; 27; 12)) - [.S39]" office:value-type="float" office:value="-0.00600198000029195" calcext:value-type="float">
            <text:p>-0.00600198000029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28808.36560 -143835.75489 123492.81537]</text:p>
          </table:table-cell>
          <table:table-cell table:number-columns-repeated="5"/>
          <table:table-cell table:formula="of:= [.Q25] * [.Q$32]" office:value-type="float" office:value="28808.35265112" calcext:value-type="float">
            <text:p>28808.35265112</text:p>
          </table:table-cell>
          <table:table-cell table:formula="of:= [.R25] * [.R$32]" office:value-type="float" office:value="-143835.79282356" calcext:value-type="float">
            <text:p>-143835.79282356</text:p>
          </table:table-cell>
          <table:table-cell table:formula="of:= [.S25] * [.S$32]" office:value-type="float" office:value="123492.77370381" calcext:value-type="float">
            <text:p>123492.77370381</text:p>
          </table:table-cell>
          <table:table-cell/>
          <table:table-cell table:formula="of:= VALUE(MID([.K40]; 2; 11)) - [.Q40]" office:value-type="float" office:value="0.0129488799975661" calcext:value-type="float">
            <text:p>0.012948879997566</text:p>
          </table:table-cell>
          <table:table-cell table:formula="of:= VALUE(MID([.K40]; 14; 12)) - [.R40]" office:value-type="float" office:value="0.0380235600168817" calcext:value-type="float">
            <text:p>0.038023560016882</text:p>
          </table:table-cell>
          <table:table-cell table:formula="of:= VALUE(MID([.K40]; 27; 12)) - [.S40]" office:value-type="float" office:value="0.0415961899998365" calcext:value-type="float">
            <text:p>0.04159618999983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28150.38136 -144349.49386 124645.16647]</text:p>
          </table:table-cell>
          <table:table-cell table:number-columns-repeated="5"/>
          <table:table-cell table:formula="of:= [.Q26] * [.Q$32]" office:value-type="float" office:value="28150.3673361" calcext:value-type="float">
            <text:p>28150.3673361</text:p>
          </table:table-cell>
          <table:table-cell table:formula="of:= [.R26] * [.R$32]" office:value-type="float" office:value="-144349.46869092" calcext:value-type="float">
            <text:p>-144349.46869092</text:p>
          </table:table-cell>
          <table:table-cell table:formula="of:= [.S26] * [.S$32]" office:value-type="float" office:value="124645.17351267" calcext:value-type="float">
            <text:p>124645.17351267</text:p>
          </table:table-cell>
          <table:table-cell/>
          <table:table-cell table:formula="of:= VALUE(MID([.K41]; 2; 11)) - [.Q41]" office:value-type="float" office:value="0.0140238999993016" calcext:value-type="float">
            <text:p>0.014023899999302</text:p>
          </table:table-cell>
          <table:table-cell table:formula="of:= VALUE(MID([.K41]; 14; 12)) - [.R41]" office:value-type="float" office:value="-0.0251090799865779" calcext:value-type="float">
            <text:p>-0.025109079986578</text:p>
          </table:table-cell>
          <table:table-cell table:formula="of:= VALUE(MID([.K41]; 27; 12)) - [.S41]" office:value-type="float" office:value="-0.00711266999132931" calcext:value-type="float">
            <text:p>-0.00711266999132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28791.09834 -144349.49386 124016.74936]</text:p>
          </table:table-cell>
          <table:table-cell table:number-columns-repeated="5"/>
          <table:table-cell table:formula="of:= [.Q27] * [.Q$32]" office:value-type="float" office:value="28791.07666698" calcext:value-type="float">
            <text:p>28791.07666698</text:p>
          </table:table-cell>
          <table:table-cell table:formula="of:= [.R27] * [.R$32]" office:value-type="float" office:value="-144349.46869092" calcext:value-type="float">
            <text:p>-144349.46869092</text:p>
          </table:table-cell>
          <table:table-cell table:formula="of:= [.S27] * [.S$32]" office:value-type="float" office:value="124016.76987731" calcext:value-type="float">
            <text:p>124016.76987731</text:p>
          </table:table-cell>
          <table:table-cell/>
          <table:table-cell table:formula="of:= VALUE(MID([.K42]; 2; 11)) - [.Q42]" office:value-type="float" office:value="0.0216730200008897" calcext:value-type="float">
            <text:p>0.02167302000089</text:p>
          </table:table-cell>
          <table:table-cell table:formula="of:= VALUE(MID([.K42]; 14; 12)) - [.R42]" office:value-type="float" office:value="-0.0251090799865779" calcext:value-type="float">
            <text:p>-0.025109079986578</text:p>
          </table:table-cell>
          <table:table-cell table:formula="of:= VALUE(MID([.K42]; 27; 12)) - [.S42]" office:value-type="float" office:value="-0.0205773100024089" calcext:value-type="float">
            <text:p>-0.02057731000240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28808.36560 -144764.98436 124409.88517]</text:p>
          </table:table-cell>
          <table:table-cell table:number-columns-repeated="5"/>
          <table:table-cell table:formula="of:= [.Q28] * [.Q$32]" office:value-type="float" office:value="28808.35265112" calcext:value-type="float">
            <text:p>28808.35265112</text:p>
          </table:table-cell>
          <table:table-cell table:formula="of:= [.R28] * [.R$32]" office:value-type="float" office:value="-144764.99435874" calcext:value-type="float">
            <text:p>-144764.99435874</text:p>
          </table:table-cell>
          <table:table-cell table:formula="of:= [.S28] * [.S$32]" office:value-type="float" office:value="124409.91392225" calcext:value-type="float">
            <text:p>124409.91392225</text:p>
          </table:table-cell>
          <table:table-cell/>
          <table:table-cell table:formula="of:= VALUE(MID([.K43]; 2; 11)) - [.Q43]" office:value-type="float" office:value="0.0129488799975661" calcext:value-type="float">
            <text:p>0.012948879997566</text:p>
          </table:table-cell>
          <table:table-cell table:formula="of:= VALUE(MID([.K43]; 14; 12)) - [.R43]" office:value-type="float" office:value="0.0100587399792857" calcext:value-type="float">
            <text:p>0.010058739979286</text:p>
          </table:table-cell>
          <table:table-cell table:formula="of:= VALUE(MID([.K43]; 27; 12)) - [.S43]" office:value-type="float" office:value="-0.0288222499802941" calcext:value-type="float">
            <text:p>-0.02882224998029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29406.74642 -144349.49386 123412.92566]</text:p>
          </table:table-cell>
          <table:table-cell table:number-columns-repeated="5"/>
          <table:table-cell table:formula="of:= [.Q29] * [.Q$32]" office:value-type="float" office:value="29406.72084168" calcext:value-type="float">
            <text:p>29406.72084168</text:p>
          </table:table-cell>
          <table:table-cell table:formula="of:= [.R29] * [.R$32]" office:value-type="float" office:value="-144349.46869092" calcext:value-type="float">
            <text:p>-144349.46869092</text:p>
          </table:table-cell>
          <table:table-cell table:formula="of:= [.S29] * [.S$32]" office:value-type="float" office:value="123412.94998766" calcext:value-type="float">
            <text:p>123412.94998766</text:p>
          </table:table-cell>
          <table:table-cell/>
          <table:table-cell table:formula="of:= VALUE(MID([.K44]; 2; 11)) - [.Q44]" office:value-type="float" office:value="0.0255783199972939" calcext:value-type="float">
            <text:p>0.025578319997294</text:p>
          </table:table-cell>
          <table:table-cell table:formula="of:= VALUE(MID([.K44]; 14; 12)) - [.R44]" office:value-type="float" office:value="-0.0251090799865779" calcext:value-type="float">
            <text:p>-0.025109079986578</text:p>
          </table:table-cell>
          <table:table-cell table:formula="of:= VALUE(MID([.K44]; 27; 12)) - [.S44]" office:value-type="float" office:value="-0.0243876599997748" calcext:value-type="float">
            <text:p>-0.02438765999977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29747.44102 -145282.73322 123999.81972]</text:p>
          </table:table-cell>
          <table:table-cell table:number-columns-repeated="5"/>
          <table:table-cell table:formula="of:= [.Q30] * [.Q$32]" office:value-type="float" office:value="29747.44718784" calcext:value-type="float">
            <text:p>29747.44718784</text:p>
          </table:table-cell>
          <table:table-cell table:formula="of:= [.R30] * [.R$32]" office:value-type="float" office:value="-145282.73914236" calcext:value-type="float">
            <text:p>-145282.73914236</text:p>
          </table:table-cell>
          <table:table-cell table:formula="of:= [.S30] * [.S$32]" office:value-type="float" office:value="123999.82570198" calcext:value-type="float">
            <text:p>123999.82570198</text:p>
          </table:table-cell>
          <table:table-cell/>
          <table:table-cell table:formula="of:= VALUE(MID([.K45]; 2; 11)) - [.Q45]" office:value-type="float" office:value="-0.00616784000521875" calcext:value-type="float">
            <text:p>-0.006167840005219</text:p>
          </table:table-cell>
          <table:table-cell table:formula="of:= VALUE(MID([.K45]; 14; 12)) - [.R45]" office:value-type="float" office:value="0.00594236003234983" calcext:value-type="float">
            <text:p>0.00594236003235</text:p>
          </table:table-cell>
          <table:table-cell table:formula="of:= VALUE(MID([.K45]; 27; 12)) - [.S45]" office:value-type="float" office:value="-0.00600198000029195" calcext:value-type="float">
            <text:p>-0.00600198000029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Current portfolio value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float" office:value="8458.69146400745" calcext:value-type="float">
            <text:p>8458.69146400745</text:p>
          </table:table-cell>
          <table:table-cell table:number-columns-repeated="5"/>
          <table:table-cell table:formula="of:= SUM([.Q34:.S34])" office:value-type="float" office:value="8458.71002354994" calcext:value-type="float">
            <text:p>8458.71002354994</text:p>
          </table:table-cell>
          <table:table-cell table:number-columns-repeated="3"/>
          <table:table-cell table:formula="of:= VALUE([.K47]) - [.Q47]" office:value-type="float" office:value="-0.0185595424845815" calcext:value-type="float">
            <text:p>-0.018559542484582</text:p>
          </table:table-cell>
          <table:table-cell table:number-columns-repeated="3"/>
          <table:table-cell table:formula="of:= MIN([.U47:.W58])" office:value-type="float" office:value="-0.0240087778183806" calcext:value-type="float">
            <text:p>-0.024008777818381</text:p>
          </table:table-cell>
          <table:table-cell table:formula="of:= MAX([.U47:.W58])" office:value-type="float" office:value="0.092549575436351" calcext:value-type="float">
            <text:p>0.09254957543635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float" office:value="8455.52724403904" calcext:value-type="float">
            <text:p>8455.52724403904</text:p>
          </table:table-cell>
          <table:table-cell table:number-columns-repeated="5"/>
          <table:table-cell table:formula="of:= SUM([.Q35:.S35])" office:value-type="float" office:value="8455.53733979998" calcext:value-type="float">
            <text:p>8455.53733979998</text:p>
          </table:table-cell>
          <table:table-cell table:number-columns-repeated="3"/>
          <table:table-cell table:formula="of:= VALUE([.K48]) - [.Q48]" office:value-type="float" office:value="-0.0100957609429315" calcext:value-type="float">
            <text:p>-0.01009576094293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float" office:value="8446.31588327642" calcext:value-type="float">
            <text:p>8446.31588327642</text:p>
          </table:table-cell>
          <table:table-cell table:number-columns-repeated="5"/>
          <table:table-cell table:formula="of:= SUM([.Q36:.S36])" office:value-type="float" office:value="8446.33352767998" calcext:value-type="float">
            <text:p>8446.33352767998</text:p>
          </table:table-cell>
          <table:table-cell table:number-columns-repeated="3"/>
          <table:table-cell table:formula="of:= VALUE([.K49]) - [.Q49]" office:value-type="float" office:value="-0.0176444035569148" calcext:value-type="float">
            <text:p>-0.01764440355691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float" office:value="8446.57403190313" calcext:value-type="float">
            <text:p>8446.57403190313</text:p>
          </table:table-cell>
          <table:table-cell table:number-columns-repeated="5"/>
          <table:table-cell table:formula="of:= SUM([.Q37:.S37])" office:value-type="float" office:value="8446.58027117999" calcext:value-type="float">
            <text:p>8446.58027117999</text:p>
          </table:table-cell>
          <table:table-cell table:number-columns-repeated="3"/>
          <table:table-cell table:formula="of:= VALUE([.K50]) - [.Q50]" office:value-type="float" office:value="-0.00623927686137904" calcext:value-type="float">
            <text:p>-0.00623927686137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float" office:value="8470.7359246312" calcext:value-type="float">
            <text:p>8470.7359246312</text:p>
          </table:table-cell>
          <table:table-cell table:number-columns-repeated="5"/>
          <table:table-cell table:formula="of:= SUM([.Q38:.S38])" office:value-type="float" office:value="8470.74492392997" calcext:value-type="float">
            <text:p>8470.74492392997</text:p>
          </table:table-cell>
          <table:table-cell table:number-columns-repeated="3"/>
          <table:table-cell table:formula="of:= VALUE([.K51]) - [.Q51]" office:value-type="float" office:value="-0.00899929876686656" calcext:value-type="float">
            <text:p>-0.00899929876686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float" office:value="8459.21624715567" calcext:value-type="float">
            <text:p>8459.21624715567</text:p>
          </table:table-cell>
          <table:table-cell table:number-columns-repeated="5"/>
          <table:table-cell table:formula="of:= SUM([.Q39:.S39])" office:value-type="float" office:value="8459.21936253999" calcext:value-type="float">
            <text:p>8459.21936253999</text:p>
          </table:table-cell>
          <table:table-cell table:number-columns-repeated="3"/>
          <table:table-cell table:formula="of:= VALUE([.K52]) - [.Q52]" office:value-type="float" office:value="-0.00311538431924419" calcext:value-type="float">
            <text:p>-0.00311538431924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float" office:value="8465.42608094543" calcext:value-type="float">
            <text:p>8465.42608094543</text:p>
          </table:table-cell>
          <table:table-cell table:number-columns-repeated="5"/>
          <table:table-cell table:formula="of:= SUM([.Q40:.S40])" office:value-type="float" office:value="8465.33353136999" calcext:value-type="float">
            <text:p>8465.33353136999</text:p>
          </table:table-cell>
          <table:table-cell table:number-columns-repeated="3"/>
          <table:table-cell table:formula="of:= VALUE([.K53]) - [.Q53]" office:value-type="float" office:value="0.092549575436351" calcext:value-type="float">
            <text:p>0.09254957543635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float" office:value="8446.05397032184" calcext:value-type="float">
            <text:p>8446.05397032184</text:p>
          </table:table-cell>
          <table:table-cell table:number-columns-repeated="5"/>
          <table:table-cell table:formula="of:= SUM([.Q41:.S41])" office:value-type="float" office:value="8446.07215784998" calcext:value-type="float">
            <text:p>8446.07215784998</text:p>
          </table:table-cell>
          <table:table-cell table:number-columns-repeated="3"/>
          <table:table-cell table:formula="of:= VALUE([.K54]) - [.Q54]" office:value-type="float" office:value="-0.018187528143244" calcext:value-type="float">
            <text:p>-0.01818752814324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float" office:value="8458.35384459217" calcext:value-type="float">
            <text:p>8458.35384459217</text:p>
          </table:table-cell>
          <table:table-cell table:number-columns-repeated="5"/>
          <table:table-cell table:formula="of:= SUM([.Q42:.S42])" office:value-type="float" office:value="8458.37785336999" calcext:value-type="float">
            <text:p>8458.37785336999</text:p>
          </table:table-cell>
          <table:table-cell table:number-columns-repeated="3"/>
          <table:table-cell table:formula="of:= VALUE([.K55]) - [.Q55]" office:value-type="float" office:value="-0.0240087778183806" calcext:value-type="float">
            <text:p>-0.02400877781838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float" office:value="8453.26641419687" calcext:value-type="float">
            <text:p>8453.26641419687</text:p>
          </table:table-cell>
          <table:table-cell table:number-columns-repeated="5"/>
          <table:table-cell table:formula="of:= SUM([.Q43:.S43])" office:value-type="float" office:value="8453.27221462999" calcext:value-type="float">
            <text:p>8453.27221462999</text:p>
          </table:table-cell>
          <table:table-cell table:number-columns-repeated="3"/>
          <table:table-cell table:formula="of:= VALUE([.K56]) - [.Q56]" office:value-type="float" office:value="-0.00580043312220369" calcext:value-type="float">
            <text:p>-0.00580043312220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float" office:value="8470.17821388088" calcext:value-type="float">
            <text:p>8470.17821388088</text:p>
          </table:table-cell>
          <table:table-cell table:number-columns-repeated="5"/>
          <table:table-cell table:formula="of:= SUM([.Q44:.S44])" office:value-type="float" office:value="8470.20213841999" calcext:value-type="float">
            <text:p>8470.20213841999</text:p>
          </table:table-cell>
          <table:table-cell table:number-columns-repeated="3"/>
          <table:table-cell table:formula="of:= VALUE([.K57]) - [.Q57]" office:value-type="float" office:value="-0.023924539114887" calcext:value-type="float">
            <text:p>-0.02392453911488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float" office:value="8464.52751771097" calcext:value-type="float">
            <text:p>8464.52751771097</text:p>
          </table:table-cell>
          <table:table-cell table:number-columns-repeated="5"/>
          <table:table-cell table:formula="of:= SUM([.Q45:.S45])" office:value-type="float" office:value="8464.53374745998" calcext:value-type="float">
            <text:p>8464.53374745998</text:p>
          </table:table-cell>
          <table:table-cell table:number-columns-repeated="3"/>
          <table:table-cell table:formula="of:= VALUE([.K58]) - [.Q58]" office:value-type="float" office:value="-0.0062297490057972" calcext:value-type="float">
            <text:p>-0.00622974900579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Allocation factor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2.88484 -14.54522 12.66038]</text:p>
          </table:table-cell>
          <table:table-cell table:number-columns-repeated="5"/>
          <table:table-cell table:formula="of:= VALUE(MID([.$K60]; 2; 8))" office:value-type="float" office:value="2.88484" calcext:value-type="float">
            <text:p>2.88484</text:p>
          </table:table-cell>
          <table:table-cell table:formula="of:= VALUE(MID([.$K60]; 10; 9))" office:value-type="float" office:value="-14.54522" calcext:value-type="float">
            <text:p>-14.54522</text:p>
          </table:table-cell>
          <table:table-cell table:formula="of:= VALUE(MID([.$K60]; 19; 9))" office:value-type="float" office:value="12.66038" calcext:value-type="float">
            <text:p>12.66038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2.86830 -14.54522 12.67692]</text:p>
          </table:table-cell>
          <table:table-cell table:number-columns-repeated="5"/>
          <table:table-cell table:formula="of:= VALUE(MID([.$K61]; 2; 8))" office:value-type="float" office:value="2.8683" calcext:value-type="float">
            <text:p>2.8683</text:p>
          </table:table-cell>
          <table:table-cell table:formula="of:= VALUE(MID([.$K61]; 10; 9))" office:value-type="float" office:value="-14.54522" calcext:value-type="float">
            <text:p>-14.54522</text:p>
          </table:table-cell>
          <table:table-cell table:formula="of:= VALUE(MID([.$K61]; 19; 9))" office:value-type="float" office:value="12.67692" calcext:value-type="float">
            <text:p>12.67692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2.88484 -14.64052 12.75568]</text:p>
          </table:table-cell>
          <table:table-cell table:number-columns-repeated="5"/>
          <table:table-cell table:formula="of:= VALUE(MID([.$K62]; 2; 8))" office:value-type="float" office:value="2.88484" calcext:value-type="float">
            <text:p>2.88484</text:p>
          </table:table-cell>
          <table:table-cell table:formula="of:= VALUE(MID([.$K62]; 10; 9))" office:value-type="float" office:value="-14.64052" calcext:value-type="float">
            <text:p>-14.64052</text:p>
          </table:table-cell>
          <table:table-cell table:formula="of:= VALUE(MID([.$K62]; 19; 9))" office:value-type="float" office:value="12.75568" calcext:value-type="float">
            <text:p>12.75568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2.88484 -14.63862 12.75378]</text:p>
          </table:table-cell>
          <table:table-cell table:number-columns-repeated="5"/>
          <table:table-cell table:formula="of:= VALUE(MID([.$K63]; 2; 8))" office:value-type="float" office:value="2.88484" calcext:value-type="float">
            <text:p>2.88484</text:p>
          </table:table-cell>
          <table:table-cell table:formula="of:= VALUE(MID([.$K63]; 10; 9))" office:value-type="float" office:value="-14.63862" calcext:value-type="float">
            <text:p>-14.63862</text:p>
          </table:table-cell>
          <table:table-cell table:formula="of:= VALUE(MID([.$K63]; 19; 9))" office:value-type="float" office:value="12.75378" calcext:value-type="float">
            <text:p>12.75378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2.94759 -14.54522 12.59763]</text:p>
          </table:table-cell>
          <table:table-cell table:number-columns-repeated="5"/>
          <table:table-cell table:formula="of:= VALUE(MID([.$K64]; 2; 8))" office:value-type="float" office:value="2.94759" calcext:value-type="float">
            <text:p>2.94759</text:p>
          </table:table-cell>
          <table:table-cell table:formula="of:= VALUE(MID([.$K64]; 10; 9))" office:value-type="float" office:value="-14.54522" calcext:value-type="float">
            <text:p>-14.54522</text:p>
          </table:table-cell>
          <table:table-cell table:formula="of:= VALUE(MID([.$K64]; 19; 9))" office:value-type="float" office:value="12.59763" calcext:value-type="float">
            <text:p>12.5976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2.89307 -14.55345 12.66038]</text:p>
          </table:table-cell>
          <table:table-cell table:number-columns-repeated="5"/>
          <table:table-cell table:formula="of:= VALUE(MID([.$K65]; 2; 8))" office:value-type="float" office:value="2.89307" calcext:value-type="float">
            <text:p>2.89307</text:p>
          </table:table-cell>
          <table:table-cell table:formula="of:= VALUE(MID([.$K65]; 10; 9))" office:value-type="float" office:value="-14.55345" calcext:value-type="float">
            <text:p>-14.55345</text:p>
          </table:table-cell>
          <table:table-cell table:formula="of:= VALUE(MID([.$K65]; 19; 9))" office:value-type="float" office:value="12.66038" calcext:value-type="float">
            <text:p>12.66038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2.88484 -14.49346 12.60861]</text:p>
          </table:table-cell>
          <table:table-cell table:number-columns-repeated="5"/>
          <table:table-cell table:formula="of:= VALUE(MID([.$K66]; 2; 8))" office:value-type="float" office:value="2.88484" calcext:value-type="float">
            <text:p>2.88484</text:p>
          </table:table-cell>
          <table:table-cell table:formula="of:= VALUE(MID([.$K66]; 10; 9))" office:value-type="float" office:value="-14.49346" calcext:value-type="float">
            <text:p>-14.49346</text:p>
          </table:table-cell>
          <table:table-cell table:formula="of:= VALUE(MID([.$K66]; 19; 9))" office:value-type="float" office:value="12.60861" calcext:value-type="float">
            <text:p>12.60861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2.81895 -14.54522 12.72627]</text:p>
          </table:table-cell>
          <table:table-cell table:number-columns-repeated="5"/>
          <table:table-cell table:formula="of:= VALUE(MID([.$K67]; 2; 8))" office:value-type="float" office:value="2.81895" calcext:value-type="float">
            <text:p>2.81895</text:p>
          </table:table-cell>
          <table:table-cell table:formula="of:= VALUE(MID([.$K67]; 10; 9))" office:value-type="float" office:value="-14.54522" calcext:value-type="float">
            <text:p>-14.54522</text:p>
          </table:table-cell>
          <table:table-cell table:formula="of:= VALUE(MID([.$K67]; 19; 9))" office:value-type="float" office:value="12.72627" calcext:value-type="float">
            <text:p>12.72627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2.88311 -14.54522 12.66211]</text:p>
          </table:table-cell>
          <table:table-cell table:number-columns-repeated="5"/>
          <table:table-cell table:formula="of:= VALUE(MID([.$K68]; 2; 8))" office:value-type="float" office:value="2.88311" calcext:value-type="float">
            <text:p>2.88311</text:p>
          </table:table-cell>
          <table:table-cell table:formula="of:= VALUE(MID([.$K68]; 10; 9))" office:value-type="float" office:value="-14.54522" calcext:value-type="float">
            <text:p>-14.54522</text:p>
          </table:table-cell>
          <table:table-cell table:formula="of:= VALUE(MID([.$K68]; 19; 9))" office:value-type="float" office:value="12.66211" calcext:value-type="float">
            <text:p>12.66211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2.88484 -14.58709 12.70225]</text:p>
          </table:table-cell>
          <table:table-cell table:number-columns-repeated="5"/>
          <table:table-cell table:formula="of:= VALUE(MID([.$K69]; 2; 8))" office:value-type="float" office:value="2.88484" calcext:value-type="float">
            <text:p>2.88484</text:p>
          </table:table-cell>
          <table:table-cell table:formula="of:= VALUE(MID([.$K69]; 10; 9))" office:value-type="float" office:value="-14.58709" calcext:value-type="float">
            <text:p>-14.58709</text:p>
          </table:table-cell>
          <table:table-cell table:formula="of:= VALUE(MID([.$K69]; 19; 9))" office:value-type="float" office:value="12.70225" calcext:value-type="float">
            <text:p>12.7022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2.94476 -14.54522 12.60046]</text:p>
          </table:table-cell>
          <table:table-cell table:number-columns-repeated="5"/>
          <table:table-cell table:formula="of:= VALUE(MID([.$K70]; 2; 8))" office:value-type="float" office:value="2.94476" calcext:value-type="float">
            <text:p>2.94476</text:p>
          </table:table-cell>
          <table:table-cell table:formula="of:= VALUE(MID([.$K70]; 10; 9))" office:value-type="float" office:value="-14.54522" calcext:value-type="float">
            <text:p>-14.54522</text:p>
          </table:table-cell>
          <table:table-cell table:formula="of:= VALUE(MID([.$K70]; 19; 9))" office:value-type="float" office:value="12.60046" calcext:value-type="float">
            <text:p>12.60046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2.97888 -14.63926 12.66038]</text:p>
          </table:table-cell>
          <table:table-cell table:number-columns-repeated="5"/>
          <table:table-cell table:formula="of:= VALUE(MID([.$K71]; 2; 8))" office:value-type="float" office:value="2.97888" calcext:value-type="float">
            <text:p>2.97888</text:p>
          </table:table-cell>
          <table:table-cell table:formula="of:= VALUE(MID([.$K71]; 10; 9))" office:value-type="float" office:value="-14.63926" calcext:value-type="float">
            <text:p>-14.63926</text:p>
          </table:table-cell>
          <table:table-cell table:formula="of:= VALUE(MID([.$K71]; 19; 9))" office:value-type="float" office:value="12.66038" calcext:value-type="float">
            <text:p>12.66038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Unit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244.35906 -1239.73429 1093.39121]</text:p>
          </table:table-cell>
          <table:table-cell table:number-columns-repeated="5"/>
          <table:table-cell table:formula="of:= [.$Q47] * [.Q60] / [.Q$32]" office:value-type="float" office:value="244.359470059715" calcext:value-type="float">
            <text:p>244.359470059715</text:p>
          </table:table-cell>
          <table:table-cell table:formula="of:= [.$Q47] * [.R60] / [.R$32]" office:value-type="float" office:value="-1239.73692359997" calcext:value-type="float">
            <text:p>-1239.73692359997</text:p>
          </table:table-cell>
          <table:table-cell table:formula="of:= [.$Q47] * [.S60] / [.S$32]" office:value-type="float" office:value="1093.39364319335" calcext:value-type="float">
            <text:p>1093.39364319335</text:p>
          </table:table-cell>
          <table:table-cell/>
          <table:table-cell table:formula="of:= VALUE(MID([.K73]; 2; 9)) - [.Q73]" office:value-type="float" office:value="-0.000410059714852196" calcext:value-type="float">
            <text:p>-0.000410059714852</text:p>
          </table:table-cell>
          <table:table-cell table:formula="of:= VALUE(MID([.K73]; 12; 10)) - [.R73]" office:value-type="float" office:value="0.00272359997052263" calcext:value-type="float">
            <text:p>0.002723599970523</text:p>
          </table:table-cell>
          <table:table-cell table:formula="of:= VALUE(MID([.K73]; 23; 10)) - [.S73]" office:value-type="float" office:value="-0.00244319334774445" calcext:value-type="float">
            <text:p>-0.002443193347744</text:p>
          </table:table-cell>
          <table:table-cell/>
          <table:table-cell table:formula="of:= MIN([.U73:.W84])" office:value-type="float" office:value="-0.0131423678701594" calcext:value-type="float">
            <text:p>-0.01314236787016</text:p>
          </table:table-cell>
          <table:table-cell table:formula="of:= MAX([.U73:.W84])" office:value-type="float" office:value="0.0123208666429946" calcext:value-type="float">
            <text:p>0.01232086664299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242.86675 -1239.27053 1094.41057]</text:p>
          </table:table-cell>
          <table:table-cell table:number-columns-repeated="5"/>
          <table:table-cell table:formula="of:= [.$Q48] * [.Q61] / [.Q$32]" office:value-type="float" office:value="242.867325939352" calcext:value-type="float">
            <text:p>242.867325939352</text:p>
          </table:table-cell>
          <table:table-cell table:formula="of:= [.$Q48] * [.R61] / [.R$32]" office:value-type="float" office:value="-1239.27192442388" calcext:value-type="float">
            <text:p>-1239.27192442388</text:p>
          </table:table-cell>
          <table:table-cell table:formula="of:= [.$Q48] * [.S61] / [.S$32]" office:value-type="float" office:value="1094.41144938641" calcext:value-type="float">
            <text:p>1094.41144938641</text:p>
          </table:table-cell>
          <table:table-cell/>
          <table:table-cell table:formula="of:= VALUE(MID([.K74]; 2; 9)) - [.Q74]" office:value-type="float" office:value="-0.000575939351904253" calcext:value-type="float">
            <text:p>-0.000575939351904</text:p>
          </table:table-cell>
          <table:table-cell table:formula="of:= VALUE(MID([.K74]; 12; 10)) - [.R74]" office:value-type="float" office:value="0.00142442388209929" calcext:value-type="float">
            <text:p>0.001424423882099</text:p>
          </table:table-cell>
          <table:table-cell table:formula="of:= VALUE(MID([.K74]; 23; 10)) - [.S74]" office:value-type="float" office:value="-0.000949386406773556" calcext:value-type="float">
            <text:p>-0.00094938640677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244.00154 -1246.03096 1100.00954]</text:p>
          </table:table-cell>
          <table:table-cell table:number-columns-repeated="5"/>
          <table:table-cell table:formula="of:= [.$Q49] * [.Q62] / [.Q$32]" office:value-type="float" office:value="244.0019316214" calcext:value-type="float">
            <text:p>244.0019316214</text:p>
          </table:table-cell>
          <table:table-cell table:formula="of:= [.$Q49] * [.R62] / [.R$32]" office:value-type="float" office:value="-1246.03383026748" calcext:value-type="float">
            <text:p>-1246.03383026748</text:p>
          </table:table-cell>
          <table:table-cell table:formula="of:= [.$Q49] * [.S62] / [.S$32]" office:value-type="float" office:value="1100.01221781844" calcext:value-type="float">
            <text:p>1100.01221781844</text:p>
          </table:table-cell>
          <table:table-cell/>
          <table:table-cell table:formula="of:= VALUE(MID([.K75]; 2; 9)) - [.Q75]" office:value-type="float" office:value="-0.000391621399842279" calcext:value-type="float">
            <text:p>-0.000391621399842</text:p>
          </table:table-cell>
          <table:table-cell table:formula="of:= VALUE(MID([.K75]; 12; 10)) - [.R75]" office:value-type="float" office:value="0.00293026748249758" calcext:value-type="float">
            <text:p>0.002930267482498</text:p>
          </table:table-cell>
          <table:table-cell table:formula="of:= VALUE(MID([.K75]; 23; 10)) - [.S75]" office:value-type="float" office:value="-0.00271781843730423" calcext:value-type="float">
            <text:p>-0.00271781843730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244.00900 -1245.90776 1099.87974]</text:p>
          </table:table-cell>
          <table:table-cell table:number-columns-repeated="5"/>
          <table:table-cell table:formula="of:= [.$Q50] * [.Q63] / [.Q$32]" office:value-type="float" office:value="244.009059671745" calcext:value-type="float">
            <text:p>244.009059671745</text:p>
          </table:table-cell>
          <table:table-cell table:formula="of:= [.$Q50] * [.R63] / [.R$32]" office:value-type="float" office:value="-1245.9085197446" calcext:value-type="float">
            <text:p>-1245.9085197446</text:p>
          </table:table-cell>
          <table:table-cell table:formula="of:= [.$Q50] * [.S63] / [.S$32]" office:value-type="float" office:value="1099.88049739201" calcext:value-type="float">
            <text:p>1099.88049739201</text:p>
          </table:table-cell>
          <table:table-cell/>
          <table:table-cell table:formula="of:= VALUE(MID([.K76]; 2; 9)) - [.Q76]" office:value-type="float" office:value="-0.0000596717451912809" calcext:value-type="float">
            <text:p>-5.96717451912809E-05</text:p>
          </table:table-cell>
          <table:table-cell table:formula="of:= VALUE(MID([.K76]; 12; 10)) - [.R76]" office:value-type="float" office:value="0.00081974459999401" calcext:value-type="float">
            <text:p>0.000819744599994</text:p>
          </table:table-cell>
          <table:table-cell table:formula="of:= VALUE(MID([.K76]; 23; 10)) - [.S76]" office:value-type="float" office:value="-0.000797392008962561" calcext:value-type="float">
            <text:p>-0.00079739200896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250.02987 -1241.49956 1089.52103]</text:p>
          </table:table-cell>
          <table:table-cell table:number-columns-repeated="5"/>
          <table:table-cell table:formula="of:= [.$Q51] * [.Q64] / [.Q$32]" office:value-type="float" office:value="250.029921840767" calcext:value-type="float">
            <text:p>250.029921840767</text:p>
          </table:table-cell>
          <table:table-cell table:formula="of:= [.$Q51] * [.R64] / [.R$32]" office:value-type="float" office:value="-1241.50079898185" calcext:value-type="float">
            <text:p>-1241.50079898185</text:p>
          </table:table-cell>
          <table:table-cell table:formula="of:= [.$Q51] * [.S64] / [.S$32]" office:value-type="float" office:value="1089.52228925362" calcext:value-type="float">
            <text:p>1089.52228925362</text:p>
          </table:table-cell>
          <table:table-cell/>
          <table:table-cell table:formula="of:= VALUE(MID([.K77]; 2; 9)) - [.Q77]" office:value-type="float" office:value="-0.0000518407666731946" calcext:value-type="float">
            <text:p>-5.18407666731946E-05</text:p>
          </table:table-cell>
          <table:table-cell table:formula="of:= VALUE(MID([.K77]; 12; 10)) - [.R77]" office:value-type="float" office:value="0.00129898184763988" calcext:value-type="float">
            <text:p>0.00129898184764</text:p>
          </table:table-cell>
          <table:table-cell table:formula="of:= VALUE(MID([.K77]; 23; 10)) - [.S77]" office:value-type="float" office:value="-0.00128925361855181" calcext:value-type="float">
            <text:p>-0.00128925361855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245.07128 -1240.51257 1093.45905]</text:p>
          </table:table-cell>
          <table:table-cell table:number-columns-repeated="5"/>
          <table:table-cell table:formula="of:= [.$Q52] * [.Q65] / [.Q$32]" office:value-type="float" office:value="245.071345653872" calcext:value-type="float">
            <text:p>245.071345653872</text:p>
          </table:table-cell>
          <table:table-cell table:formula="of:= [.$Q52] * [.R65] / [.R$32]" office:value-type="float" office:value="-1240.51308622952" calcext:value-type="float">
            <text:p>-1240.51308622952</text:p>
          </table:table-cell>
          <table:table-cell table:formula="of:= [.$Q52] * [.S65] / [.S$32]" office:value-type="float" office:value="1093.4594816028" calcext:value-type="float">
            <text:p>1093.4594816028</text:p>
          </table:table-cell>
          <table:table-cell/>
          <table:table-cell table:formula="of:= VALUE(MID([.K78]; 2; 9)) - [.Q78]" office:value-type="float" office:value="-0.0000656538723262656" calcext:value-type="float">
            <text:p>-6.56538723262656E-05</text:p>
          </table:table-cell>
          <table:table-cell table:formula="of:= VALUE(MID([.K78]; 12; 10)) - [.R78]" office:value-type="float" office:value="0.000586229516329695" calcext:value-type="float">
            <text:p>0.00058622951633</text:p>
          </table:table-cell>
          <table:table-cell table:formula="of:= VALUE(MID([.K78]; 23; 10)) - [.S78]" office:value-type="float" office:value="-0.000481602798345193" calcext:value-type="float">
            <text:p>-0.00048160279834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244.55361 -1236.30577 1089.78764]</text:p>
          </table:table-cell>
          <table:table-cell table:number-columns-repeated="5"/>
          <table:table-cell table:formula="of:= [.$Q53] * [.Q66] / [.Q$32]" office:value-type="float" office:value="244.550813285377" calcext:value-type="float">
            <text:p>244.550813285377</text:p>
          </table:table-cell>
          <table:table-cell table:formula="of:= [.$Q53] * [.R66] / [.R$32]" office:value-type="float" office:value="-1236.29255763213" calcext:value-type="float">
            <text:p>-1236.29255763213</text:p>
          </table:table-cell>
          <table:table-cell table:formula="of:= [.$Q53] * [.S66] / [.S$32]" office:value-type="float" office:value="1089.77527913336" calcext:value-type="float">
            <text:p>1089.77527913336</text:p>
          </table:table-cell>
          <table:table-cell/>
          <table:table-cell table:formula="of:= VALUE(MID([.K79]; 2; 9)) - [.Q79]" office:value-type="float" office:value="0.00279671462311626" calcext:value-type="float">
            <text:p>0.002796714623116</text:p>
          </table:table-cell>
          <table:table-cell table:formula="of:= VALUE(MID([.K79]; 12; 10)) - [.R79]" office:value-type="float" office:value="-0.0131423678701594" calcext:value-type="float">
            <text:p>-0.01314236787016</text:p>
          </table:table-cell>
          <table:table-cell table:formula="of:= VALUE(MID([.K79]; 23; 10)) - [.S79]" office:value-type="float" office:value="0.0123208666429946" calcext:value-type="float">
            <text:p>0.01232086664299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238.42113 -1237.88209 1097.43966]</text:p>
          </table:table-cell>
          <table:table-cell table:number-columns-repeated="5"/>
          <table:table-cell table:formula="of:= [.$Q54] * [.Q67] / [.Q$32]" office:value-type="float" office:value="238.421527858686" calcext:value-type="float">
            <text:p>238.421527858686</text:p>
          </table:table-cell>
          <table:table-cell table:formula="of:= [.$Q54] * [.R67] / [.R$32]" office:value-type="float" office:value="-1237.8846755976" calcext:value-type="float">
            <text:p>-1237.8846755976</text:p>
          </table:table-cell>
          <table:table-cell table:formula="of:= [.$Q54] * [.S67] / [.S$32]" office:value-type="float" office:value="1097.44202502942" calcext:value-type="float">
            <text:p>1097.44202502942</text:p>
          </table:table-cell>
          <table:table-cell/>
          <table:table-cell table:formula="of:= VALUE(MID([.K80]; 2; 9)) - [.Q80]" office:value-type="float" office:value="-0.000397858685545316" calcext:value-type="float">
            <text:p>-0.000397858685545</text:p>
          </table:table-cell>
          <table:table-cell table:formula="of:= VALUE(MID([.K80]; 12; 10)) - [.R80]" office:value-type="float" office:value="0.00267559760300173" calcext:value-type="float">
            <text:p>0.002675597603002</text:p>
          </table:table-cell>
          <table:table-cell table:formula="of:= VALUE(MID([.K80]; 23; 10)) - [.S80]" office:value-type="float" office:value="-0.00242502941773637" calcext:value-type="float">
            <text:p>-0.00242502941773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244.20283 -1239.68480 1093.49689]</text:p>
          </table:table-cell>
          <table:table-cell table:number-columns-repeated="5"/>
          <table:table-cell table:formula="of:= [.$Q55] * [.Q68] / [.Q$32]" office:value-type="float" office:value="244.203340806002" calcext:value-type="float">
            <text:p>244.203340806002</text:p>
          </table:table-cell>
          <table:table-cell table:formula="of:= [.$Q55] * [.R68] / [.R$32]" office:value-type="float" office:value="-1239.68823962383" calcext:value-type="float">
            <text:p>-1239.68823962383</text:p>
          </table:table-cell>
          <table:table-cell table:formula="of:= [.$Q55] * [.S68] / [.S$32]" office:value-type="float" office:value="1093.50010889917" calcext:value-type="float">
            <text:p>1093.50010889917</text:p>
          </table:table-cell>
          <table:table-cell/>
          <table:table-cell table:formula="of:= VALUE(MID([.K81]; 2; 9)) - [.Q81]" office:value-type="float" office:value="-0.000510806002296249" calcext:value-type="float">
            <text:p>-0.000510806002296</text:p>
          </table:table-cell>
          <table:table-cell table:formula="of:= VALUE(MID([.K81]; 12; 10)) - [.R81]" office:value-type="float" office:value="0.00343962382635254" calcext:value-type="float">
            <text:p>0.003439623826353</text:p>
          </table:table-cell>
          <table:table-cell table:formula="of:= VALUE(MID([.K81]; 23; 10)) - [.S81]" office:value-type="float" office:value="-0.0033088991740442" calcext:value-type="float">
            <text:p>-0.00330889917404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244.20234 -1242.50544 1096.30351]</text:p>
          </table:table-cell>
          <table:table-cell table:number-columns-repeated="5"/>
          <table:table-cell table:formula="of:= [.$Q56] * [.Q69] / [.Q$32]" office:value-type="float" office:value="244.202379900309" calcext:value-type="float">
            <text:p>244.202379900309</text:p>
          </table:table-cell>
          <table:table-cell table:formula="of:= [.$Q56] * [.R69] / [.R$32]" office:value-type="float" office:value="-1242.50636363836" calcext:value-type="float">
            <text:p>-1242.50636363836</text:p>
          </table:table-cell>
          <table:table-cell table:formula="of:= [.$Q56] * [.S69] / [.S$32]" office:value-type="float" office:value="1096.30445018377" calcext:value-type="float">
            <text:p>1096.30445018377</text:p>
          </table:table-cell>
          <table:table-cell/>
          <table:table-cell table:formula="of:= VALUE(MID([.K82]; 2; 9)) - [.Q82]" office:value-type="float" office:value="-0.0000399003095026273" calcext:value-type="float">
            <text:p>-3.99003095026273E-05</text:p>
          </table:table-cell>
          <table:table-cell table:formula="of:= VALUE(MID([.K82]; 12; 10)) - [.R82]" office:value-type="float" office:value="0.000963638358143726" calcext:value-type="float">
            <text:p>0.000963638358144</text:p>
          </table:table-cell>
          <table:table-cell table:formula="of:= VALUE(MID([.K82]; 23; 10)) - [.S82]" office:value-type="float" office:value="-0.000950183773056779" calcext:value-type="float">
            <text:p>-0.00095018377305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249.77339 -1241.41782 1089.69400]</text:p>
          </table:table-cell>
          <table:table-cell table:number-columns-repeated="5"/>
          <table:table-cell table:formula="of:= [.$Q57] * [.Q70] / [.Q$32]" office:value-type="float" office:value="249.773860564572" calcext:value-type="float">
            <text:p>249.773860564572</text:p>
          </table:table-cell>
          <table:table-cell table:formula="of:= [.$Q57] * [.R70] / [.R$32]" office:value-type="float" office:value="-1241.42124651623" calcext:value-type="float">
            <text:p>-1241.42124651623</text:p>
          </table:table-cell>
          <table:table-cell table:formula="of:= [.$Q57] * [.S70] / [.S$32]" office:value-type="float" office:value="1089.69721573426" calcext:value-type="float">
            <text:p>1089.69721573426</text:p>
          </table:table-cell>
          <table:table-cell/>
          <table:table-cell table:formula="of:= VALUE(MID([.K83]; 2; 9)) - [.Q83]" office:value-type="float" office:value="-0.000470564572339072" calcext:value-type="float">
            <text:p>-0.000470564572339</text:p>
          </table:table-cell>
          <table:table-cell table:formula="of:= VALUE(MID([.K83]; 12; 10)) - [.R83]" office:value-type="float" office:value="0.0034465162309516" calcext:value-type="float">
            <text:p>0.003446516230952</text:p>
          </table:table-cell>
          <table:table-cell table:formula="of:= VALUE(MID([.K83]; 23; 10)) - [.S83]" office:value-type="float" office:value="-0.00321573425662791" calcext:value-type="float">
            <text:p>-0.00321573425662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252.49857 -1248.61032 1094.14560]</text:p>
          </table:table-cell>
          <table:table-cell table:number-columns-repeated="5"/>
          <table:table-cell table:formula="of:= [.$Q58] * [.Q71] / [.Q$32]" office:value-type="float" office:value="252.498821760704" calcext:value-type="float">
            <text:p>252.498821760704</text:p>
          </table:table-cell>
          <table:table-cell table:formula="of:= [.$Q58] * [.R71] / [.R$32]" office:value-type="float" office:value="-1248.61132497759" calcext:value-type="float">
            <text:p>-1248.61132497759</text:p>
          </table:table-cell>
          <table:table-cell table:formula="of:= [.$Q58] * [.S71] / [.S$32]" office:value-type="float" office:value="1094.14643205657" calcext:value-type="float">
            <text:p>1094.14643205657</text:p>
          </table:table-cell>
          <table:table-cell/>
          <table:table-cell table:formula="of:= VALUE(MID([.K84]; 2; 9)) - [.Q84]" office:value-type="float" office:value="-0.000251760703974924" calcext:value-type="float">
            <text:p>-0.000251760703975</text:p>
          </table:table-cell>
          <table:table-cell table:formula="of:= VALUE(MID([.K84]; 12; 10)) - [.R84]" office:value-type="float" office:value="0.00102497759439757" calcext:value-type="float">
            <text:p>0.001024977594398</text:p>
          </table:table-cell>
          <table:table-cell table:formula="of:= VALUE(MID([.K84]; 23; 10)) - [.S84]" office:value-type="float" office:value="-0.000832056569606721" calcext:value-type="float">
            <text:p>-0.00083205656960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Pric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00.63732 97.08019 92.83927]</text:p>
          </table:table-cell>
          <table:table-cell table:number-columns-repeated="5"/>
          <table:table-cell table:formula="of:= VALUE(MID([.K86]; 2; 9))" office:value-type="float" office:value="100.63732" calcext:value-type="float">
            <text:p>100.63732</text:p>
          </table:table-cell>
          <table:table-cell table:formula="of:= VALUE(MID([.K86]; 11; 9))" office:value-type="float" office:value="97.08019" calcext:value-type="float">
            <text:p>97.08019</text:p>
          </table:table-cell>
          <table:table-cell table:formula="of:= VALUE(MID([.K86]; 20; 9))" office:value-type="float" office:value="92.83927" calcext:value-type="float">
            <text:p>92.83927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Valu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24591.64128 -120353.64285 101509.63740]</text:p>
          </table:table-cell>
          <table:table-cell table:number-columns-repeated="5"/>
          <table:table-cell table:formula="of:= [.Q73] * [.Q$86]" office:value-type="float" office:value="24591.6821834299" calcext:value-type="float">
            <text:p>24591.6821834299</text:p>
          </table:table-cell>
          <table:table-cell table:formula="of:= [.R73] * [.R$86]" office:value-type="float" office:value="-120353.896093101" calcext:value-type="float">
            <text:p>-120353.896093101</text:p>
          </table:table-cell>
          <table:table-cell table:formula="of:= [.S73] * [.S$86]" office:value-type="float" office:value="101509.867656711" calcext:value-type="float">
            <text:p>101509.867656711</text:p>
          </table:table-cell>
          <table:table-cell/>
          <table:table-cell table:formula="of:= VALUE(MID([.K88]; 2; 12)) - [.Q88]" office:value-type="float" office:value="-0.0409034299445921" calcext:value-type="float">
            <text:p>-0.040903429944592</text:p>
          </table:table-cell>
          <table:table-cell table:formula="of:= VALUE(MID([.K88]; 14; 12)) - [.R88]" office:value-type="float" office:value="0.253293100628071" calcext:value-type="float">
            <text:p>0.253293100628071</text:p>
          </table:table-cell>
          <table:table-cell table:formula="of:= VALUE(MID([.K88]; 27; 12)) - [.S88]" office:value-type="float" office:value="-0.23025671087089" calcext:value-type="float">
            <text:p>-0.23025671087089</text:p>
          </table:table-cell>
          <table:table-cell/>
          <table:table-cell table:formula="of:= MIN([.U88:.W99])" office:value-type="float" office:value="-1.28580948690069" calcext:value-type="float">
            <text:p>-1.28580948690069</text:p>
          </table:table-cell>
          <table:table-cell table:formula="of:= MAX([.U88:.W99])" office:value-type="float" office:value="1.14272121289105" calcext:value-type="float">
            <text:p>1.1427212128910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24441.45960 -120308.62106 101604.27364]</text:p>
          </table:table-cell>
          <table:table-cell table:number-columns-repeated="5"/>
          <table:table-cell table:formula="of:= [.Q74] * [.Q$86]" office:value-type="float" office:value="24441.5167981029" calcext:value-type="float">
            <text:p>24441.5167981029</text:p>
          </table:table-cell>
          <table:table-cell table:formula="of:= [.R74] * [.R$86]" office:value-type="float" office:value="-120308.753884736" calcext:value-type="float">
            <text:p>-120308.753884736</text:p>
          </table:table-cell>
          <table:table-cell table:formula="of:= [.S74] * [.S$86]" office:value-type="float" office:value="101604.360040676" calcext:value-type="float">
            <text:p>101604.360040676</text:p>
          </table:table-cell>
          <table:table-cell/>
          <table:table-cell table:formula="of:= VALUE(MID([.K89]; 2; 11)) - [.Q89]" office:value-type="float" office:value="-0.0571981028588198" calcext:value-type="float">
            <text:p>-0.05719810285882</text:p>
          </table:table-cell>
          <table:table-cell table:formula="of:= VALUE(MID([.K89]; 14; 12)) - [.R89]" office:value-type="float" office:value="0.132884736129199" calcext:value-type="float">
            <text:p>0.132884736129199</text:p>
          </table:table-cell>
          <table:table-cell table:formula="of:= VALUE(MID([.K89]; 27; 12)) - [.S89]" office:value-type="float" office:value="-0.0864406759501435" calcext:value-type="float">
            <text:p>-0.08644067595014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24555.66221 -120964.92527 102124.07763]</text:p>
          </table:table-cell>
          <table:table-cell table:number-columns-repeated="5"/>
          <table:table-cell table:formula="of:= [.Q75] * [.Q$86]" office:value-type="float" office:value="24555.7004732009" calcext:value-type="float">
            <text:p>24555.7004732009</text:p>
          </table:table-cell>
          <table:table-cell table:formula="of:= [.R75] * [.R$86]" office:value-type="float" office:value="-120965.200988795" calcext:value-type="float">
            <text:p>-120965.200988795</text:p>
          </table:table-cell>
          <table:table-cell table:formula="of:= [.S75] * [.S$86]" office:value-type="float" office:value="102124.331293345" calcext:value-type="float">
            <text:p>102124.331293345</text:p>
          </table:table-cell>
          <table:table-cell/>
          <table:table-cell table:formula="of:= VALUE(MID([.K90]; 2; 11)) - [.Q90]" office:value-type="float" office:value="-0.0382632009386725" calcext:value-type="float">
            <text:p>-0.038263200938673</text:p>
          </table:table-cell>
          <table:table-cell table:formula="of:= VALUE(MID([.K90]; 14; 12)) - [.R90]" office:value-type="float" office:value="0.275788794955588" calcext:value-type="float">
            <text:p>0.275788794955588</text:p>
          </table:table-cell>
          <table:table-cell table:formula="of:= VALUE(MID([.K90]; 27; 12)) - [.S90]" office:value-type="float" office:value="-0.25369334469724" calcext:value-type="float">
            <text:p>-0.2536933446972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24556.41272 -120952.96518 102112.02714]</text:p>
          </table:table-cell>
          <table:table-cell table:number-columns-repeated="5"/>
          <table:table-cell table:formula="of:= [.Q76] * [.Q$86]" office:value-type="float" office:value="24556.4178210845" calcext:value-type="float">
            <text:p>24556.4178210845</text:p>
          </table:table-cell>
          <table:table-cell table:formula="of:= [.R76] * [.R$86]" office:value-type="float" office:value="-120953.035819425" calcext:value-type="float">
            <text:p>-120953.035819425</text:p>
          </table:table-cell>
          <table:table-cell table:formula="of:= [.S76] * [.S$86]" office:value-type="float" office:value="102112.102465111" calcext:value-type="float">
            <text:p>102112.102465111</text:p>
          </table:table-cell>
          <table:table-cell/>
          <table:table-cell table:formula="of:= VALUE(MID([.K91]; 2; 11)) - [.Q91]" office:value-type="float" office:value="-0.0051010845163546" calcext:value-type="float">
            <text:p>-0.005101084516355</text:p>
          </table:table-cell>
          <table:table-cell table:formula="of:= VALUE(MID([.K91]; 14; 12)) - [.R91]" office:value-type="float" office:value="0.0707194245187566" calcext:value-type="float">
            <text:p>0.070719424518757</text:p>
          </table:table-cell>
          <table:table-cell table:formula="of:= VALUE(MID([.K91]; 27; 12)) - [.S91]" office:value-type="float" office:value="-0.0753651109989733" calcext:value-type="float">
            <text:p>-0.07536511099897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25162.33662 -120525.01625 101150.33244]</text:p>
          </table:table-cell>
          <table:table-cell table:number-columns-repeated="5"/>
          <table:table-cell table:formula="of:= [.Q77] * [.Q$86]" office:value-type="float" office:value="25162.3412538642" calcext:value-type="float">
            <text:p>25162.3412538642</text:p>
          </table:table-cell>
          <table:table-cell table:formula="of:= [.R77] * [.R$86]" office:value-type="float" office:value="-120525.13345031" calcext:value-type="float">
            <text:p>-120525.13345031</text:p>
          </table:table-cell>
          <table:table-cell table:formula="of:= [.S77] * [.S$86]" office:value-type="float" office:value="101150.453983035" calcext:value-type="float">
            <text:p>101150.453983035</text:p>
          </table:table-cell>
          <table:table-cell/>
          <table:table-cell table:formula="of:= VALUE(MID([.K92]; 2; 11)) - [.Q92]" office:value-type="float" office:value="-0.00463386422416079" calcext:value-type="float">
            <text:p>-0.004633864224161</text:p>
          </table:table-cell>
          <table:table-cell table:formula="of:= VALUE(MID([.K92]; 14; 12)) - [.R92]" office:value-type="float" office:value="0.117250309573137" calcext:value-type="float">
            <text:p>0.117250309573137</text:p>
          </table:table-cell>
          <table:table-cell table:formula="of:= VALUE(MID([.K92]; 27; 12)) - [.S92]" office:value-type="float" office:value="-0.12158303479373" calcext:value-type="float">
            <text:p>-0.1215830347937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24663.31700 -120429.19853 101515.93513]</text:p>
          </table:table-cell>
          <table:table-cell table:number-columns-repeated="5"/>
          <table:table-cell table:formula="of:= [.Q78] * [.Q$86]" office:value-type="float" office:value="24663.3234353994" calcext:value-type="float">
            <text:p>24663.3234353994</text:p>
          </table:table-cell>
          <table:table-cell table:formula="of:= [.R78] * [.R$86]" office:value-type="float" office:value="-120429.246108648" calcext:value-type="float">
            <text:p>-120429.246108648</text:p>
          </table:table-cell>
          <table:table-cell table:formula="of:= [.S78] * [.S$86]" office:value-type="float" office:value="101515.980046582" calcext:value-type="float">
            <text:p>101515.980046582</text:p>
          </table:table-cell>
          <table:table-cell/>
          <table:table-cell table:formula="of:= VALUE(MID([.K93]; 2; 11)) - [.Q93]" office:value-type="float" office:value="-0.00643539935845183" calcext:value-type="float">
            <text:p>-0.006435399358452</text:p>
          </table:table-cell>
          <table:table-cell table:formula="of:= VALUE(MID([.K93]; 14; 12)) - [.R93]" office:value-type="float" office:value="0.0476086478302022" calcext:value-type="float">
            <text:p>0.047608647830202</text:p>
          </table:table-cell>
          <table:table-cell table:formula="of:= VALUE(MID([.K93]; 27; 12)) - [.S93]" office:value-type="float" office:value="-0.044946582231205" calcext:value-type="float">
            <text:p>-0.0449465822312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24611.22059 -120020.80220 101175.08419]</text:p>
          </table:table-cell>
          <table:table-cell table:number-columns-repeated="5"/>
          <table:table-cell table:formula="of:= [.Q79] * [.Q$86]" office:value-type="float" office:value="24610.9384528607" calcext:value-type="float">
            <text:p>24610.9384528607</text:p>
          </table:table-cell>
          <table:table-cell table:formula="of:= [.R79] * [.R$86]" office:value-type="float" office:value="-120019.516390513" calcext:value-type="float">
            <text:p>-120019.516390513</text:p>
          </table:table-cell>
          <table:table-cell table:formula="of:= [.S79] * [.S$86]" office:value-type="float" office:value="101173.941378787" calcext:value-type="float">
            <text:p>101173.941378787</text:p>
          </table:table-cell>
          <table:table-cell/>
          <table:table-cell table:formula="of:= VALUE(MID([.K94]; 2; 11)) - [.Q94]" office:value-type="float" office:value="0.28213713927471" calcext:value-type="float">
            <text:p>0.28213713927471</text:p>
          </table:table-cell>
          <table:table-cell table:formula="of:= VALUE(MID([.K94]; 14; 12)) - [.R94]" office:value-type="float" office:value="-1.28580948690069" calcext:value-type="float">
            <text:p>-1.28580948690069</text:p>
          </table:table-cell>
          <table:table-cell table:formula="of:= VALUE(MID([.K94]; 27; 12)) - [.S94]" office:value-type="float" office:value="1.14272121289105" calcext:value-type="float">
            <text:p>1.142721212891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23994.06432 -120173.83153 101885.49203]</text:p>
          </table:table-cell>
          <table:table-cell table:number-columns-repeated="5"/>
          <table:table-cell table:formula="of:= [.Q80] * [.Q$86]" office:value-type="float" office:value="23994.1035940034" calcext:value-type="float">
            <text:p>23994.1035940034</text:p>
          </table:table-cell>
          <table:table-cell table:formula="of:= [.R80] * [.R$86]" office:value-type="float" office:value="-120174.079505104" calcext:value-type="float">
            <text:p>-120174.079505104</text:p>
          </table:table-cell>
          <table:table-cell table:formula="of:= [.S80] * [.S$86]" office:value-type="float" office:value="101885.716471053" calcext:value-type="float">
            <text:p>101885.716471053</text:p>
          </table:table-cell>
          <table:table-cell/>
          <table:table-cell table:formula="of:= VALUE(MID([.K95]; 2; 11)) - [.Q95]" office:value-type="float" office:value="-0.0392740034512826" calcext:value-type="float">
            <text:p>-0.039274003451283</text:p>
          </table:table-cell>
          <table:table-cell table:formula="of:= VALUE(MID([.K95]; 14; 12)) - [.R95]" office:value-type="float" office:value="0.248005103669129" calcext:value-type="float">
            <text:p>0.248005103669129</text:p>
          </table:table-cell>
          <table:table-cell table:formula="of:= VALUE(MID([.K95]; 27; 12)) - [.S95]" office:value-type="float" office:value="-0.22447105286119" calcext:value-type="float">
            <text:p>-0.2244710528611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24575.91945 -120348.83906 101519.44824]</text:p>
          </table:table-cell>
          <table:table-cell table:number-columns-repeated="5"/>
          <table:table-cell table:formula="of:= [.Q81] * [.Q$86]" office:value-type="float" office:value="24575.9697537627" calcext:value-type="float">
            <text:p>24575.9697537627</text:p>
          </table:table-cell>
          <table:table-cell table:formula="of:= [.R81] * [.R$86]" office:value-type="float" office:value="-120349.169843447" calcext:value-type="float">
            <text:p>-120349.169843447</text:p>
          </table:table-cell>
          <table:table-cell table:formula="of:= [.S81] * [.S$86]" office:value-type="float" office:value="101519.75185512" calcext:value-type="float">
            <text:p>101519.75185512</text:p>
          </table:table-cell>
          <table:table-cell/>
          <table:table-cell table:formula="of:= VALUE(MID([.K96]; 2; 11)) - [.Q96]" office:value-type="float" office:value="-0.0503037627095182" calcext:value-type="float">
            <text:p>-0.050303762709518</text:p>
          </table:table-cell>
          <table:table-cell table:formula="of:= VALUE(MID([.K96]; 14; 12)) - [.R96]" office:value-type="float" office:value="0.330843446587096" calcext:value-type="float">
            <text:p>0.330843446587096</text:p>
          </table:table-cell>
          <table:table-cell table:formula="of:= VALUE(MID([.K96]; 27; 12)) - [.S96]" office:value-type="float" office:value="-0.30365511981654" calcext:value-type="float">
            <text:p>-0.3036551198165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24575.86924 -120622.66710 101780.01313]</text:p>
          </table:table-cell>
          <table:table-cell table:number-columns-repeated="5"/>
          <table:table-cell table:formula="of:= [.Q82] * [.Q$86]" office:value-type="float" office:value="24575.873050789" calcext:value-type="float">
            <text:p>24575.873050789</text:p>
          </table:table-cell>
          <table:table-cell table:formula="of:= [.R82] * [.R$86]" office:value-type="float" office:value="-120622.753858221" calcext:value-type="float">
            <text:p>-120622.753858221</text:p>
          </table:table-cell>
          <table:table-cell table:formula="of:= [.S82] * [.S$86]" office:value-type="float" office:value="101780.104852813" calcext:value-type="float">
            <text:p>101780.104852813</text:p>
          </table:table-cell>
          <table:table-cell/>
          <table:table-cell table:formula="of:= VALUE(MID([.K97]; 2; 11)) - [.Q97]" office:value-type="float" office:value="-0.00381078901409637" calcext:value-type="float">
            <text:p>-0.003810789014096</text:p>
          </table:table-cell>
          <table:table-cell table:formula="of:= VALUE(MID([.K97]; 14; 12)) - [.R97]" office:value-type="float" office:value="0.0867582209029933" calcext:value-type="float">
            <text:p>0.086758220902993</text:p>
          </table:table-cell>
          <table:table-cell table:formula="of:= VALUE(MID([.K97]; 27; 12)) - [.S97]" office:value-type="float" office:value="-0.0917528128629783" calcext:value-type="float">
            <text:p>-0.09175281286297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25136.52482 -120517.08091 101166.39059]</text:p>
          </table:table-cell>
          <table:table-cell table:number-columns-repeated="5"/>
          <table:table-cell table:formula="of:= [.Q83] * [.Q$86]" office:value-type="float" office:value="25136.5719332722" calcext:value-type="float">
            <text:p>25136.5719332722</text:p>
          </table:table-cell>
          <table:table-cell table:formula="of:= [.R83] * [.R$86]" office:value-type="float" office:value="-120517.410481833" calcext:value-type="float">
            <text:p>-120517.410481833</text:p>
          </table:table-cell>
          <table:table-cell table:formula="of:= [.S83] * [.S$86]" office:value-type="float" office:value="101166.694029801" calcext:value-type="float">
            <text:p>101166.694029801</text:p>
          </table:table-cell>
          <table:table-cell/>
          <table:table-cell table:formula="of:= VALUE(MID([.K98]; 2; 11)) - [.Q98]" office:value-type="float" office:value="-0.04711327224868" calcext:value-type="float">
            <text:p>-0.04711327224868</text:p>
          </table:table-cell>
          <table:table-cell table:formula="of:= VALUE(MID([.K98]; 14; 12)) - [.R98]" office:value-type="float" office:value="0.329581832527765" calcext:value-type="float">
            <text:p>0.329581832527765</text:p>
          </table:table-cell>
          <table:table-cell table:formula="of:= VALUE(MID([.K98]; 27; 12)) - [.S98]" office:value-type="float" office:value="-0.30352980090538" calcext:value-type="float">
            <text:p>-0.3035298009053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25410.78010 -121215.32980 101579.67372]</text:p>
          </table:table-cell>
          <table:table-cell table:number-columns-repeated="5"/>
          <table:table-cell table:formula="of:= [.Q84] * [.Q$86]" office:value-type="float" office:value="25410.8047251549" calcext:value-type="float">
            <text:p>25410.8047251549</text:p>
          </table:table-cell>
          <table:table-cell table:formula="of:= [.R84] * [.R$86]" office:value-type="float" office:value="-121215.424664977" calcext:value-type="float">
            <text:p>-121215.424664977</text:p>
          </table:table-cell>
          <table:table-cell table:formula="of:= [.S84] * [.S$86]" office:value-type="float" office:value="101579.756025237" calcext:value-type="float">
            <text:p>101579.756025237</text:p>
          </table:table-cell>
          <table:table-cell/>
          <table:table-cell table:formula="of:= VALUE(MID([.K99]; 2; 11)) - [.Q99]" office:value-type="float" office:value="-0.024625154928799" calcext:value-type="float">
            <text:p>-0.024625154928799</text:p>
          </table:table-cell>
          <table:table-cell table:formula="of:= VALUE(MID([.K99]; 14; 12)) - [.R99]" office:value-type="float" office:value="0.0948649766069138" calcext:value-type="float">
            <text:p>0.094864976606914</text:p>
          </table:table-cell>
          <table:table-cell table:formula="of:= VALUE(MID([.K99]; 27; 12)) - [.S99]" office:value-type="float" office:value="-0.0823252365225926" calcext:value-type="float">
            <text:p>-0.08232523652259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Current portfolio value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float" office:value="5747.63583334799" calcext:value-type="float">
            <text:p>5747.63583334799</text:p>
          </table:table-cell>
          <table:table-cell table:number-columns-repeated="5"/>
          <table:table-cell table:formula="of:= SUM([.Q88:.S88])" office:value-type="float" office:value="5747.65374704019" calcext:value-type="float">
            <text:p>5747.65374704019</text:p>
          </table:table-cell>
          <table:table-cell table:number-columns-repeated="3"/>
          <table:table-cell table:formula="of:= VALUE([.K101]) - [.Q101]" office:value-type="float" office:value="-0.0179136922024554" calcext:value-type="float">
            <text:p>-0.017913692202456</text:p>
          </table:table-cell>
          <table:table-cell table:number-columns-repeated="3"/>
          <table:table-cell table:formula="of:= MIN([.U101:.W112])" office:value-type="float" office:value="-0.0231461937219137" calcext:value-type="float">
            <text:p>-0.023146193721914</text:p>
          </table:table-cell>
          <table:table-cell table:formula="of:= MAX([.U101:.W112])" office:value-type="float" office:value="0.139130663486867" calcext:value-type="float">
            <text:p>0.13913066348686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float" office:value="5737.11217717839" calcext:value-type="float">
            <text:p>5737.11217717839</text:p>
          </table:table-cell>
          <table:table-cell table:number-columns-repeated="5"/>
          <table:table-cell table:formula="of:= SUM([.Q89:.S89])" office:value-type="float" office:value="5737.12295404268" calcext:value-type="float">
            <text:p>5737.12295404268</text:p>
          </table:table-cell>
          <table:table-cell table:number-columns-repeated="3"/>
          <table:table-cell table:formula="of:= VALUE([.K102]) - [.Q102]" office:value-type="float" office:value="-0.0107768642892552" calcext:value-type="float">
            <text:p>-0.01077686428925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float" office:value="5714.81457344591" calcext:value-type="float">
            <text:p>5714.81457344591</text:p>
          </table:table-cell>
          <table:table-cell table:number-columns-repeated="5"/>
          <table:table-cell table:formula="of:= SUM([.Q90:.S90])" office:value-type="float" office:value="5714.83077775069" calcext:value-type="float">
            <text:p>5714.83077775069</text:p>
          </table:table-cell>
          <table:table-cell table:number-columns-repeated="3"/>
          <table:table-cell table:formula="of:= VALUE([.K103]) - [.Q103]" office:value-type="float" office:value="-0.0162043047748739" calcext:value-type="float">
            <text:p>-0.01620430477487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float" office:value="5715.47468565404" calcext:value-type="float">
            <text:p>5715.47468565404</text:p>
          </table:table-cell>
          <table:table-cell table:number-columns-repeated="5"/>
          <table:table-cell table:formula="of:= SUM([.Q91:.S91])" office:value-type="float" office:value="5715.484466771" calcext:value-type="float">
            <text:p>5715.484466771</text:p>
          </table:table-cell>
          <table:table-cell table:number-columns-repeated="3"/>
          <table:table-cell table:formula="of:= VALUE([.K104]) - [.Q104]" office:value-type="float" office:value="-0.00978111696258566" calcext:value-type="float">
            <text:p>-0.009781116962586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float" office:value="5787.65280758678" calcext:value-type="float">
            <text:p>5787.65280758678</text:p>
          </table:table-cell>
          <table:table-cell table:number-columns-repeated="5"/>
          <table:table-cell table:formula="of:= SUM([.Q92:.S92])" office:value-type="float" office:value="5787.66178658944" calcext:value-type="float">
            <text:p>5787.66178658944</text:p>
          </table:table-cell>
          <table:table-cell table:number-columns-repeated="3"/>
          <table:table-cell table:formula="of:= VALUE([.K105]) - [.Q105]" office:value-type="float" office:value="-0.00897900266409124" calcext:value-type="float">
            <text:p>-0.00897900266409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float" office:value="5750.05359557492" calcext:value-type="float">
            <text:p>5750.05359557492</text:p>
          </table:table-cell>
          <table:table-cell table:number-columns-repeated="5"/>
          <table:table-cell table:formula="of:= SUM([.Q93:.S93])" office:value-type="float" office:value="5750.05737333376" calcext:value-type="float">
            <text:p>5750.05737333376</text:p>
          </table:table-cell>
          <table:table-cell table:number-columns-repeated="3"/>
          <table:table-cell table:formula="of:= VALUE([.K106]) - [.Q106]" office:value-type="float" office:value="-0.00377775884226139" calcext:value-type="float">
            <text:p>-0.00377775884226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float" office:value="5765.50257179821" calcext:value-type="float">
            <text:p>5765.50257179821</text:p>
          </table:table-cell>
          <table:table-cell table:number-columns-repeated="5"/>
          <table:table-cell table:formula="of:= SUM([.Q94:.S94])" office:value-type="float" office:value="5765.36344113472" calcext:value-type="float">
            <text:p>5765.36344113472</text:p>
          </table:table-cell>
          <table:table-cell table:number-columns-repeated="3"/>
          <table:table-cell table:formula="of:= VALUE([.K107]) - [.Q107]" office:value-type="float" office:value="0.139130663486867" calcext:value-type="float">
            <text:p>0.13913066348686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float" office:value="5705.72481819669" calcext:value-type="float">
            <text:p>5705.72481819669</text:p>
          </table:table-cell>
          <table:table-cell table:number-columns-repeated="5"/>
          <table:table-cell table:formula="of:= SUM([.Q95:.S95])" office:value-type="float" office:value="5705.74055995264" calcext:value-type="float">
            <text:p>5705.74055995264</text:p>
          </table:table-cell>
          <table:table-cell table:number-columns-repeated="3"/>
          <table:table-cell table:formula="of:= VALUE([.K108]) - [.Q108]" office:value-type="float" office:value="-0.0157417559530586" calcext:value-type="float">
            <text:p>-0.01574175595305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float" office:value="5746.52861924221" calcext:value-type="float">
            <text:p>5746.52861924221</text:p>
          </table:table-cell>
          <table:table-cell table:number-columns-repeated="5"/>
          <table:table-cell table:formula="of:= SUM([.Q96:.S96])" office:value-type="float" office:value="5746.55176543593" calcext:value-type="float">
            <text:p>5746.55176543593</text:p>
          </table:table-cell>
          <table:table-cell table:number-columns-repeated="3"/>
          <table:table-cell table:formula="of:= VALUE([.K109]) - [.Q109]" office:value-type="float" office:value="-0.0231461937219137" calcext:value-type="float">
            <text:p>-0.02314619372191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float" office:value="5733.21526240328" calcext:value-type="float">
            <text:p>5733.21526240328</text:p>
          </table:table-cell>
          <table:table-cell table:number-columns-repeated="5"/>
          <table:table-cell table:formula="of:= SUM([.Q97:.S97])" office:value-type="float" office:value="5733.22404538096" calcext:value-type="float">
            <text:p>5733.22404538096</text:p>
          </table:table-cell>
          <table:table-cell table:number-columns-repeated="3"/>
          <table:table-cell table:formula="of:= VALUE([.K110]) - [.Q110]" office:value-type="float" office:value="-0.00878297768485936" calcext:value-type="float">
            <text:p>-0.00878297768485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float" office:value="5785.83449963297" calcext:value-type="float">
            <text:p>5785.83449963297</text:p>
          </table:table-cell>
          <table:table-cell table:number-columns-repeated="5"/>
          <table:table-cell table:formula="of:= SUM([.Q98:.S98])" office:value-type="float" office:value="5785.85548124062" calcext:value-type="float">
            <text:p>5785.85548124062</text:p>
          </table:table-cell>
          <table:table-cell table:number-columns-repeated="3"/>
          <table:table-cell table:formula="of:= VALUE([.K111]) - [.Q111]" office:value-type="float" office:value="-0.0209816076485367" calcext:value-type="float">
            <text:p>-0.02098160764853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float" office:value="5775.12402309752" calcext:value-type="float">
            <text:p>5775.12402309752</text:p>
          </table:table-cell>
          <table:table-cell table:number-columns-repeated="5"/>
          <table:table-cell table:formula="of:= SUM([.Q99:.S99])" office:value-type="float" office:value="5775.13608541484" calcext:value-type="float">
            <text:p>5775.13608541484</text:p>
          </table:table-cell>
          <table:table-cell table:number-columns-repeated="3"/>
          <table:table-cell table:formula="of:= VALUE([.K112]) - [.Q112]" office:value-type="float" office:value="-0.0120623173170316" calcext:value-type="float">
            <text:p>-0.01206231731703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Allocation factor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2.88484 -14.54522 12.66038]</text:p>
          </table:table-cell>
          <table:table-cell table:number-columns-repeated="5"/>
          <table:table-cell table:formula="of:= VALUE(MID([.$K114]; 2; 8))" office:value-type="float" office:value="2.88484" calcext:value-type="float">
            <text:p>2.88484</text:p>
          </table:table-cell>
          <table:table-cell table:formula="of:= VALUE(MID([.$K114]; 10; 9))" office:value-type="float" office:value="-14.54522" calcext:value-type="float">
            <text:p>-14.54522</text:p>
          </table:table-cell>
          <table:table-cell table:formula="of:= VALUE(MID([.$K114]; 19; 9))" office:value-type="float" office:value="12.66038" calcext:value-type="float">
            <text:p>12.66038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2.86830 -14.54522 12.67692]</text:p>
          </table:table-cell>
          <table:table-cell table:number-columns-repeated="5"/>
          <table:table-cell table:formula="of:= VALUE(MID([.$K115]; 2; 8))" office:value-type="float" office:value="2.8683" calcext:value-type="float">
            <text:p>2.8683</text:p>
          </table:table-cell>
          <table:table-cell table:formula="of:= VALUE(MID([.$K115]; 10; 9))" office:value-type="float" office:value="-14.54522" calcext:value-type="float">
            <text:p>-14.54522</text:p>
          </table:table-cell>
          <table:table-cell table:formula="of:= VALUE(MID([.$K115]; 19; 9))" office:value-type="float" office:value="12.67692" calcext:value-type="float">
            <text:p>12.67692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2.88484 -14.64052 12.75568]</text:p>
          </table:table-cell>
          <table:table-cell table:number-columns-repeated="5"/>
          <table:table-cell table:formula="of:= VALUE(MID([.$K116]; 2; 8))" office:value-type="float" office:value="2.88484" calcext:value-type="float">
            <text:p>2.88484</text:p>
          </table:table-cell>
          <table:table-cell table:formula="of:= VALUE(MID([.$K116]; 10; 9))" office:value-type="float" office:value="-14.64052" calcext:value-type="float">
            <text:p>-14.64052</text:p>
          </table:table-cell>
          <table:table-cell table:formula="of:= VALUE(MID([.$K116]; 19; 9))" office:value-type="float" office:value="12.75568" calcext:value-type="float">
            <text:p>12.75568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2.88484 -14.63862 12.75378]</text:p>
          </table:table-cell>
          <table:table-cell table:number-columns-repeated="5"/>
          <table:table-cell table:formula="of:= VALUE(MID([.$K117]; 2; 8))" office:value-type="float" office:value="2.88484" calcext:value-type="float">
            <text:p>2.88484</text:p>
          </table:table-cell>
          <table:table-cell table:formula="of:= VALUE(MID([.$K117]; 10; 9))" office:value-type="float" office:value="-14.63862" calcext:value-type="float">
            <text:p>-14.63862</text:p>
          </table:table-cell>
          <table:table-cell table:formula="of:= VALUE(MID([.$K117]; 19; 9))" office:value-type="float" office:value="12.75378" calcext:value-type="float">
            <text:p>12.75378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2.94759 -14.54522 12.59763]</text:p>
          </table:table-cell>
          <table:table-cell table:number-columns-repeated="5"/>
          <table:table-cell table:formula="of:= VALUE(MID([.$K118]; 2; 8))" office:value-type="float" office:value="2.94759" calcext:value-type="float">
            <text:p>2.94759</text:p>
          </table:table-cell>
          <table:table-cell table:formula="of:= VALUE(MID([.$K118]; 10; 9))" office:value-type="float" office:value="-14.54522" calcext:value-type="float">
            <text:p>-14.54522</text:p>
          </table:table-cell>
          <table:table-cell table:formula="of:= VALUE(MID([.$K118]; 19; 9))" office:value-type="float" office:value="12.59763" calcext:value-type="float">
            <text:p>12.5976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2.89307 -14.55345 12.66038]</text:p>
          </table:table-cell>
          <table:table-cell table:number-columns-repeated="5"/>
          <table:table-cell table:formula="of:= VALUE(MID([.$K119]; 2; 8))" office:value-type="float" office:value="2.89307" calcext:value-type="float">
            <text:p>2.89307</text:p>
          </table:table-cell>
          <table:table-cell table:formula="of:= VALUE(MID([.$K119]; 10; 9))" office:value-type="float" office:value="-14.55345" calcext:value-type="float">
            <text:p>-14.55345</text:p>
          </table:table-cell>
          <table:table-cell table:formula="of:= VALUE(MID([.$K119]; 19; 9))" office:value-type="float" office:value="12.66038" calcext:value-type="float">
            <text:p>12.66038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2.88484 -14.49346 12.60861]</text:p>
          </table:table-cell>
          <table:table-cell table:number-columns-repeated="5"/>
          <table:table-cell table:formula="of:= VALUE(MID([.$K120]; 2; 8))" office:value-type="float" office:value="2.88484" calcext:value-type="float">
            <text:p>2.88484</text:p>
          </table:table-cell>
          <table:table-cell table:formula="of:= VALUE(MID([.$K120]; 10; 9))" office:value-type="float" office:value="-14.49346" calcext:value-type="float">
            <text:p>-14.49346</text:p>
          </table:table-cell>
          <table:table-cell table:formula="of:= VALUE(MID([.$K120]; 19; 9))" office:value-type="float" office:value="12.60861" calcext:value-type="float">
            <text:p>12.60861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2.81895 -14.54522 12.72627]</text:p>
          </table:table-cell>
          <table:table-cell table:number-columns-repeated="5"/>
          <table:table-cell table:formula="of:= VALUE(MID([.$K121]; 2; 8))" office:value-type="float" office:value="2.81895" calcext:value-type="float">
            <text:p>2.81895</text:p>
          </table:table-cell>
          <table:table-cell table:formula="of:= VALUE(MID([.$K121]; 10; 9))" office:value-type="float" office:value="-14.54522" calcext:value-type="float">
            <text:p>-14.54522</text:p>
          </table:table-cell>
          <table:table-cell table:formula="of:= VALUE(MID([.$K121]; 19; 9))" office:value-type="float" office:value="12.72627" calcext:value-type="float">
            <text:p>12.72627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2.88311 -14.54522 12.66211]</text:p>
          </table:table-cell>
          <table:table-cell table:number-columns-repeated="5"/>
          <table:table-cell table:formula="of:= VALUE(MID([.$K122]; 2; 8))" office:value-type="float" office:value="2.88311" calcext:value-type="float">
            <text:p>2.88311</text:p>
          </table:table-cell>
          <table:table-cell table:formula="of:= VALUE(MID([.$K122]; 10; 9))" office:value-type="float" office:value="-14.54522" calcext:value-type="float">
            <text:p>-14.54522</text:p>
          </table:table-cell>
          <table:table-cell table:formula="of:= VALUE(MID([.$K122]; 19; 9))" office:value-type="float" office:value="12.66211" calcext:value-type="float">
            <text:p>12.66211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2.88484 -14.58709 12.70225]</text:p>
          </table:table-cell>
          <table:table-cell table:number-columns-repeated="5"/>
          <table:table-cell table:formula="of:= VALUE(MID([.$K123]; 2; 8))" office:value-type="float" office:value="2.88484" calcext:value-type="float">
            <text:p>2.88484</text:p>
          </table:table-cell>
          <table:table-cell table:formula="of:= VALUE(MID([.$K123]; 10; 9))" office:value-type="float" office:value="-14.58709" calcext:value-type="float">
            <text:p>-14.58709</text:p>
          </table:table-cell>
          <table:table-cell table:formula="of:= VALUE(MID([.$K123]; 19; 9))" office:value-type="float" office:value="12.70225" calcext:value-type="float">
            <text:p>12.7022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2.94476 -14.54522 12.60046]</text:p>
          </table:table-cell>
          <table:table-cell table:number-columns-repeated="5"/>
          <table:table-cell table:formula="of:= VALUE(MID([.$K124]; 2; 8))" office:value-type="float" office:value="2.94476" calcext:value-type="float">
            <text:p>2.94476</text:p>
          </table:table-cell>
          <table:table-cell table:formula="of:= VALUE(MID([.$K124]; 10; 9))" office:value-type="float" office:value="-14.54522" calcext:value-type="float">
            <text:p>-14.54522</text:p>
          </table:table-cell>
          <table:table-cell table:formula="of:= VALUE(MID([.$K124]; 19; 9))" office:value-type="float" office:value="12.60046" calcext:value-type="float">
            <text:p>12.60046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2.97888 -14.63926 12.66038]</text:p>
          </table:table-cell>
          <table:table-cell table:number-columns-repeated="5"/>
          <table:table-cell table:formula="of:= VALUE(MID([.$K125]; 2; 8))" office:value-type="float" office:value="2.97888" calcext:value-type="float">
            <text:p>2.97888</text:p>
          </table:table-cell>
          <table:table-cell table:formula="of:= VALUE(MID([.$K125]; 10; 9))" office:value-type="float" office:value="-14.63926" calcext:value-type="float">
            <text:p>-14.63926</text:p>
          </table:table-cell>
          <table:table-cell table:formula="of:= VALUE(MID([.$K125]; 19; 9))" office:value-type="float" office:value="12.66038" calcext:value-type="float">
            <text:p>12.66038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Unit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64.76013 -861.15029 783.79821]</text:p>
          </table:table-cell>
          <table:table-cell table:number-columns-repeated="5"/>
          <table:table-cell table:formula="of:= [.$Q101] * [.Q114] / [.Q$86]" office:value-type="float" office:value="164.760562340208" calcext:value-type="float">
            <text:p>164.760562340208</text:p>
          </table:table-cell>
          <table:table-cell table:formula="of:= [.$Q101] * [.R114] / [.R$86]" office:value-type="float" office:value="-861.152911160598" calcext:value-type="float">
            <text:p>-861.152911160598</text:p>
          </table:table-cell>
          <table:table-cell table:formula="of:= [.$Q101] * [.S114] / [.S$86]" office:value-type="float" office:value="783.800654033069" calcext:value-type="float">
            <text:p>783.800654033069</text:p>
          </table:table-cell>
          <table:table-cell/>
          <table:table-cell table:formula="of:= VALUE(MID([.K127]; 2; 9)) - [.Q127]" office:value-type="float" office:value="-0.000432340207680682" calcext:value-type="float">
            <text:p>-0.000432340207681</text:p>
          </table:table-cell>
          <table:table-cell table:formula="of:= VALUE(MID([.K127]; 12; 10)) - [.R127]" office:value-type="float" office:value="0.00262116059775508" calcext:value-type="float">
            <text:p>0.002621160597755</text:p>
          </table:table-cell>
          <table:table-cell table:formula="of:= VALUE(MID([.K127]; 22; 10)) - [.S127]" office:value-type="float" office:value="-0.00244403306930963" calcext:value-type="float">
            <text:p>-0.00244403306931</text:p>
          </table:table-cell>
          <table:table-cell/>
          <table:table-cell table:formula="of:= MIN([.U127:.W138])" office:value-type="float" office:value="-0.0205652699478378" calcext:value-type="float">
            <text:p>-0.020565269947838</text:p>
          </table:table-cell>
          <table:table-cell table:formula="of:= MAX([.U127:.W138])" office:value-type="float" office:value="0.0192381723198878" calcext:value-type="float">
            <text:p>0.01923817231988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163.51527 -859.57356 783.38555]</text:p>
          </table:table-cell>
          <table:table-cell table:number-columns-repeated="5"/>
          <table:table-cell table:formula="of:= [.$Q102] * [.Q115] / [.Q$86]" office:value-type="float" office:value="163.515778928539" calcext:value-type="float">
            <text:p>163.515778928539</text:p>
          </table:table-cell>
          <table:table-cell table:formula="of:= [.$Q102] * [.R115] / [.R$86]" office:value-type="float" office:value="-859.575115516365" calcext:value-type="float">
            <text:p>-859.575115516365</text:p>
          </table:table-cell>
          <table:table-cell table:formula="of:= [.$Q102] * [.S115] / [.S$86]" office:value-type="float" office:value="783.386693137104" calcext:value-type="float">
            <text:p>783.386693137104</text:p>
          </table:table-cell>
          <table:table-cell/>
          <table:table-cell table:formula="of:= VALUE(MID([.K128]; 2; 9)) - [.Q128]" office:value-type="float" office:value="-0.000508928538806686" calcext:value-type="float">
            <text:p>-0.000508928538807</text:p>
          </table:table-cell>
          <table:table-cell table:formula="of:= VALUE(MID([.K128]; 12; 10)) - [.R128]" office:value-type="float" office:value="0.00155551636498785" calcext:value-type="float">
            <text:p>0.001555516364988</text:p>
          </table:table-cell>
          <table:table-cell table:formula="of:= VALUE(MID([.K128]; 22; 10)) - [.S128]" office:value-type="float" office:value="-0.00114313710389524" calcext:value-type="float">
            <text:p>-0.00114313710389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163.81928 -861.84256 785.18845]</text:p>
          </table:table-cell>
          <table:table-cell table:number-columns-repeated="5"/>
          <table:table-cell table:formula="of:= [.$Q103] * [.Q116] / [.Q$86]" office:value-type="float" office:value="163.819668696327" calcext:value-type="float">
            <text:p>163.819668696327</text:p>
          </table:table-cell>
          <table:table-cell table:formula="of:= [.$Q103] * [.R116] / [.R$86]" office:value-type="float" office:value="-861.845184875251" calcext:value-type="float">
            <text:p>-861.845184875251</text:p>
          </table:table-cell>
          <table:table-cell table:formula="of:= [.$Q103] * [.S116] / [.S$86]" office:value-type="float" office:value="785.190928958606" calcext:value-type="float">
            <text:p>785.190928958606</text:p>
          </table:table-cell>
          <table:table-cell/>
          <table:table-cell table:formula="of:= VALUE(MID([.K129]; 2; 9)) - [.Q129]" office:value-type="float" office:value="-0.000388696327433991" calcext:value-type="float">
            <text:p>-0.000388696327434</text:p>
          </table:table-cell>
          <table:table-cell table:formula="of:= VALUE(MID([.K129]; 12; 10)) - [.R129]" office:value-type="float" office:value="0.00262487525060351" calcext:value-type="float">
            <text:p>0.002624875250604</text:p>
          </table:table-cell>
          <table:table-cell table:formula="of:= VALUE(MID([.K129]; 22; 10)) - [.S129]" office:value-type="float" office:value="-0.00247895860627523" calcext:value-type="float">
            <text:p>-0.00247895860627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163.83820 -861.83055 785.16249]</text:p>
          </table:table-cell>
          <table:table-cell table:number-columns-repeated="5"/>
          <table:table-cell table:formula="of:= [.$Q104] * [.Q117] / [.Q$86]" office:value-type="float" office:value="163.838407154718" calcext:value-type="float">
            <text:p>163.838407154718</text:p>
          </table:table-cell>
          <table:table-cell table:formula="of:= [.$Q104] * [.R117] / [.R$86]" office:value-type="float" office:value="-861.831906436971" calcext:value-type="float">
            <text:p>-861.831906436971</text:p>
          </table:table-cell>
          <table:table-cell table:formula="of:= [.$Q104] * [.S117] / [.S$86]" office:value-type="float" office:value="785.16377264292" calcext:value-type="float">
            <text:p>785.16377264292</text:p>
          </table:table-cell>
          <table:table-cell/>
          <table:table-cell table:formula="of:= VALUE(MID([.K130]; 2; 9)) - [.Q130]" office:value-type="float" office:value="-0.000207154718140146" calcext:value-type="float">
            <text:p>-0.00020715471814</text:p>
          </table:table-cell>
          <table:table-cell table:formula="of:= VALUE(MID([.K130]; 12; 10)) - [.R130]" office:value-type="float" office:value="0.00135643697046817" calcext:value-type="float">
            <text:p>0.001356436970468</text:p>
          </table:table-cell>
          <table:table-cell table:formula="of:= VALUE(MID([.K130]; 22; 10)) - [.S130]" office:value-type="float" office:value="-0.00128264292015956" calcext:value-type="float">
            <text:p>-0.0012826429201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169.51606 -867.14590 785.34336]</text:p>
          </table:table-cell>
          <table:table-cell table:number-columns-repeated="5"/>
          <table:table-cell table:formula="of:= [.$Q105] * [.Q118] / [.Q$86]" office:value-type="float" office:value="169.516179539888" calcext:value-type="float">
            <text:p>169.516179539888</text:p>
          </table:table-cell>
          <table:table-cell table:formula="of:= [.$Q105] * [.R118] / [.R$86]" office:value-type="float" office:value="-867.147190086222" calcext:value-type="float">
            <text:p>-867.147190086222</text:p>
          </table:table-cell>
          <table:table-cell table:formula="of:= [.$Q105] * [.S118] / [.S$86]" office:value-type="float" office:value="785.344625745041" calcext:value-type="float">
            <text:p>785.344625745041</text:p>
          </table:table-cell>
          <table:table-cell/>
          <table:table-cell table:formula="of:= VALUE(MID([.K131]; 2; 9)) - [.Q131]" office:value-type="float" office:value="-0.000119539888146392" calcext:value-type="float">
            <text:p>-0.000119539888146</text:p>
          </table:table-cell>
          <table:table-cell table:formula="of:= VALUE(MID([.K131]; 12; 10)) - [.R131]" office:value-type="float" office:value="0.00129008622161564" calcext:value-type="float">
            <text:p>0.001290086221616</text:p>
          </table:table-cell>
          <table:table-cell table:formula="of:= VALUE(MID([.K131]; 22; 10)) - [.S131]" office:value-type="float" office:value="-0.00126574504065502" calcext:value-type="float">
            <text:p>-0.00126574504065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165.29960 -861.99989 784.12792]</text:p>
          </table:table-cell>
          <table:table-cell table:number-columns-repeated="5"/>
          <table:table-cell table:formula="of:= [.$Q106] * [.Q119] / [.Q$86]" office:value-type="float" office:value="165.299696822915" calcext:value-type="float">
            <text:p>165.299696822915</text:p>
          </table:table-cell>
          <table:table-cell table:formula="of:= [.$Q106] * [.R119] / [.R$86]" office:value-type="float" office:value="-862.000501646569" calcext:value-type="float">
            <text:p>-862.000501646569</text:p>
          </table:table-cell>
          <table:table-cell table:formula="of:= [.$Q106] * [.S119] / [.S$86]" office:value-type="float" office:value="784.128433670442" calcext:value-type="float">
            <text:p>784.128433670442</text:p>
          </table:table-cell>
          <table:table-cell/>
          <table:table-cell table:formula="of:= VALUE(MID([.K132]; 2; 9)) - [.Q132]" office:value-type="float" office:value="-0.0000968229152817912" calcext:value-type="float">
            <text:p>-9.68229152817912E-05</text:p>
          </table:table-cell>
          <table:table-cell table:formula="of:= VALUE(MID([.K132]; 12; 10)) - [.R132]" office:value-type="float" office:value="0.000611646569041113" calcext:value-type="float">
            <text:p>0.000611646569041</text:p>
          </table:table-cell>
          <table:table-cell table:formula="of:= VALUE(MID([.K132]; 22; 10)) - [.S132]" office:value-type="float" office:value="-0.000513670442387593" calcext:value-type="float">
            <text:p>-0.00051367044238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165.27229 -860.75296 783.02000]</text:p>
          </table:table-cell>
          <table:table-cell table:number-columns-repeated="5"/>
          <table:table-cell table:formula="of:= [.$Q107] * [.Q120] / [.Q$86]" office:value-type="float" office:value="165.268223254784" calcext:value-type="float">
            <text:p>165.268223254784</text:p>
          </table:table-cell>
          <table:table-cell table:formula="of:= [.$Q107] * [.R120] / [.R$86]" office:value-type="float" office:value="-860.732394730052" calcext:value-type="float">
            <text:p>-860.732394730052</text:p>
          </table:table-cell>
          <table:table-cell table:formula="of:= [.$Q107] * [.S120] / [.S$86]" office:value-type="float" office:value="783.00076182768" calcext:value-type="float">
            <text:p>783.00076182768</text:p>
          </table:table-cell>
          <table:table-cell/>
          <table:table-cell table:formula="of:= VALUE(MID([.K133]; 2; 9)) - [.Q133]" office:value-type="float" office:value="0.00406674521644845" calcext:value-type="float">
            <text:p>0.004066745216448</text:p>
          </table:table-cell>
          <table:table-cell table:formula="of:= VALUE(MID([.K133]; 12; 10)) - [.R133]" office:value-type="float" office:value="-0.0205652699478378" calcext:value-type="float">
            <text:p>-0.020565269947838</text:p>
          </table:table-cell>
          <table:table-cell table:formula="of:= VALUE(MID([.K133]; 22; 10)) - [.S133]" office:value-type="float" office:value="0.0192381723198878" calcext:value-type="float">
            <text:p>0.01923817231988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159.82302 -854.87089 782.13235]</text:p>
          </table:table-cell>
          <table:table-cell table:number-columns-repeated="5"/>
          <table:table-cell table:formula="of:= [.$Q108] * [.Q121] / [.Q$86]" office:value-type="float" office:value="159.823387104093" calcext:value-type="float">
            <text:p>159.823387104093</text:p>
          </table:table-cell>
          <table:table-cell table:formula="of:= [.$Q108] * [.R121] / [.R$86]" office:value-type="float" office:value="-854.873189962179" calcext:value-type="float">
            <text:p>-854.873189962179</text:p>
          </table:table-cell>
          <table:table-cell table:formula="of:= [.$Q108] * [.S121] / [.S$86]" office:value-type="float" office:value="782.134488087945" calcext:value-type="float">
            <text:p>782.134488087945</text:p>
          </table:table-cell>
          <table:table-cell/>
          <table:table-cell table:formula="of:= VALUE(MID([.K134]; 2; 9)) - [.Q134]" office:value-type="float" office:value="-0.000367104093186299" calcext:value-type="float">
            <text:p>-0.000367104093186</text:p>
          </table:table-cell>
          <table:table-cell table:formula="of:= VALUE(MID([.K134]; 12; 10)) - [.R134]" office:value-type="float" office:value="0.00229996217842654" calcext:value-type="float">
            <text:p>0.002299962178427</text:p>
          </table:table-cell>
          <table:table-cell table:formula="of:= VALUE(MID([.K134]; 22; 10)) - [.S134]" office:value-type="float" office:value="-0.00213808794501347" calcext:value-type="float">
            <text:p>-0.00213808794501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164.62965 -860.98439 783.75424]</text:p>
          </table:table-cell>
          <table:table-cell table:number-columns-repeated="5"/>
          <table:table-cell table:formula="of:= [.$Q109] * [.Q122] / [.Q$86]" office:value-type="float" office:value="164.630187493526" calcext:value-type="float">
            <text:p>164.630187493526</text:p>
          </table:table-cell>
          <table:table-cell table:formula="of:= [.$Q109] * [.R122] / [.R$86]" office:value-type="float" office:value="-860.987804717461" calcext:value-type="float">
            <text:p>-860.987804717461</text:p>
          </table:table-cell>
          <table:table-cell table:formula="of:= [.$Q109] * [.S122] / [.S$86]" office:value-type="float" office:value="783.757461413085" calcext:value-type="float">
            <text:p>783.757461413085</text:p>
          </table:table-cell>
          <table:table-cell/>
          <table:table-cell table:formula="of:= VALUE(MID([.K135]; 2; 9)) - [.Q135]" office:value-type="float" office:value="-0.000537493526138633" calcext:value-type="float">
            <text:p>-0.000537493526139</text:p>
          </table:table-cell>
          <table:table-cell table:formula="of:= VALUE(MID([.K135]; 12; 10)) - [.R135]" office:value-type="float" office:value="0.00341471746128263" calcext:value-type="float">
            <text:p>0.003414717461283</text:p>
          </table:table-cell>
          <table:table-cell table:formula="of:= VALUE(MID([.K135]; 22; 10)) - [.S135]" office:value-type="float" office:value="-0.00322141308492974" calcext:value-type="float">
            <text:p>-0.0032214130849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164.34675 -861.46229 784.41723]</text:p>
          </table:table-cell>
          <table:table-cell table:number-columns-repeated="5"/>
          <table:table-cell table:formula="of:= [.$Q110] * [.Q123] / [.Q$86]" office:value-type="float" office:value="164.346924730078" calcext:value-type="float">
            <text:p>164.346924730078</text:p>
          </table:table-cell>
          <table:table-cell table:formula="of:= [.$Q110] * [.R123] / [.R$86]" office:value-type="float" office:value="-861.463653296684" calcext:value-type="float">
            <text:p>-861.463653296684</text:p>
          </table:table-cell>
          <table:table-cell table:formula="of:= [.$Q110] * [.S123] / [.S$86]" office:value-type="float" office:value="784.418545411229" calcext:value-type="float">
            <text:p>784.418545411229</text:p>
          </table:table-cell>
          <table:table-cell/>
          <table:table-cell table:formula="of:= VALUE(MID([.K136]; 2; 9)) - [.Q136]" office:value-type="float" office:value="-0.000174730078498442" calcext:value-type="float">
            <text:p>-0.000174730078498</text:p>
          </table:table-cell>
          <table:table-cell table:formula="of:= VALUE(MID([.K136]; 12; 10)) - [.R136]" office:value-type="float" office:value="0.00136329668396229" calcext:value-type="float">
            <text:p>0.001363296683962</text:p>
          </table:table-cell>
          <table:table-cell table:formula="of:= VALUE(MID([.K136]; 22; 10)) - [.S136]" office:value-type="float" office:value="-0.00131541122902945" calcext:value-type="float">
            <text:p>-0.00131541122902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169.30011 -866.87347 785.27297]</text:p>
          </table:table-cell>
          <table:table-cell table:number-columns-repeated="5"/>
          <table:table-cell table:formula="of:= [.$Q111] * [.Q124] / [.Q$86]" office:value-type="float" office:value="169.300571467306" calcext:value-type="float">
            <text:p>169.300571467306</text:p>
          </table:table-cell>
          <table:table-cell table:formula="of:= [.$Q111] * [.R124] / [.R$86]" office:value-type="float" office:value="-866.876557028274" calcext:value-type="float">
            <text:p>-866.876557028274</text:p>
          </table:table-cell>
          <table:table-cell table:formula="of:= [.$Q111] * [.S124] / [.S$86]" office:value-type="float" office:value="785.275891949098" calcext:value-type="float">
            <text:p>785.275891949098</text:p>
          </table:table-cell>
          <table:table-cell/>
          <table:table-cell table:formula="of:= VALUE(MID([.K137]; 2; 9)) - [.Q137]" office:value-type="float" office:value="-0.000461467305825636" calcext:value-type="float">
            <text:p>-0.000461467305826</text:p>
          </table:table-cell>
          <table:table-cell table:formula="of:= VALUE(MID([.K137]; 12; 10)) - [.R137]" office:value-type="float" office:value="0.00308702827396701" calcext:value-type="float">
            <text:p>0.003087028273967</text:p>
          </table:table-cell>
          <table:table-cell table:formula="of:= VALUE(MID([.K137]; 22; 10)) - [.S137]" office:value-type="float" office:value="-0.00292194909820864" calcext:value-type="float">
            <text:p>-0.00292194909820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170.94450 -870.86290 787.54674]</text:p>
          </table:table-cell>
          <table:table-cell table:number-columns-repeated="5"/>
          <table:table-cell table:formula="of:= [.$Q112] * [.Q125] / [.Q$86]" office:value-type="float" office:value="170.944907735227" calcext:value-type="float">
            <text:p>170.944907735227</text:p>
          </table:table-cell>
          <table:table-cell table:formula="of:= [.$Q112] * [.R125] / [.R$86]" office:value-type="float" office:value="-870.864783945829" calcext:value-type="float">
            <text:p>-870.864783945829</text:p>
          </table:table-cell>
          <table:table-cell table:formula="of:= [.$Q112] * [.S125] / [.S$86]" office:value-type="float" office:value="787.548387584955" calcext:value-type="float">
            <text:p>787.548387584955</text:p>
          </table:table-cell>
          <table:table-cell/>
          <table:table-cell table:formula="of:= VALUE(MID([.K138]; 2; 9)) - [.Q138]" office:value-type="float" office:value="-0.000407735227355488" calcext:value-type="float">
            <text:p>-0.000407735227355</text:p>
          </table:table-cell>
          <table:table-cell table:formula="of:= VALUE(MID([.K138]; 12; 10)) - [.R138]" office:value-type="float" office:value="0.00188394582869478" calcext:value-type="float">
            <text:p>0.001883945828695</text:p>
          </table:table-cell>
          <table:table-cell table:formula="of:= VALUE(MID([.K138]; 22; 10)) - [.S138]" office:value-type="float" office:value="-0.001647584955208" calcext:value-type="float">
            <text:p>-0.00164758495520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Pric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01.67635 95.89736 94.85808]</text:p>
          </table:table-cell>
          <table:table-cell table:number-columns-repeated="5"/>
          <table:table-cell table:formula="of:= VALUE(MID([.K140]; 2; 9))" office:value-type="float" office:value="101.67635" calcext:value-type="float">
            <text:p>101.67635</text:p>
          </table:table-cell>
          <table:table-cell table:formula="of:= VALUE(MID([.K140]; 11; 9))" office:value-type="float" office:value="95.89736" calcext:value-type="float">
            <text:p>95.89736</text:p>
          </table:table-cell>
          <table:table-cell table:formula="of:= VALUE(MID([.K140]; 20; 9))" office:value-type="float" office:value="94.85808" calcext:value-type="float">
            <text:p>94.85808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Valu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6752.20861 -82582.03647 74349.59331]</text:p>
          </table:table-cell>
          <table:table-cell table:number-columns-repeated="5"/>
          <table:table-cell table:formula="of:= [.Q127] * [.Q$140]" office:value-type="float" office:value="16752.2526026998" calcext:value-type="float">
            <text:p>16752.2526026998</text:p>
          </table:table-cell>
          <table:table-cell table:formula="of:= [.R127] * [.R$140]" office:value-type="float" office:value="-82582.2907366159" calcext:value-type="float">
            <text:p>-82582.2907366159</text:p>
          </table:table-cell>
          <table:table-cell table:formula="of:= [.S127] * [.S$140]" office:value-type="float" office:value="74349.8251443212" calcext:value-type="float">
            <text:p>74349.8251443212</text:p>
          </table:table-cell>
          <table:table-cell/>
          <table:table-cell table:formula="of:= VALUE(MID([.K142]; 2; 12)) - [.Q142]" office:value-type="float" office:value="-0.0439926997751172" calcext:value-type="float">
            <text:p>-0.043992699775117</text:p>
          </table:table-cell>
          <table:table-cell table:formula="of:= VALUE(MID([.K142]; 14; 12)) - [.R142]" office:value-type="float" office:value="0.25426661586971" calcext:value-type="float">
            <text:p>0.25426661586971</text:p>
          </table:table-cell>
          <table:table-cell table:formula="of:= VALUE(MID([.K142]; 26; 12)) - [.S142]" office:value-type="float" office:value="-0.231834321224596" calcext:value-type="float">
            <text:p>-0.231834321224596</text:p>
          </table:table-cell>
          <table:table-cell/>
          <table:table-cell table:formula="of:= MIN([.U142:.W153])" office:value-type="float" office:value="-1.96948891007924" calcext:value-type="float">
            <text:p>-1.96948891007924</text:p>
          </table:table-cell>
          <table:table-cell table:formula="of:= MAX([.U142:.W153])" office:value-type="float" office:value="1.82473448896781" calcext:value-type="float">
            <text:p>1.8247344889678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16625.63661 -82430.83257 74310.44896]</text:p>
          </table:table-cell>
          <table:table-cell table:number-columns-repeated="5"/>
          <table:table-cell table:formula="of:= [.Q128] * [.Q$140]" office:value-type="float" office:value="16625.6875688607" calcext:value-type="float">
            <text:p>16625.6875688607</text:p>
          </table:table-cell>
          <table:table-cell table:formula="of:= [.R128] * [.R$140]" office:value-type="float" office:value="-82430.9842997145" calcext:value-type="float">
            <text:p>-82430.9842997145</text:p>
          </table:table-cell>
          <table:table-cell table:formula="of:= [.S128] * [.S$140]" office:value-type="float" office:value="74310.5576085348" calcext:value-type="float">
            <text:p>74310.5576085348</text:p>
          </table:table-cell>
          <table:table-cell/>
          <table:table-cell table:formula="of:= VALUE(MID([.K143]; 2; 11)) - [.Q143]" office:value-type="float" office:value="-0.0509588607346814" calcext:value-type="float">
            <text:p>-0.050958860734681</text:p>
          </table:table-cell>
          <table:table-cell table:formula="of:= VALUE(MID([.K143]; 14; 12)) - [.R143]" office:value-type="float" office:value="0.151729714445537" calcext:value-type="float">
            <text:p>0.151729714445537</text:p>
          </table:table-cell>
          <table:table-cell table:formula="of:= VALUE(MID([.K143]; 26; 12)) - [.S143]" office:value-type="float" office:value="-0.108648534849635" calcext:value-type="float">
            <text:p>-0.10864853484963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16656.54691 -82648.42356 74481.46878]</text:p>
          </table:table-cell>
          <table:table-cell table:number-columns-repeated="5"/>
          <table:table-cell table:formula="of:= [.Q129] * [.Q$140]" office:value-type="float" office:value="16656.5859712518" calcext:value-type="float">
            <text:p>16656.5859712518</text:p>
          </table:table-cell>
          <table:table-cell table:formula="of:= [.R129] * [.R$140]" office:value-type="float" office:value="-82648.6779582485" calcext:value-type="float">
            <text:p>-82648.6779582485</text:p>
          </table:table-cell>
          <table:table-cell table:formula="of:= [.S129] * [.S$140]" office:value-type="float" office:value="74481.7039544298" calcext:value-type="float">
            <text:p>74481.7039544298</text:p>
          </table:table-cell>
          <table:table-cell/>
          <table:table-cell table:formula="of:= VALUE(MID([.K144]; 2; 11)) - [.Q144]" office:value-type="float" office:value="-0.0390612518312992" calcext:value-type="float">
            <text:p>-0.039061251831299</text:p>
          </table:table-cell>
          <table:table-cell table:formula="of:= VALUE(MID([.K144]; 14; 12)) - [.R144]" office:value-type="float" office:value="0.254398248478537" calcext:value-type="float">
            <text:p>0.254398248478537</text:p>
          </table:table-cell>
          <table:table-cell table:formula="of:= VALUE(MID([.K144]; 26; 12)) - [.S144]" office:value-type="float" office:value="-0.235174429792096" calcext:value-type="float">
            <text:p>-0.23517442979209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16658.47089 -82647.27161 74479.00600]</text:p>
          </table:table-cell>
          <table:table-cell table:number-columns-repeated="5"/>
          <table:table-cell table:formula="of:= [.Q130] * [.Q$140]" office:value-type="float" office:value="16658.4912293056" calcext:value-type="float">
            <text:p>16658.4912293056</text:p>
          </table:table-cell>
          <table:table-cell table:formula="of:= [.R130] * [.R$140]" office:value-type="float" office:value="-82647.4045910725" calcext:value-type="float">
            <text:p>-82647.4045910725</text:p>
          </table:table-cell>
          <table:table-cell table:formula="of:= [.S130] * [.S$140]" office:value-type="float" office:value="74479.1279584639" calcext:value-type="float">
            <text:p>74479.1279584639</text:p>
          </table:table-cell>
          <table:table-cell/>
          <table:table-cell table:formula="of:= VALUE(MID([.K145]; 2; 11)) - [.Q145]" office:value-type="float" office:value="-0.0203393056253844" calcext:value-type="float">
            <text:p>-0.020339305625385</text:p>
          </table:table-cell>
          <table:table-cell table:formula="of:= VALUE(MID([.K145]; 14; 12)) - [.R145]" office:value-type="float" office:value="0.132981072485563" calcext:value-type="float">
            <text:p>0.132981072485563</text:p>
          </table:table-cell>
          <table:table-cell table:formula="of:= VALUE(MID([.K145]; 26; 12)) - [.S145]" office:value-type="float" office:value="-0.121958463947522" calcext:value-type="float">
            <text:p>-0.12195846394752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17235.77410 -83157.00039 74496.16281]</text:p>
          </table:table-cell>
          <table:table-cell table:number-columns-repeated="5"/>
          <table:table-cell table:formula="of:= [.Q131] * [.Q$140]" office:value-type="float" office:value="17235.7864015605" calcext:value-type="float">
            <text:p>17235.7864015605</text:p>
          </table:table-cell>
          <table:table-cell table:formula="of:= [.R131] * [.R$140]" office:value-type="float" office:value="-83157.1262606868" calcext:value-type="float">
            <text:p>-83157.1262606868</text:p>
          </table:table-cell>
          <table:table-cell table:formula="of:= [.S131] * [.S$140]" office:value-type="float" office:value="74496.2833364931" calcext:value-type="float">
            <text:p>74496.2833364931</text:p>
          </table:table-cell>
          <table:table-cell/>
          <table:table-cell table:formula="of:= VALUE(MID([.K146]; 2; 11)) - [.Q146]" office:value-type="float" office:value="-0.0123015605095134" calcext:value-type="float">
            <text:p>-0.012301560509513</text:p>
          </table:table-cell>
          <table:table-cell table:formula="of:= VALUE(MID([.K146]; 14; 12)) - [.R146]" office:value-type="float" office:value="0.125870686824783" calcext:value-type="float">
            <text:p>0.125870686824783</text:p>
          </table:table-cell>
          <table:table-cell table:formula="of:= VALUE(MID([.K146]; 26; 12)) - [.S146]" office:value-type="float" office:value="-0.120526493134093" calcext:value-type="float">
            <text:p>-0.12052649313409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16807.05991 -82663.51158 74380.86872]</text:p>
          </table:table-cell>
          <table:table-cell table:number-columns-repeated="5"/>
          <table:table-cell table:formula="of:= [.Q132] * [.Q$140]" office:value-type="float" office:value="16807.0698290606" calcext:value-type="float">
            <text:p>16807.0698290606</text:p>
          </table:table-cell>
          <table:table-cell table:formula="of:= [.R132] * [.R$140]" office:value-type="float" office:value="-82663.5724265816" calcext:value-type="float">
            <text:p>-82663.5724265816</text:p>
          </table:table-cell>
          <table:table-cell table:formula="of:= [.S132] * [.S$140]" office:value-type="float" office:value="74380.9176913855" calcext:value-type="float">
            <text:p>74380.9176913855</text:p>
          </table:table-cell>
          <table:table-cell/>
          <table:table-cell table:formula="of:= VALUE(MID([.K147]; 2; 11)) - [.Q147]" office:value-type="float" office:value="-0.00991906062336057" calcext:value-type="float">
            <text:p>-0.009919060623361</text:p>
          </table:table-cell>
          <table:table-cell table:formula="of:= VALUE(MID([.K147]; 14; 12)) - [.R147]" office:value-type="float" office:value="0.0608465816330863" calcext:value-type="float">
            <text:p>0.060846581633086</text:p>
          </table:table-cell>
          <table:table-cell table:formula="of:= VALUE(MID([.K147]; 26; 12)) - [.S147]" office:value-type="float" office:value="-0.0489713855204172" calcext:value-type="float">
            <text:p>-0.04897138552041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16804.28347 -82543.93381 74275.77364]</text:p>
          </table:table-cell>
          <table:table-cell table:number-columns-repeated="5"/>
          <table:table-cell table:formula="of:= [.Q133] * [.Q$140]" office:value-type="float" office:value="16803.8697115315" calcext:value-type="float">
            <text:p>16803.8697115315</text:p>
          </table:table-cell>
          <table:table-cell table:formula="of:= [.R133] * [.R$140]" office:value-type="float" office:value="-82541.9643210899" calcext:value-type="float">
            <text:p>-82541.9643210899</text:p>
          </table:table-cell>
          <table:table-cell table:formula="of:= [.S133] * [.S$140]" office:value-type="float" office:value="74273.948905511" calcext:value-type="float">
            <text:p>74273.948905511</text:p>
          </table:table-cell>
          <table:table-cell/>
          <table:table-cell table:formula="of:= VALUE(MID([.K148]; 2; 11)) - [.Q148]" office:value-type="float" office:value="0.413758468486776" calcext:value-type="float">
            <text:p>0.413758468486776</text:p>
          </table:table-cell>
          <table:table-cell table:formula="of:= VALUE(MID([.K148]; 14; 12)) - [.R148]" office:value-type="float" office:value="-1.96948891007924" calcext:value-type="float">
            <text:p>-1.96948891007924</text:p>
          </table:table-cell>
          <table:table-cell table:formula="of:= VALUE(MID([.K148]; 26; 12)) - [.S148]" office:value-type="float" office:value="1.82473448896781" calcext:value-type="float">
            <text:p>1.8247344889678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16250.22155 -81979.85896 74191.57288]</text:p>
          </table:table-cell>
          <table:table-cell table:number-columns-repeated="5"/>
          <table:table-cell table:formula="of:= [.Q134] * [.Q$140]" office:value-type="float" office:value="16250.2586453813" calcext:value-type="float">
            <text:p>16250.2586453813</text:p>
          </table:table-cell>
          <table:table-cell table:formula="of:= [.R134] * [.R$140]" office:value-type="float" office:value="-81980.0820521514" calcext:value-type="float">
            <text:p>-81980.0820521514</text:p>
          </table:table-cell>
          <table:table-cell table:formula="of:= [.S134] * [.S$140]" office:value-type="float" office:value="74191.7758418053" calcext:value-type="float">
            <text:p>74191.7758418053</text:p>
          </table:table-cell>
          <table:table-cell/>
          <table:table-cell table:formula="of:= VALUE(MID([.K149]; 2; 11)) - [.Q149]" office:value-type="float" office:value="-0.037095381267136" calcext:value-type="float">
            <text:p>-0.037095381267136</text:p>
          </table:table-cell>
          <table:table-cell table:formula="of:= VALUE(MID([.K149]; 14; 12)) - [.R149]" office:value-type="float" office:value="0.223092151427409" calcext:value-type="float">
            <text:p>0.223092151427409</text:p>
          </table:table-cell>
          <table:table-cell table:formula="of:= VALUE(MID([.K149]; 26; 12)) - [.S149]" office:value-type="float" office:value="-0.202961805320228" calcext:value-type="float">
            <text:p>-0.20296180532022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16738.94171 -82566.12801 74345.42261]</text:p>
          </table:table-cell>
          <table:table-cell table:number-columns-repeated="5"/>
          <table:table-cell table:formula="of:= [.Q135] * [.Q$140]" office:value-type="float" office:value="16738.9965641574" calcext:value-type="float">
            <text:p>16738.9965641574</text:p>
          </table:table-cell>
          <table:table-cell table:formula="of:= [.R135] * [.R$140]" office:value-type="float" office:value="-82566.4574646001" calcext:value-type="float">
            <text:p>-82566.4574646001</text:p>
          </table:table-cell>
          <table:table-cell table:formula="of:= [.S135] * [.S$140]" office:value-type="float" office:value="74345.7279753193" calcext:value-type="float">
            <text:p>74345.7279753193</text:p>
          </table:table-cell>
          <table:table-cell/>
          <table:table-cell table:formula="of:= VALUE(MID([.K150]; 2; 11)) - [.Q150]" office:value-type="float" office:value="-0.0548541573880357" calcext:value-type="float">
            <text:p>-0.054854157388036</text:p>
          </table:table-cell>
          <table:table-cell table:formula="of:= VALUE(MID([.K150]; 14; 12)) - [.R150]" office:value-type="float" office:value="0.329454600083409" calcext:value-type="float">
            <text:p>0.329454600083409</text:p>
          </table:table-cell>
          <table:table-cell table:formula="of:= VALUE(MID([.K150]; 26; 12)) - [.S150]" office:value-type="float" office:value="-0.305365319334669" calcext:value-type="float">
            <text:p>-0.30536531933466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16710.17804 -82611.95648 74408.31256]</text:p>
          </table:table-cell>
          <table:table-cell table:number-columns-repeated="5"/>
          <table:table-cell table:formula="of:= [.Q136] * [.Q$140]" office:value-type="float" office:value="16710.1954402791" calcext:value-type="float">
            <text:p>16710.1954402791</text:p>
          </table:table-cell>
          <table:table-cell table:formula="of:= [.R136] * [.R$140]" office:value-type="float" office:value="-82612.0900871073" calcext:value-type="float">
            <text:p>-82612.0900871073</text:p>
          </table:table-cell>
          <table:table-cell table:formula="of:= [.S136] * [.S$140]" office:value-type="float" office:value="74408.437134102" calcext:value-type="float">
            <text:p>74408.437134102</text:p>
          </table:table-cell>
          <table:table-cell/>
          <table:table-cell table:formula="of:= VALUE(MID([.K151]; 2; 11)) - [.Q151]" office:value-type="float" office:value="-0.0174002791172825" calcext:value-type="float">
            <text:p>-0.017400279117283</text:p>
          </table:table-cell>
          <table:table-cell table:formula="of:= VALUE(MID([.K151]; 14; 12)) - [.R151]" office:value-type="float" office:value="0.133607107301941" calcext:value-type="float">
            <text:p>0.133607107301941</text:p>
          </table:table-cell>
          <table:table-cell table:formula="of:= VALUE(MID([.K151]; 26; 12)) - [.S151]" office:value-type="float" office:value="-0.124574101995677" calcext:value-type="float">
            <text:p>-0.12457410199567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17213.81740 -83130.87493 74489.48565]</text:p>
          </table:table-cell>
          <table:table-cell table:number-columns-repeated="5"/>
          <table:table-cell table:formula="of:= [.Q137] * [.Q$140]" office:value-type="float" office:value="17213.8641597098" calcext:value-type="float">
            <text:p>17213.8641597098</text:p>
          </table:table-cell>
          <table:table-cell table:formula="of:= [.R137] * [.R$140]" office:value-type="float" office:value="-83131.1732649009" calcext:value-type="float">
            <text:p>-83131.1732649009</text:p>
          </table:table-cell>
          <table:table-cell table:formula="of:= [.S137] * [.S$140]" office:value-type="float" office:value="74489.7633805789" calcext:value-type="float">
            <text:p>74489.7633805789</text:p>
          </table:table-cell>
          <table:table-cell/>
          <table:table-cell table:formula="of:= VALUE(MID([.K152]; 2; 11)) - [.Q152]" office:value-type="float" office:value="-0.0467597097995167" calcext:value-type="float">
            <text:p>-0.046759709799517</text:p>
          </table:table-cell>
          <table:table-cell table:formula="of:= VALUE(MID([.K152]; 14; 12)) - [.R152]" office:value-type="float" office:value="0.298334900915506" calcext:value-type="float">
            <text:p>0.298334900915506</text:p>
          </table:table-cell>
          <table:table-cell table:formula="of:= VALUE(MID([.K152]; 26; 12)) - [.S152]" office:value-type="float" office:value="-0.277730578905903" calcext:value-type="float">
            <text:p>-0.27773057890590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17381.01321 -83513.45101 74705.17181]</text:p>
          </table:table-cell>
          <table:table-cell table:number-columns-repeated="5"/>
          <table:table-cell table:formula="of:= [.Q138] * [.Q$140]" office:value-type="float" office:value="17381.0542696047" calcext:value-type="float">
            <text:p>17381.0542696047</text:p>
          </table:table-cell>
          <table:table-cell table:formula="of:= [.R138] * [.R$140]" office:value-type="float" office:value="-83513.6336973754" calcext:value-type="float">
            <text:p>-83513.6336973754</text:p>
          </table:table-cell>
          <table:table-cell table:formula="of:= [.S138] * [.S$140]" office:value-type="float" office:value="74705.3279534047" calcext:value-type="float">
            <text:p>74705.3279534047</text:p>
          </table:table-cell>
          <table:table-cell/>
          <table:table-cell table:formula="of:= VALUE(MID([.K153]; 2; 11)) - [.Q153]" office:value-type="float" office:value="-0.041059604682232" calcext:value-type="float">
            <text:p>-0.041059604682232</text:p>
          </table:table-cell>
          <table:table-cell table:formula="of:= VALUE(MID([.K153]; 14; 12)) - [.R153]" office:value-type="float" office:value="0.182687375359819" calcext:value-type="float">
            <text:p>0.182687375359819</text:p>
          </table:table-cell>
          <table:table-cell table:formula="of:= VALUE(MID([.K153]; 26; 12)) - [.S153]" office:value-type="float" office:value="-0.156143404688919" calcext:value-type="float">
            <text:p>-0.15614340468891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Current portfolio value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float" office:value="8519.76545449335" calcext:value-type="float">
            <text:p>8519.76545449335</text:p>
          </table:table-cell>
          <table:table-cell table:number-columns-repeated="5"/>
          <table:table-cell table:formula="of:= SUM([.Q142:.S142])" office:value-type="float" office:value="8519.78701040512" calcext:value-type="float">
            <text:p>8519.78701040512</text:p>
          </table:table-cell>
          <table:table-cell table:number-columns-repeated="3"/>
          <table:table-cell table:formula="of:= VALUE([.K155]) - [.Q155]" office:value-type="float" office:value="-0.0215559117714292" calcext:value-type="float">
            <text:p>-0.021555911771429</text:p>
          </table:table-cell>
          <table:table-cell table:number-columns-repeated="3"/>
          <table:table-cell table:formula="of:= MIN([.U155:.W166])" office:value-type="float" office:value="-0.0307620498515462" calcext:value-type="float">
            <text:p>-0.030762049851546</text:p>
          </table:table-cell>
          <table:table-cell table:formula="of:= MAX([.U155:.W166])" office:value-type="float" office:value="0.269002971839654" calcext:value-type="float">
            <text:p>0.26900297183965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float" office:value="8505.25300572639" calcext:value-type="float">
            <text:p>8505.25300572639</text:p>
          </table:table-cell>
          <table:table-cell table:number-columns-repeated="5"/>
          <table:table-cell table:formula="of:= SUM([.Q143:.S143])" office:value-type="float" office:value="8505.26087768114" calcext:value-type="float">
            <text:p>8505.26087768114</text:p>
          </table:table-cell>
          <table:table-cell table:number-columns-repeated="3"/>
          <table:table-cell table:formula="of:= VALUE([.K156]) - [.Q156]" office:value-type="float" office:value="-0.00787195474549662" calcext:value-type="float">
            <text:p>-0.00787195474549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float" office:value="8489.59212461395" calcext:value-type="float">
            <text:p>8489.59212461395</text:p>
          </table:table-cell>
          <table:table-cell table:number-columns-repeated="5"/>
          <table:table-cell table:formula="of:= SUM([.Q144:.S144])" office:value-type="float" office:value="8489.61196743315" calcext:value-type="float">
            <text:p>8489.61196743315</text:p>
          </table:table-cell>
          <table:table-cell table:number-columns-repeated="3"/>
          <table:table-cell table:formula="of:= VALUE([.K157]) - [.Q157]" office:value-type="float" office:value="-0.0198428191961284" calcext:value-type="float">
            <text:p>-0.01984281919612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float" office:value="8490.20527496532" calcext:value-type="float">
            <text:p>8490.20527496532</text:p>
          </table:table-cell>
          <table:table-cell table:number-columns-repeated="5"/>
          <table:table-cell table:formula="of:= SUM([.Q145:.S145])" office:value-type="float" office:value="8490.21459669709" calcext:value-type="float">
            <text:p>8490.21459669709</text:p>
          </table:table-cell>
          <table:table-cell table:number-columns-repeated="3"/>
          <table:table-cell table:formula="of:= VALUE([.K158]) - [.Q158]" office:value-type="float" office:value="-0.00932173176624929" calcext:value-type="float">
            <text:p>-0.00932173176624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float" office:value="8574.93652662353" calcext:value-type="float">
            <text:p>8574.93652662353</text:p>
          </table:table-cell>
          <table:table-cell table:number-columns-repeated="5"/>
          <table:table-cell table:formula="of:= SUM([.Q146:.S146])" office:value-type="float" office:value="8574.94347736681" calcext:value-type="float">
            <text:p>8574.94347736681</text:p>
          </table:table-cell>
          <table:table-cell table:number-columns-repeated="3"/>
          <table:table-cell table:formula="of:= VALUE([.K159]) - [.Q159]" office:value-type="float" office:value="-0.00695074327995826" calcext:value-type="float">
            <text:p>-0.00695074327995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float" office:value="8524.41704559248" calcext:value-type="float">
            <text:p>8524.41704559248</text:p>
          </table:table-cell>
          <table:table-cell table:number-columns-repeated="5"/>
          <table:table-cell table:formula="of:= SUM([.Q147:.S147])" office:value-type="float" office:value="8524.4150938645" calcext:value-type="float">
            <text:p>8524.4150938645</text:p>
          </table:table-cell>
          <table:table-cell table:number-columns-repeated="3"/>
          <table:table-cell table:formula="of:= VALUE([.K160]) - [.Q160]" office:value-type="float" office:value="0.00195172797612031" calcext:value-type="float">
            <text:p>0.0019517279761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float" office:value="8536.12329892446" calcext:value-type="float">
            <text:p>8536.12329892446</text:p>
          </table:table-cell>
          <table:table-cell table:number-columns-repeated="5"/>
          <table:table-cell table:formula="of:= SUM([.Q148:.S148])" office:value-type="float" office:value="8535.85429595262" calcext:value-type="float">
            <text:p>8535.85429595262</text:p>
          </table:table-cell>
          <table:table-cell table:number-columns-repeated="3"/>
          <table:table-cell table:formula="of:= VALUE([.K161]) - [.Q161]" office:value-type="float" office:value="0.269002971839654" calcext:value-type="float">
            <text:p>0.26900297183965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float" office:value="8461.93546594553" calcext:value-type="float">
            <text:p>8461.93546594553</text:p>
          </table:table-cell>
          <table:table-cell table:number-columns-repeated="5"/>
          <table:table-cell table:formula="of:= SUM([.Q149:.S149])" office:value-type="float" office:value="8461.95243503517" calcext:value-type="float">
            <text:p>8461.95243503517</text:p>
          </table:table-cell>
          <table:table-cell table:number-columns-repeated="3"/>
          <table:table-cell table:formula="of:= VALUE([.K162]) - [.Q162]" office:value-type="float" office:value="-0.0169690896400425" calcext:value-type="float">
            <text:p>-0.016969089640043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float" office:value="8518.23631282678" calcext:value-type="float">
            <text:p>8518.23631282678</text:p>
          </table:table-cell>
          <table:table-cell table:number-columns-repeated="5"/>
          <table:table-cell table:formula="of:= SUM([.Q150:.S150])" office:value-type="float" office:value="8518.26707487663" calcext:value-type="float">
            <text:p>8518.26707487663</text:p>
          </table:table-cell>
          <table:table-cell table:number-columns-repeated="3"/>
          <table:table-cell table:formula="of:= VALUE([.K163]) - [.Q163]" office:value-type="float" office:value="-0.0307620498515462" calcext:value-type="float">
            <text:p>-0.030762049851546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float" office:value="8506.53411644044" calcext:value-type="float">
            <text:p>8506.53411644044</text:p>
          </table:table-cell>
          <table:table-cell table:number-columns-repeated="5"/>
          <table:table-cell table:formula="of:= SUM([.Q151:.S151])" office:value-type="float" office:value="8506.54248727382" calcext:value-type="float">
            <text:p>8506.54248727382</text:p>
          </table:table-cell>
          <table:table-cell table:number-columns-repeated="3"/>
          <table:table-cell table:formula="of:= VALUE([.K164]) - [.Q164]" office:value-type="float" office:value="-0.00837083338228695" calcext:value-type="float">
            <text:p>-0.00837083338228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float" office:value="8572.42811662187" calcext:value-type="float">
            <text:p>8572.42811662187</text:p>
          </table:table-cell>
          <table:table-cell table:number-columns-repeated="5"/>
          <table:table-cell table:formula="of:= SUM([.Q152:.S152])" office:value-type="float" office:value="8572.45427538779" calcext:value-type="float">
            <text:p>8572.45427538779</text:p>
          </table:table-cell>
          <table:table-cell table:number-columns-repeated="3"/>
          <table:table-cell table:formula="of:= VALUE([.K165]) - [.Q165]" office:value-type="float" office:value="-0.0261587659169891" calcext:value-type="float">
            <text:p>-0.02615876591698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float" office:value="8572.73401545442" calcext:value-type="float">
            <text:p>8572.73401545442</text:p>
          </table:table-cell>
          <table:table-cell table:number-columns-repeated="5"/>
          <table:table-cell table:formula="of:= SUM([.Q153:.S153])" office:value-type="float" office:value="8572.74852563401" calcext:value-type="float">
            <text:p>8572.74852563401</text:p>
          </table:table-cell>
          <table:table-cell table:number-columns-repeated="3"/>
          <table:table-cell table:formula="of:= VALUE([.K166]) - [.Q166]" office:value-type="float" office:value="-0.0145101795878873" calcext:value-type="float">
            <text:p>-0.014510179587887</text:p>
          </table:table-cell>
          <table:table-cell table:number-columns-repeated="8"/>
        </table:table-row>
        <table:table-row table:style-name="ro1" table:number-rows-repeated="14">
          <table:table-cell table:number-columns-repeated="29"/>
        </table:table-row>
        <table:table-row table:style-name="ro1">
          <table:table-cell table:number-columns-repeated="9"/>
          <table:table-cell table:style-name="ce2"/>
          <table:table-cell table:number-columns-repeated="19"/>
        </table:table-row>
        <table:table-row table:style-name="ro1" table:number-rows-repeated="9">
          <table:table-cell table:number-columns-repeated="29"/>
        </table:table-row>
        <table:table-row table:style-name="ro1" table:number-rows-repeated="22">
          <table:table-cell table:number-columns-repeated="9"/>
          <table:table-cell table:style-name="ce2"/>
          <table:table-cell table:number-columns-repeated="19"/>
        </table:table-row>
        <table:table-row table:style-name="ro1">
          <table:table-cell table:number-columns-repeated="9"/>
          <table:table-cell table:style-name="ce2"/>
          <table:table-cell table:number-columns-repeated="19"/>
        </table:table-row>
      </table:table>
      <table:table table:name="Test 4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default-cell-style-name="ce5"/>
        <table:table-column table:style-name="co1" table:number-columns-repeated="5" table:default-cell-style-name="ce2"/>
        <table:table-column table:style-name="co1" table:number-columns-repeated="14" table:default-cell-style-name="Default"/>
        <table:table-row table:style-name="ro1">
          <table:table-cell table:number-columns-repeated="9"/>
          <table:table-cell table:style-name="Default" table:number-columns-repeated="6"/>
          <table:table-cell table:number-columns-repeated="14"/>
        </table:table-row>
        <table:table-row table:style-name="ro1">
          <table:table-cell table:number-columns-repeated="9"/>
          <table:table-cell table:style-name="ce1" office:value-type="string" calcext:value-type="string">
            <text:p>Program output</text:p>
          </table:table-cell>
          <table:table-cell table:style-name="Default" table:number-columns-repeated="5"/>
          <table:table-cell/>
          <table:table-cell table:style-name="ce1" office:value-type="string" calcext:value-type="string">
            <text:p>Recreate program output</text:p>
          </table:table-cell>
          <table:table-cell table:number-columns-repeated="3"/>
          <table:table-cell table:style-name="ce1" office:value-type="string" calcext:value-type="string">
            <text:p>Checks</text:p>
          </table:table-cell>
          <table:table-cell table:number-columns-repeated="3"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Overall Differences</text:p>
          </table:table-cell>
          <table:table-cell/>
        </table:table-row>
        <table:table-row table:style-name="ro1">
          <table:table-cell table:number-columns-repeated="9"/>
          <table:table-cell table:style-name="ce1"/>
          <table:table-cell table:style-name="Default" table:number-columns-repeated="5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9"/>
          <table:table-cell table:style-name="Default" table:number-columns-repeated="6"/>
          <table:table-cell/>
          <table:table-cell office:value-type="string" calcext:value-type="string">
            <text:p>Asset 1</text:p>
          </table:table-cell>
          <table:table-cell office:value-type="string" calcext:value-type="string">
            <text:p>Asset 2</text:p>
          </table:table-cell>
          <table:table-cell office:value-type="string" calcext:value-type="string">
            <text:p>Asset 3</text:p>
          </table:table-cell>
          <table:table-cell/>
          <table:table-cell office:value-type="string" calcext:value-type="string">
            <text:p>Asset 1</text:p>
          </table:table-cell>
          <table:table-cell office:value-type="string" calcext:value-type="string">
            <text:p>Asset 2</text:p>
          </table:table-cell>
          <table:table-cell office:value-type="string" calcext:value-type="string">
            <text:p>Asset 3</text:p>
          </table:table-cell>
          <table:table-cell/>
          <table:table-cell office:value-type="string" calcext:value-type="string">
            <text:p>Smallest</text:p>
          </table:table-cell>
          <table:table-cell office:value-type="string" calcext:value-type="string">
            <text:p>Largest</text:p>
          </table:table-cell>
          <table:table-cell/>
          <table:table-cell office:value-type="string" calcext:value-type="string">
            <text:p>Smallest</text:p>
          </table:table-cell>
          <table:table-cell office:value-type="string" calcext:value-type="string">
            <text:p>Largest</text:p>
          </table:table-cell>
        </table:table-row>
        <table:table-row table:style-name="ro1">
          <table:table-cell/>
          <table:table-cell office:value-type="string" calcext:value-type="string">
            <text:p>asset means</text:p>
          </table:table-cell>
          <table:table-cell/>
          <table:table-cell table:style-name="ce4" office:value-type="float" office:value="0.001956" calcext:value-type="float">
            <text:p>0.001956</text:p>
          </table:table-cell>
          <table:table-cell table:style-name="ce4" office:value-type="float" office:value="0.000667" calcext:value-type="float">
            <text:p>0.000667</text:p>
          </table:table-cell>
          <table:table-cell table:style-name="ce4" office:value-type="float" office:value="0.001697" calcext:value-type="float">
            <text:p>0.001697</text:p>
          </table:table-cell>
          <table:table-cell table:number-columns-repeated="3"/>
          <table:table-cell table:style-name="ce2" office:value-type="string" calcext:value-type="string">
            <text:p>Allocation factor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.48243 -2.00502 1.52259]</text:p>
          </table:table-cell>
          <table:table-cell table:number-columns-repeated="5"/>
          <table:table-cell table:formula="of:= [.$D$26]" office:value-type="float" office:value="1.48243398798516" calcext:value-type="float">
            <text:p>1.48243398798516</text:p>
          </table:table-cell>
          <table:table-cell table:formula="of:= [.$D$27]" office:value-type="float" office:value="-2.00502422631554" calcext:value-type="float">
            <text:p>-2.00502422631554</text:p>
          </table:table-cell>
          <table:table-cell table:formula="of:= [.$D$28]" office:value-type="float" office:value="1.52259023833038" calcext:value-type="float">
            <text:p>1.52259023833038</text:p>
          </table:table-cell>
          <table:table-cell/>
          <table:table-cell table:formula="of:= VALUE(MID([.K6]; 2; 7)) - [.Q6]" office:value-type="float" office:value="-0.00000398798516121346" calcext:value-type="float">
            <text:p>-3.98798516121346E-06</text:p>
          </table:table-cell>
          <table:table-cell table:formula="of:= VALUE(MID([.K6]; 10; 9)) - [.R6]" office:value-type="float" office:value="0.00000422631554464203" calcext:value-type="float">
            <text:p>4.22631554464203E-06</text:p>
          </table:table-cell>
          <table:table-cell table:formula="of:= VALUE(MID([.K6]; 18; 8)) - [.S6]" office:value-type="float" office:value="-0.00000023833038387267" calcext:value-type="float">
            <text:p>-2.38330383872665E-07</text:p>
          </table:table-cell>
          <table:table-cell/>
          <table:table-cell table:formula="of:= MIN([.U6:.W13])" office:value-type="float" office:value="-0.00000398798516121346" calcext:value-type="float">
            <text:p>-3.98798516121346E-06</text:p>
          </table:table-cell>
          <table:table-cell table:formula="of:= MAX([.U6:.W13])" office:value-type="float" office:value="0.00000422631554464203" calcext:value-type="float">
            <text:p>4.22631554464203E-06</text:p>
          </table:table-cell>
          <table:table-cell/>
          <table:table-cell table:style-name="ce12" table:formula="of:= MIN([.Y6:.Y188])" office:value-type="float" office:value="-0.624042403032945" calcext:value-type="float">
            <text:p>-0.624042403032945</text:p>
          </table:table-cell>
          <table:table-cell table:style-name="ce12" table:formula="of:= MAX([.Z6:.Z188])" office:value-type="float" office:value="0.584502724239428" calcext:value-type="float">
            <text:p>0.584502724239428</text:p>
          </table:table-cell>
        </table:table-row>
        <table:table-row table:style-name="ro1">
          <table:table-cell/>
          <table:table-cell office:value-type="string" calcext:value-type="string">
            <text:p>assets volatilities</text:p>
          </table:table-cell>
          <table:table-cell/>
          <table:table-cell table:style-name="ce4" table:formula="of:= 0.000621^0.5" office:value-type="float" office:value="0.0249198715887542" calcext:value-type="float">
            <text:p>0.024919871588754</text:p>
          </table:table-cell>
          <table:table-cell table:style-name="ce4" table:formula="of:= 0.000076^0.5" office:value-type="float" office:value="0.00871779788708135" calcext:value-type="float">
            <text:p>0.008717797887081</text:p>
          </table:table-cell>
          <table:table-cell table:style-name="ce4" table:formula="of:= 0.000575^0.5" office:value-type="float" office:value="0.0239791576165636" calcext:value-type="float">
            <text:p>0.023979157616564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string" calcext:value-type="string">
            <text:p>[1.74645 -2.26904 1.52259]</text:p>
          </table:table-cell>
          <table:table-cell table:number-columns-repeated="5"/>
          <table:table-cell table:formula="of:= VALUE(MID([.$K7]; 2; 8))" office:value-type="float" office:value="1.74645" calcext:value-type="float">
            <text:p>1.74645</text:p>
          </table:table-cell>
          <table:table-cell table:formula="of:= VALUE(MID([.$K7]; 10; 9))" office:value-type="float" office:value="-2.26904" calcext:value-type="float">
            <text:p>-2.26904</text:p>
          </table:table-cell>
          <table:table-cell table:formula="of:= VALUE(MID([.$K7]; 18; 8))" office:value-type="float" office:value="1.52259" calcext:value-type="float">
            <text:p>1.5225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sset correlation</text:p>
          </table:table-cell>
          <table:table-cell/>
          <table:table-cell table:style-name="ce4" table:formula="of:= -0.000065 / ([.D7] * [.E7])" office:value-type="float" office:value="-0.299199429027475" calcext:value-type="float">
            <text:p>-0.299199429027475</text:p>
          </table:table-cell>
          <table:table-cell table:style-name="ce4" table:formula="of:= 0.000034 / ([.D7] * [.F7])" office:value-type="float" office:value="0.0568982873983979" calcext:value-type="float">
            <text:p>0.056898287398398</text:p>
          </table:table-cell>
          <table:table-cell table:style-name="ce4" table:formula="of:= 0.000041 / ([.E7] * [.F7])" office:value-type="float" office:value="0.196129598026325" calcext:value-type="float">
            <text:p>0.196129598026325</text:p>
          </table:table-cell>
          <table:table-cell table:number-columns-repeated="3"/>
          <table:table-cell office:value-type="string" calcext:value-type="string">
            <text:p>2:</text:p>
          </table:table-cell>
          <table:table-cell office:value-type="string" calcext:value-type="string">
            <text:p>[1.38561 -2.00502 1.61941]</text:p>
          </table:table-cell>
          <table:table-cell table:number-columns-repeated="5"/>
          <table:table-cell table:formula="of:= VALUE(MID([.$K8]; 2; 8))" office:value-type="float" office:value="1.38561" calcext:value-type="float">
            <text:p>1.38561</text:p>
          </table:table-cell>
          <table:table-cell table:formula="of:= VALUE(MID([.$K8]; 10; 9))" office:value-type="float" office:value="-2.00502" calcext:value-type="float">
            <text:p>-2.00502</text:p>
          </table:table-cell>
          <table:table-cell table:formula="of:= VALUE(MID([.$K8]; 18; 8))" office:value-type="float" office:value="1.61941" calcext:value-type="float">
            <text:p>1.61941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0.63147 -2.00502 2.37355]</text:p>
          </table:table-cell>
          <table:table-cell table:number-columns-repeated="5"/>
          <table:table-cell table:formula="of:= VALUE(MID([.$K9]; 2; 8))" office:value-type="float" office:value="0.63147" calcext:value-type="float">
            <text:p>0.63147</text:p>
          </table:table-cell>
          <table:table-cell table:formula="of:= VALUE(MID([.$K9]; 10; 9))" office:value-type="float" office:value="-2.00502" calcext:value-type="float">
            <text:p>-2.00502</text:p>
          </table:table-cell>
          <table:table-cell table:formula="of:= VALUE(MID([.$K9]; 18; 8))" office:value-type="float" office:value="2.37355" calcext:value-type="float">
            <text:p>2.3735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variance matrix</text:p>
          </table:table-cell>
          <table:table-cell/>
          <table:table-cell table:style-name="ce15" table:formula="of:= [.D7]^2" office:value-type="float" office:value="0.000621" calcext:value-type="float">
            <text:p>0.000621</text:p>
          </table:table-cell>
          <table:table-cell table:style-name="ce15" table:formula="of:= [.D8] * ([.D7] * [.E7])" office:value-type="float" office:value="-0.000065" calcext:value-type="float">
            <text:p>-0.000065</text:p>
          </table:table-cell>
          <table:table-cell table:style-name="ce15" table:formula="of:= [.E8] * ([.D7] * [.F7])" office:value-type="float" office:value="0.000034" calcext:value-type="float">
            <text:p>0.0000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:</text:p>
          </table:table-cell>
          <table:table-cell office:value-type="string" calcext:value-type="string">
            <text:p>[2.13190 -2.00502 0.87312]</text:p>
          </table:table-cell>
          <table:table-cell table:number-columns-repeated="5"/>
          <table:table-cell table:formula="of:= VALUE(MID([.$K10]; 2; 8))" office:value-type="float" office:value="2.1319" calcext:value-type="float">
            <text:p>2.1319</text:p>
          </table:table-cell>
          <table:table-cell table:formula="of:= VALUE(MID([.$K10]; 10; 9))" office:value-type="float" office:value="-2.00502" calcext:value-type="float">
            <text:p>-2.00502</text:p>
          </table:table-cell>
          <table:table-cell table:formula="of:= VALUE(MID([.$K10]; 18; 8))" office:value-type="float" office:value="0.87312" calcext:value-type="float">
            <text:p>0.8731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5" table:formula="of:= [.E10]" office:value-type="float" office:value="-0.000065" calcext:value-type="float">
            <text:p>-0.000065</text:p>
          </table:table-cell>
          <table:table-cell table:style-name="ce15" table:formula="of:= [.E7]^2" office:value-type="float" office:value="0.000076" calcext:value-type="float">
            <text:p>0.000076</text:p>
          </table:table-cell>
          <table:table-cell table:style-name="ce15" table:formula="of:= [.F8] * ([.E7] * [.F7])" office:value-type="float" office:value="0.000041" calcext:value-type="float">
            <text:p>0.0000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:</text:p>
          </table:table-cell>
          <table:table-cell office:value-type="string" calcext:value-type="string">
            <text:p>[1.48243 -2.68857 2.20614]</text:p>
          </table:table-cell>
          <table:table-cell table:number-columns-repeated="5"/>
          <table:table-cell table:formula="of:= VALUE(MID([.$K11]; 2; 8))" office:value-type="float" office:value="1.48243" calcext:value-type="float">
            <text:p>1.48243</text:p>
          </table:table-cell>
          <table:table-cell table:formula="of:= VALUE(MID([.$K11]; 10; 9))" office:value-type="float" office:value="-2.68857" calcext:value-type="float">
            <text:p>-2.68857</text:p>
          </table:table-cell>
          <table:table-cell table:formula="of:= VALUE(MID([.$K11]; 18; 8))" office:value-type="float" office:value="2.20614" calcext:value-type="float">
            <text:p>2.2061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5" table:formula="of:= [.F10]" office:value-type="float" office:value="0.000034" calcext:value-type="float">
            <text:p>0.000034</text:p>
          </table:table-cell>
          <table:table-cell table:style-name="ce15" table:formula="of:= [.F11]" office:value-type="float" office:value="0.000041" calcext:value-type="float">
            <text:p>0.000041</text:p>
          </table:table-cell>
          <table:table-cell table:style-name="ce15" table:formula="of:= [.F7]^2" office:value-type="float" office:value="0.000575" calcext:value-type="float">
            <text:p>0.0005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6:</text:p>
          </table:table-cell>
          <table:table-cell office:value-type="string" calcext:value-type="string">
            <text:p>[1.38541 -2.00502 1.61961]</text:p>
          </table:table-cell>
          <table:table-cell table:number-columns-repeated="5"/>
          <table:table-cell table:formula="of:= VALUE(MID([.$K12]; 2; 8))" office:value-type="float" office:value="1.38541" calcext:value-type="float">
            <text:p>1.38541</text:p>
          </table:table-cell>
          <table:table-cell table:formula="of:= VALUE(MID([.$K12]; 10; 9))" office:value-type="float" office:value="-2.00502" calcext:value-type="float">
            <text:p>-2.00502</text:p>
          </table:table-cell>
          <table:table-cell table:formula="of:= VALUE(MID([.$K12]; 18; 8))" office:value-type="float" office:value="1.61961" calcext:value-type="float">
            <text:p>1.6196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:</text:p>
          </table:table-cell>
          <table:table-cell office:value-type="string" calcext:value-type="string">
            <text:p>[1.48243 -2.49013 2.00770]</text:p>
          </table:table-cell>
          <table:table-cell table:number-columns-repeated="5"/>
          <table:table-cell table:formula="of:= VALUE(MID([.$K13]; 2; 8))" office:value-type="float" office:value="1.48243" calcext:value-type="float">
            <text:p>1.48243</text:p>
          </table:table-cell>
          <table:table-cell table:formula="of:= VALUE(MID([.$K13]; 10; 9))" office:value-type="float" office:value="-2.49013" calcext:value-type="float">
            <text:p>-2.49013</text:p>
          </table:table-cell>
          <table:table-cell table:formula="of:= VALUE(MID([.$K13]; 18; 8))" office:value-type="float" office:value="2.0077" calcext:value-type="float">
            <text:p>2.0077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0.94718 -2.00502 2.05784]</text:p>
          </table:table-cell>
          <table:table-cell table:number-columns-repeated="5"/>
          <table:table-cell table:formula="of:= VALUE(MID([.$K14]; 2; 8))" office:value-type="float" office:value="0.94718" calcext:value-type="float">
            <text:p>0.94718</text:p>
          </table:table-cell>
          <table:table-cell table:formula="of:= VALUE(MID([.$K14]; 10; 9))" office:value-type="float" office:value="-2.00502" calcext:value-type="float">
            <text:p>-2.00502</text:p>
          </table:table-cell>
          <table:table-cell table:formula="of:= VALUE(MID([.$K14]; 18; 8))" office:value-type="float" office:value="2.05784" calcext:value-type="float">
            <text:p>2.0578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1.48243 -2.84199 2.35955]</text:p>
          </table:table-cell>
          <table:table-cell table:number-columns-repeated="5"/>
          <table:table-cell table:formula="of:= VALUE(MID([.$K15]; 2; 8))" office:value-type="float" office:value="1.48243" calcext:value-type="float">
            <text:p>1.48243</text:p>
          </table:table-cell>
          <table:table-cell table:formula="of:= VALUE(MID([.$K15]; 10; 9))" office:value-type="float" office:value="-2.84199" calcext:value-type="float">
            <text:p>-2.84199</text:p>
          </table:table-cell>
          <table:table-cell table:formula="of:= VALUE(MID([.$K15]; 18; 8))" office:value-type="float" office:value="2.35955" calcext:value-type="float">
            <text:p>2.3595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variance matrix^-1</text:p>
          </table:table-cell>
          <table:table-cell/>
          <table:table-cell table:number-matrix-columns-spanned="4" table:number-matrix-rows-spanned="4" table:formula="of:= MINVERSE([.D10:.G13])" office:value-type="float" office:value="1257.16129003749" calcext:value-type="float">
            <text:p>1257.16129003749</text:p>
          </table:table-cell>
          <table:table-cell office:value-type="float" office:value="-961.098701522513" calcext:value-type="float">
            <text:p>-961.098701522513</text:p>
          </table:table-cell>
          <table:table-cell office:value-type="float" office:value="-296.062588514981" calcext:value-type="float">
            <text:p>-296.062588514981</text:p>
          </table:table-cell>
          <table:table-cell office:value-type="float" office:value="0.166897551297262" calcext:value-type="float">
            <text:p>0.166897551297262</text:p>
          </table:table-cell>
          <table:table-cell table:number-columns-repeated="2"/>
          <table:table-cell office:value-type="string" calcext:value-type="string">
            <text:p>10:</text:p>
          </table:table-cell>
          <table:table-cell office:value-type="string" calcext:value-type="string">
            <text:p>[2.16624 -2.68883 1.52259]</text:p>
          </table:table-cell>
          <table:table-cell table:number-columns-repeated="5"/>
          <table:table-cell table:formula="of:= VALUE(MID([.$K16]; 2; 8))" office:value-type="float" office:value="2.16624" calcext:value-type="float">
            <text:p>2.16624</text:p>
          </table:table-cell>
          <table:table-cell table:formula="of:= VALUE(MID([.$K16]; 10; 9))" office:value-type="float" office:value="-2.68883" calcext:value-type="float">
            <text:p>-2.68883</text:p>
          </table:table-cell>
          <table:table-cell table:formula="of:= VALUE(MID([.$K16]; 18; 8))" office:value-type="float" office:value="1.52259" calcext:value-type="float">
            <text:p>1.522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-961.098701522513" calcext:value-type="float">
            <text:p>-961.098701522513</text:p>
          </table:table-cell>
          <table:table-cell office:value-type="float" office:value="2492.22835705148" calcext:value-type="float">
            <text:p>2492.22835705148</text:p>
          </table:table-cell>
          <table:table-cell office:value-type="float" office:value="-1531.12965552897" calcext:value-type="float">
            <text:p>-1531.12965552897</text:p>
          </table:table-cell>
          <table:table-cell office:value-type="float" office:value="0.810895545141812" calcext:value-type="float">
            <text:p>0.810895545141812</text:p>
          </table:table-cell>
          <table:table-cell table:number-columns-repeated="2"/>
          <table:table-cell office:value-type="string" calcext:value-type="string">
            <text:p>11:</text:p>
          </table:table-cell>
          <table:table-cell office:value-type="string" calcext:value-type="string">
            <text:p>[1.62730 -2.14989 1.52259]</text:p>
          </table:table-cell>
          <table:table-cell table:number-columns-repeated="5"/>
          <table:table-cell table:formula="of:= VALUE(MID([.$K17]; 2; 8))" office:value-type="float" office:value="1.6273" calcext:value-type="float">
            <text:p>1.6273</text:p>
          </table:table-cell>
          <table:table-cell table:formula="of:= VALUE(MID([.$K17]; 10; 9))" office:value-type="float" office:value="-2.14989" calcext:value-type="float">
            <text:p>-2.14989</text:p>
          </table:table-cell>
          <table:table-cell table:formula="of:= VALUE(MID([.$K17]; 18; 8))" office:value-type="float" office:value="1.52259" calcext:value-type="float">
            <text:p>1.522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-296.062588514981" calcext:value-type="float">
            <text:p>-296.062588514981</text:p>
          </table:table-cell>
          <table:table-cell office:value-type="float" office:value="-1531.12965552897" calcext:value-type="float">
            <text:p>-1531.12965552897</text:p>
          </table:table-cell>
          <table:table-cell office:value-type="float" office:value="1827.19224404395" calcext:value-type="float">
            <text:p>1827.19224404395</text:p>
          </table:table-cell>
          <table:table-cell office:value-type="float" office:value="0.0222069035609259" calcext:value-type="float">
            <text:p>0.022206903560926</text:p>
          </table:table-cell>
          <table:table-cell table:number-columns-repeated="2"/>
          <table:table-cell office:value-type="string" calcext:value-type="string">
            <text:p>Units of the assets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0.166897551297262" calcext:value-type="float">
            <text:p>0.166897551297262</text:p>
          </table:table-cell>
          <table:table-cell office:value-type="float" office:value="0.810895545141812" calcext:value-type="float">
            <text:p>0.810895545141812</text:p>
          </table:table-cell>
          <table:table-cell office:value-type="float" office:value="0.022206903560926" calcext:value-type="float">
            <text:p>0.022206903560926</text:p>
          </table:table-cell>
          <table:table-cell office:value-type="float" office:value="-0.0000516902036424536" calcext:value-type="float">
            <text:p>-5.16902036424536E-05</text:p>
          </table:table-cell>
          <table:table-cell table:number-columns-repeated="2"/>
          <table:table-cell office:value-type="string" calcext:value-type="string">
            <text:p>0:</text:p>
          </table:table-cell>
          <table:table-cell office:value-type="string" calcext:value-type="string">
            <text:p>[148.24339 -200.50243 152.25902]</text:p>
          </table:table-cell>
          <table:table-cell table:number-columns-repeated="5"/>
          <table:table-cell table:formula="of:= 10000 * [.Q6] / 100" office:value-type="float" office:value="148.243398798516" calcext:value-type="float">
            <text:p>148.243398798516</text:p>
          </table:table-cell>
          <table:table-cell table:formula="of:= 10000 * [.R6] / 100" office:value-type="float" office:value="-200.502422631554" calcext:value-type="float">
            <text:p>-200.502422631554</text:p>
          </table:table-cell>
          <table:table-cell table:formula="of:= 10000 * [.S6] / 100" office:value-type="float" office:value="152.259023833038" calcext:value-type="float">
            <text:p>152.259023833038</text:p>
          </table:table-cell>
          <table:table-cell/>
          <table:table-cell table:formula="of:= VALUE(MID([.K19]; 2; 9)) - [.Q19]" office:value-type="float" office:value="-0.00000879851612012317" calcext:value-type="float">
            <text:p>-8.79851612012317E-06</text:p>
          </table:table-cell>
          <table:table-cell table:formula="of:= VALUE(MID([.K19]; 12; 9)) - [.R19]" office:value-type="float" office:value="0.0000226315544864519" calcext:value-type="float">
            <text:p>2.26315544864519E-05</text:p>
          </table:table-cell>
          <table:table-cell table:formula="of:= VALUE(MID([.K19]; 22; 10)) - [.S19]" office:value-type="float" office:value="-0.00000383303839157634" calcext:value-type="float">
            <text:p>-3.83303839157634E-06</text:p>
          </table:table-cell>
          <table:table-cell/>
          <table:table-cell table:formula="of:= MIN([.U19:.W30])" office:value-type="float" office:value="-0.000450000000000728" calcext:value-type="float">
            <text:p>-0.000450000000001</text:p>
          </table:table-cell>
          <table:table-cell table:formula="of:= MAX([.U19:.W30])" office:value-type="float" office:value="0.000499999999959755" calcext:value-type="float">
            <text:p>0.0004999999999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174.64455 -226.90358 152.25902]</text:p>
          </table:table-cell>
          <table:table-cell table:number-columns-repeated="5"/>
          <table:table-cell table:formula="of:= 10000 * [.Q7] / 100" office:value-type="float" office:value="174.645" calcext:value-type="float">
            <text:p>174.645</text:p>
          </table:table-cell>
          <table:table-cell table:formula="of:= 10000 * [.R7] / 100" office:value-type="float" office:value="-226.904" calcext:value-type="float">
            <text:p>-226.904</text:p>
          </table:table-cell>
          <table:table-cell table:formula="of:= 10000 * [.S7] / 100" office:value-type="float" office:value="152.259" calcext:value-type="float">
            <text:p>152.259</text:p>
          </table:table-cell>
          <table:table-cell/>
          <table:table-cell table:formula="of:= VALUE(MID([.K20]; 2; 9)) - [.Q20]" office:value-type="float" office:value="-0.000450000000000728" calcext:value-type="float">
            <text:p>-0.000450000000001</text:p>
          </table:table-cell>
          <table:table-cell table:formula="of:= VALUE(MID([.K20]; 12; 9)) - [.R20]" office:value-type="float" office:value="0.000499999999959755" calcext:value-type="float">
            <text:p>0.00049999999996</text:p>
          </table:table-cell>
          <table:table-cell table:formula="of:= VALUE(MID([.K20]; 22; 10)) - [.S20]" office:value-type="float" office:value="0.0000199999999779266" calcext:value-type="float">
            <text:p>1.99999999779266E-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set means’</text:p>
          </table:table-cell>
          <table:table-cell/>
          <table:table-cell table:style-name="ce7" table:formula="of:= [.D5]" office:value-type="float" office:value="0.001956" calcext:value-type="float">
            <text:p>0.001956</text:p>
          </table:table-cell>
          <table:table-cell table:number-columns-repeated="5"/>
          <table:table-cell office:value-type="string" calcext:value-type="string">
            <text:p>2:</text:p>
          </table:table-cell>
          <table:table-cell office:value-type="string" calcext:value-type="string">
            <text:p>[138.56104 -200.50243 161.94139]</text:p>
          </table:table-cell>
          <table:table-cell table:number-columns-repeated="5"/>
          <table:table-cell table:formula="of:= 10000 * [.Q8] / 100" office:value-type="float" office:value="138.561" calcext:value-type="float">
            <text:p>138.561</text:p>
          </table:table-cell>
          <table:table-cell table:formula="of:= 10000 * [.R8] / 100" office:value-type="float" office:value="-200.502" calcext:value-type="float">
            <text:p>-200.502</text:p>
          </table:table-cell>
          <table:table-cell table:formula="of:= 10000 * [.S8] / 100" office:value-type="float" office:value="161.941" calcext:value-type="float">
            <text:p>161.941</text:p>
          </table:table-cell>
          <table:table-cell/>
          <table:table-cell table:formula="of:= VALUE(MID([.K21]; 2; 9)) - [.Q21]" office:value-type="float" office:value="0.0000399999999842748" calcext:value-type="float">
            <text:p>3.99999999842748E-05</text:p>
          </table:table-cell>
          <table:table-cell table:formula="of:= VALUE(MID([.K21]; 12; 9)) - [.R21]" office:value-type="float" office:value="-0.000399999999984857" calcext:value-type="float">
            <text:p>-0.000399999999985</text:p>
          </table:table-cell>
          <table:table-cell table:formula="of:= VALUE(MID([.K21]; 22; 10)) - [.S21]" office:value-type="float" office:value="0.000390000000010104" calcext:value-type="float">
            <text:p>0.0003900000000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" table:formula="of:= [.E5]" office:value-type="float" office:value="0.000667" calcext:value-type="float">
            <text:p>0.000667</text:p>
          </table:table-cell>
          <table:table-cell table:number-columns-repeated="5"/>
          <table:table-cell office:value-type="string" calcext:value-type="string">
            <text:p>3:</text:p>
          </table:table-cell>
          <table:table-cell office:value-type="string" calcext:value-type="string">
            <text:p>[63.14695 -200.50243 237.35547]</text:p>
          </table:table-cell>
          <table:table-cell table:number-columns-repeated="5"/>
          <table:table-cell table:formula="of:= 10000 * [.Q9] / 100" office:value-type="float" office:value="63.147" calcext:value-type="float">
            <text:p>63.147</text:p>
          </table:table-cell>
          <table:table-cell table:formula="of:= 10000 * [.R9] / 100" office:value-type="float" office:value="-200.502" calcext:value-type="float">
            <text:p>-200.502</text:p>
          </table:table-cell>
          <table:table-cell table:formula="of:= 10000 * [.S9] / 100" office:value-type="float" office:value="237.355" calcext:value-type="float">
            <text:p>237.355</text:p>
          </table:table-cell>
          <table:table-cell/>
          <table:table-cell table:formula="of:= VALUE(MID([.K22]; 2; 9)) - [.Q22]" office:value-type="float" office:value="-0.0000500000000016598" calcext:value-type="float">
            <text:p>-5.00000000016598E-05</text:p>
          </table:table-cell>
          <table:table-cell table:formula="of:= VALUE(MID([.K22]; 11; 9)) - [.R22]" office:value-type="float" office:value="-0.000399999999984857" calcext:value-type="float">
            <text:p>-0.000399999999985</text:p>
          </table:table-cell>
          <table:table-cell table:formula="of:= VALUE(MID([.K22]; 21; 10)) - [.S22]" office:value-type="float" office:value="0.000470000000007076" calcext:value-type="float">
            <text:p>0.00047000000000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" table:formula="of:= [.F5]" office:value-type="float" office:value="0.001697" calcext:value-type="float">
            <text:p>0.001697</text:p>
          </table:table-cell>
          <table:table-cell table:number-columns-repeated="5"/>
          <table:table-cell office:value-type="string" calcext:value-type="string">
            <text:p>4:</text:p>
          </table:table-cell>
          <table:table-cell office:value-type="string" calcext:value-type="string">
            <text:p>[213.19008 -200.50243 87.31235]</text:p>
          </table:table-cell>
          <table:table-cell table:number-columns-repeated="5"/>
          <table:table-cell table:formula="of:= 10000 * [.Q10] / 100" office:value-type="float" office:value="213.19" calcext:value-type="float">
            <text:p>213.19</text:p>
          </table:table-cell>
          <table:table-cell table:formula="of:= 10000 * [.R10] / 100" office:value-type="float" office:value="-200.502" calcext:value-type="float">
            <text:p>-200.502</text:p>
          </table:table-cell>
          <table:table-cell table:formula="of:= 10000 * [.S10] / 100" office:value-type="float" office:value="87.312" calcext:value-type="float">
            <text:p>87.312</text:p>
          </table:table-cell>
          <table:table-cell/>
          <table:table-cell table:formula="of:= VALUE(MID([.K23]; 2; 9)) - [.Q23]" office:value-type="float" office:value="0.0000799999999969714" calcext:value-type="float">
            <text:p>7.99999999969714E-05</text:p>
          </table:table-cell>
          <table:table-cell table:formula="of:= VALUE(MID([.K23]; 12; 9)) - [.R23]" office:value-type="float" office:value="-0.000399999999984857" calcext:value-type="float">
            <text:p>-0.000399999999985</text:p>
          </table:table-cell>
          <table:table-cell table:formula="of:= VALUE(MID([.K23]; 22; 9)) - [.S23]" office:value-type="float" office:value="0.000349999999983197" calcext:value-type="float">
            <text:p>0.00034999999998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5:</text:p>
          </table:table-cell>
          <table:table-cell office:value-type="string" calcext:value-type="string">
            <text:p>[148.24339 -268.85724 220.61382]</text:p>
          </table:table-cell>
          <table:table-cell table:number-columns-repeated="5"/>
          <table:table-cell table:formula="of:= 10000 * [.Q11] / 100" office:value-type="float" office:value="148.243" calcext:value-type="float">
            <text:p>148.243</text:p>
          </table:table-cell>
          <table:table-cell table:formula="of:= 10000 * [.R11] / 100" office:value-type="float" office:value="-268.857" calcext:value-type="float">
            <text:p>-268.857</text:p>
          </table:table-cell>
          <table:table-cell table:formula="of:= 10000 * [.S11] / 100" office:value-type="float" office:value="220.614" calcext:value-type="float">
            <text:p>220.614</text:p>
          </table:table-cell>
          <table:table-cell/>
          <table:table-cell table:formula="of:= VALUE(MID([.K24]; 2; 9)) - [.Q24]" office:value-type="float" office:value="0.000390000000010104" calcext:value-type="float">
            <text:p>0.00039000000001</text:p>
          </table:table-cell>
          <table:table-cell table:formula="of:= VALUE(MID([.K24]; 12; 9)) - [.R24]" office:value-type="float" office:value="-0.000199999999949796" calcext:value-type="float">
            <text:p>-0.00019999999995</text:p>
          </table:table-cell>
          <table:table-cell table:formula="of:= VALUE(MID([.K24]; 22; 10)) - [.S24]" office:value-type="float" office:value="-0.000180000000000291" calcext:value-type="float">
            <text:p>-0.0001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138.54094 -200.50243 161.96149]</text:p>
          </table:table-cell>
          <table:table-cell table:number-columns-repeated="5"/>
          <table:table-cell table:formula="of:= 10000 * [.Q12] / 100" office:value-type="float" office:value="138.541" calcext:value-type="float">
            <text:p>138.541</text:p>
          </table:table-cell>
          <table:table-cell table:formula="of:= 10000 * [.R12] / 100" office:value-type="float" office:value="-200.502" calcext:value-type="float">
            <text:p>-200.502</text:p>
          </table:table-cell>
          <table:table-cell table:formula="of:= 10000 * [.S12] / 100" office:value-type="float" office:value="161.961" calcext:value-type="float">
            <text:p>161.961</text:p>
          </table:table-cell>
          <table:table-cell/>
          <table:table-cell table:formula="of:= VALUE(MID([.K25]; 2; 9)) - [.Q25]" office:value-type="float" office:value="-0.0000599999999906231" calcext:value-type="float">
            <text:p>-5.99999999906231E-05</text:p>
          </table:table-cell>
          <table:table-cell table:formula="of:= VALUE(MID([.K25]; 12; 9)) - [.R25]" office:value-type="float" office:value="-0.000399999999984857" calcext:value-type="float">
            <text:p>-0.000399999999985</text:p>
          </table:table-cell>
          <table:table-cell table:formula="of:= VALUE(MID([.K25]; 22; 10)) - [.S25]" office:value-type="float" office:value="0.000489999999985002" calcext:value-type="float">
            <text:p>0.0004899999999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timal f’s</text:p>
          </table:table-cell>
          <table:table-cell/>
          <table:table-cell table:number-matrix-columns-spanned="1" table:number-matrix-rows-spanned="4" table:formula="of:= MMULT([.D16:.G19]; [.D21:.D24])" office:value-type="float" office:value="1.48243398798516" calcext:value-type="float">
            <text:p>1.48243398798516</text:p>
          </table:table-cell>
          <table:table-cell table:number-columns-repeated="5"/>
          <table:table-cell office:value-type="string" calcext:value-type="string">
            <text:p>7:</text:p>
          </table:table-cell>
          <table:table-cell office:value-type="string" calcext:value-type="string">
            <text:p>[148.24339 -249.01318 200.76981]</text:p>
          </table:table-cell>
          <table:table-cell table:number-columns-repeated="5"/>
          <table:table-cell table:formula="of:= 10000 * [.Q13] / 100" office:value-type="float" office:value="148.243" calcext:value-type="float">
            <text:p>148.243</text:p>
          </table:table-cell>
          <table:table-cell table:formula="of:= 10000 * [.R13] / 100" office:value-type="float" office:value="-249.013" calcext:value-type="float">
            <text:p>-249.013</text:p>
          </table:table-cell>
          <table:table-cell table:formula="of:= 10000 * [.S13] / 100" office:value-type="float" office:value="200.77" calcext:value-type="float">
            <text:p>200.77</text:p>
          </table:table-cell>
          <table:table-cell/>
          <table:table-cell table:formula="of:= VALUE(MID([.K26]; 2; 9)) - [.Q26]" office:value-type="float" office:value="0.000390000000010104" calcext:value-type="float">
            <text:p>0.00039000000001</text:p>
          </table:table-cell>
          <table:table-cell table:formula="of:= VALUE(MID([.K26]; 12; 9)) - [.R26]" office:value-type="float" office:value="-0.0000999999999748979" calcext:value-type="float">
            <text:p>-9.99999999748979E-05</text:p>
          </table:table-cell>
          <table:table-cell table:formula="of:= VALUE(MID([.K26]; 22; 10)) - [.S26]" office:value-type="float" office:value="-0.000190000000003465" calcext:value-type="float">
            <text:p>-0.0001900000000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2.00502422631554" calcext:value-type="float">
            <text:p>-2.00502422631554</text:p>
          </table:table-cell>
          <table:table-cell table:number-columns-repeated="5"/>
          <table:table-cell office:value-type="string" calcext:value-type="string">
            <text:p>8:</text:p>
          </table:table-cell>
          <table:table-cell office:value-type="string" calcext:value-type="string">
            <text:p>[94.71823 -200.50243 205.78419]</text:p>
          </table:table-cell>
          <table:table-cell table:number-columns-repeated="5"/>
          <table:table-cell table:formula="of:= 10000 * [.Q14] / 100" office:value-type="float" office:value="94.718" calcext:value-type="float">
            <text:p>94.718</text:p>
          </table:table-cell>
          <table:table-cell table:formula="of:= 10000 * [.R14] / 100" office:value-type="float" office:value="-200.502" calcext:value-type="float">
            <text:p>-200.502</text:p>
          </table:table-cell>
          <table:table-cell table:formula="of:= 10000 * [.S14] / 100" office:value-type="float" office:value="205.784" calcext:value-type="float">
            <text:p>205.784</text:p>
          </table:table-cell>
          <table:table-cell/>
          <table:table-cell table:formula="of:= VALUE(MID([.K27]; 2; 9)) - [.Q27]" office:value-type="float" office:value="0.00022999999998774" calcext:value-type="float">
            <text:p>0.000229999999988</text:p>
          </table:table-cell>
          <table:table-cell table:formula="of:= VALUE(MID([.K27]; 11; 9)) - [.R27]" office:value-type="float" office:value="-0.000399999999984857" calcext:value-type="float">
            <text:p>-0.000399999999985</text:p>
          </table:table-cell>
          <table:table-cell table:formula="of:= VALUE(MID([.K27]; 21; 10)) - [.S27]" office:value-type="float" office:value="0.000189999999975043" calcext:value-type="float">
            <text:p>0.0001899999999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.52259023833038" calcext:value-type="float">
            <text:p>1.52259023833038</text:p>
          </table:table-cell>
          <table:table-cell table:number-columns-repeated="5"/>
          <table:table-cell office:value-type="string" calcext:value-type="string">
            <text:p>9:</text:p>
          </table:table-cell>
          <table:table-cell office:value-type="string" calcext:value-type="string">
            <text:p>[148.24339 -284.19885 235.95547]</text:p>
          </table:table-cell>
          <table:table-cell table:number-columns-repeated="5"/>
          <table:table-cell table:formula="of:= 10000 * [.Q15] / 100" office:value-type="float" office:value="148.243" calcext:value-type="float">
            <text:p>148.243</text:p>
          </table:table-cell>
          <table:table-cell table:formula="of:= 10000 * [.R15] / 100" office:value-type="float" office:value="-284.199" calcext:value-type="float">
            <text:p>-284.199</text:p>
          </table:table-cell>
          <table:table-cell table:formula="of:= 10000 * [.S15] / 100" office:value-type="float" office:value="235.955" calcext:value-type="float">
            <text:p>235.955</text:p>
          </table:table-cell>
          <table:table-cell/>
          <table:table-cell table:formula="of:= VALUE(MID([.K28]; 2; 9)) - [.Q28]" office:value-type="float" office:value="0.000390000000010104" calcext:value-type="float">
            <text:p>0.00039000000001</text:p>
          </table:table-cell>
          <table:table-cell table:formula="of:= VALUE(MID([.K28]; 12; 9)) - [.R28]" office:value-type="float" office:value="0.000200000000006639" calcext:value-type="float">
            <text:p>0.000200000000007</text:p>
          </table:table-cell>
          <table:table-cell table:formula="of:= VALUE(MID([.K28]; 22; 10)) - [.S28]" office:value-type="float" office:value="0.000469999999978654" calcext:value-type="float">
            <text:p>0.0004699999999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853313850647471" calcext:value-type="float">
            <text:p>0.000853313850647</text:p>
          </table:table-cell>
          <table:table-cell table:number-columns-repeated="5"/>
          <table:table-cell office:value-type="string" calcext:value-type="string">
            <text:p>10:</text:p>
          </table:table-cell>
          <table:table-cell office:value-type="string" calcext:value-type="string">
            <text:p>[216.62411 -268.88312 152.25902]</text:p>
          </table:table-cell>
          <table:table-cell table:number-columns-repeated="5"/>
          <table:table-cell table:formula="of:= 10000 * [.Q16] / 100" office:value-type="float" office:value="216.624" calcext:value-type="float">
            <text:p>216.624</text:p>
          </table:table-cell>
          <table:table-cell table:formula="of:= 10000 * [.R16] / 100" office:value-type="float" office:value="-268.883" calcext:value-type="float">
            <text:p>-268.883</text:p>
          </table:table-cell>
          <table:table-cell table:formula="of:= 10000 * [.S16] / 100" office:value-type="float" office:value="152.259" calcext:value-type="float">
            <text:p>152.259</text:p>
          </table:table-cell>
          <table:table-cell/>
          <table:table-cell table:formula="of:= VALUE(MID([.K29]; 2; 9)) - [.Q29]" office:value-type="float" office:value="0.000109999999978072" calcext:value-type="float">
            <text:p>0.000109999999978</text:p>
          </table:table-cell>
          <table:table-cell table:formula="of:= VALUE(MID([.K29]; 12; 9)) - [.R29]" office:value-type="float" office:value="-0.000100000000031741" calcext:value-type="float">
            <text:p>-0.000100000000032</text:p>
          </table:table-cell>
          <table:table-cell table:formula="of:= VALUE(MID([.K29]; 22; 10)) - [.S29]" office:value-type="float" office:value="0.0000199999999779266" calcext:value-type="float">
            <text:p>1.99999999779266E-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162.72978 -214.98882 152.25902]</text:p>
          </table:table-cell>
          <table:table-cell table:number-columns-repeated="5"/>
          <table:table-cell table:formula="of:= 10000 * [.Q17] / 100" office:value-type="float" office:value="162.73" calcext:value-type="float">
            <text:p>162.73</text:p>
          </table:table-cell>
          <table:table-cell table:formula="of:= 10000 * [.R17] / 100" office:value-type="float" office:value="-214.989" calcext:value-type="float">
            <text:p>-214.989</text:p>
          </table:table-cell>
          <table:table-cell table:formula="of:= 10000 * [.S17] / 100" office:value-type="float" office:value="152.259" calcext:value-type="float">
            <text:p>152.259</text:p>
          </table:table-cell>
          <table:table-cell/>
          <table:table-cell table:formula="of:= VALUE(MID([.K30]; 2; 9)) - [.Q30]" office:value-type="float" office:value="-0.000219999999984566" calcext:value-type="float">
            <text:p>-0.000219999999985</text:p>
          </table:table-cell>
          <table:table-cell table:formula="of:= VALUE(MID([.K30]; 12; 9)) - [.R30]" office:value-type="float" office:value="0.000200000000006639" calcext:value-type="float">
            <text:p>0.000200000000007</text:p>
          </table:table-cell>
          <table:table-cell table:formula="of:= VALUE(MID([.K30]; 22; 10)) - [.S30]" office:value-type="float" office:value="0.0000199999999779266" calcext:value-type="float">
            <text:p>1.99999999779266E-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Pric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99.76638 100.10655 103.20725]</text:p>
          </table:table-cell>
          <table:table-cell table:number-columns-repeated="5"/>
          <table:table-cell table:formula="of:= VALUE(MID([.K32]; 2; 9))" office:value-type="float" office:value="99.76638" calcext:value-type="float">
            <text:p>99.76638</text:p>
          </table:table-cell>
          <table:table-cell table:formula="of:= VALUE(MID([.K32]; 11; 9))" office:value-type="float" office:value="100.10655" calcext:value-type="float">
            <text:p>100.10655</text:p>
          </table:table-cell>
          <table:table-cell table:formula="of:= VALUE(MID([.K32]; 20; 9))" office:value-type="float" office:value="103.2072" calcext:value-type="float">
            <text:p>103.2072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Valu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4789.70679 -20071.60653 15714.23400]</text:p>
          </table:table-cell>
          <table:table-cell table:number-columns-repeated="5"/>
          <table:table-cell table:formula="of:= [.Q19] * [.Q$32]" office:value-type="float" office:value="14789.7072570243" calcext:value-type="float">
            <text:p>14789.7072570243</text:p>
          </table:table-cell>
          <table:table-cell table:formula="of:= [.R19] * [.R$32]" office:value-type="float" office:value="-20071.6057962868" calcext:value-type="float">
            <text:p>-20071.6057962868</text:p>
          </table:table-cell>
          <table:table-cell table:formula="of:= [.S19] * [.S$32]" office:value-type="float" office:value="15714.2275245412" calcext:value-type="float">
            <text:p>15714.2275245412</text:p>
          </table:table-cell>
          <table:table-cell/>
          <table:table-cell table:formula="of:= VALUE(MID([.K34]; 2; 12)) - [.Q34]" office:value-type="float" office:value="-0.000467024303361541" calcext:value-type="float">
            <text:p>-0.000467024303362</text:p>
          </table:table-cell>
          <table:table-cell table:formula="of:= VALUE(MID([.K34]; 14; 12)) - [.R34]" office:value-type="float" office:value="-0.000733713161025662" calcext:value-type="float">
            <text:p>-0.000733713161026</text:p>
          </table:table-cell>
          <table:table-cell table:formula="of:= VALUE(MID([.K34]; 26; 12)) - [.S34]" office:value-type="float" office:value="0.00647545884203282" calcext:value-type="float">
            <text:p>0.006475458842033</text:p>
          </table:table-cell>
          <table:table-cell/>
          <table:table-cell table:formula="of:= MIN([.U34:.W45])" office:value-type="float" office:value="-0.0451050999981817" calcext:value-type="float">
            <text:p>-0.045105099998182</text:p>
          </table:table-cell>
          <table:table-cell table:formula="of:= MAX([.U34:.W45])" office:value-type="float" office:value="0.0599839999958931" calcext:value-type="float">
            <text:p>0.05998399999589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17423.65433 -22714.53498 15714.23400]</text:p>
          </table:table-cell>
          <table:table-cell table:number-columns-repeated="5"/>
          <table:table-cell table:formula="of:= [.Q20] * [.Q$32]" office:value-type="float" office:value="17423.6994351" calcext:value-type="float">
            <text:p>17423.6994351</text:p>
          </table:table-cell>
          <table:table-cell table:formula="of:= [.R20] * [.R$32]" office:value-type="float" office:value="-22714.5766212" calcext:value-type="float">
            <text:p>-22714.5766212</text:p>
          </table:table-cell>
          <table:table-cell table:formula="of:= [.S20] * [.S$32]" office:value-type="float" office:value="15714.2250648" calcext:value-type="float">
            <text:p>15714.2250648</text:p>
          </table:table-cell>
          <table:table-cell/>
          <table:table-cell table:formula="of:= VALUE(MID([.K35]; 2; 11)) - [.Q35]" office:value-type="float" office:value="-0.0451050999981817" calcext:value-type="float">
            <text:p>-0.045105099998182</text:p>
          </table:table-cell>
          <table:table-cell table:formula="of:= VALUE(MID([.K35]; 14; 12)) - [.R35]" office:value-type="float" office:value="0.0416411999976845" calcext:value-type="float">
            <text:p>0.041641199997685</text:p>
          </table:table-cell>
          <table:table-cell table:formula="of:= VALUE(MID([.K35]; 26; 12)) - [.S35]" office:value-type="float" office:value="0.00893519999954151" calcext:value-type="float">
            <text:p>0.00893519999954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13823.73300 -20071.60653 16713.52506]</text:p>
          </table:table-cell>
          <table:table-cell table:number-columns-repeated="5"/>
          <table:table-cell table:formula="of:= [.Q21] * [.Q$32]" office:value-type="float" office:value="13823.72937918" calcext:value-type="float">
            <text:p>13823.72937918</text:p>
          </table:table-cell>
          <table:table-cell table:formula="of:= [.R21] * [.R$32]" office:value-type="float" office:value="-20071.5634881" calcext:value-type="float">
            <text:p>-20071.5634881</text:p>
          </table:table-cell>
          <table:table-cell table:formula="of:= [.S21] * [.S$32]" office:value-type="float" office:value="16713.4771752" calcext:value-type="float">
            <text:p>16713.4771752</text:p>
          </table:table-cell>
          <table:table-cell/>
          <table:table-cell table:formula="of:= VALUE(MID([.K36]; 2; 11)) - [.Q36]" office:value-type="float" office:value="0.0036208199999237" calcext:value-type="float">
            <text:p>0.003620819999924</text:p>
          </table:table-cell>
          <table:table-cell table:formula="of:= VALUE(MID([.K36]; 14; 12)) - [.R36]" office:value-type="float" office:value="-0.0430419000003894" calcext:value-type="float">
            <text:p>-0.04304190000039</text:p>
          </table:table-cell>
          <table:table-cell table:formula="of:= VALUE(MID([.K36]; 26; 12)) - [.S36]" office:value-type="float" office:value="0.0478847999984282" calcext:value-type="float">
            <text:p>0.04788479999842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6299.94302 -20071.60653 24496.80437]</text:p>
          </table:table-cell>
          <table:table-cell table:number-columns-repeated="5"/>
          <table:table-cell table:formula="of:= [.Q22] * [.Q$32]" office:value-type="float" office:value="6299.94759786" calcext:value-type="float">
            <text:p>6299.94759786</text:p>
          </table:table-cell>
          <table:table-cell table:formula="of:= [.R22] * [.R$32]" office:value-type="float" office:value="-20071.5634881" calcext:value-type="float">
            <text:p>-20071.5634881</text:p>
          </table:table-cell>
          <table:table-cell table:formula="of:= [.S22] * [.S$32]" office:value-type="float" office:value="24496.744956" calcext:value-type="float">
            <text:p>24496.744956</text:p>
          </table:table-cell>
          <table:table-cell/>
          <table:table-cell table:formula="of:= VALUE(MID([.K37]; 2; 11)) - [.Q37]" office:value-type="float" office:value="-0.00457785999969929" calcext:value-type="float">
            <text:p>-0.004577859999699</text:p>
          </table:table-cell>
          <table:table-cell table:formula="of:= VALUE(MID([.K37]; 13; 12)) - [.R37]" office:value-type="float" office:value="-0.0430419000003894" calcext:value-type="float">
            <text:p>-0.04304190000039</text:p>
          </table:table-cell>
          <table:table-cell table:formula="of:= VALUE(MID([.K37]; 25; 12)) - [.S37]" office:value-type="float" office:value="0.0594140000030166" calcext:value-type="float">
            <text:p>0.05941400000301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21269.20258 -20071.60653 9011.26696]</text:p>
          </table:table-cell>
          <table:table-cell table:number-columns-repeated="5"/>
          <table:table-cell table:formula="of:= [.Q23] * [.Q$32]" office:value-type="float" office:value="21269.1945522" calcext:value-type="float">
            <text:p>21269.1945522</text:p>
          </table:table-cell>
          <table:table-cell table:formula="of:= [.R23] * [.R$32]" office:value-type="float" office:value="-20071.5634881" calcext:value-type="float">
            <text:p>-20071.5634881</text:p>
          </table:table-cell>
          <table:table-cell table:formula="of:= [.S23] * [.S$32]" office:value-type="float" office:value="9011.2270464" calcext:value-type="float">
            <text:p>9011.2270464</text:p>
          </table:table-cell>
          <table:table-cell/>
          <table:table-cell table:formula="of:= VALUE(MID([.K38]; 2; 11)) - [.Q38]" office:value-type="float" office:value="0.00802780000230996" calcext:value-type="float">
            <text:p>0.00802780000231</text:p>
          </table:table-cell>
          <table:table-cell table:formula="of:= VALUE(MID([.K38]; 14; 12)) - [.R38]" office:value-type="float" office:value="-0.0430419000003894" calcext:value-type="float">
            <text:p>-0.04304190000039</text:p>
          </table:table-cell>
          <table:table-cell table:formula="of:= VALUE(MID([.K38]; 26; 11)) - [.S38]" office:value-type="float" office:value="0.0399135999996361" calcext:value-type="float">
            <text:p>0.03991359999963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14789.70679 -26914.37113 22768.94442]</text:p>
          </table:table-cell>
          <table:table-cell table:number-columns-repeated="5"/>
          <table:table-cell table:formula="of:= [.Q24] * [.Q$32]" office:value-type="float" office:value="14789.66747034" calcext:value-type="float">
            <text:p>14789.66747034</text:p>
          </table:table-cell>
          <table:table-cell table:formula="of:= [.R24] * [.R$32]" office:value-type="float" office:value="-26914.34671335" calcext:value-type="float">
            <text:p>-26914.34671335</text:p>
          </table:table-cell>
          <table:table-cell table:formula="of:= [.S24] * [.S$32]" office:value-type="float" office:value="22768.9532208" calcext:value-type="float">
            <text:p>22768.9532208</text:p>
          </table:table-cell>
          <table:table-cell/>
          <table:table-cell table:formula="of:= VALUE(MID([.K39]; 2; 11)) - [.Q39]" office:value-type="float" office:value="0.0393196600016381" calcext:value-type="float">
            <text:p>0.039319660001638</text:p>
          </table:table-cell>
          <table:table-cell table:formula="of:= VALUE(MID([.K39]; 14; 12)) - [.R39]" office:value-type="float" office:value="-0.0244166499978746" calcext:value-type="float">
            <text:p>-0.024416649997875</text:p>
          </table:table-cell>
          <table:table-cell table:formula="of:= VALUE(MID([.K39]; 26; 12)) - [.S39]" office:value-type="float" office:value="-0.00880080000206362" calcext:value-type="float">
            <text:p>-0.00880080000206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13821.72811 -20071.60653 16715.59909]</text:p>
          </table:table-cell>
          <table:table-cell table:number-columns-repeated="5"/>
          <table:table-cell table:formula="of:= [.Q25] * [.Q$32]" office:value-type="float" office:value="13821.73405158" calcext:value-type="float">
            <text:p>13821.73405158</text:p>
          </table:table-cell>
          <table:table-cell table:formula="of:= [.R25] * [.R$32]" office:value-type="float" office:value="-20071.5634881" calcext:value-type="float">
            <text:p>-20071.5634881</text:p>
          </table:table-cell>
          <table:table-cell table:formula="of:= [.S25] * [.S$32]" office:value-type="float" office:value="16715.5413192" calcext:value-type="float">
            <text:p>16715.5413192</text:p>
          </table:table-cell>
          <table:table-cell/>
          <table:table-cell table:formula="of:= VALUE(MID([.K40]; 2; 11)) - [.Q40]" office:value-type="float" office:value="-0.00594157999876188" calcext:value-type="float">
            <text:p>-0.005941579998762</text:p>
          </table:table-cell>
          <table:table-cell table:formula="of:= VALUE(MID([.K40]; 14; 12)) - [.R40]" office:value-type="float" office:value="-0.0430419000003894" calcext:value-type="float">
            <text:p>-0.04304190000039</text:p>
          </table:table-cell>
          <table:table-cell table:formula="of:= VALUE(MID([.K40]; 26; 12)) - [.S40]" office:value-type="float" office:value="0.0577707999982522" calcext:value-type="float">
            <text:p>0.05777079999825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14789.70679 -24927.85119 20720.89885]</text:p>
          </table:table-cell>
          <table:table-cell table:number-columns-repeated="5"/>
          <table:table-cell table:formula="of:= [.Q26] * [.Q$32]" office:value-type="float" office:value="14789.66747034" calcext:value-type="float">
            <text:p>14789.66747034</text:p>
          </table:table-cell>
          <table:table-cell table:formula="of:= [.R26] * [.R$32]" office:value-type="float" office:value="-24927.83233515" calcext:value-type="float">
            <text:p>-24927.83233515</text:p>
          </table:table-cell>
          <table:table-cell table:formula="of:= [.S26] * [.S$32]" office:value-type="float" office:value="20720.909544" calcext:value-type="float">
            <text:p>20720.909544</text:p>
          </table:table-cell>
          <table:table-cell/>
          <table:table-cell table:formula="of:= VALUE(MID([.K41]; 2; 11)) - [.Q41]" office:value-type="float" office:value="0.0393196600016381" calcext:value-type="float">
            <text:p>0.039319660001638</text:p>
          </table:table-cell>
          <table:table-cell table:formula="of:= VALUE(MID([.K41]; 14; 12)) - [.R41]" office:value-type="float" office:value="-0.0188548499972967" calcext:value-type="float">
            <text:p>-0.018854849997297</text:p>
          </table:table-cell>
          <table:table-cell table:formula="of:= VALUE(MID([.K41]; 26; 12)) - [.S41]" office:value-type="float" office:value="-0.0106940000005125" calcext:value-type="float">
            <text:p>-0.01069400000051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9449.69512 -20071.60653 21238.42013]</text:p>
          </table:table-cell>
          <table:table-cell table:number-columns-repeated="5"/>
          <table:table-cell table:formula="of:= [.Q27] * [.Q$32]" office:value-type="float" office:value="9449.67198084" calcext:value-type="float">
            <text:p>9449.67198084</text:p>
          </table:table-cell>
          <table:table-cell table:formula="of:= [.R27] * [.R$32]" office:value-type="float" office:value="-20071.5634881" calcext:value-type="float">
            <text:p>-20071.5634881</text:p>
          </table:table-cell>
          <table:table-cell table:formula="of:= [.S27] * [.S$32]" office:value-type="float" office:value="21238.3904448" calcext:value-type="float">
            <text:p>21238.3904448</text:p>
          </table:table-cell>
          <table:table-cell/>
          <table:table-cell table:formula="of:= VALUE(MID([.K42]; 2; 11)) - [.Q42]" office:value-type="float" office:value="0.0231391599991184" calcext:value-type="float">
            <text:p>0.023139159999119</text:p>
          </table:table-cell>
          <table:table-cell table:formula="of:= VALUE(MID([.K42]; 13; 12)) - [.R42]" office:value-type="float" office:value="-0.0430419000003894" calcext:value-type="float">
            <text:p>-0.04304190000039</text:p>
          </table:table-cell>
          <table:table-cell table:formula="of:= VALUE(MID([.K42]; 25; 12)) - [.S42]" office:value-type="float" office:value="0.0296851999955834" calcext:value-type="float">
            <text:p>0.02968519999558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14789.70679 -28450.16719 24352.31486]</text:p>
          </table:table-cell>
          <table:table-cell table:number-columns-repeated="5"/>
          <table:table-cell table:formula="of:= [.Q28] * [.Q$32]" office:value-type="float" office:value="14789.66747034" calcext:value-type="float">
            <text:p>14789.66747034</text:p>
          </table:table-cell>
          <table:table-cell table:formula="of:= [.R28] * [.R$32]" office:value-type="float" office:value="-28450.18140345" calcext:value-type="float">
            <text:p>-28450.18140345</text:p>
          </table:table-cell>
          <table:table-cell table:formula="of:= [.S28] * [.S$32]" office:value-type="float" office:value="24352.254876" calcext:value-type="float">
            <text:p>24352.254876</text:p>
          </table:table-cell>
          <table:table-cell/>
          <table:table-cell table:formula="of:= VALUE(MID([.K43]; 2; 11)) - [.Q43]" office:value-type="float" office:value="0.0393196600016381" calcext:value-type="float">
            <text:p>0.039319660001638</text:p>
          </table:table-cell>
          <table:table-cell table:formula="of:= VALUE(MID([.K43]; 14; 12)) - [.R43]" office:value-type="float" office:value="0.0142134500019893" calcext:value-type="float">
            <text:p>0.014213450001989</text:p>
          </table:table-cell>
          <table:table-cell table:formula="of:= VALUE(MID([.K43]; 26; 12)) - [.S43]" office:value-type="float" office:value="0.0599839999958931" calcext:value-type="float">
            <text:p>0.05998399999589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21611.80394 -26916.96178 15714.23400]</text:p>
          </table:table-cell>
          <table:table-cell table:number-columns-repeated="5"/>
          <table:table-cell table:formula="of:= [.Q29] * [.Q$32]" office:value-type="float" office:value="21611.79230112" calcext:value-type="float">
            <text:p>21611.79230112</text:p>
          </table:table-cell>
          <table:table-cell table:formula="of:= [.R29] * [.R$32]" office:value-type="float" office:value="-26916.94948365" calcext:value-type="float">
            <text:p>-26916.94948365</text:p>
          </table:table-cell>
          <table:table-cell table:formula="of:= [.S29] * [.S$32]" office:value-type="float" office:value="15714.2250648" calcext:value-type="float">
            <text:p>15714.2250648</text:p>
          </table:table-cell>
          <table:table-cell/>
          <table:table-cell table:formula="of:= VALUE(MID([.K44]; 2; 11)) - [.Q44]" office:value-type="float" office:value="0.0116388799979177" calcext:value-type="float">
            <text:p>0.011638879997918</text:p>
          </table:table-cell>
          <table:table-cell table:formula="of:= VALUE(MID([.K44]; 14; 12)) - [.R44]" office:value-type="float" office:value="-0.012296350003453" calcext:value-type="float">
            <text:p>-0.012296350003453</text:p>
          </table:table-cell>
          <table:table-cell table:formula="of:= VALUE(MID([.K44]; 26; 12)) - [.S44]" office:value-type="float" office:value="0.00893519999954151" calcext:value-type="float">
            <text:p>0.00893519999954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16234.96141 -21521.78900 15714.23400]</text:p>
          </table:table-cell>
          <table:table-cell table:number-columns-repeated="5"/>
          <table:table-cell table:formula="of:= [.Q30] * [.Q$32]" office:value-type="float" office:value="16234.9830174" calcext:value-type="float">
            <text:p>16234.9830174</text:p>
          </table:table-cell>
          <table:table-cell table:formula="of:= [.R30] * [.R$32]" office:value-type="float" office:value="-21521.80707795" calcext:value-type="float">
            <text:p>-21521.80707795</text:p>
          </table:table-cell>
          <table:table-cell table:formula="of:= [.S30] * [.S$32]" office:value-type="float" office:value="15714.2250648" calcext:value-type="float">
            <text:p>15714.2250648</text:p>
          </table:table-cell>
          <table:table-cell/>
          <table:table-cell table:formula="of:= VALUE(MID([.K45]; 2; 11)) - [.Q45]" office:value-type="float" office:value="-0.0216073999981745" calcext:value-type="float">
            <text:p>-0.021607399998175</text:p>
          </table:table-cell>
          <table:table-cell table:formula="of:= VALUE(MID([.K45]; 14; 12)) - [.R45]" office:value-type="float" office:value="0.0180779500005883" calcext:value-type="float">
            <text:p>0.018077950000588</text:p>
          </table:table-cell>
          <table:table-cell table:formula="of:= VALUE(MID([.K45]; 26; 12)) - [.S45]" office:value-type="float" office:value="0.00893519999954151" calcext:value-type="float">
            <text:p>0.00893519999954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Current portfolio value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0432.33398]</text:p>
          </table:table-cell>
          <table:table-cell table:number-columns-repeated="5"/>
          <table:table-cell table:formula="of:= SUM([.Q34:.S34])" office:value-type="float" office:value="10432.3289852786" calcext:value-type="float">
            <text:p>10432.3289852786</text:p>
          </table:table-cell>
          <table:table-cell table:number-columns-repeated="3"/>
          <table:table-cell table:formula="of:= VALUE(MID([.K47]; 2; 11)) - [.Q47]" office:value-type="float" office:value="0.00499472137744306" calcext:value-type="float">
            <text:p>0.004994721377443</text:p>
          </table:table-cell>
          <table:table-cell table:number-columns-repeated="3"/>
          <table:table-cell table:formula="of:= MIN([.U47:.W58])" office:value-type="float" office:value="0.00499472137744306" calcext:value-type="float">
            <text:p>0.004994721377443</text:p>
          </table:table-cell>
          <table:table-cell table:formula="of:= MAX([.U47:.W58])" office:value-type="float" office:value="0.113547110000582" calcext:value-type="float">
            <text:p>0.11354711000058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10423.35352]</text:p>
          </table:table-cell>
          <table:table-cell table:number-columns-repeated="5"/>
          <table:table-cell table:formula="of:= SUM([.Q35:.S35])" office:value-type="float" office:value="10423.3478787" calcext:value-type="float">
            <text:p>10423.3478787</text:p>
          </table:table-cell>
          <table:table-cell table:number-columns-repeated="3"/>
          <table:table-cell table:formula="of:= VALUE(MID([.K48]; 2; 11)) - [.Q48]" office:value-type="float" office:value="0.00564129999838769" calcext:value-type="float">
            <text:p>0.00564129999838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10465.65137]</text:p>
          </table:table-cell>
          <table:table-cell table:number-columns-repeated="5"/>
          <table:table-cell table:formula="of:= SUM([.Q36:.S36])" office:value-type="float" office:value="10465.64306628" calcext:value-type="float">
            <text:p>10465.64306628</text:p>
          </table:table-cell>
          <table:table-cell table:number-columns-repeated="3"/>
          <table:table-cell table:formula="of:= VALUE(MID([.K49]; 2; 11)) - [.Q49]" office:value-type="float" office:value="0.00830371999836643" calcext:value-type="float">
            <text:p>0.008303719998366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10725.14062]</text:p>
          </table:table-cell>
          <table:table-cell table:number-columns-repeated="5"/>
          <table:table-cell table:formula="of:= SUM([.Q37:.S37])" office:value-type="float" office:value="10725.12906576" calcext:value-type="float">
            <text:p>10725.12906576</text:p>
          </table:table-cell>
          <table:table-cell table:number-columns-repeated="3"/>
          <table:table-cell table:formula="of:= VALUE(MID([.K50]; 2; 11)) - [.Q50]" office:value-type="float" office:value="0.0115542400035338" calcext:value-type="float">
            <text:p>0.01155424000353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10208.86328]</text:p>
          </table:table-cell>
          <table:table-cell table:number-columns-repeated="5"/>
          <table:table-cell table:formula="of:= SUM([.Q38:.S38])" office:value-type="float" office:value="10208.8581105" calcext:value-type="float">
            <text:p>10208.8581105</text:p>
          </table:table-cell>
          <table:table-cell table:number-columns-repeated="3"/>
          <table:table-cell table:formula="of:= VALUE(MID([.K51]; 2; 11)) - [.Q51]" office:value-type="float" office:value="0.00516950000019278" calcext:value-type="float">
            <text:p>0.005169500000193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10644.28027]</text:p>
          </table:table-cell>
          <table:table-cell table:number-columns-repeated="5"/>
          <table:table-cell table:formula="of:= SUM([.Q39:.S39])" office:value-type="float" office:value="10644.27397779" calcext:value-type="float">
            <text:p>10644.27397779</text:p>
          </table:table-cell>
          <table:table-cell table:number-columns-repeated="3"/>
          <table:table-cell table:formula="of:= VALUE(MID([.K52]; 2; 11)) - [.Q52]" office:value-type="float" office:value="0.00629221000053803" calcext:value-type="float">
            <text:p>0.00629221000053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10465.72070]</text:p>
          </table:table-cell>
          <table:table-cell table:number-columns-repeated="5"/>
          <table:table-cell table:formula="of:= SUM([.Q40:.S40])" office:value-type="float" office:value="10465.71188268" calcext:value-type="float">
            <text:p>10465.71188268</text:p>
          </table:table-cell>
          <table:table-cell table:number-columns-repeated="3"/>
          <table:table-cell table:formula="of:= VALUE(MID([.K53]; 2; 11)) - [.Q53]" office:value-type="float" office:value="0.008817320000162" calcext:value-type="float">
            <text:p>0.00881732000016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10582.75488]</text:p>
          </table:table-cell>
          <table:table-cell table:number-columns-repeated="5"/>
          <table:table-cell table:formula="of:= SUM([.Q41:.S41])" office:value-type="float" office:value="10582.74467919" calcext:value-type="float">
            <text:p>10582.74467919</text:p>
          </table:table-cell>
          <table:table-cell table:number-columns-repeated="3"/>
          <table:table-cell table:formula="of:= VALUE(MID([.K54]; 2; 11)) - [.Q54]" office:value-type="float" office:value="0.0102008100038802" calcext:value-type="float">
            <text:p>0.0102008100038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10616.50879]</text:p>
          </table:table-cell>
          <table:table-cell table:number-columns-repeated="5"/>
          <table:table-cell table:formula="of:= SUM([.Q42:.S42])" office:value-type="float" office:value="10616.49893754" calcext:value-type="float">
            <text:p>10616.49893754</text:p>
          </table:table-cell>
          <table:table-cell table:number-columns-repeated="3"/>
          <table:table-cell table:formula="of:= VALUE(MID([.K55]; 2; 11)) - [.Q55]" office:value-type="float" office:value="0.00985245999618201" calcext:value-type="float">
            <text:p>0.00985245999618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10691.85449]</text:p>
          </table:table-cell>
          <table:table-cell table:number-columns-repeated="5"/>
          <table:table-cell table:formula="of:= SUM([.Q43:.S43])" office:value-type="float" office:value="10691.74094289" calcext:value-type="float">
            <text:p>10691.74094289</text:p>
          </table:table-cell>
          <table:table-cell table:number-columns-repeated="3"/>
          <table:table-cell table:formula="of:= VALUE(MID([.K56]; 2; 11)) - [.Q56]" office:value-type="float" office:value="0.113547110000582" calcext:value-type="float">
            <text:p>0.11354711000058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10409.07617]</text:p>
          </table:table-cell>
          <table:table-cell table:number-columns-repeated="5"/>
          <table:table-cell table:formula="of:= SUM([.Q44:.S44])" office:value-type="float" office:value="10409.06788227" calcext:value-type="float">
            <text:p>10409.06788227</text:p>
          </table:table-cell>
          <table:table-cell table:number-columns-repeated="3"/>
          <table:table-cell table:formula="of:= VALUE(MID([.K57]; 2; 11)) - [.Q57]" office:value-type="float" office:value="0.0082877299937536" calcext:value-type="float">
            <text:p>0.00828772999375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10427.40625]</text:p>
          </table:table-cell>
          <table:table-cell table:number-columns-repeated="5"/>
          <table:table-cell table:formula="of:= SUM([.Q45:.S45])" office:value-type="float" office:value="10427.40100425" calcext:value-type="float">
            <text:p>10427.40100425</text:p>
          </table:table-cell>
          <table:table-cell table:number-columns-repeated="3"/>
          <table:table-cell table:formula="of:= VALUE(MID([.K58]; 2; 11)) - [.Q58]" office:value-type="float" office:value="0.00524575000235927" calcext:value-type="float">
            <text:p>0.00524575000235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Allocation factor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.48243 -2.00502 1.52259]</text:p>
          </table:table-cell>
          <table:table-cell table:number-columns-repeated="5"/>
          <table:table-cell table:formula="of:= VALUE(MID([.$K60]; 2; 8))" office:value-type="float" office:value="1.48243" calcext:value-type="float">
            <text:p>1.48243</text:p>
          </table:table-cell>
          <table:table-cell table:formula="of:= VALUE(MID([.$K60]; 10; 9))" office:value-type="float" office:value="-2.00502" calcext:value-type="float">
            <text:p>-2.00502</text:p>
          </table:table-cell>
          <table:table-cell table:formula="of:= VALUE(MID([.$K60]; 18; 8))" office:value-type="float" office:value="1.52259" calcext:value-type="float">
            <text:p>1.5225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1.74645 -2.26904 1.52259]</text:p>
          </table:table-cell>
          <table:table-cell table:number-columns-repeated="5"/>
          <table:table-cell table:formula="of:= VALUE(MID([.$K61]; 2; 8))" office:value-type="float" office:value="1.74645" calcext:value-type="float">
            <text:p>1.74645</text:p>
          </table:table-cell>
          <table:table-cell table:formula="of:= VALUE(MID([.$K61]; 10; 9))" office:value-type="float" office:value="-2.26904" calcext:value-type="float">
            <text:p>-2.26904</text:p>
          </table:table-cell>
          <table:table-cell table:formula="of:= VALUE(MID([.$K61]; 18; 8))" office:value-type="float" office:value="1.52259" calcext:value-type="float">
            <text:p>1.5225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1.38561 -2.00502 1.61941]</text:p>
          </table:table-cell>
          <table:table-cell table:number-columns-repeated="5"/>
          <table:table-cell table:formula="of:= VALUE(MID([.$K62]; 2; 8))" office:value-type="float" office:value="1.38561" calcext:value-type="float">
            <text:p>1.38561</text:p>
          </table:table-cell>
          <table:table-cell table:formula="of:= VALUE(MID([.$K62]; 10; 9))" office:value-type="float" office:value="-2.00502" calcext:value-type="float">
            <text:p>-2.00502</text:p>
          </table:table-cell>
          <table:table-cell table:formula="of:= VALUE(MID([.$K62]; 18; 8))" office:value-type="float" office:value="1.61941" calcext:value-type="float">
            <text:p>1.61941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0.63147 -2.00502 2.37355]</text:p>
          </table:table-cell>
          <table:table-cell table:number-columns-repeated="5"/>
          <table:table-cell table:formula="of:= VALUE(MID([.$K63]; 2; 8))" office:value-type="float" office:value="0.63147" calcext:value-type="float">
            <text:p>0.63147</text:p>
          </table:table-cell>
          <table:table-cell table:formula="of:= VALUE(MID([.$K63]; 10; 9))" office:value-type="float" office:value="-2.00502" calcext:value-type="float">
            <text:p>-2.00502</text:p>
          </table:table-cell>
          <table:table-cell table:formula="of:= VALUE(MID([.$K63]; 18; 8))" office:value-type="float" office:value="2.37355" calcext:value-type="float">
            <text:p>2.3735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2.13190 -2.00502 0.87312]</text:p>
          </table:table-cell>
          <table:table-cell table:number-columns-repeated="5"/>
          <table:table-cell table:formula="of:= VALUE(MID([.$K64]; 2; 8))" office:value-type="float" office:value="2.1319" calcext:value-type="float">
            <text:p>2.1319</text:p>
          </table:table-cell>
          <table:table-cell table:formula="of:= VALUE(MID([.$K64]; 10; 9))" office:value-type="float" office:value="-2.00502" calcext:value-type="float">
            <text:p>-2.00502</text:p>
          </table:table-cell>
          <table:table-cell table:formula="of:= VALUE(MID([.$K64]; 18; 8))" office:value-type="float" office:value="0.87312" calcext:value-type="float">
            <text:p>0.87312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1.48243 -2.68857 2.20614]</text:p>
          </table:table-cell>
          <table:table-cell table:number-columns-repeated="5"/>
          <table:table-cell table:formula="of:= VALUE(MID([.$K65]; 2; 8))" office:value-type="float" office:value="1.48243" calcext:value-type="float">
            <text:p>1.48243</text:p>
          </table:table-cell>
          <table:table-cell table:formula="of:= VALUE(MID([.$K65]; 10; 9))" office:value-type="float" office:value="-2.68857" calcext:value-type="float">
            <text:p>-2.68857</text:p>
          </table:table-cell>
          <table:table-cell table:formula="of:= VALUE(MID([.$K65]; 18; 8))" office:value-type="float" office:value="2.20614" calcext:value-type="float">
            <text:p>2.2061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1.38541 -2.00502 1.61961]</text:p>
          </table:table-cell>
          <table:table-cell table:number-columns-repeated="5"/>
          <table:table-cell table:formula="of:= VALUE(MID([.$K66]; 2; 8))" office:value-type="float" office:value="1.38541" calcext:value-type="float">
            <text:p>1.38541</text:p>
          </table:table-cell>
          <table:table-cell table:formula="of:= VALUE(MID([.$K66]; 10; 9))" office:value-type="float" office:value="-2.00502" calcext:value-type="float">
            <text:p>-2.00502</text:p>
          </table:table-cell>
          <table:table-cell table:formula="of:= VALUE(MID([.$K66]; 18; 8))" office:value-type="float" office:value="1.61961" calcext:value-type="float">
            <text:p>1.61961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1.48243 -2.49013 2.00770]</text:p>
          </table:table-cell>
          <table:table-cell table:number-columns-repeated="5"/>
          <table:table-cell table:formula="of:= VALUE(MID([.$K67]; 2; 8))" office:value-type="float" office:value="1.48243" calcext:value-type="float">
            <text:p>1.48243</text:p>
          </table:table-cell>
          <table:table-cell table:formula="of:= VALUE(MID([.$K67]; 10; 9))" office:value-type="float" office:value="-2.49013" calcext:value-type="float">
            <text:p>-2.49013</text:p>
          </table:table-cell>
          <table:table-cell table:formula="of:= VALUE(MID([.$K67]; 18; 8))" office:value-type="float" office:value="2.0077" calcext:value-type="float">
            <text:p>2.0077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0.94718 -2.00502 2.05784]</text:p>
          </table:table-cell>
          <table:table-cell table:number-columns-repeated="5"/>
          <table:table-cell table:formula="of:= VALUE(MID([.$K68]; 2; 8))" office:value-type="float" office:value="0.94718" calcext:value-type="float">
            <text:p>0.94718</text:p>
          </table:table-cell>
          <table:table-cell table:formula="of:= VALUE(MID([.$K68]; 10; 9))" office:value-type="float" office:value="-2.00502" calcext:value-type="float">
            <text:p>-2.00502</text:p>
          </table:table-cell>
          <table:table-cell table:formula="of:= VALUE(MID([.$K68]; 18; 8))" office:value-type="float" office:value="2.05784" calcext:value-type="float">
            <text:p>2.0578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1.48243 -2.84199 2.35955]</text:p>
          </table:table-cell>
          <table:table-cell table:number-columns-repeated="5"/>
          <table:table-cell table:formula="of:= VALUE(MID([.$K69]; 2; 8))" office:value-type="float" office:value="1.48243" calcext:value-type="float">
            <text:p>1.48243</text:p>
          </table:table-cell>
          <table:table-cell table:formula="of:= VALUE(MID([.$K69]; 10; 9))" office:value-type="float" office:value="-2.84199" calcext:value-type="float">
            <text:p>-2.84199</text:p>
          </table:table-cell>
          <table:table-cell table:formula="of:= VALUE(MID([.$K69]; 18; 8))" office:value-type="float" office:value="2.35955" calcext:value-type="float">
            <text:p>2.3595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2.16624 -2.68883 1.52259]</text:p>
          </table:table-cell>
          <table:table-cell table:number-columns-repeated="5"/>
          <table:table-cell table:formula="of:= VALUE(MID([.$K70]; 2; 8))" office:value-type="float" office:value="2.16624" calcext:value-type="float">
            <text:p>2.16624</text:p>
          </table:table-cell>
          <table:table-cell table:formula="of:= VALUE(MID([.$K70]; 10; 9))" office:value-type="float" office:value="-2.68883" calcext:value-type="float">
            <text:p>-2.68883</text:p>
          </table:table-cell>
          <table:table-cell table:formula="of:= VALUE(MID([.$K70]; 18; 8))" office:value-type="float" office:value="1.52259" calcext:value-type="float">
            <text:p>1.5225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1.62730 -2.14989 1.52259]</text:p>
          </table:table-cell>
          <table:table-cell table:number-columns-repeated="5"/>
          <table:table-cell table:formula="of:= VALUE(MID([.$K71]; 2; 8))" office:value-type="float" office:value="1.6273" calcext:value-type="float">
            <text:p>1.6273</text:p>
          </table:table-cell>
          <table:table-cell table:formula="of:= VALUE(MID([.$K71]; 10; 9))" office:value-type="float" office:value="-2.14989" calcext:value-type="float">
            <text:p>-2.14989</text:p>
          </table:table-cell>
          <table:table-cell table:formula="of:= VALUE(MID([.$K71]; 18; 8))" office:value-type="float" office:value="1.52259" calcext:value-type="float">
            <text:p>1.5225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Unit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55.01460 -208.94818 153.90557]</text:p>
          </table:table-cell>
          <table:table-cell table:number-columns-repeated="5"/>
          <table:table-cell table:formula="of:= [.$Q47] * [.Q60] / [.Q$32]" office:value-type="float" office:value="155.014118560246" calcext:value-type="float">
            <text:p>155.014118560246</text:p>
          </table:table-cell>
          <table:table-cell table:formula="of:= [.$Q47] * [.R60] / [.R$32]" office:value-type="float" office:value="-208.94764890073" calcext:value-type="float">
            <text:p>-208.94764890073</text:p>
          </table:table-cell>
          <table:table-cell table:formula="of:= [.$Q47] * [.S60] / [.S$32]" office:value-type="float" office:value="153.905539436157" calcext:value-type="float">
            <text:p>153.905539436157</text:p>
          </table:table-cell>
          <table:table-cell/>
          <table:table-cell table:formula="of:= VALUE(MID([.K73]; 2; 9)) - [.Q73]" office:value-type="float" office:value="0.000481439753684754" calcext:value-type="float">
            <text:p>0.000481439753685</text:p>
          </table:table-cell>
          <table:table-cell table:formula="of:= VALUE(MID([.K73]; 12; 9)) - [.R73]" office:value-type="float" office:value="-0.000451099270293298" calcext:value-type="float">
            <text:p>-0.000451099270293</text:p>
          </table:table-cell>
          <table:table-cell table:formula="of:= VALUE(MID([.K73]; 22; 10)) - [.S73]" office:value-type="float" office:value="0.000030563842670972" calcext:value-type="float">
            <text:p>3.0563842670972E-05</text:p>
          </table:table-cell>
          <table:table-cell/>
          <table:table-cell table:formula="of:= MIN([.U73:.W84])" office:value-type="float" office:value="-0.00300789814502878" calcext:value-type="float">
            <text:p>-0.003007898145029</text:p>
          </table:table-cell>
          <table:table-cell table:formula="of:= MAX([.U73:.W84])" office:value-type="float" office:value="0.00298216399536955" calcext:value-type="float">
            <text:p>0.0029821639953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182.46446 -236.25789 153.77309]</text:p>
          </table:table-cell>
          <table:table-cell table:number-columns-repeated="5"/>
          <table:table-cell table:formula="of:= [.$Q48] * [.Q61] / [.Q$32]" office:value-type="float" office:value="182.464833371278" calcext:value-type="float">
            <text:p>182.464833371278</text:p>
          </table:table-cell>
          <table:table-cell table:formula="of:= [.$Q48] * [.R61] / [.R$32]" office:value-type="float" office:value="-236.258199595186" calcext:value-type="float">
            <text:p>-236.258199595186</text:p>
          </table:table-cell>
          <table:table-cell table:formula="of:= [.$Q48] * [.S61] / [.S$32]" office:value-type="float" office:value="153.773043417803" calcext:value-type="float">
            <text:p>153.773043417803</text:p>
          </table:table-cell>
          <table:table-cell/>
          <table:table-cell table:formula="of:= VALUE(MID([.K74]; 2; 9)) - [.Q74]" office:value-type="float" office:value="-0.000373371278158174" calcext:value-type="float">
            <text:p>-0.000373371278158</text:p>
          </table:table-cell>
          <table:table-cell table:formula="of:= VALUE(MID([.K74]; 12; 9)) - [.R74]" office:value-type="float" office:value="0.000399595185854196" calcext:value-type="float">
            <text:p>0.000399595185854</text:p>
          </table:table-cell>
          <table:table-cell table:formula="of:= VALUE(MID([.K74]; 22; 10)) - [.S74]" office:value-type="float" office:value="0.000046582197370526" calcext:value-type="float">
            <text:p>4.6582197370526E-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145.35272 -209.61549 164.21541]</text:p>
          </table:table-cell>
          <table:table-cell table:number-columns-repeated="5"/>
          <table:table-cell table:formula="of:= [.$Q49] * [.Q62] / [.Q$32]" office:value-type="float" office:value="145.352569563697" calcext:value-type="float">
            <text:p>145.352569563697</text:p>
          </table:table-cell>
          <table:table-cell table:formula="of:= [.$Q49] * [.R62] / [.R$32]" office:value-type="float" office:value="-209.614891940165" calcext:value-type="float">
            <text:p>-209.614891940165</text:p>
          </table:table-cell>
          <table:table-cell table:formula="of:= [.$Q49] * [.S62] / [.S$32]" office:value-type="float" office:value="164.21496792825" calcext:value-type="float">
            <text:p>164.21496792825</text:p>
          </table:table-cell>
          <table:table-cell/>
          <table:table-cell table:formula="of:= VALUE(MID([.K75]; 2; 9)) - [.Q75]" office:value-type="float" office:value="0.000150436302959633" calcext:value-type="float">
            <text:p>0.00015043630296</text:p>
          </table:table-cell>
          <table:table-cell table:formula="of:= VALUE(MID([.K75]; 12; 9)) - [.R75]" office:value-type="float" office:value="-0.000508059834942287" calcext:value-type="float">
            <text:p>-0.000508059834942</text:p>
          </table:table-cell>
          <table:table-cell table:formula="of:= VALUE(MID([.K75]; 22; 10)) - [.S75]" office:value-type="float" office:value="0.000442071749858997" calcext:value-type="float">
            <text:p>0.00044207174985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67.88459 -214.81278 246.65621]</text:p>
          </table:table-cell>
          <table:table-cell table:number-columns-repeated="5"/>
          <table:table-cell table:formula="of:= [.$Q50] * [.Q63] / [.Q$32]" office:value-type="float" office:value="67.8845644309783" calcext:value-type="float">
            <text:p>67.8845644309783</text:p>
          </table:table-cell>
          <table:table-cell table:formula="of:= [.$Q50] * [.R63] / [.R$32]" office:value-type="float" office:value="-214.812100501217" calcext:value-type="float">
            <text:p>-214.812100501217</text:p>
          </table:table-cell>
          <table:table-cell table:formula="of:= [.$Q50] * [.S63] / [.S$32]" office:value-type="float" office:value="246.655563701318" calcext:value-type="float">
            <text:p>246.655563701318</text:p>
          </table:table-cell>
          <table:table-cell/>
          <table:table-cell table:formula="of:= VALUE(MID([.K76]; 2; 9)) - [.Q76]" office:value-type="float" office:value="0.0000255690217016991" calcext:value-type="float">
            <text:p>2.55690217016991E-05</text:p>
          </table:table-cell>
          <table:table-cell table:formula="of:= VALUE(MID([.K76]; 11; 9)) - [.R76]" office:value-type="float" office:value="-0.000599498782946739" calcext:value-type="float">
            <text:p>-0.000599498782947</text:p>
          </table:table-cell>
          <table:table-cell table:formula="of:= VALUE(MID([.K76]; 21; 10)) - [.S76]" office:value-type="float" office:value="0.000646298682283941" calcext:value-type="float">
            <text:p>0.00064629868228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218.15248 -204.47231 86.36601]</text:p>
          </table:table-cell>
          <table:table-cell table:number-columns-repeated="5"/>
          <table:table-cell table:formula="of:= [.$Q51] * [.Q64] / [.Q$32]" office:value-type="float" office:value="218.152293445697" calcext:value-type="float">
            <text:p>218.152293445697</text:p>
          </table:table-cell>
          <table:table-cell table:formula="of:= [.$Q51] * [.R64] / [.R$32]" office:value-type="float" office:value="-204.47178220321" calcext:value-type="float">
            <text:p>-204.47178220321</text:p>
          </table:table-cell>
          <table:table-cell table:formula="of:= [.$Q51] * [.S64] / [.S$32]" office:value-type="float" office:value="86.365662409597" calcext:value-type="float">
            <text:p>86.365662409597</text:p>
          </table:table-cell>
          <table:table-cell/>
          <table:table-cell table:formula="of:= VALUE(MID([.K77]; 2; 9)) - [.Q77]" office:value-type="float" office:value="0.000186554302672448" calcext:value-type="float">
            <text:p>0.000186554302672</text:p>
          </table:table-cell>
          <table:table-cell table:formula="of:= VALUE(MID([.K77]; 12; 9)) - [.R77]" office:value-type="float" office:value="-0.000517796790404645" calcext:value-type="float">
            <text:p>-0.000517796790405</text:p>
          </table:table-cell>
          <table:table-cell table:formula="of:= VALUE(MID([.K77]; 22; 9)) - [.S77]" office:value-type="float" office:value="0.000347590402995479" calcext:value-type="float">
            <text:p>0.00034759040299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158.16392 -285.87455 227.53008]</text:p>
          </table:table-cell>
          <table:table-cell table:number-columns-repeated="5"/>
          <table:table-cell table:formula="of:= [.$Q52] * [.Q65] / [.Q$32]" office:value-type="float" office:value="158.163412092282" calcext:value-type="float">
            <text:p>158.163412092282</text:p>
          </table:table-cell>
          <table:table-cell table:formula="of:= [.$Q52] * [.R65] / [.R$32]" office:value-type="float" office:value="-285.874157969352" calcext:value-type="float">
            <text:p>-285.874157969352</text:p>
          </table:table-cell>
          <table:table-cell table:formula="of:= [.$Q52] * [.S65] / [.S$32]" office:value-type="float" office:value="227.530236198265" calcext:value-type="float">
            <text:p>227.530236198265</text:p>
          </table:table-cell>
          <table:table-cell/>
          <table:table-cell table:formula="of:= VALUE(MID([.K78]; 2; 9)) - [.Q78]" office:value-type="float" office:value="0.000507907717718581" calcext:value-type="float">
            <text:p>0.000507907717719</text:p>
          </table:table-cell>
          <table:table-cell table:formula="of:= VALUE(MID([.K78]; 12; 9)) - [.R78]" office:value-type="float" office:value="-0.000342030647800584" calcext:value-type="float">
            <text:p>-0.000342030647801</text:p>
          </table:table-cell>
          <table:table-cell table:formula="of:= VALUE(MID([.K78]; 22; 10)) - [.S78]" office:value-type="float" office:value="-0.000156198265500507" calcext:value-type="float">
            <text:p>-0.00015619826550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145.33260 -209.61688 164.23690]</text:p>
          </table:table-cell>
          <table:table-cell table:number-columns-repeated="5"/>
          <table:table-cell table:formula="of:= [.$Q53] * [.Q66] / [.Q$32]" office:value-type="float" office:value="145.332544885198" calcext:value-type="float">
            <text:p>145.332544885198</text:p>
          </table:table-cell>
          <table:table-cell table:formula="of:= [.$Q53] * [.R66] / [.R$32]" office:value-type="float" office:value="-209.616270254155" calcext:value-type="float">
            <text:p>-209.616270254155</text:p>
          </table:table-cell>
          <table:table-cell table:formula="of:= [.$Q53] * [.S66] / [.S$32]" office:value-type="float" office:value="164.236328689349" calcext:value-type="float">
            <text:p>164.236328689349</text:p>
          </table:table-cell>
          <table:table-cell/>
          <table:table-cell table:formula="of:= VALUE(MID([.K79]; 2; 9)) - [.Q79]" office:value-type="float" office:value="0.0000551148022225334" calcext:value-type="float">
            <text:p>5.51148022225334E-05</text:p>
          </table:table-cell>
          <table:table-cell table:formula="of:= VALUE(MID([.K79]; 12; 9)) - [.R79]" office:value-type="float" office:value="-0.000529745845284424" calcext:value-type="float">
            <text:p>-0.000529745845284</text:p>
          </table:table-cell>
          <table:table-cell table:formula="of:= VALUE(MID([.K79]; 22; 10)) - [.S79]" office:value-type="float" office:value="0.000571310651253043" calcext:value-type="float">
            <text:p>0.00057131065125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157.24971 -263.24406 205.86710]</text:p>
          </table:table-cell>
          <table:table-cell table:number-columns-repeated="5"/>
          <table:table-cell table:formula="of:= [.$Q54] * [.Q67] / [.Q$32]" office:value-type="float" office:value="157.249147405886" calcext:value-type="float">
            <text:p>157.249147405886</text:p>
          </table:table-cell>
          <table:table-cell table:formula="of:= [.$Q54] * [.R67] / [.R$32]" office:value-type="float" office:value="-263.243614009187" calcext:value-type="float">
            <text:p>-263.243614009187</text:p>
          </table:table-cell>
          <table:table-cell table:formula="of:= [.$Q54] * [.S67] / [.S$32]" office:value-type="float" office:value="205.867192331637" calcext:value-type="float">
            <text:p>205.867192331637</text:p>
          </table:table-cell>
          <table:table-cell/>
          <table:table-cell table:formula="of:= VALUE(MID([.K80]; 2; 9)) - [.Q80]" office:value-type="float" office:value="0.000562594114086323" calcext:value-type="float">
            <text:p>0.000562594114086</text:p>
          </table:table-cell>
          <table:table-cell table:formula="of:= VALUE(MID([.K80]; 12; 9)) - [.R80]" office:value-type="float" office:value="-0.000385990812958426" calcext:value-type="float">
            <text:p>-0.000385990812958</text:p>
          </table:table-cell>
          <table:table-cell table:formula="of:= VALUE(MID([.K80]; 22; 10)) - [.S80]" office:value-type="float" office:value="-0.0000923316372904992" calcext:value-type="float">
            <text:p>-9.23316372904992E-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100.79316 -212.63700 211.68182]</text:p>
          </table:table-cell>
          <table:table-cell table:number-columns-repeated="5"/>
          <table:table-cell table:formula="of:= [.$Q55] * [.Q68] / [.Q$32]" office:value-type="float" office:value="100.792826838652" calcext:value-type="float">
            <text:p>100.792826838652</text:p>
          </table:table-cell>
          <table:table-cell table:formula="of:= [.$Q55] * [.R68] / [.R$32]" office:value-type="float" office:value="-212.636362952738" calcext:value-type="float">
            <text:p>-212.636362952738</text:p>
          </table:table-cell>
          <table:table-cell table:formula="of:= [.$Q55] * [.S68] / [.S$32]" office:value-type="float" office:value="211.681512274602" calcext:value-type="float">
            <text:p>211.681512274602</text:p>
          </table:table-cell>
          <table:table-cell/>
          <table:table-cell table:formula="of:= VALUE(MID([.K81]; 2; 9)) - [.Q81]" office:value-type="float" office:value="0.000333161348137878" calcext:value-type="float">
            <text:p>0.000333161348138</text:p>
          </table:table-cell>
          <table:table-cell table:formula="of:= VALUE(MID([.K81]; 11; 9)) - [.R81]" office:value-type="float" office:value="-0.000637047261534462" calcext:value-type="float">
            <text:p>-0.000637047261534</text:p>
          </table:table-cell>
          <table:table-cell table:formula="of:= VALUE(MID([.K81]; 22; 10)) - [.S81]" office:value-type="float" office:value="0.000307725397789227" calcext:value-type="float">
            <text:p>0.00030772539778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158.87083 -303.53786 244.44036]</text:p>
          </table:table-cell>
          <table:table-cell table:number-columns-repeated="5"/>
          <table:table-cell table:formula="of:= [.$Q56] * [.Q69] / [.Q$32]" office:value-type="float" office:value="158.868724373566" calcext:value-type="float">
            <text:p>158.868724373566</text:p>
          </table:table-cell>
          <table:table-cell table:formula="of:= [.$Q56] * [.R69] / [.R$32]" office:value-type="float" office:value="-303.534792101855" calcext:value-type="float">
            <text:p>-303.534792101855</text:p>
          </table:table-cell>
          <table:table-cell table:formula="of:= [.$Q56] * [.S69] / [.S$32]" office:value-type="float" office:value="244.437377836005" calcext:value-type="float">
            <text:p>244.437377836005</text:p>
          </table:table-cell>
          <table:table-cell/>
          <table:table-cell table:formula="of:= VALUE(MID([.K82]; 2; 9)) - [.Q82]" office:value-type="float" office:value="0.00210562643428602" calcext:value-type="float">
            <text:p>0.002105626434286</text:p>
          </table:table-cell>
          <table:table-cell table:formula="of:= VALUE(MID([.K82]; 12; 9)) - [.R82]" office:value-type="float" office:value="-0.00300789814502878" calcext:value-type="float">
            <text:p>-0.003007898145029</text:p>
          </table:table-cell>
          <table:table-cell table:formula="of:= VALUE(MID([.K82]; 22; 10)) - [.S82]" office:value-type="float" office:value="0.00298216399536955" calcext:value-type="float">
            <text:p>0.0029821639953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226.01370 -279.58460 153.56246]</text:p>
          </table:table-cell>
          <table:table-cell table:number-columns-repeated="5"/>
          <table:table-cell table:formula="of:= [.$Q57] * [.Q70] / [.Q$32]" office:value-type="float" office:value="226.013404608733" calcext:value-type="float">
            <text:p>226.013404608733</text:p>
          </table:table-cell>
          <table:table-cell table:formula="of:= [.$Q57] * [.R70] / [.R$32]" office:value-type="float" office:value="-279.584242928001" calcext:value-type="float">
            <text:p>-279.584242928001</text:p>
          </table:table-cell>
          <table:table-cell table:formula="of:= [.$Q57] * [.S70] / [.S$32]" office:value-type="float" office:value="153.56237420321" calcext:value-type="float">
            <text:p>153.56237420321</text:p>
          </table:table-cell>
          <table:table-cell/>
          <table:table-cell table:formula="of:= VALUE(MID([.K83]; 2; 9)) - [.Q83]" office:value-type="float" office:value="0.000295391267258083" calcext:value-type="float">
            <text:p>0.000295391267258</text:p>
          </table:table-cell>
          <table:table-cell table:formula="of:= VALUE(MID([.K83]; 12; 9)) - [.R83]" office:value-type="float" office:value="-0.000357071999189884" calcext:value-type="float">
            <text:p>-0.00035707199919</text:p>
          </table:table-cell>
          <table:table-cell table:formula="of:= VALUE(MID([.K83]; 22; 10)) - [.S83]" office:value-type="float" office:value="0.0000857967904153156" calcext:value-type="float">
            <text:p>8.57967904153156E-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170.08231 -223.93895 153.83287]</text:p>
          </table:table-cell>
          <table:table-cell table:number-columns-repeated="5"/>
          <table:table-cell table:formula="of:= [.$Q58] * [.Q71] / [.Q$32]" office:value-type="float" office:value="170.082443145838" calcext:value-type="float">
            <text:p>170.082443145838</text:p>
          </table:table-cell>
          <table:table-cell table:formula="of:= [.$Q58] * [.R71] / [.R$32]" office:value-type="float" office:value="-223.939044398464" calcext:value-type="float">
            <text:p>-223.939044398464</text:p>
          </table:table-cell>
          <table:table-cell table:formula="of:= [.$Q58] * [.S71] / [.S$32]" office:value-type="float" office:value="153.832838164983" calcext:value-type="float">
            <text:p>153.832838164983</text:p>
          </table:table-cell>
          <table:table-cell/>
          <table:table-cell table:formula="of:= VALUE(MID([.K84]; 2; 9)) - [.Q84]" office:value-type="float" office:value="-0.000133145837509119" calcext:value-type="float">
            <text:p>-0.000133145837509</text:p>
          </table:table-cell>
          <table:table-cell table:formula="of:= VALUE(MID([.K84]; 12; 9)) - [.R84]" office:value-type="float" office:value="0.000144398463731932" calcext:value-type="float">
            <text:p>0.000144398463732</text:p>
          </table:table-cell>
          <table:table-cell table:formula="of:= VALUE(MID([.K84]; 22; 10)) - [.S84]" office:value-type="float" office:value="0.0000318350172960891" calcext:value-type="float">
            <text:p>3.18350172960891E-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Pric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01.17688 98.97066 103.84662]</text:p>
          </table:table-cell>
          <table:table-cell table:number-columns-repeated="5"/>
          <table:table-cell table:formula="of:= VALUE(MID([.K86]; 2; 9))" office:value-type="float" office:value="101.17688" calcext:value-type="float">
            <text:p>101.17688</text:p>
          </table:table-cell>
          <table:table-cell table:formula="of:= VALUE(MID([.K86]; 11; 9))" office:value-type="float" office:value="98.97066" calcext:value-type="float">
            <text:p>98.97066</text:p>
          </table:table-cell>
          <table:table-cell table:formula="of:= VALUE(MID([.K86]; 20; 9))" office:value-type="float" office:value="103.8466" calcext:value-type="float">
            <text:p>103.8466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Valu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5683.89404 -20679.73981 15982.57365]</text:p>
          </table:table-cell>
          <table:table-cell table:number-columns-repeated="5"/>
          <table:table-cell table:formula="of:= [.Q73] * [.Q$86]" office:value-type="float" office:value="15683.8448718758" calcext:value-type="float">
            <text:p>15683.8448718758</text:p>
          </table:table-cell>
          <table:table-cell table:formula="of:= [.R73] * [.R$86]" office:value-type="float" office:value="-20679.6867171535" calcext:value-type="float">
            <text:p>-20679.6867171535</text:p>
          </table:table-cell>
          <table:table-cell table:formula="of:= [.S73] * [.S$86]" office:value-type="float" office:value="15982.5669916109" calcext:value-type="float">
            <text:p>15982.5669916109</text:p>
          </table:table-cell>
          <table:table-cell/>
          <table:table-cell table:formula="of:= VALUE(MID([.K88]; 2; 12)) - [.Q88]" office:value-type="float" office:value="0.0491681241855986" calcext:value-type="float">
            <text:p>0.049168124185599</text:p>
          </table:table-cell>
          <table:table-cell table:formula="of:= VALUE(MID([.K88]; 14; 12)) - [.R88]" office:value-type="float" office:value="-0.0530928465050238" calcext:value-type="float">
            <text:p>-0.053092846505024</text:p>
          </table:table-cell>
          <table:table-cell table:formula="of:= VALUE(MID([.K88]; 26; 12)) - [.S88]" office:value-type="float" office:value="0.00665838914392225" calcext:value-type="float">
            <text:p>0.006658389143922</text:p>
          </table:table-cell>
          <table:table-cell/>
          <table:table-cell table:formula="of:= MIN([.U88:.W99])" office:value-type="float" office:value="-0.303742716627312" calcext:value-type="float">
            <text:p>-0.303742716627312</text:p>
          </table:table-cell>
          <table:table-cell table:formula="of:= MAX([.U88:.W99])" office:value-type="float" office:value="0.314618815562426" calcext:value-type="float">
            <text:p>0.31461881556242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18461.18562 -23382.59939 15968.81537]</text:p>
          </table:table-cell>
          <table:table-cell table:number-columns-repeated="5"/>
          <table:table-cell table:formula="of:= [.Q74] * [.Q$86]" office:value-type="float" office:value="18461.2225502258" calcext:value-type="float">
            <text:p>18461.2225502258</text:p>
          </table:table-cell>
          <table:table-cell table:formula="of:= [.R74] * [.R$86]" office:value-type="float" office:value="-23382.6299443473" calcext:value-type="float">
            <text:p>-23382.6299443473</text:p>
          </table:table-cell>
          <table:table-cell table:formula="of:= [.S74] * [.S$86]" office:value-type="float" office:value="15968.8077305912" calcext:value-type="float">
            <text:p>15968.8077305912</text:p>
          </table:table-cell>
          <table:table-cell/>
          <table:table-cell table:formula="of:= VALUE(MID([.K89]; 2; 11)) - [.Q89]" office:value-type="float" office:value="-0.0369302258040989" calcext:value-type="float">
            <text:p>-0.036930225804099</text:p>
          </table:table-cell>
          <table:table-cell table:formula="of:= VALUE(MID([.K89]; 14; 12)) - [.R89]" office:value-type="float" office:value="0.0305543472750287" calcext:value-type="float">
            <text:p>0.030554347275029</text:p>
          </table:table-cell>
          <table:table-cell table:formula="of:= VALUE(MID([.K89]; 26; 12)) - [.S89]" office:value-type="float" office:value="0.00763940881915914" calcext:value-type="float">
            <text:p>0.00763940881915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14706.33500 -20745.78398 17053.21598]</text:p>
          </table:table-cell>
          <table:table-cell table:number-columns-repeated="5"/>
          <table:table-cell table:formula="of:= [.Q75] * [.Q$86]" office:value-type="float" office:value="14706.3194884378" calcext:value-type="float">
            <text:p>14706.3194884378</text:p>
          </table:table-cell>
          <table:table-cell table:formula="of:= [.R75] * [.R$86]" office:value-type="float" office:value="-20745.7242011468" calcext:value-type="float">
            <text:p>-20745.7242011468</text:p>
          </table:table-cell>
          <table:table-cell table:formula="of:= [.S75] * [.S$86]" office:value-type="float" office:value="17053.1660884578" calcext:value-type="float">
            <text:p>17053.1660884578</text:p>
          </table:table-cell>
          <table:table-cell/>
          <table:table-cell table:formula="of:= VALUE(MID([.K90]; 2; 11)) - [.Q90]" office:value-type="float" office:value="0.0155115621710138" calcext:value-type="float">
            <text:p>0.015511562171014</text:p>
          </table:table-cell>
          <table:table-cell table:formula="of:= VALUE(MID([.K90]; 14; 12)) - [.R90]" office:value-type="float" office:value="-0.0597788531849801" calcext:value-type="float">
            <text:p>-0.05977885318498</text:p>
          </table:table-cell>
          <table:table-cell table:formula="of:= VALUE(MID([.K90]; 26; 12)) - [.S90]" office:value-type="float" office:value="0.0498915421812853" calcext:value-type="float">
            <text:p>0.04989154218128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6868.35101 -21260.16267 25614.41375]</text:p>
          </table:table-cell>
          <table:table-cell table:number-columns-repeated="5"/>
          <table:table-cell table:formula="of:= [.Q76] * [.Q$86]" office:value-type="float" office:value="6868.34842928536" calcext:value-type="float">
            <text:p>6868.34842928536</text:p>
          </table:table-cell>
          <table:table-cell table:formula="of:= [.R76] * [.R$86]" office:value-type="float" office:value="-21260.0953625918" calcext:value-type="float">
            <text:p>-21260.0953625918</text:p>
          </table:table-cell>
          <table:table-cell table:formula="of:= [.S76] * [.S$86]" office:value-type="float" office:value="25614.3416614653" calcext:value-type="float">
            <text:p>25614.3416614653</text:p>
          </table:table-cell>
          <table:table-cell/>
          <table:table-cell table:formula="of:= VALUE(MID([.K91]; 2; 11)) - [.Q91]" office:value-type="float" office:value="0.00258071464031673" calcext:value-type="float">
            <text:p>0.002580714640317</text:p>
          </table:table-cell>
          <table:table-cell table:formula="of:= VALUE(MID([.K91]; 13; 12)) - [.R91]" office:value-type="float" office:value="-0.0673074082187668" calcext:value-type="float">
            <text:p>-0.067307408218767</text:p>
          </table:table-cell>
          <table:table-cell table:formula="of:= VALUE(MID([.K91]; 25; 12)) - [.S91]" office:value-type="float" office:value="0.0720885347436706" calcext:value-type="float">
            <text:p>0.07208853474367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22071.98807 -20236.75975 8968.81834]</text:p>
          </table:table-cell>
          <table:table-cell table:number-columns-repeated="5"/>
          <table:table-cell table:formula="of:= [.Q77] * [.Q$86]" office:value-type="float" office:value="22071.9684156801" calcext:value-type="float">
            <text:p>22071.9684156801</text:p>
          </table:table-cell>
          <table:table-cell table:formula="of:= [.R77] * [.R$86]" office:value-type="float" office:value="-20236.7072360279" calcext:value-type="float">
            <text:p>-20236.7072360279</text:p>
          </table:table-cell>
          <table:table-cell table:formula="of:= [.S77] * [.S$86]" office:value-type="float" office:value="8968.78039798446" calcext:value-type="float">
            <text:p>8968.78039798446</text:p>
          </table:table-cell>
          <table:table-cell/>
          <table:table-cell table:formula="of:= VALUE(MID([.K92]; 2; 11)) - [.Q92]" office:value-type="float" office:value="0.019654319894471" calcext:value-type="float">
            <text:p>0.019654319894471</text:p>
          </table:table-cell>
          <table:table-cell table:formula="of:= VALUE(MID([.K92]; 14; 12)) - [.R92]" office:value-type="float" office:value="-0.0525139720957668" calcext:value-type="float">
            <text:p>-0.052513972095767</text:p>
          </table:table-cell>
          <table:table-cell table:formula="of:= VALUE(MID([.K92]; 26; 11)) - [.S92]" office:value-type="float" office:value="0.0379420155441039" calcext:value-type="float">
            <text:p>0.03794201554410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16002.53253 -28293.19354 23628.22960]</text:p>
          </table:table-cell>
          <table:table-cell table:number-columns-repeated="5"/>
          <table:table-cell table:formula="of:= [.Q78] * [.Q$86]" office:value-type="float" office:value="16002.4805656514" calcext:value-type="float">
            <text:p>16002.4805656514</text:p>
          </table:table-cell>
          <table:table-cell table:formula="of:= [.R78] * [.R$86]" office:value-type="float" office:value="-28293.154091171" calcext:value-type="float">
            <text:p>-28293.154091171</text:p>
          </table:table-cell>
          <table:table-cell table:formula="of:= [.S78] * [.S$86]" office:value-type="float" office:value="23628.2414263868" calcext:value-type="float">
            <text:p>23628.2414263868</text:p>
          </table:table-cell>
          <table:table-cell/>
          <table:table-cell table:formula="of:= VALUE(MID([.K93]; 2; 11)) - [.Q93]" office:value-type="float" office:value="0.0519643486077257" calcext:value-type="float">
            <text:p>0.051964348607726</text:p>
          </table:table-cell>
          <table:table-cell table:formula="of:= VALUE(MID([.K93]; 14; 12)) - [.R93]" office:value-type="float" office:value="-0.0394488289530273" calcext:value-type="float">
            <text:p>-0.039448828953027</text:p>
          </table:table-cell>
          <table:table-cell table:formula="of:= VALUE(MID([.K93]; 26; 12)) - [.S93]" office:value-type="float" office:value="-0.0118263867989299" calcext:value-type="float">
            <text:p>-0.0118263867989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14704.29922 -20745.92142 17055.44672]</text:p>
          </table:table-cell>
          <table:table-cell table:number-columns-repeated="5"/>
          <table:table-cell table:formula="of:= [.Q79] * [.Q$86]" office:value-type="float" office:value="14704.2934539443" calcext:value-type="float">
            <text:p>14704.2934539443</text:p>
          </table:table-cell>
          <table:table-cell table:formula="of:= [.R79] * [.R$86]" office:value-type="float" office:value="-20745.8606137921" calcext:value-type="float">
            <text:p>-20745.8606137921</text:p>
          </table:table-cell>
          <table:table-cell table:formula="of:= [.S79] * [.S$86]" office:value-type="float" office:value="17055.3843308713" calcext:value-type="float">
            <text:p>17055.3843308713</text:p>
          </table:table-cell>
          <table:table-cell/>
          <table:table-cell table:formula="of:= VALUE(MID([.K94]; 2; 11)) - [.Q94]" office:value-type="float" office:value="0.00576605573041888" calcext:value-type="float">
            <text:p>0.005766055730419</text:p>
          </table:table-cell>
          <table:table-cell table:formula="of:= VALUE(MID([.K94]; 14; 12)) - [.R94]" office:value-type="float" office:value="-0.0608062079372758" calcext:value-type="float">
            <text:p>-0.060806207937276</text:p>
          </table:table-cell>
          <table:table-cell table:formula="of:= VALUE(MID([.K94]; 26; 12)) - [.S94]" office:value-type="float" office:value="0.0623891286777507" calcext:value-type="float">
            <text:p>0.06238912867775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15910.03571 -26053.43865 21378.60265]</text:p>
          </table:table-cell>
          <table:table-cell table:number-columns-repeated="5"/>
          <table:table-cell table:formula="of:= [.Q80] * [.Q$86]" office:value-type="float" office:value="15909.9781171876" calcext:value-type="float">
            <text:p>15909.9781171876</text:p>
          </table:table-cell>
          <table:table-cell table:formula="of:= [.R80] * [.R$86]" office:value-type="float" office:value="-26053.3942192745" calcext:value-type="float">
            <text:p>-26053.3942192745</text:p>
          </table:table-cell>
          <table:table-cell table:formula="of:= [.S80] * [.S$86]" office:value-type="float" office:value="21378.6079751866" calcext:value-type="float">
            <text:p>21378.6079751866</text:p>
          </table:table-cell>
          <table:table-cell/>
          <table:table-cell table:formula="of:= VALUE(MID([.K95]; 2; 11)) - [.Q95]" office:value-type="float" office:value="0.0575928123707854" calcext:value-type="float">
            <text:p>0.057592812370785</text:p>
          </table:table-cell>
          <table:table-cell table:formula="of:= VALUE(MID([.K95]; 14; 12)) - [.R95]" office:value-type="float" office:value="-0.0444307255093008" calcext:value-type="float">
            <text:p>-0.044430725509301</text:p>
          </table:table-cell>
          <table:table-cell table:formula="of:= VALUE(MID([.K95]; 26; 12)) - [.S95]" office:value-type="float" office:value="-0.00532518660111236" calcext:value-type="float">
            <text:p>-0.00532518660111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10197.93810 -21044.82466 21982.44185]</text:p>
          </table:table-cell>
          <table:table-cell table:number-columns-repeated="5"/>
          <table:table-cell table:formula="of:= [.Q81] * [.Q$86]" office:value-type="float" office:value="10197.9037459151" calcext:value-type="float">
            <text:p>10197.9037459151</text:p>
          </table:table-cell>
          <table:table-cell table:formula="of:= [.R81] * [.R$86]" office:value-type="float" office:value="-21044.7611814321" calcext:value-type="float">
            <text:p>-21044.7611814321</text:p>
          </table:table-cell>
          <table:table-cell table:formula="of:= [.S81] * [.S$86]" office:value-type="float" office:value="21982.4053325757" calcext:value-type="float">
            <text:p>21982.4053325757</text:p>
          </table:table-cell>
          <table:table-cell/>
          <table:table-cell table:formula="of:= VALUE(MID([.K96]; 2; 11)) - [.Q96]" office:value-type="float" office:value="0.0343540849407873" calcext:value-type="float">
            <text:p>0.034354084940787</text:p>
          </table:table-cell>
          <table:table-cell table:formula="of:= VALUE(MID([.K96]; 13; 12)) - [.R96]" office:value-type="float" office:value="-0.0634185679264192" calcext:value-type="float">
            <text:p>-0.063418567926419</text:p>
          </table:table-cell>
          <table:table-cell table:formula="of:= VALUE(MID([.K96]; 26; 12)) - [.S96]" office:value-type="float" office:value="0.0365174242942885" calcext:value-type="float">
            <text:p>0.03651742429428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16074.05526 -30041.34245 25384.30522]</text:p>
          </table:table-cell>
          <table:table-cell table:number-columns-repeated="5"/>
          <table:table-cell table:formula="of:= [.Q82] * [.Q$86]" office:value-type="float" office:value="16073.8418616973" calcext:value-type="float">
            <text:p>16073.8418616973</text:p>
          </table:table-cell>
          <table:table-cell table:formula="of:= [.R82] * [.R$86]" office:value-type="float" office:value="-30041.0387072834" calcext:value-type="float">
            <text:p>-30041.0387072834</text:p>
          </table:table-cell>
          <table:table-cell table:formula="of:= [.S82] * [.S$86]" office:value-type="float" office:value="25383.9906011844" calcext:value-type="float">
            <text:p>25383.9906011844</text:p>
          </table:table-cell>
          <table:table-cell/>
          <table:table-cell table:formula="of:= VALUE(MID([.K97]; 2; 11)) - [.Q97]" office:value-type="float" office:value="0.213398302665155" calcext:value-type="float">
            <text:p>0.213398302665155</text:p>
          </table:table-cell>
          <table:table-cell table:formula="of:= VALUE(MID([.K97]; 14; 12)) - [.R97]" office:value-type="float" office:value="-0.303742716627312" calcext:value-type="float">
            <text:p>-0.303742716627312</text:p>
          </table:table-cell>
          <table:table-cell table:formula="of:= VALUE(MID([.K97]; 26; 12)) - [.S97]" office:value-type="float" office:value="0.314618815562426" calcext:value-type="float">
            <text:p>0.31461881556242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22867.36200 -27670.67266 15946.94215]</text:p>
          </table:table-cell>
          <table:table-cell table:number-columns-repeated="5"/>
          <table:table-cell table:formula="of:= [.Q83] * [.Q$86]" office:value-type="float" office:value="22867.3311164892" calcext:value-type="float">
            <text:p>22867.3311164892</text:p>
          </table:table-cell>
          <table:table-cell table:formula="of:= [.R83] * [.R$86]" office:value-type="float" office:value="-27670.6370481846" calcext:value-type="float">
            <text:p>-27670.6370481846</text:p>
          </table:table-cell>
          <table:table-cell table:formula="of:= [.S83] * [.S$86]" office:value-type="float" office:value="15946.930448931" calcext:value-type="float">
            <text:p>15946.930448931</text:p>
          </table:table-cell>
          <table:table-cell/>
          <table:table-cell table:formula="of:= VALUE(MID([.K98]; 2; 11)) - [.Q98]" office:value-type="float" office:value="0.030883510800777" calcext:value-type="float">
            <text:p>0.030883510800777</text:p>
          </table:table-cell>
          <table:table-cell table:formula="of:= VALUE(MID([.K98]; 14; 12)) - [.R98]" office:value-type="float" office:value="-0.0356118154268188" calcext:value-type="float">
            <text:p>-0.035611815426819</text:p>
          </table:table-cell>
          <table:table-cell table:formula="of:= VALUE(MID([.K98]; 26; 12)) - [.S98]" office:value-type="float" office:value="0.0117010689791641" calcext:value-type="float">
            <text:p>0.01170106897916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17208.39741 -22163.38587 15975.02425]</text:p>
          </table:table-cell>
          <table:table-cell table:number-columns-repeated="5"/>
          <table:table-cell table:formula="of:= [.Q84] * [.Q$86]" office:value-type="float" office:value="17208.4109402732" calcext:value-type="float">
            <text:p>17208.4109402732</text:p>
          </table:table-cell>
          <table:table-cell table:formula="of:= [.R84] * [.R$86]" office:value-type="float" office:value="-22163.3950238853" calcext:value-type="float">
            <text:p>-22163.3950238853</text:p>
          </table:table-cell>
          <table:table-cell table:formula="of:= [.S84] * [.S$86]" office:value-type="float" office:value="15975.0172117837" calcext:value-type="float">
            <text:p>15975.0172117837</text:p>
          </table:table-cell>
          <table:table-cell/>
          <table:table-cell table:formula="of:= VALUE(MID([.K99]; 2; 11)) - [.Q99]" office:value-type="float" office:value="-0.0135302732232958" calcext:value-type="float">
            <text:p>-0.013530273223296</text:p>
          </table:table-cell>
          <table:table-cell table:formula="of:= VALUE(MID([.K99]; 14; 12)) - [.R99]" office:value-type="float" office:value="0.00915388525754679" calcext:value-type="float">
            <text:p>0.009153885257547</text:p>
          </table:table-cell>
          <table:table-cell table:formula="of:= VALUE(MID([.K99]; 26; 12)) - [.S99]" office:value-type="float" office:value="0.00703821630668244" calcext:value-type="float">
            <text:p>0.00703821630668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Current portfolio value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0986.72787]</text:p>
          </table:table-cell>
          <table:table-cell table:number-columns-repeated="5"/>
          <table:table-cell table:formula="of:= SUM([.Q88:.S88])" office:value-type="float" office:value="10986.7251463332" calcext:value-type="float">
            <text:p>10986.7251463332</text:p>
          </table:table-cell>
          <table:table-cell table:number-columns-repeated="3"/>
          <table:table-cell table:formula="of:= VALUE(MID([.K101]; 2; 11)) - [.Q101]" office:value-type="float" office:value="0.00272366682474967" calcext:value-type="float">
            <text:p>0.00272366682475</text:p>
          </table:table-cell>
          <table:table-cell table:number-columns-repeated="3"/>
          <table:table-cell table:formula="of:= MIN([.U101:.W112])" office:value-type="float" office:value="0.000689132857587538" calcext:value-type="float">
            <text:p>0.000689132857588</text:p>
          </table:table-cell>
          <table:table-cell table:formula="of:= MAX([.U101:.W112])" office:value-type="float" office:value="0.224274401602088" calcext:value-type="float">
            <text:p>0.22427440160208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11047.40160]</text:p>
          </table:table-cell>
          <table:table-cell table:number-columns-repeated="5"/>
          <table:table-cell table:formula="of:= SUM([.Q89:.S89])" office:value-type="float" office:value="11047.4003364697" calcext:value-type="float">
            <text:p>11047.4003364697</text:p>
          </table:table-cell>
          <table:table-cell table:number-columns-repeated="3"/>
          <table:table-cell table:formula="of:= VALUE(MID([.K102]; 2; 11)) - [.Q102]" office:value-type="float" office:value="0.00126353028826998" calcext:value-type="float">
            <text:p>0.0012635302882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11013.76700]</text:p>
          </table:table-cell>
          <table:table-cell table:number-columns-repeated="5"/>
          <table:table-cell table:formula="of:= SUM([.Q90:.S90])" office:value-type="float" office:value="11013.7613757488" calcext:value-type="float">
            <text:p>11013.7613757488</text:p>
          </table:table-cell>
          <table:table-cell table:number-columns-repeated="3"/>
          <table:table-cell table:formula="of:= VALUE(MID([.K103]; 2; 11)) - [.Q103]" office:value-type="float" office:value="0.00562425116731902" calcext:value-type="float">
            <text:p>0.00562425116731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11222.60209]</text:p>
          </table:table-cell>
          <table:table-cell table:number-columns-repeated="5"/>
          <table:table-cell table:formula="of:= SUM([.Q91:.S91])" office:value-type="float" office:value="11222.5947281588" calcext:value-type="float">
            <text:p>11222.5947281588</text:p>
          </table:table-cell>
          <table:table-cell table:number-columns-repeated="3"/>
          <table:table-cell table:formula="of:= VALUE(MID([.K104]; 2; 11)) - [.Q104]" office:value-type="float" office:value="0.00736184116613003" calcext:value-type="float">
            <text:p>0.00736184116613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10804.04667]</text:p>
          </table:table-cell>
          <table:table-cell table:number-columns-repeated="5"/>
          <table:table-cell table:formula="of:= SUM([.Q92:.S92])" office:value-type="float" office:value="10804.0415776367" calcext:value-type="float">
            <text:p>10804.0415776367</text:p>
          </table:table-cell>
          <table:table-cell table:number-columns-repeated="3"/>
          <table:table-cell table:formula="of:= VALUE(MID([.K105]; 2; 11)) - [.Q105]" office:value-type="float" office:value="0.00509236334437446" calcext:value-type="float">
            <text:p>0.00509236334437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11337.56859]</text:p>
          </table:table-cell>
          <table:table-cell table:number-columns-repeated="5"/>
          <table:table-cell table:formula="of:= SUM([.Q93:.S93])" office:value-type="float" office:value="11337.5679008671" calcext:value-type="float">
            <text:p>11337.5679008671</text:p>
          </table:table-cell>
          <table:table-cell table:number-columns-repeated="3"/>
          <table:table-cell table:formula="of:= VALUE(MID([.K106]; 2; 11)) - [.Q106]" office:value-type="float" office:value="0.000689132857587538" calcext:value-type="float">
            <text:p>0.00068913285758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11013.82452]</text:p>
          </table:table-cell>
          <table:table-cell table:number-columns-repeated="5"/>
          <table:table-cell table:formula="of:= SUM([.Q94:.S94])" office:value-type="float" office:value="11013.8171710235" calcext:value-type="float">
            <text:p>11013.8171710235</text:p>
          </table:table-cell>
          <table:table-cell table:number-columns-repeated="3"/>
          <table:table-cell table:formula="of:= VALUE(MID([.K107]; 2; 11)) - [.Q107]" office:value-type="float" office:value="0.00734897646907484" calcext:value-type="float">
            <text:p>0.00734897646907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11235.19971]</text:p>
          </table:table-cell>
          <table:table-cell table:number-columns-repeated="5"/>
          <table:table-cell table:formula="of:= SUM([.Q95:.S95])" office:value-type="float" office:value="11235.1918730997" calcext:value-type="float">
            <text:p>11235.1918730997</text:p>
          </table:table-cell>
          <table:table-cell table:number-columns-repeated="3"/>
          <table:table-cell table:formula="of:= VALUE(MID([.K108]; 2; 11)) - [.Q108]" office:value-type="float" office:value="0.0078369002603722" calcext:value-type="float">
            <text:p>0.00783690026037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11135.55529]</text:p>
          </table:table-cell>
          <table:table-cell table:number-columns-repeated="5"/>
          <table:table-cell table:formula="of:= SUM([.Q96:.S96])" office:value-type="float" office:value="11135.5478970587" calcext:value-type="float">
            <text:p>11135.5478970587</text:p>
          </table:table-cell>
          <table:table-cell table:number-columns-repeated="3"/>
          <table:table-cell table:formula="of:= VALUE(MID([.K109]; 2; 11)) - [.Q109]" office:value-type="float" office:value="0.00739294131017232" calcext:value-type="float">
            <text:p>0.00739294131017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11417.01803]</text:p>
          </table:table-cell>
          <table:table-cell table:number-columns-repeated="5"/>
          <table:table-cell table:formula="of:= SUM([.Q97:.S97])" office:value-type="float" office:value="11416.7937555984" calcext:value-type="float">
            <text:p>11416.7937555984</text:p>
          </table:table-cell>
          <table:table-cell table:number-columns-repeated="3"/>
          <table:table-cell table:formula="of:= VALUE(MID([.K110]; 2; 11)) - [.Q110]" office:value-type="float" office:value="0.224274401602088" calcext:value-type="float">
            <text:p>0.22427440160208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11143.63149]</text:p>
          </table:table-cell>
          <table:table-cell table:number-columns-repeated="5"/>
          <table:table-cell table:formula="of:= SUM([.Q98:.S98])" office:value-type="float" office:value="11143.6245172356" calcext:value-type="float">
            <text:p>11143.6245172356</text:p>
          </table:table-cell>
          <table:table-cell table:number-columns-repeated="3"/>
          <table:table-cell table:formula="of:= VALUE(MID([.K111]; 2; 11)) - [.Q111]" office:value-type="float" office:value="0.00697276435130334" calcext:value-type="float">
            <text:p>0.006972764351303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11020.03579]</text:p>
          </table:table-cell>
          <table:table-cell table:number-columns-repeated="5"/>
          <table:table-cell table:formula="of:= SUM([.Q99:.S99])" office:value-type="float" office:value="11020.0331281717" calcext:value-type="float">
            <text:p>11020.0331281717</text:p>
          </table:table-cell>
          <table:table-cell table:number-columns-repeated="3"/>
          <table:table-cell table:formula="of:= VALUE(MID([.K112]; 2; 11)) - [.Q112]" office:value-type="float" office:value="0.00266182833729545" calcext:value-type="float">
            <text:p>0.00266182833729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Allocation factor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.48243 -2.00502 1.52259]</text:p>
          </table:table-cell>
          <table:table-cell table:number-columns-repeated="5"/>
          <table:table-cell table:formula="of:= VALUE(MID([.$K114]; 2; 8))" office:value-type="float" office:value="1.48243" calcext:value-type="float">
            <text:p>1.48243</text:p>
          </table:table-cell>
          <table:table-cell table:formula="of:= VALUE(MID([.$K114]; 10; 9))" office:value-type="float" office:value="-2.00502" calcext:value-type="float">
            <text:p>-2.00502</text:p>
          </table:table-cell>
          <table:table-cell table:formula="of:= VALUE(MID([.$K114]; 18; 8))" office:value-type="float" office:value="1.52259" calcext:value-type="float">
            <text:p>1.5225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1.74645 -2.26904 1.52259]</text:p>
          </table:table-cell>
          <table:table-cell table:number-columns-repeated="5"/>
          <table:table-cell table:formula="of:= VALUE(MID([.$K115]; 2; 8))" office:value-type="float" office:value="1.74645" calcext:value-type="float">
            <text:p>1.74645</text:p>
          </table:table-cell>
          <table:table-cell table:formula="of:= VALUE(MID([.$K115]; 10; 9))" office:value-type="float" office:value="-2.26904" calcext:value-type="float">
            <text:p>-2.26904</text:p>
          </table:table-cell>
          <table:table-cell table:formula="of:= VALUE(MID([.$K115]; 18; 8))" office:value-type="float" office:value="1.52259" calcext:value-type="float">
            <text:p>1.5225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1.38561 -2.00502 1.61941]</text:p>
          </table:table-cell>
          <table:table-cell table:number-columns-repeated="5"/>
          <table:table-cell table:formula="of:= VALUE(MID([.$K116]; 2; 8))" office:value-type="float" office:value="1.38561" calcext:value-type="float">
            <text:p>1.38561</text:p>
          </table:table-cell>
          <table:table-cell table:formula="of:= VALUE(MID([.$K116]; 10; 9))" office:value-type="float" office:value="-2.00502" calcext:value-type="float">
            <text:p>-2.00502</text:p>
          </table:table-cell>
          <table:table-cell table:formula="of:= VALUE(MID([.$K116]; 18; 8))" office:value-type="float" office:value="1.61941" calcext:value-type="float">
            <text:p>1.61941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0.63147 -2.00502 2.37355]</text:p>
          </table:table-cell>
          <table:table-cell table:number-columns-repeated="5"/>
          <table:table-cell table:formula="of:= VALUE(MID([.$K117]; 2; 8))" office:value-type="float" office:value="0.63147" calcext:value-type="float">
            <text:p>0.63147</text:p>
          </table:table-cell>
          <table:table-cell table:formula="of:= VALUE(MID([.$K117]; 10; 9))" office:value-type="float" office:value="-2.00502" calcext:value-type="float">
            <text:p>-2.00502</text:p>
          </table:table-cell>
          <table:table-cell table:formula="of:= VALUE(MID([.$K117]; 18; 8))" office:value-type="float" office:value="2.37355" calcext:value-type="float">
            <text:p>2.3735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2.13190 -2.00502 0.87312]</text:p>
          </table:table-cell>
          <table:table-cell table:number-columns-repeated="5"/>
          <table:table-cell table:formula="of:= VALUE(MID([.$K118]; 2; 8))" office:value-type="float" office:value="2.1319" calcext:value-type="float">
            <text:p>2.1319</text:p>
          </table:table-cell>
          <table:table-cell table:formula="of:= VALUE(MID([.$K118]; 10; 9))" office:value-type="float" office:value="-2.00502" calcext:value-type="float">
            <text:p>-2.00502</text:p>
          </table:table-cell>
          <table:table-cell table:formula="of:= VALUE(MID([.$K118]; 18; 8))" office:value-type="float" office:value="0.87312" calcext:value-type="float">
            <text:p>0.87312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1.48243 -2.68857 2.20614]</text:p>
          </table:table-cell>
          <table:table-cell table:number-columns-repeated="5"/>
          <table:table-cell table:formula="of:= VALUE(MID([.$K119]; 2; 8))" office:value-type="float" office:value="1.48243" calcext:value-type="float">
            <text:p>1.48243</text:p>
          </table:table-cell>
          <table:table-cell table:formula="of:= VALUE(MID([.$K119]; 10; 9))" office:value-type="float" office:value="-2.68857" calcext:value-type="float">
            <text:p>-2.68857</text:p>
          </table:table-cell>
          <table:table-cell table:formula="of:= VALUE(MID([.$K119]; 18; 8))" office:value-type="float" office:value="2.20614" calcext:value-type="float">
            <text:p>2.2061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1.38541 -2.00502 1.61961]</text:p>
          </table:table-cell>
          <table:table-cell table:number-columns-repeated="5"/>
          <table:table-cell table:formula="of:= VALUE(MID([.$K120]; 2; 8))" office:value-type="float" office:value="1.38541" calcext:value-type="float">
            <text:p>1.38541</text:p>
          </table:table-cell>
          <table:table-cell table:formula="of:= VALUE(MID([.$K120]; 10; 9))" office:value-type="float" office:value="-2.00502" calcext:value-type="float">
            <text:p>-2.00502</text:p>
          </table:table-cell>
          <table:table-cell table:formula="of:= VALUE(MID([.$K120]; 18; 8))" office:value-type="float" office:value="1.61961" calcext:value-type="float">
            <text:p>1.61961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1.48243 -2.49013 2.00770]</text:p>
          </table:table-cell>
          <table:table-cell table:number-columns-repeated="5"/>
          <table:table-cell table:formula="of:= VALUE(MID([.$K121]; 2; 8))" office:value-type="float" office:value="1.48243" calcext:value-type="float">
            <text:p>1.48243</text:p>
          </table:table-cell>
          <table:table-cell table:formula="of:= VALUE(MID([.$K121]; 10; 9))" office:value-type="float" office:value="-2.49013" calcext:value-type="float">
            <text:p>-2.49013</text:p>
          </table:table-cell>
          <table:table-cell table:formula="of:= VALUE(MID([.$K121]; 18; 8))" office:value-type="float" office:value="2.0077" calcext:value-type="float">
            <text:p>2.0077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0.94718 -2.00502 2.05784]</text:p>
          </table:table-cell>
          <table:table-cell table:number-columns-repeated="5"/>
          <table:table-cell table:formula="of:= VALUE(MID([.$K122]; 2; 8))" office:value-type="float" office:value="0.94718" calcext:value-type="float">
            <text:p>0.94718</text:p>
          </table:table-cell>
          <table:table-cell table:formula="of:= VALUE(MID([.$K122]; 10; 9))" office:value-type="float" office:value="-2.00502" calcext:value-type="float">
            <text:p>-2.00502</text:p>
          </table:table-cell>
          <table:table-cell table:formula="of:= VALUE(MID([.$K122]; 18; 8))" office:value-type="float" office:value="2.05784" calcext:value-type="float">
            <text:p>2.0578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1.48243 -2.84199 2.35955]</text:p>
          </table:table-cell>
          <table:table-cell table:number-columns-repeated="5"/>
          <table:table-cell table:formula="of:= VALUE(MID([.$K123]; 2; 8))" office:value-type="float" office:value="1.48243" calcext:value-type="float">
            <text:p>1.48243</text:p>
          </table:table-cell>
          <table:table-cell table:formula="of:= VALUE(MID([.$K123]; 10; 9))" office:value-type="float" office:value="-2.84199" calcext:value-type="float">
            <text:p>-2.84199</text:p>
          </table:table-cell>
          <table:table-cell table:formula="of:= VALUE(MID([.$K123]; 18; 8))" office:value-type="float" office:value="2.35955" calcext:value-type="float">
            <text:p>2.3595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2.16624 -2.68883 1.52259]</text:p>
          </table:table-cell>
          <table:table-cell table:number-columns-repeated="5"/>
          <table:table-cell table:formula="of:= VALUE(MID([.$K124]; 2; 8))" office:value-type="float" office:value="2.16624" calcext:value-type="float">
            <text:p>2.16624</text:p>
          </table:table-cell>
          <table:table-cell table:formula="of:= VALUE(MID([.$K124]; 10; 9))" office:value-type="float" office:value="-2.68883" calcext:value-type="float">
            <text:p>-2.68883</text:p>
          </table:table-cell>
          <table:table-cell table:formula="of:= VALUE(MID([.$K124]; 18; 8))" office:value-type="float" office:value="1.52259" calcext:value-type="float">
            <text:p>1.5225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1.62730 -2.14989 1.52259]</text:p>
          </table:table-cell>
          <table:table-cell table:number-columns-repeated="5"/>
          <table:table-cell table:formula="of:= VALUE(MID([.$K125]; 2; 8))" office:value-type="float" office:value="1.6273" calcext:value-type="float">
            <text:p>1.6273</text:p>
          </table:table-cell>
          <table:table-cell table:formula="of:= VALUE(MID([.$K125]; 10; 9))" office:value-type="float" office:value="-2.14989" calcext:value-type="float">
            <text:p>-2.14989</text:p>
          </table:table-cell>
          <table:table-cell table:formula="of:= VALUE(MID([.$K125]; 18; 8))" office:value-type="float" office:value="1.52259" calcext:value-type="float">
            <text:p>1.5225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Unit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60.97648 -222.57763 161.08646]</text:p>
          </table:table-cell>
          <table:table-cell table:number-columns-repeated="5"/>
          <table:table-cell table:formula="of:= [.$Q101] * [.Q114] / [.Q$86]" office:value-type="float" office:value="160.97601506074" calcext:value-type="float">
            <text:p>160.97601506074</text:p>
          </table:table-cell>
          <table:table-cell table:formula="of:= [.$Q101] * [.R114] / [.R$86]" office:value-type="float" office:value="-222.577111771316" calcext:value-type="float">
            <text:p>-222.577111771316</text:p>
          </table:table-cell>
          <table:table-cell table:formula="of:= [.$Q101] * [.S114] / [.S$86]" office:value-type="float" office:value="161.086427871066" calcext:value-type="float">
            <text:p>161.086427871066</text:p>
          </table:table-cell>
          <table:table-cell/>
          <table:table-cell table:formula="of:= VALUE(MID([.K127]; 2; 9)) - [.Q127]" office:value-type="float" office:value="0.000464939259956054" calcext:value-type="float">
            <text:p>0.000464939259956</text:p>
          </table:table-cell>
          <table:table-cell table:formula="of:= VALUE(MID([.K127]; 12; 9)) - [.R127]" office:value-type="float" office:value="-0.000488228683678926" calcext:value-type="float">
            <text:p>-0.000488228683679</text:p>
          </table:table-cell>
          <table:table-cell table:formula="of:= VALUE(MID([.K127]; 22; 10)) - [.S127]" office:value-type="float" office:value="0.0000321289340945441" calcext:value-type="float">
            <text:p>3.21289340945441E-05</text:p>
          </table:table-cell>
          <table:table-cell/>
          <table:table-cell table:formula="of:= MIN([.U127:.W138])" office:value-type="float" office:value="-0.00618814869892503" calcext:value-type="float">
            <text:p>-0.006188148698925</text:p>
          </table:table-cell>
          <table:table-cell table:formula="of:= MAX([.U127:.W138])" office:value-type="float" office:value="0.00556805934718341" calcext:value-type="float">
            <text:p>0.00556805934718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190.69262 -253.27657 161.97606]</text:p>
          </table:table-cell>
          <table:table-cell table:number-columns-repeated="5"/>
          <table:table-cell table:formula="of:= [.$Q102] * [.Q115] / [.Q$86]" office:value-type="float" office:value="190.693094288216" calcext:value-type="float">
            <text:p>190.693094288216</text:p>
          </table:table-cell>
          <table:table-cell table:formula="of:= [.$Q102] * [.R115] / [.R$86]" office:value-type="float" office:value="-253.27701421273" calcext:value-type="float">
            <text:p>-253.27701421273</text:p>
          </table:table-cell>
          <table:table-cell table:formula="of:= [.$Q102] * [.S115] / [.S$86]" office:value-type="float" office:value="161.976042338463" calcext:value-type="float">
            <text:p>161.976042338463</text:p>
          </table:table-cell>
          <table:table-cell/>
          <table:table-cell table:formula="of:= VALUE(MID([.K128]; 2; 9)) - [.Q128]" office:value-type="float" office:value="-0.000474288216111063" calcext:value-type="float">
            <text:p>-0.000474288216111</text:p>
          </table:table-cell>
          <table:table-cell table:formula="of:= VALUE(MID([.K128]; 12; 9)) - [.R128]" office:value-type="float" office:value="0.000514212729655128" calcext:value-type="float">
            <text:p>0.000514212729655</text:p>
          </table:table-cell>
          <table:table-cell table:formula="of:= VALUE(MID([.K128]; 22; 10)) - [.S128]" office:value-type="float" office:value="0.0000176615371003663" calcext:value-type="float">
            <text:p>1.76615371003663E-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150.83277 -223.12541 171.75183]</text:p>
          </table:table-cell>
          <table:table-cell table:number-columns-repeated="5"/>
          <table:table-cell table:formula="of:= [.$Q103] * [.Q116] / [.Q$86]" office:value-type="float" office:value="150.83265959428" calcext:value-type="float">
            <text:p>150.83265959428</text:p>
          </table:table-cell>
          <table:table-cell table:formula="of:= [.$Q103] * [.R116] / [.R$86]" office:value-type="float" office:value="-223.124831476358" calcext:value-type="float">
            <text:p>-223.124831476358</text:p>
          </table:table-cell>
          <table:table-cell table:formula="of:= [.$Q103] * [.S116] / [.S$86]" office:value-type="float" office:value="171.75136508563" calcext:value-type="float">
            <text:p>171.75136508563</text:p>
          </table:table-cell>
          <table:table-cell/>
          <table:table-cell table:formula="of:= VALUE(MID([.K129]; 2; 9)) - [.Q129]" office:value-type="float" office:value="0.000110405719766504" calcext:value-type="float">
            <text:p>0.000110405719767</text:p>
          </table:table-cell>
          <table:table-cell table:formula="of:= VALUE(MID([.K129]; 12; 9)) - [.R129]" office:value-type="float" office:value="-0.000568523641987895" calcext:value-type="float">
            <text:p>-0.000568523641988</text:p>
          </table:table-cell>
          <table:table-cell table:formula="of:= VALUE(MID([.K129]; 22; 10)) - [.S129]" office:value-type="float" office:value="0.000464914369700864" calcext:value-type="float">
            <text:p>0.00046491436970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70.04299 -227.35615 256.50772]</text:p>
          </table:table-cell>
          <table:table-cell table:number-columns-repeated="5"/>
          <table:table-cell table:formula="of:= [.$Q104] * [.Q117] / [.Q$86]" office:value-type="float" office:value="70.042996907895" calcext:value-type="float">
            <text:p>70.042996907895</text:p>
          </table:table-cell>
          <table:table-cell table:formula="of:= [.$Q104] * [.R117] / [.R$86]" office:value-type="float" office:value="-227.355530233435" calcext:value-type="float">
            <text:p>-227.355530233435</text:p>
          </table:table-cell>
          <table:table-cell table:formula="of:= [.$Q104] * [.S117] / [.S$86]" office:value-type="float" office:value="256.507095244538" calcext:value-type="float">
            <text:p>256.507095244538</text:p>
          </table:table-cell>
          <table:table-cell/>
          <table:table-cell table:formula="of:= VALUE(MID([.K130]; 2; 9)) - [.Q130]" office:value-type="float" office:value="-0.00000690789495649824" calcext:value-type="float">
            <text:p>-6.90789495649824E-06</text:p>
          </table:table-cell>
          <table:table-cell table:formula="of:= VALUE(MID([.K130]; 11; 9)) - [.R130]" office:value-type="float" office:value="-0.000569766564865404" calcext:value-type="float">
            <text:p>-0.000569766564865</text:p>
          </table:table-cell>
          <table:table-cell table:formula="of:= VALUE(MID([.K130]; 21; 10)) - [.S130]" office:value-type="float" office:value="0.000624755462354187" calcext:value-type="float">
            <text:p>0.00062475546235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227.65236 -218.87673 90.83846]</text:p>
          </table:table-cell>
          <table:table-cell table:number-columns-repeated="5"/>
          <table:table-cell table:formula="of:= [.$Q105] * [.Q118] / [.Q$86]" office:value-type="float" office:value="227.652169540745" calcext:value-type="float">
            <text:p>227.652169540745</text:p>
          </table:table-cell>
          <table:table-cell table:formula="of:= [.$Q105] * [.R118] / [.R$86]" office:value-type="float" office:value="-218.876174454056" calcext:value-type="float">
            <text:p>-218.876174454056</text:p>
          </table:table-cell>
          <table:table-cell table:formula="of:= [.$Q105] * [.S118] / [.S$86]" office:value-type="float" office:value="90.8380705990001" calcext:value-type="float">
            <text:p>90.8380705990001</text:p>
          </table:table-cell>
          <table:table-cell/>
          <table:table-cell table:formula="of:= VALUE(MID([.K131]; 2; 9)) - [.Q131]" office:value-type="float" office:value="0.000190459255264841" calcext:value-type="float">
            <text:p>0.000190459255265</text:p>
          </table:table-cell>
          <table:table-cell table:formula="of:= VALUE(MID([.K131]; 12; 9)) - [.R131]" office:value-type="float" office:value="-0.00052554594412868" calcext:value-type="float">
            <text:p>-0.000525545944129</text:p>
          </table:table-cell>
          <table:table-cell table:formula="of:= VALUE(MID([.K131]; 22; 9)) - [.S131]" office:value-type="float" office:value="0.000389400999949885" calcext:value-type="float">
            <text:p>0.0003894009999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166.11696 -307.98896 240.85755]</text:p>
          </table:table-cell>
          <table:table-cell table:number-columns-repeated="5"/>
          <table:table-cell table:formula="of:= [.$Q106] * [.Q119] / [.Q$86]" office:value-type="float" office:value="166.116515781891" calcext:value-type="float">
            <text:p>166.116515781891</text:p>
          </table:table-cell>
          <table:table-cell table:formula="of:= [.$Q106] * [.R119] / [.R$86]" office:value-type="float" office:value="-307.988700198972" calcext:value-type="float">
            <text:p>-307.988700198972</text:p>
          </table:table-cell>
          <table:table-cell table:formula="of:= [.$Q106] * [.S119] / [.S$86]" office:value-type="float" office:value="240.857784932959" calcext:value-type="float">
            <text:p>240.857784932959</text:p>
          </table:table-cell>
          <table:table-cell/>
          <table:table-cell table:formula="of:= VALUE(MID([.K132]; 2; 9)) - [.Q132]" office:value-type="float" office:value="0.00044421810912354" calcext:value-type="float">
            <text:p>0.000444218109124</text:p>
          </table:table-cell>
          <table:table-cell table:formula="of:= VALUE(MID([.K132]; 12; 9)) - [.R132]" office:value-type="float" office:value="-0.00019980102814543" calcext:value-type="float">
            <text:p>-0.000199801028145</text:p>
          </table:table-cell>
          <table:table-cell table:formula="of:= VALUE(MID([.K132]; 22; 10)) - [.S132]" office:value-type="float" office:value="-0.000234932959216394" calcext:value-type="float">
            <text:p>-0.00023493295921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150.81168 -223.12657 171.77405]</text:p>
          </table:table-cell>
          <table:table-cell table:number-columns-repeated="5"/>
          <table:table-cell table:formula="of:= [.$Q107] * [.Q120] / [.Q$86]" office:value-type="float" office:value="150.811652295541" calcext:value-type="float">
            <text:p>150.811652295541</text:p>
          </table:table-cell>
          <table:table-cell table:formula="of:= [.$Q107] * [.R120] / [.R$86]" office:value-type="float" office:value="-223.125961817832" calcext:value-type="float">
            <text:p>-223.125961817832</text:p>
          </table:table-cell>
          <table:table-cell table:formula="of:= [.$Q107] * [.S120] / [.S$86]" office:value-type="float" office:value="171.773446876079" calcext:value-type="float">
            <text:p>171.773446876079</text:p>
          </table:table-cell>
          <table:table-cell/>
          <table:table-cell table:formula="of:= VALUE(MID([.K133]; 2; 9)) - [.Q133]" office:value-type="float" office:value="0.0000277044586596276" calcext:value-type="float">
            <text:p>2.77044586596276E-05</text:p>
          </table:table-cell>
          <table:table-cell table:formula="of:= VALUE(MID([.K133]; 12; 9)) - [.R133]" office:value-type="float" office:value="-0.000538182168298818" calcext:value-type="float">
            <text:p>-0.000538182168299</text:p>
          </table:table-cell>
          <table:table-cell table:formula="of:= VALUE(MID([.K133]; 22; 10)) - [.S133]" office:value-type="float" office:value="0.000603123921024462" calcext:value-type="float">
            <text:p>0.00060312392102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164.61706 -282.68103 217.21351]</text:p>
          </table:table-cell>
          <table:table-cell table:number-columns-repeated="5"/>
          <table:table-cell table:formula="of:= [.$Q108] * [.Q121] / [.Q$86]" office:value-type="float" office:value="164.616516030532" calcext:value-type="float">
            <text:p>164.616516030532</text:p>
          </table:table-cell>
          <table:table-cell table:formula="of:= [.$Q108] * [.R121] / [.R$86]" office:value-type="float" office:value="-282.680628167599" calcext:value-type="float">
            <text:p>-282.680628167599</text:p>
          </table:table-cell>
          <table:table-cell table:formula="of:= [.$Q108] * [.S121] / [.S$86]" office:value-type="float" office:value="217.213608569008" calcext:value-type="float">
            <text:p>217.213608569008</text:p>
          </table:table-cell>
          <table:table-cell/>
          <table:table-cell table:formula="of:= VALUE(MID([.K134]; 2; 9)) - [.Q134]" office:value-type="float" office:value="0.000543969467685201" calcext:value-type="float">
            <text:p>0.000543969467685</text:p>
          </table:table-cell>
          <table:table-cell table:formula="of:= VALUE(MID([.K134]; 12; 9)) - [.R134]" office:value-type="float" office:value="-0.000371832401015126" calcext:value-type="float">
            <text:p>-0.000371832401015</text:p>
          </table:table-cell>
          <table:table-cell table:formula="of:= VALUE(MID([.K134]; 22; 10)) - [.S134]" office:value-type="float" office:value="-0.0000985690080028689" calcext:value-type="float">
            <text:p>-9.85690080028689E-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104.24714 -225.59269 220.66403]</text:p>
          </table:table-cell>
          <table:table-cell table:number-columns-repeated="5"/>
          <table:table-cell table:formula="of:= [.$Q109] * [.Q122] / [.Q$86]" office:value-type="float" office:value="104.246822565946" calcext:value-type="float">
            <text:p>104.246822565946</text:p>
          </table:table-cell>
          <table:table-cell table:formula="of:= [.$Q109] * [.R122] / [.R$86]" office:value-type="float" office:value="-225.592071878278" calcext:value-type="float">
            <text:p>-225.592071878278</text:p>
          </table:table-cell>
          <table:table-cell table:formula="of:= [.$Q109] * [.S122] / [.S$86]" office:value-type="float" office:value="220.66370862872" calcext:value-type="float">
            <text:p>220.66370862872</text:p>
          </table:table-cell>
          <table:table-cell/>
          <table:table-cell table:formula="of:= VALUE(MID([.K135]; 2; 9)) - [.Q135]" office:value-type="float" office:value="0.000317434053613397" calcext:value-type="float">
            <text:p>0.000317434053613</text:p>
          </table:table-cell>
          <table:table-cell table:formula="of:= VALUE(MID([.K135]; 11; 9)) - [.R135]" office:value-type="float" office:value="0.0000718782780211313" calcext:value-type="float">
            <text:p>7.18782780211313E-05</text:p>
          </table:table-cell>
          <table:table-cell table:formula="of:= VALUE(MID([.K135]; 22; 10)) - [.S135]" office:value-type="float" office:value="0.000321371279795812" calcext:value-type="float">
            <text:p>0.00032137127979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167.28105 -327.84498 259.41219]</text:p>
          </table:table-cell>
          <table:table-cell table:number-columns-repeated="5"/>
          <table:table-cell table:formula="of:= [.$Q110] * [.Q123] / [.Q$86]" office:value-type="float" office:value="167.277322320195" calcext:value-type="float">
            <text:p>167.277322320195</text:p>
          </table:table-cell>
          <table:table-cell table:formula="of:= [.$Q110] * [.R123] / [.R$86]" office:value-type="float" office:value="-327.838711851301" calcext:value-type="float">
            <text:p>-327.838711851301</text:p>
          </table:table-cell>
          <table:table-cell table:formula="of:= [.$Q110] * [.S123] / [.S$86]" office:value-type="float" office:value="259.406621940653" calcext:value-type="float">
            <text:p>259.406621940653</text:p>
          </table:table-cell>
          <table:table-cell/>
          <table:table-cell table:formula="of:= VALUE(MID([.K136]; 2; 9)) - [.Q136]" office:value-type="float" office:value="0.00372767980459798" calcext:value-type="float">
            <text:p>0.003727679804598</text:p>
          </table:table-cell>
          <table:table-cell table:formula="of:= VALUE(MID([.K136]; 12; 9)) - [.R136]" office:value-type="float" office:value="-0.00618814869892503" calcext:value-type="float">
            <text:p>-0.006188148698925</text:p>
          </table:table-cell>
          <table:table-cell table:formula="of:= VALUE(MID([.K136]; 22; 10)) - [.S136]" office:value-type="float" office:value="0.00556805934718341" calcext:value-type="float">
            <text:p>0.00556805934718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238.59001 -302.74977 163.38697]</text:p>
          </table:table-cell>
          <table:table-cell table:number-columns-repeated="5"/>
          <table:table-cell table:formula="of:= [.$Q111] * [.Q124] / [.Q$86]" office:value-type="float" office:value="238.589736847159" calcext:value-type="float">
            <text:p>238.589736847159</text:p>
          </table:table-cell>
          <table:table-cell table:formula="of:= [.$Q111] * [.R124] / [.R$86]" office:value-type="float" office:value="-302.749440194485" calcext:value-type="float">
            <text:p>-302.749440194485</text:p>
          </table:table-cell>
          <table:table-cell table:formula="of:= [.$Q111] * [.S124] / [.S$86]" office:value-type="float" office:value="163.386873077191" calcext:value-type="float">
            <text:p>163.386873077191</text:p>
          </table:table-cell>
          <table:table-cell/>
          <table:table-cell table:formula="of:= VALUE(MID([.K137]; 2; 9)) - [.Q137]" office:value-type="float" office:value="0.000273152841288038" calcext:value-type="float">
            <text:p>0.000273152841288</text:p>
          </table:table-cell>
          <table:table-cell table:formula="of:= VALUE(MID([.K137]; 12; 9)) - [.R137]" office:value-type="float" office:value="-0.000259805514815525" calcext:value-type="float">
            <text:p>-0.000259805514816</text:p>
          </table:table-cell>
          <table:table-cell table:formula="of:= VALUE(MID([.K137]; 22; 10)) - [.S137]" office:value-type="float" office:value="0.0000969228089502394" calcext:value-type="float">
            <text:p>9.69228089502394E-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177.24287 -239.38249 161.57482]</text:p>
          </table:table-cell>
          <table:table-cell table:number-columns-repeated="5"/>
          <table:table-cell table:formula="of:= [.$Q112] * [.Q125] / [.Q$86]" office:value-type="float" office:value="177.243060958924" calcext:value-type="float">
            <text:p>177.243060958924</text:p>
          </table:table-cell>
          <table:table-cell table:formula="of:= [.$Q112] * [.R125] / [.R$86]" office:value-type="float" office:value="-239.382651605284" calcext:value-type="float">
            <text:p>-239.382651605284</text:p>
          </table:table-cell>
          <table:table-cell table:formula="of:= [.$Q112] * [.S125] / [.S$86]" office:value-type="float" office:value="161.57478666247" calcext:value-type="float">
            <text:p>161.57478666247</text:p>
          </table:table-cell>
          <table:table-cell/>
          <table:table-cell table:formula="of:= VALUE(MID([.K138]; 2; 9)) - [.Q138]" office:value-type="float" office:value="-0.000190958924065399" calcext:value-type="float">
            <text:p>-0.000190958924065</text:p>
          </table:table-cell>
          <table:table-cell table:formula="of:= VALUE(MID([.K138]; 12; 9)) - [.R138]" office:value-type="float" office:value="0.000251605283636991" calcext:value-type="float">
            <text:p>0.000251605283637</text:p>
          </table:table-cell>
          <table:table-cell table:formula="of:= VALUE(MID([.K138]; 22; 10)) - [.S138]" office:value-type="float" office:value="0.000033337529629307" calcext:value-type="float">
            <text:p>3.3337529629307E-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Pric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00.62811 99.50249 103.62483]</text:p>
          </table:table-cell>
          <table:table-cell table:number-columns-repeated="5"/>
          <table:table-cell table:formula="of:= VALUE(MID([.K140]; 2; 9))" office:value-type="float" office:value="100.62811" calcext:value-type="float">
            <text:p>100.62811</text:p>
          </table:table-cell>
          <table:table-cell table:formula="of:= VALUE(MID([.K140]; 11; 9))" office:value-type="float" office:value="99.50249" calcext:value-type="float">
            <text:p>99.50249</text:p>
          </table:table-cell>
          <table:table-cell table:formula="of:= VALUE(MID([.K140]; 20; 9))" office:value-type="float" office:value="103.6248" calcext:value-type="float">
            <text:p>103.6248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Values of the assets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6198.75901 -22147.02848 16692.55741]</text:p>
          </table:table-cell>
          <table:table-cell table:number-columns-repeated="5"/>
          <table:table-cell table:formula="of:= [.Q127] * [.Q$140]" office:value-type="float" office:value="16198.7121508938" calcext:value-type="float">
            <text:p>16198.7121508938</text:p>
          </table:table-cell>
          <table:table-cell table:formula="of:= [.R127] * [.R$140]" office:value-type="float" office:value="-22146.9768382543" calcext:value-type="float">
            <text:p>-22146.9768382543</text:p>
          </table:table-cell>
          <table:table-cell table:formula="of:= [.S127] * [.S$140]" office:value-type="float" office:value="16692.5488708536" calcext:value-type="float">
            <text:p>16692.5488708536</text:p>
          </table:table-cell>
          <table:table-cell/>
          <table:table-cell table:formula="of:= VALUE(MID([.K142]; 2; 12)) - [.Q142]" office:value-type="float" office:value="0.0468591061926418" calcext:value-type="float">
            <text:p>0.046859106192642</text:p>
          </table:table-cell>
          <table:table-cell table:formula="of:= VALUE(MID([.K142]; 14; 12)) - [.R142]" office:value-type="float" office:value="-0.0516417457183707" calcext:value-type="float">
            <text:p>-0.051641745718371</text:p>
          </table:table-cell>
          <table:table-cell table:formula="of:= VALUE(MID([.K142]; 26; 12)) - [.S142]" office:value-type="float" office:value="0.00853914637264097" calcext:value-type="float">
            <text:p>0.008539146372641</text:p>
          </table:table-cell>
          <table:table-cell/>
          <table:table-cell table:formula="of:= MIN([.U142:.W153])" office:value-type="float" office:value="-0.624042403032945" calcext:value-type="float">
            <text:p>-0.624042403032945</text:p>
          </table:table-cell>
          <table:table-cell table:formula="of:= MAX([.U142:.W153])" office:value-type="float" office:value="0.584502724239428" calcext:value-type="float">
            <text:p>0.58450272423942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19189.03889 -25201.64978 16784.74133]</text:p>
          </table:table-cell>
          <table:table-cell table:number-columns-repeated="5"/>
          <table:table-cell table:formula="of:= [.Q128] * [.Q$140]" office:value-type="float" office:value="19189.085668275" calcext:value-type="float">
            <text:p>19189.085668275</text:p>
          </table:table-cell>
          <table:table-cell table:formula="of:= [.R128] * [.R$140]" office:value-type="float" office:value="-25201.693573932" calcext:value-type="float">
            <text:p>-25201.693573932</text:p>
          </table:table-cell>
          <table:table-cell table:formula="of:= [.S128] * [.S$140]" office:value-type="float" office:value="16784.7349921147" calcext:value-type="float">
            <text:p>16784.7349921147</text:p>
          </table:table-cell>
          <table:table-cell/>
          <table:table-cell table:formula="of:= VALUE(MID([.K143]; 2; 11)) - [.Q143]" office:value-type="float" office:value="-0.0467782749838079" calcext:value-type="float">
            <text:p>-0.046778274983808</text:p>
          </table:table-cell>
          <table:table-cell table:formula="of:= VALUE(MID([.K143]; 14; 12)) - [.R143]" office:value-type="float" office:value="0.0437939319890575" calcext:value-type="float">
            <text:p>0.043793931989058</text:p>
          </table:table-cell>
          <table:table-cell table:formula="of:= VALUE(MID([.K143]; 26; 12)) - [.S143]" office:value-type="float" office:value="0.00633788525374257" calcext:value-type="float">
            <text:p>0.00633788525374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15178.01702 -22201.53391 17797.75371]</text:p>
          </table:table-cell>
          <table:table-cell table:number-columns-repeated="5"/>
          <table:table-cell table:formula="of:= [.Q129] * [.Q$140]" office:value-type="float" office:value="15178.0054612458" calcext:value-type="float">
            <text:p>15178.0054612458</text:p>
          </table:table-cell>
          <table:table-cell table:formula="of:= [.R129] * [.R$140]" office:value-type="float" office:value="-22201.476312728" calcext:value-type="float">
            <text:p>-22201.476312728</text:p>
          </table:table-cell>
          <table:table-cell table:formula="of:= [.S129] * [.S$140]" office:value-type="float" office:value="17797.7008567254" calcext:value-type="float">
            <text:p>17797.7008567254</text:p>
          </table:table-cell>
          <table:table-cell/>
          <table:table-cell table:formula="of:= VALUE(MID([.K144]; 2; 11)) - [.Q144]" office:value-type="float" office:value="0.0115587542113644" calcext:value-type="float">
            <text:p>0.011558754211365</text:p>
          </table:table-cell>
          <table:table-cell table:formula="of:= VALUE(MID([.K144]; 14; 12)) - [.R144]" office:value-type="float" office:value="-0.057597271999839" calcext:value-type="float">
            <text:p>-0.057597271999839</text:p>
          </table:table-cell>
          <table:table-cell table:formula="of:= VALUE(MID([.K144]; 26; 12)) - [.S144]" office:value-type="float" office:value="0.052853274577501" calcext:value-type="float">
            <text:p>0.05285327457750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7048.29400 -22622.50335 26580.56870]</text:p>
          </table:table-cell>
          <table:table-cell table:number-columns-repeated="5"/>
          <table:table-cell table:formula="of:= [.Q130] * [.Q$140]" office:value-type="float" office:value="7048.29439757731" calcext:value-type="float">
            <text:p>7048.29439757731</text:p>
          </table:table-cell>
          <table:table-cell table:formula="of:= [.R130] * [.R$140]" office:value-type="float" office:value="-22622.4413734971" calcext:value-type="float">
            <text:p>-22622.4413734971</text:p>
          </table:table-cell>
          <table:table-cell table:formula="of:= [.S130] * [.S$140]" office:value-type="float" office:value="26580.4964432962" calcext:value-type="float">
            <text:p>26580.4964432962</text:p>
          </table:table-cell>
          <table:table-cell/>
          <table:table-cell table:formula="of:= VALUE(MID([.K145]; 2; 11)) - [.Q145]" office:value-type="float" office:value="-0.000397577314288355" calcext:value-type="float">
            <text:p>-0.000397577314288</text:p>
          </table:table-cell>
          <table:table-cell table:formula="of:= VALUE(MID([.K145]; 13; 12)) - [.R145]" office:value-type="float" office:value="-0.0619765029223345" calcext:value-type="float">
            <text:p>-0.061976502922335</text:p>
          </table:table-cell>
          <table:table-cell table:formula="of:= VALUE(MID([.K145]; 25; 12)) - [.S145]" office:value-type="float" office:value="0.0722567038355919" calcext:value-type="float">
            <text:p>0.07225670383559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22908.22689 -21778.78000 9413.11946]</text:p>
          </table:table-cell>
          <table:table-cell table:number-columns-repeated="5"/>
          <table:table-cell table:formula="of:= [.Q131] * [.Q$140]" office:value-type="float" office:value="22908.2075582847" calcext:value-type="float">
            <text:p>22908.2075582847</text:p>
          </table:table-cell>
          <table:table-cell table:formula="of:= [.R131] * [.R$140]" office:value-type="float" office:value="-21778.7243598529" calcext:value-type="float">
            <text:p>-21778.7243598529</text:p>
          </table:table-cell>
          <table:table-cell table:formula="of:= [.S131] * [.S$140]" office:value-type="float" office:value="9413.07689820726" calcext:value-type="float">
            <text:p>9413.07689820726</text:p>
          </table:table-cell>
          <table:table-cell/>
          <table:table-cell table:formula="of:= VALUE(MID([.K146]; 2; 11)) - [.Q146]" office:value-type="float" office:value="0.0193317152916279" calcext:value-type="float">
            <text:p>0.019331715291628</text:p>
          </table:table-cell>
          <table:table-cell table:formula="of:= VALUE(MID([.K146]; 14; 12)) - [.R146]" office:value-type="float" office:value="-0.0556401470494166" calcext:value-type="float">
            <text:p>-0.055640147049417</text:p>
          </table:table-cell>
          <table:table-cell table:formula="of:= VALUE(MID([.K146]; 26; 11)) - [.S146]" office:value-type="float" office:value="0.0425617927394342" calcext:value-type="float">
            <text:p>0.04256179273943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16716.03624 -30645.66887 24958.82218]</text:p>
          </table:table-cell>
          <table:table-cell table:number-columns-repeated="5"/>
          <table:table-cell table:formula="of:= [.Q132] * [.Q$140]" office:value-type="float" office:value="16715.9910229169" calcext:value-type="float">
            <text:p>16715.9910229169</text:p>
          </table:table-cell>
          <table:table-cell table:formula="of:= [.R132] * [.R$140]" office:value-type="float" office:value="-30645.6425616612" calcext:value-type="float">
            <text:p>-30645.6425616612</text:p>
          </table:table-cell>
          <table:table-cell table:formula="of:= [.S132] * [.S$140]" office:value-type="float" office:value="24958.8397921209" calcext:value-type="float">
            <text:p>24958.8397921209</text:p>
          </table:table-cell>
          <table:table-cell/>
          <table:table-cell table:formula="of:= VALUE(MID([.K147]; 2; 11)) - [.Q147]" office:value-type="float" office:value="0.0452170831486001" calcext:value-type="float">
            <text:p>0.0452170831486</text:p>
          </table:table-cell>
          <table:table-cell table:formula="of:= VALUE(MID([.K147]; 14; 12)) - [.R147]" office:value-type="float" office:value="-0.0263083388090308" calcext:value-type="float">
            <text:p>-0.026308338809031</text:p>
          </table:table-cell>
          <table:table-cell table:formula="of:= VALUE(MID([.K147]; 26; 12)) - [.S147]" office:value-type="float" office:value="-0.0176121209115081" calcext:value-type="float">
            <text:p>-0.01761212091150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15175.89465 -22201.64985 17800.05687]</text:p>
          </table:table-cell>
          <table:table-cell table:number-columns-repeated="5"/>
          <table:table-cell table:formula="of:= [.Q133] * [.Q$140]" office:value-type="float" office:value="15175.8915364775" calcext:value-type="float">
            <text:p>15175.8915364775</text:p>
          </table:table-cell>
          <table:table-cell table:formula="of:= [.R133] * [.R$140]" office:value-type="float" office:value="-22201.5887845192" calcext:value-type="float">
            <text:p>-22201.5887845192</text:p>
          </table:table-cell>
          <table:table-cell table:formula="of:= [.S133] * [.S$140]" office:value-type="float" office:value="17799.9890778443" calcext:value-type="float">
            <text:p>17799.9890778443</text:p>
          </table:table-cell>
          <table:table-cell/>
          <table:table-cell table:formula="of:= VALUE(MID([.K148]; 2; 11)) - [.Q148]" office:value-type="float" office:value="0.00311352251264907" calcext:value-type="float">
            <text:p>0.003113522512649</text:p>
          </table:table-cell>
          <table:table-cell table:formula="of:= VALUE(MID([.K148]; 14; 12)) - [.R148]" office:value-type="float" office:value="-0.0610654808224354" calcext:value-type="float">
            <text:p>-0.061065480822435</text:p>
          </table:table-cell>
          <table:table-cell table:formula="of:= VALUE(MID([.K148]; 26; 12)) - [.S148]" office:value-type="float" office:value="0.0677921556925867" calcext:value-type="float">
            <text:p>0.06779215569258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16565.10425 -28127.46672 22508.71248]</text:p>
          </table:table-cell>
          <table:table-cell table:number-columns-repeated="5"/>
          <table:table-cell table:formula="of:= [.Q134] * [.Q$140]" office:value-type="float" office:value="16565.0488829372" calcext:value-type="float">
            <text:p>16565.0488829372</text:p>
          </table:table-cell>
          <table:table-cell table:formula="of:= [.R134] * [.R$140]" office:value-type="float" office:value="-28127.4263774402" calcext:value-type="float">
            <text:p>-28127.4263774402</text:p>
          </table:table-cell>
          <table:table-cell table:formula="of:= [.S134] * [.S$140]" office:value-type="float" office:value="22508.7167452417" calcext:value-type="float">
            <text:p>22508.7167452417</text:p>
          </table:table-cell>
          <table:table-cell/>
          <table:table-cell table:formula="of:= VALUE(MID([.K149]; 2; 11)) - [.Q149]" office:value-type="float" office:value="0.0553670628287364" calcext:value-type="float">
            <text:p>0.055367062828736</text:p>
          </table:table-cell>
          <table:table-cell table:formula="of:= VALUE(MID([.K149]; 14; 12)) - [.R149]" office:value-type="float" office:value="-0.0403425597687601" calcext:value-type="float">
            <text:p>-0.04034255976876</text:p>
          </table:table-cell>
          <table:table-cell table:formula="of:= VALUE(MID([.K149]; 26; 12)) - [.S149]" office:value-type="float" office:value="-0.00426524174326914" calcext:value-type="float">
            <text:p>-0.00426524174326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10490.19318 -22447.03456 22866.27208]</text:p>
          </table:table-cell>
          <table:table-cell table:number-columns-repeated="5"/>
          <table:table-cell table:formula="of:= [.Q135] * [.Q$140]" office:value-type="float" office:value="10490.1607283165" calcext:value-type="float">
            <text:p>10490.1607283165</text:p>
          </table:table-cell>
          <table:table-cell table:formula="of:= [.R135] * [.R$140]" office:value-type="float" office:value="-22446.9728761476" calcext:value-type="float">
            <text:p>-22446.9728761476</text:p>
          </table:table-cell>
          <table:table-cell table:formula="of:= [.S135] * [.S$140]" office:value-type="float" office:value="22866.2326739094" calcext:value-type="float">
            <text:p>22866.2326739094</text:p>
          </table:table-cell>
          <table:table-cell/>
          <table:table-cell table:formula="of:= VALUE(MID([.K150]; 2; 11)) - [.Q150]" office:value-type="float" office:value="0.0324516834643873" calcext:value-type="float">
            <text:p>0.032451683464387</text:p>
          </table:table-cell>
          <table:table-cell table:formula="of:= VALUE(MID([.K150]; 13; 12)) - [.R150]" office:value-type="float" office:value="-0.061623852361663" calcext:value-type="float">
            <text:p>-0.061623852361663</text:p>
          </table:table-cell>
          <table:table-cell table:formula="of:= VALUE(MID([.K150]; 26; 12)) - [.S150]" office:value-type="float" office:value="0.0394060905964579" calcext:value-type="float">
            <text:p>0.03940609059645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16833.17597 -32621.39219 26881.54382]</text:p>
          </table:table-cell>
          <table:table-cell table:number-columns-repeated="5"/>
          <table:table-cell table:formula="of:= [.Q136] * [.Q$140]" office:value-type="float" office:value="16832.8007909421" calcext:value-type="float">
            <text:p>16832.8007909421</text:p>
          </table:table-cell>
          <table:table-cell table:formula="of:= [.R136] * [.R$140]" office:value-type="float" office:value="-32620.768147597" calcext:value-type="float">
            <text:p>-32620.768147597</text:p>
          </table:table-cell>
          <table:table-cell table:formula="of:= [.S136] * [.S$140]" office:value-type="float" office:value="26880.9593172758" calcext:value-type="float">
            <text:p>26880.9593172758</text:p>
          </table:table-cell>
          <table:table-cell/>
          <table:table-cell table:formula="of:= VALUE(MID([.K151]; 2; 11)) - [.Q151]" office:value-type="float" office:value="0.375179057922651" calcext:value-type="float">
            <text:p>0.375179057922651</text:p>
          </table:table-cell>
          <table:table-cell table:formula="of:= VALUE(MID([.K151]; 14; 12)) - [.R151]" office:value-type="float" office:value="-0.624042403032945" calcext:value-type="float">
            <text:p>-0.624042403032945</text:p>
          </table:table-cell>
          <table:table-cell table:formula="of:= VALUE(MID([.K151]; 26; 12)) - [.S151]" office:value-type="float" office:value="0.584502724239428" calcext:value-type="float">
            <text:p>0.58450272423942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24008.86235 -30124.35663 16930.94710]</text:p>
          </table:table-cell>
          <table:table-cell table:number-columns-repeated="5"/>
          <table:table-cell table:formula="of:= [.Q137] * [.Q$140]" office:value-type="float" office:value="24008.8342843269" calcext:value-type="float">
            <text:p>24008.8342843269</text:p>
          </table:table-cell>
          <table:table-cell table:formula="of:= [.R137] * [.R$140]" office:value-type="float" office:value="-30124.3231454574" calcext:value-type="float">
            <text:p>-30124.3231454574</text:p>
          </table:table-cell>
          <table:table-cell table:formula="of:= [.S137] * [.S$140]" office:value-type="float" office:value="16930.9320452493" calcext:value-type="float">
            <text:p>16930.9320452493</text:p>
          </table:table-cell>
          <table:table-cell/>
          <table:table-cell table:formula="of:= VALUE(MID([.K152]; 2; 11)) - [.Q152]" office:value-type="float" office:value="0.0280656730574265" calcext:value-type="float">
            <text:p>0.028065673057427</text:p>
          </table:table-cell>
          <table:table-cell table:formula="of:= VALUE(MID([.K152]; 14; 12)) - [.R152]" office:value-type="float" office:value="-0.0334845426368702" calcext:value-type="float">
            <text:p>-0.03348454263687</text:p>
          </table:table-cell>
          <table:table-cell table:formula="of:= VALUE(MID([.K152]; 26; 12)) - [.S152]" office:value-type="float" office:value="0.0150547506964358" calcext:value-type="float">
            <text:p>0.01505475069643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17835.61535 -23819.15371 16743.16340]</text:p>
          </table:table-cell>
          <table:table-cell table:number-columns-repeated="5"/>
          <table:table-cell table:formula="of:= [.Q138] * [.Q$140]" office:value-type="float" office:value="17835.6342349113" calcext:value-type="float">
            <text:p>17835.6342349113</text:p>
          </table:table-cell>
          <table:table-cell table:formula="of:= [.R138] * [.R$140]" office:value-type="float" office:value="-23819.1698975282" calcext:value-type="float">
            <text:p>-23819.1698975282</text:p>
          </table:table-cell>
          <table:table-cell table:formula="of:= [.S138] * [.S$140]" office:value-type="float" office:value="16743.1549529412" calcext:value-type="float">
            <text:p>16743.1549529412</text:p>
          </table:table-cell>
          <table:table-cell/>
          <table:table-cell table:formula="of:= VALUE(MID([.K153]; 2; 11)) - [.Q153]" office:value-type="float" office:value="-0.0188849113183096" calcext:value-type="float">
            <text:p>-0.01888491131831</text:p>
          </table:table-cell>
          <table:table-cell table:formula="of:= VALUE(MID([.K153]; 14; 12)) - [.R153]" office:value-type="float" office:value="0.0161875282174151" calcext:value-type="float">
            <text:p>0.016187528217415</text:p>
          </table:table-cell>
          <table:table-cell table:formula="of:= VALUE(MID([.K153]; 26; 12)) - [.S153]" office:value-type="float" office:value="0.00844705884446739" calcext:value-type="float">
            <text:p>0.00844705884446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Current portfolio value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0:</text:p>
          </table:table-cell>
          <table:table-cell office:value-type="string" calcext:value-type="string">
            <text:p>[10744.28794]</text:p>
          </table:table-cell>
          <table:table-cell table:number-columns-repeated="5"/>
          <table:table-cell table:formula="of:= SUM([.Q142:.S142])" office:value-type="float" office:value="10744.2841834932" calcext:value-type="float">
            <text:p>10744.2841834932</text:p>
          </table:table-cell>
          <table:table-cell table:number-columns-repeated="3"/>
          <table:table-cell table:formula="of:= VALUE(MID([.K155]; 2; 11)) - [.Q155]" office:value-type="float" office:value="0.00375650684691209" calcext:value-type="float">
            <text:p>0.003756506846912</text:p>
          </table:table-cell>
          <table:table-cell table:number-columns-repeated="3"/>
          <table:table-cell table:formula="of:= MIN([.U155:.W166])" office:value-type="float" office:value="0.00129662342806114" calcext:value-type="float">
            <text:p>0.001296623428061</text:p>
          </table:table-cell>
          <table:table-cell table:formula="of:= MAX([.U155:.W166])" office:value-type="float" office:value="0.335649379128881" calcext:value-type="float">
            <text:p>0.33564937912888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:</text:p>
          </table:table-cell>
          <table:table-cell office:value-type="string" calcext:value-type="string">
            <text:p>[10772.13045]</text:p>
          </table:table-cell>
          <table:table-cell table:number-columns-repeated="5"/>
          <table:table-cell table:formula="of:= SUM([.Q143:.S143])" office:value-type="float" office:value="10772.1270864577" calcext:value-type="float">
            <text:p>10772.1270864577</text:p>
          </table:table-cell>
          <table:table-cell table:number-columns-repeated="3"/>
          <table:table-cell table:formula="of:= VALUE(MID([.K156]; 2; 11)) - [.Q156]" office:value-type="float" office:value="0.00336354225873947" calcext:value-type="float">
            <text:p>0.00336354225873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2:</text:p>
          </table:table-cell>
          <table:table-cell office:value-type="string" calcext:value-type="string">
            <text:p>[10774.23681]</text:p>
          </table:table-cell>
          <table:table-cell table:number-columns-repeated="5"/>
          <table:table-cell table:formula="of:= SUM([.Q144:.S144])" office:value-type="float" office:value="10774.2300052432" calcext:value-type="float">
            <text:p>10774.2300052432</text:p>
          </table:table-cell>
          <table:table-cell table:number-columns-repeated="3"/>
          <table:table-cell table:formula="of:= VALUE(MID([.K157]; 2; 11)) - [.Q157]" office:value-type="float" office:value="0.00680475678746006" calcext:value-type="float">
            <text:p>0.00680475678746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3:</text:p>
          </table:table-cell>
          <table:table-cell office:value-type="string" calcext:value-type="string">
            <text:p>[11006.35935]</text:p>
          </table:table-cell>
          <table:table-cell table:number-columns-repeated="5"/>
          <table:table-cell table:formula="of:= SUM([.Q145:.S145])" office:value-type="float" office:value="11006.3494673764" calcext:value-type="float">
            <text:p>11006.3494673764</text:p>
          </table:table-cell>
          <table:table-cell table:number-columns-repeated="3"/>
          <table:table-cell table:formula="of:= VALUE(MID([.K158]; 2; 11)) - [.Q158]" office:value-type="float" office:value="0.00988262359896908" calcext:value-type="float">
            <text:p>0.00988262359896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4:</text:p>
          </table:table-cell>
          <table:table-cell office:value-type="string" calcext:value-type="string">
            <text:p>[10542.56635]</text:p>
          </table:table-cell>
          <table:table-cell table:number-columns-repeated="5"/>
          <table:table-cell table:formula="of:= SUM([.Q146:.S146])" office:value-type="float" office:value="10542.560096639" calcext:value-type="float">
            <text:p>10542.560096639</text:p>
          </table:table-cell>
          <table:table-cell table:number-columns-repeated="3"/>
          <table:table-cell table:formula="of:= VALUE(MID([.K159]; 2; 11)) - [.Q159]" office:value-type="float" office:value="0.00625336097800755" calcext:value-type="float">
            <text:p>0.00625336097800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5:</text:p>
          </table:table-cell>
          <table:table-cell office:value-type="string" calcext:value-type="string">
            <text:p>[11029.18955]</text:p>
          </table:table-cell>
          <table:table-cell table:number-columns-repeated="5"/>
          <table:table-cell table:formula="of:= SUM([.Q147:.S147])" office:value-type="float" office:value="11029.1882533766" calcext:value-type="float">
            <text:p>11029.1882533766</text:p>
          </table:table-cell>
          <table:table-cell table:number-columns-repeated="3"/>
          <table:table-cell table:formula="of:= VALUE(MID([.K160]; 2; 11)) - [.Q160]" office:value-type="float" office:value="0.00129662342806114" calcext:value-type="float">
            <text:p>0.00129662342806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6:</text:p>
          </table:table-cell>
          <table:table-cell office:value-type="string" calcext:value-type="string">
            <text:p>[10774.30166]</text:p>
          </table:table-cell>
          <table:table-cell table:number-columns-repeated="5"/>
          <table:table-cell table:formula="of:= SUM([.Q148:.S148])" office:value-type="float" office:value="10774.2918298026" calcext:value-type="float">
            <text:p>10774.2918298026</text:p>
          </table:table-cell>
          <table:table-cell table:number-columns-repeated="3"/>
          <table:table-cell table:formula="of:= VALUE(MID([.K161]; 2; 11)) - [.Q161]" office:value-type="float" office:value="0.00983019738305302" calcext:value-type="float">
            <text:p>0.009830197383053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7:</text:p>
          </table:table-cell>
          <table:table-cell office:value-type="string" calcext:value-type="string">
            <text:p>[10946.35002]</text:p>
          </table:table-cell>
          <table:table-cell table:number-columns-repeated="5"/>
          <table:table-cell table:formula="of:= SUM([.Q149:.S149])" office:value-type="float" office:value="10946.3392507387" calcext:value-type="float">
            <text:p>10946.3392507387</text:p>
          </table:table-cell>
          <table:table-cell table:number-columns-repeated="3"/>
          <table:table-cell table:formula="of:= VALUE(MID([.K162]; 2; 11)) - [.Q162]" office:value-type="float" office:value="0.0107692613182735" calcext:value-type="float">
            <text:p>0.01076926131827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8:</text:p>
          </table:table-cell>
          <table:table-cell office:value-type="string" calcext:value-type="string">
            <text:p>[10909.43071]</text:p>
          </table:table-cell>
          <table:table-cell table:number-columns-repeated="5"/>
          <table:table-cell table:formula="of:= SUM([.Q150:.S150])" office:value-type="float" office:value="10909.4205260783" calcext:value-type="float">
            <text:p>10909.4205260783</text:p>
          </table:table-cell>
          <table:table-cell table:number-columns-repeated="3"/>
          <table:table-cell table:formula="of:= VALUE(MID([.K163]; 2; 11)) - [.Q163]" office:value-type="float" office:value="0.0101839217022643" calcext:value-type="float">
            <text:p>0.01018392170226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9:</text:p>
          </table:table-cell>
          <table:table-cell office:value-type="string" calcext:value-type="string">
            <text:p>[11093.32761]</text:p>
          </table:table-cell>
          <table:table-cell table:number-columns-repeated="5"/>
          <table:table-cell table:formula="of:= SUM([.Q151:.S151])" office:value-type="float" office:value="11092.9919606209" calcext:value-type="float">
            <text:p>11092.9919606209</text:p>
          </table:table-cell>
          <table:table-cell table:number-columns-repeated="3"/>
          <table:table-cell table:formula="of:= VALUE(MID([.K164]; 2; 11)) - [.Q164]" office:value-type="float" office:value="0.335649379128881" calcext:value-type="float">
            <text:p>0.33564937912888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0:</text:p>
          </table:table-cell>
          <table:table-cell office:value-type="string" calcext:value-type="string">
            <text:p>[10815.45281]</text:p>
          </table:table-cell>
          <table:table-cell table:number-columns-repeated="5"/>
          <table:table-cell table:formula="of:= SUM([.Q152:.S152])" office:value-type="float" office:value="10815.4431841189" calcext:value-type="float">
            <text:p>10815.4431841189</text:p>
          </table:table-cell>
          <table:table-cell table:number-columns-repeated="3"/>
          <table:table-cell table:formula="of:= VALUE(MID([.K165]; 2; 11)) - [.Q165]" office:value-type="float" office:value="0.00962588111542573" calcext:value-type="float">
            <text:p>0.009625881115426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1:</text:p>
          </table:table-cell>
          <table:table-cell office:value-type="string" calcext:value-type="string">
            <text:p>[10759.62504]</text:p>
          </table:table-cell>
          <table:table-cell table:number-columns-repeated="5"/>
          <table:table-cell table:formula="of:= SUM([.Q153:.S153])" office:value-type="float" office:value="10759.6192903243" calcext:value-type="float">
            <text:p>10759.6192903243</text:p>
          </table:table-cell>
          <table:table-cell table:number-columns-repeated="3"/>
          <table:table-cell table:formula="of:= VALUE(MID([.K166]; 2; 11)) - [.Q166]" office:value-type="float" office:value="0.00574967574175389" calcext:value-type="float">
            <text:p>0.005749675741754</text:p>
          </table:table-cell>
          <table:table-cell table:number-columns-repeated="8"/>
        </table:table-row>
        <table:table-row table:style-name="ro1" table:number-rows-repeated="14">
          <table:table-cell table:number-columns-repeated="29"/>
        </table:table-row>
        <table:table-row table:style-name="ro1">
          <table:table-cell table:number-columns-repeated="9"/>
          <table:table-cell table:style-name="ce2"/>
          <table:table-cell table:number-columns-repeated="19"/>
        </table:table-row>
        <table:table-row table:style-name="ro1" table:number-rows-repeated="9">
          <table:table-cell table:number-columns-repeated="29"/>
        </table:table-row>
        <table:table-row table:style-name="ro1" table:number-rows-repeated="22">
          <table:table-cell table:number-columns-repeated="9"/>
          <table:table-cell table:style-name="ce2"/>
          <table:table-cell table:number-columns-repeated="19"/>
        </table:table-row>
        <table:table-row table:style-name="ro1">
          <table:table-cell table:number-columns-repeated="9"/>
          <table:table-cell table:style-name="ce2"/>
          <table:table-cell table:number-columns-repeated="19"/>
        </table:table-row>
      </table:table>
      <table:named-expressions/>
      <table:database-ranges>
        <table:database-range table:name="CovMatrix1" table:target-range-address="'Test 1'.D10:'Test 1'.F12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 style:data-style-name="N2" text:time-value="01:14:53.111859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22:14:42.576637540</meta:creation-date>
    <meta:generator>LibreOffice/7.0.4.2$Linux_X86_64 LibreOffice_project/00$Build-2</meta:generator>
    <dc:date>2022-06-26T01:25:46.635995845</dc:date>
    <meta:editing-duration>PT10H28M50S</meta:editing-duration>
    <meta:editing-cycles>90</meta:editing-cycles>
    <meta:document-statistic meta:table-count="4" meta:cell-count="4105" meta:object-count="0"/>
  </office:meta>
</office:document-meta>
</file>